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4</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德国即将发布安全战略 对中国言辞将更尖锐？</text:span>
</text:h>
      <text:p text:style-name="P4">
Author: None (Language: zh)</text:p>
      <text:p text:style-name="P4">
Publisher: None</text:p>
      <text:p text:style-name="P4">
Time: 2023-06-13T-1:48:00Z</text:p>
      <text:p text:style-name="P4">
Description: 德国政府即将在周三提出国家安全战略。德国墨卡托中国研究中心主任胡谧空预计，内容将出现“针对中国在国际上构成的挑战更具批判性的言辞”。</text:p>
      <text:p text:style-name="P4">
Videos: []</text:p>
      <text:p text:style-name="P4">
Images: []</text:p>
      <text:p text:style-name="P4">
Subject: 时政风云</text:p>
      <text:p text:style-name="P4">
Subjects: ['欧债危机', '欧盟', '德国', '留学德国', '留学德国', '德国联邦大选', '德中关系', '默克尔']</text:p>
      <text:p text:style-name="P4">
Keywords: ['墨卡托', '胡谧空', '欧委会', '德国', '国家安全战略']</text:p>
      <text:p text:style-name="P4">
ID: 65904142</text:p>
      <!--METADATA-->
      <text:p text:style-name="P4">
<text:a xlink:type="simple" xlink:href="https://www.dw.com/zh/overlay/image/article/65904142/63388860" text:style-name="Internet_20_link" text:visited-style-name="Visited_20_Internet_20_Link">
 </text:a>
</text:p>
      <text:p text:style-name="P4">
德国对华政策会变得更加强硬吗？</text:p>
      <text:p text:style-name="P4">
（德国之声中文网）德国墨卡托中国研究中心主任胡谧空(MikkoHuotari)呼吁联邦政府在欧盟内加强协调中国政策。他在接受路透社电视采访时表示：“我们最好能与欧委会保持一致。”</text:p>
      <text:p text:style-name="P4">
德国政府即将在周三提出 <text:a xlink:type="simple" xlink:href="https://www.dw.com/zh/zh/德国国安战略千呼万唤不出来/a-65872459" text:style-name="Internet_20_link" text:visited-style-name="Visited_20_Internet_20_Link">
 国家安全战略 </text:a>
。胡谧空预计内容将出现“针对中国在国际上构成的挑战更具批判性的言辞”，并且强调中国是制度性竞争对手及有威权主义倾向。</text:p>
      <text:p text:style-name="P4">
胡谧空警告，不要采取过激的手段或减少与中国的联系。他对即将在柏林举行的德中政府磋商表示欢迎。他表示，举行会议是正确做法，与困难的伙伴保持对话并提出自己的观点非常重要。德中去年11月协议在卫生和可持续发展问题上加强合作。他认为，此次会谈将是对双方是否会真正付诸行动的一次考验。迄今在上述领域的合作并未见太多进展。从中国的角度来看，与一个重要的西方国家举行磋商，将会被作为一个成功的卖点。“可以说会议本身就是信息。”</text:p>
      <text:h text:style-name="P12" text:outline-level="3">
<text:span text:style-name="T4">
“绿党和社民党意见分歧”</text:span>
</text:h>
      <text:p text:style-name="P4">
胡谧空认为，针对中国发展的分析上，社民党、绿党和自民党组成的执政联盟内部的分歧比外界认为的要少。但他也表示，“各党确实在争论处理这个问题的正确方式。”特别是绿党和社民党对此有着“非常不同的观点”。</text:p>
      <text:p text:style-name="P4">
与此同时，胡谧空指责联邦政府在欧盟内部缺乏协调。“联邦政府目前将中国政策欧洲化的方式不够可信。”</text:p>
      <text:p text:style-name="P4">
</text:p>
      <text:p text:style-name="P4">
绿党籍的德国外长贝尔博克和中国外长秦刚在柏林会晤（5月9日）</text:p>
      <text:p text:style-name="P4">
但他同时指出，欧洲国家在面对中国时，团结一致非常重要。针对5G移动网络以及是否使用中国零部件制造商的辩论，胡谧空表示：“中国方面显然会试图在这些问题上拉拢德国，确保欧盟委员会不会采取过于强硬的立场。”</text:p>
      <text:p text:style-name="P4">
德国正对5G网络中华为产品的使用进行审查。此外，欧盟委员会将在下周提出关于未来如何定义经济安全的提案，其中也涉及技术控制。</text:p>
      <text:p text:style-name="P4">
胡谧空警告说：“北京将游说柏林以确保这些措施不会过于严厉。”然而，鉴于地缘政治紧张局势，“有必要比过去更广泛地思考经济安全问题”。</text:p>
      <text:p text:style-name="P4">
胡谧空在采访中也为一些 <text:a xlink:type="simple" xlink:href="https://www.dw.com/zh/zh/德语媒体德国企业为北京武统未雨绸缪/a-65871883" text:style-name="Internet_20_link" text:visited-style-name="Visited_20_Internet_20_Link">
 德国企业在中国仍然进行的大规模投资</text:a>
进行了辩护。他指出，人们需要“容忍”宏观经济和企业对新挑战有时会有不同看法。一些企业声称，在中国进行新的投资，是出于实现本地化生产的迫切需求或愿望。</text:p>
      <text:p text:style-name="P4">
胡谧空表示：“经济界持续努力从中国市场获得最大利益是正确的，也应该继续这样做。”然而，整体而言风险意识已显著增强，中国的发展和增长机会也与三、四年前有所不同。鉴于未来可能发生的台海冲突，“风险明显升高且难以预测”。但他认为，应对方式不能是从中国撤离。</text:p>
      <text:p text:style-name="P4">
他主张将讨论中的投资审查着重限制在人工智能或量子技术等领域，因为中国可能从这些领域获得军事利益。</text:p>
      <text:p text:style-name="P4">
胡谧空还提出警告，不要中断与中国的科学研究交流。当前需要的是透明度，了解哪些机构和人员出于何种动机在德国工作。“但是我认为，将每个中国学生或博士生视为威胁是非常令人质疑的观点。”胡谧空强调，“绝不能奉行‘减少与中国接触就能解决我们所有问题’的原则。”</text:p>
      <text:h text:style-name="P12" text:outline-level="3">
<text:span text:style-name="T4">
德国防长：明年再派军舰前往亚太</text:span>
</text:h>
      <text:p text:style-name="P4">
（路透社）</text:p>
      <text:p text:style-name="P4">
Source: <text:a xlink:type="simple" xlink:href="https://www.dw.com/zh/德国即将发布安全战略-对中国言辞将更尖锐？/a-65904142" text:style-name="Internet_20_link" text:visited-style-name="Visited_20_Internet_20_Link">
https://www.dw.com/zh/德国即将发布安全战略-对中国言辞将更尖锐？/a-65904142?maca=chi-rss-chi-all-1127-rdf</text:a>
</text:p>
      <!--NEWS-->
      <text:h text:style-name="P10" text:outline-level="1">
<text:span text:style-name="T4">
美中半导体大战进入深水区 人工智能AI晶片为何成为关键</text:span>
</text:h>
      <text:p text:style-name="P4">
Author: https://www.facebook.com/bbcworldservice/</text:p>
      <text:p text:style-name="P4">
Publisher: BBC News 中文</text:p>
      <text:p text:style-name="P4">
Published Time: 2023-06-13T01:46:29.000Z</text:p>
      <text:p text:style-name="P4">
Modified Time: 2023-06-13T01:46:29.000Z</text:p>
      <text:p text:style-name="P4">
Description: 曾经被外界预期在今年面临生产趋缓的半导体产业，却因为人工智能AI晶片的需求暴增，再次成为全球经济焦点。</text:p>
      <text:p text:style-name="P4">
Images: ["<text:a xlink:type="simple" xlink:href="https://ichef.bbci.co.uk/news/640/cpsprodpb/1619D/production/_130052509_gettyimages-1258274369.jpg" text:style-name="Internet_20_link" text:visited-style-name="Visited_20_Internet_20_Link">
_130052509_ge...</text:a>
", "<text:a xlink:type="simple" xlink:href="https://ichef.bbci.co.uk/news/640/cpsprodpb/D280/production/_117488835_techtent-chips.jpg" text:style-name="Internet_20_link" text:visited-style-name="Visited_20_Internet_20_Link">
_117488835_te...</text:a>
"]</text:p>
      <text:p text:style-name="P4">
Videos: ["<text:a xlink:type="simple" xlink:href="https://www.bbc.com/ws/av-embeds/cps/zhongwen/simp/science-65854500/p0f1zj9c/zh-hans" text:style-name="Internet_20_link" text:visited-style-name="Visited_20_Internet_20_Link">
zh-hans</text:a>
", "<text:a xlink:type="simple" xlink:href="https://www.bbc.com/ws/av-embeds/cps/zhongwen/simp/science-65854500/p0fl2nhj/zh-hans" text:style-name="Internet_20_link" text:visited-style-name="Visited_20_Internet_20_Link">
zh-hans</text:a>
"]</text:p>
      <text:p text:style-name="P4">
Tags: ['金融财经', '技术新知', '中美关系', '世界贸易组织', '计算机安全', '创新', '中國', '韩国', '人工智能', '美国', '经济', '贸易']</text:p>
      <text:p text:style-name="P4">
Type: Article</text:p>
      <!--METADATA-->
      <text:h text:style-name="P12" text:outline-level="3">
<text:span text:style-name="T4">
美中半导体大战进入深水区 人工智能AI晶片为何成为关键</text:span>
</text:h>
      <ul>
        <li>
吕嘉鸿   * BBC中文</li>
      </ul>
      <text:p text:style-name="P4">
2023年6月13日<draw:frame draw:style-name="fr1" draw:name="Image4" text:anchor-type="as-char" svg:width="6.9236in" svg:height="3.894525in" draw:z-index="0">
<draw:image xlink:href="../Images/BBC Chinese/2023-06-13T01-46-29.000Z/_130052509_gettyimages-1258274369.jpg" xlink:type="simple" xlink:show="embed" xlink:actuate="onLoad" draw:mime-type="image/jpeg"/>
</draw:frame>
</text:p>
      <text:p text:style-name="P4">
图像来源，  Getty Images</text:p>
      <text:p text:style-name="P4">
图像加注文字，</text:p>
      <text:p text:style-name="P4">
辉达总裁兼首席执行官黄仁勋5月29日在COMPUTEX展会上就Grace Hopper超级芯片发表主题演讲。</text:p>
      <text:p text:style-name="P4">
<text:span text:style-name="T4">
今年夏季，人工智能（AI）晶片（芯片，Chip）应用呈指数级增长。分析称，这是由于诸如ChatGPT及MidJouney等各种AI产品横空出世，AI晶片业绩因此在今年暴涨。</text:span>
</text:p>
      <text:p text:style-name="P4">
曾经被外界认为在疫情期间因为过度生产晶片，预期在今年面临生产趋缓的半导体产业，却因为AI晶片的需求暴增，再次成为全球焦点。</text:p>
      <text:p text:style-name="P4">
这也让发展AI晶片的龙头——美国大厂辉达（Nvidia，中国称英伟达），一夕之间市值暴增，甚至超越了半导体晶片代工龙头厂家台积电（TSMC）与韩厂三星（Samsung），辉达创办人黄仁勋（JensenHuang）也成为国际金融科技界新的聚焦点。</text:p>
      <text:p text:style-name="P4">
<draw:frame draw:style-name="fr1" draw:name="Image5" text:anchor-type="as-char" svg:width="6.9236in" svg:height="3.894525in" draw:z-index="0">
<draw:image xlink:href="../Images/BBC Chinese/2023-06-13T01-46-29.000Z/_117488835_techtent-chips.jpg" xlink:type="simple" xlink:show="embed" xlink:actuate="onLoad" draw:mime-type="image/jpeg"/>
</draw:frame>
</text:p>
      <text:p text:style-name="P4">
图像来源，  Getty Images</text:p>
      <text:p text:style-name="P4">
图像加注文字，</text:p>
      <text:p text:style-name="P4">
黄仁勋认为，美国的一连串禁令反而让中国的半导体公司开始生产自己的AI晶片，与辉达现在傲视群雄的游戏、绘图和人工智慧处理器等产品进行竞争。</text:p>
      <text:p text:style-name="P4">
但是，AI晶片产业同样无法回避地缘政治问题，尤其是这几年来在美国不断出尽“辣招”，试图掣肘中国晶片产业的发展，白宫未来是否会全面禁止辉达等AI晶片前沿公司继续销售AI晶片给中国客户（譬如腾讯或百度等），全球正拭目以待。中国面对美国可能使出的贸易制裁手段，如何加速自己生产国产AI晶片，成为下一场美中半导体大战焦点。</text:p>
      <text:h text:style-name="P12" text:outline-level="3">
<text:span text:style-name="T4">
AI晶片背后的美中半导体大战</text:span>
</text:h>
      <text:p text:style-name="P4">
众所皆知，如同石油般，半导体无法逃避区域政治。美国在几年前发起针对中国半导体产业进行制裁的贸易战，几乎是在全方位展开。从2019年要求台积电等公司禁止销售晶片给中国科技龙头华为公司之后，后者手机生产线被腰斩，至今全面停摆。2022年美国施行的晶片法案，要求拥有美国绿卡及国籍者，不能在中国半导体公司中任职，引发中国强烈抗议。</text:p>
      <text:p text:style-name="P4">
上个月，中国宣布封杀美光（Micron）产品销往中国，彭博社称这是北京对美国的出口管制措施，所实施的最具意义的报复行动：“自己看似强硬，而且经济不会受到重伤。”</text:p>
      <text:p text:style-name="P4">
<text:a xlink:type="simple" xlink:href="https://www.bbc.com/zhongwen/simp/business-54154051" text:style-name="Internet_20_link" text:visited-style-name="Visited_20_Internet_20_Link">
 芯片产业版图巨变 美国英伟达收购英国安谋 </text:a>
  * <text:a xlink:type="simple" xlink:href="https://www.bbc.com/zhongwen/simp/chinese-news-63507362" text:style-name="Internet_20_link" text:visited-style-name="Visited_20_Internet_20_Link">
 和台湾“晶圆女王”探讨全球晶片大战背后的险境与牌局 </text:a>
  * <text:a xlink:type="simple" xlink:href="https://www.bbc.com/zhongwen/simp/world-65608208" text:style-name="Internet_20_link" text:visited-style-name="Visited_20_Internet_20_Link">
 人工智能：ChatGPT创始人如何看监管与AI对就业的影响 </text:a>
  * <text:a xlink:type="simple" xlink:href="https://www.bbc.com/zhongwen/simp/business-63968240" text:style-name="Internet_20_link" text:visited-style-name="Visited_20_Internet_20_Link">
 台积电美国工厂揭开面纱 “逆全球化”之下的赢家是谁 </text:a>
</text:p>
      <text:p text:style-name="P4">
如今，美中半导体科技战在进入深水区后，美国是否会循台积电与华为模式，开始全面禁止美商生产的AI晶片销往中国，成为各界关注焦点。辉达公司在中国的客户几乎包含中国所有科技电商龙头，包含阿里巴巴、腾讯、百度和抖音母公司字节跳动等等，这些公司在销售产品上，特别需要AI晶片。AI晶片技术也是涉及军事武器和医学药物发展的重要技术，敏感性越来越高。</text:p>
      <text:p text:style-name="P4">
商人面对美中半导体大战则感受特别深。辉达主事者黄仁勋今年五月底在接受《金融时报》专访时称，美国为了阻碍中国半导体产业实施的出口管制措施，已经让辉达“手脚被绑住”，已经难以在该公司最大的市场之一销售若干先进AI晶片。</text:p>
      <text:p text:style-name="P4">
</text:p>
      <text:p text:style-name="P4">
图像来源，  Reuters</text:p>
      <text:p text:style-name="P4">
图像加注文字，</text:p>
      <text:p text:style-name="P4">
台湾出生的美国科技企业家黄仁勋1993年创立辉达（英伟达）。</text:p>
      <text:p text:style-name="P4">
黄仁勋认为，美国的一连串禁令反而让中国的半导体公司加速生产自己的AI晶片，与辉达现在傲视群雄的游戏、绘图和人工智慧处理器等产品进行竞争。他强调，中国“若没办法买到想要的东西，中国就会自己做，所以美国势必要谨慎面对。”</text:p>
      <text:p text:style-name="P4">
半导体产业专家、台湾南台科技大学朱岳中教授告诉BBC中文说，辉达尚未正式公开过中国营收在该公司总体营收的占比，但他推估至少有10%以上。换言之，中国市场对该公司影响仍然很大。朱岳中说，作为商人，黄仁勋因此对美国针对中国的禁令有意见，并不让人意外。</text:p>
      <text:p text:style-name="P4">
此外，中国的AI平台，譬如百度或阿里巴巴现在发展使用AI晶片，还是多半来自美商辉达与超微（AMD）2022年9月前美国禁令前采购的晶片。朱岳中表示，中国AI发展平台还是没有如ChatGPT或谷歌等顺畅，因此在用完美国买来的高阶晶片后，中国的AI发展势必会遇到阻力。</text:p>
      <text:p text:style-name="P4">
</text:p>
      <text:p text:style-name="P4">
图像来源，  EPA</text:p>
      <text:p text:style-name="P4">
图像加注文字，</text:p>
      <text:p text:style-name="P4">
美国投资者还被禁止持有或交易中芯国际股票。</text:p>
      <text:p text:style-name="P4">
当然，中国这几年来一直也在发展国产AI晶片，包含寒武纪、海光信息及百度等等。但是，朱岳中认为，这些AI晶片需要高阶制成的晶片厂合作量产。但当下中国最强的公司中芯国际，晶片最高制程只到14奈米，因此短时间要超越美国，可能性很低。</text:p>
      <text:p text:style-name="P4">
科技分析机构“摩尔透视与战略”（Moor Insights &amp; Strategy）首席分析师安舍尔·萨格（AnshelSag）则告诉BBC中文说，他不认为中国无法获得AI晶片，就会因此加快其发展，超车赶上美国。他强调，北京在中国公司被实施制裁或限制销售之前，早就推出了长期的国家半导体计划，“但考虑到中国已经花费了多少亿资金，却未见成果，仅仅是再投入更多资金并不是该问题的唯一解决方案。”</text:p>
      <text:p text:style-name="P4">
科技研究公司“蒂里亚斯研究”（Tirias Research）创办人、半导体分析师​吉姆·麦格雷戈（​​Jim McGrego）则告诉BBC中文，​​AI晶片产业和世界需要美中两国都更具弹性，且愿意进行谈判，引领发展。他说：“不幸的是，我不认为这种情况会发生。我们正朝着一个迫使产业分裂和可能引发经济灾难的局面前进。”</text:p>
      <text:p text:style-name="P4">
<text:a xlink:type="simple" xlink:href="https://www.bbc.com/zhongwen/simp/science-59333061" text:style-name="Internet_20_link" text:visited-style-name="Visited_20_Internet_20_Link">
 电脑完全模拟人脑 能还是不能？ </text:a>
  * <text:a xlink:type="simple" xlink:href="https://www.bbc.com/zhongwen/simp/business-65680773" text:style-name="Internet_20_link" text:visited-style-name="Visited_20_Internet_20_Link">
 ChatGPT产业：中国会在人工智能赛道上超越美国吗 </text:a>
  * <text:a xlink:type="simple" xlink:href="https://www.bbc.com/zhongwen/simp/chinese-news-65274804" text:style-name="Internet_20_link" text:visited-style-name="Visited_20_Internet_20_Link">
 从中国网信办新规看生成式AI新赛道走向 </text:a>
  * <text:a xlink:type="simple" xlink:href="https://www.bbc.com/zhongwen/simp/science-63903800" text:style-name="Internet_20_link" text:visited-style-name="Visited_20_Internet_20_Link">
 BBC记者对话AI聊天机器人 </text:a>
</text:p>
      <text:p text:style-name="P4">
</text:p>
      <text:p text:style-name="P4">
图像来源，  Reuters</text:p>
      <text:p text:style-name="P4">
图像加注文字，</text:p>
      <text:p text:style-name="P4">
有些专家认为，芯片已经成为“现在的石油”，容易受地缘政治影响而触发全球危机。</text:p>
      <text:h text:style-name="P12" text:outline-level="3">
<text:span text:style-name="T4">
AI晶片是什么？</text:span>
</text:h>
      <text:p text:style-name="P4">
如同上世纪的石油，晶片是当下全球科技运作的主要命脉。晶片用于手机、电脑、军事武器（譬如超音速导弹）以及汽车处理器，高阶的晶片运用是这些产品未来继续升级的关键。</text:p>
      <text:p text:style-name="P4">
AI晶片在此背景下被研发及生产，开始影响人类生活。</text:p>
      <text:p text:style-name="P4">
目前，主要可以看到的是，AI晶片的发展正在加速机器及超级电脑学习和深度学习的处理速度，使得使用者能够在图像辨识、语音识别、自然语言处理等领域取得突破性进展。AI晶片的出现驱动了自动驾驶、智能家居、物联网等领域的发展，为人类的日常生活带来了更多智能化的应用便利甚至风险。</text:p>
      <text:p text:style-name="P4">
<text:a xlink:type="simple" xlink:href="https://www.bbc.com/ukchina/simp/vert-fut-44641617" text:style-name="Internet_20_link" text:visited-style-name="Visited_20_Internet_20_Link">
 假如人工智能（AI）有灵魂：这意味着什么 </text:a>
  * <text:a xlink:type="simple" xlink:href="https://www.bbc.com/zhongwen/simp/56376630" text:style-name="Internet_20_link" text:visited-style-name="Visited_20_Internet_20_Link">
 中国AI新应用：脸部识别技术辨认金丝猴的长相 </text:a>
  * <text:a xlink:type="simple" xlink:href="https://www.bbc.com/zhongwen/simp/science-45591003" text:style-name="Internet_20_link" text:visited-style-name="Visited_20_Internet_20_Link">
 AI和媒体 编辑室里写新闻的机器 </text:a>
  * <text:a xlink:type="simple" xlink:href="https://www.bbc.com/zhongwen/simp/science-54870797" text:style-name="Internet_20_link" text:visited-style-name="Visited_20_Internet_20_Link">
 人工智能来势汹汹 如何改变消费者购物行为 </text:a>
</text:p>
      <text:p text:style-name="P4">
分析师萨格告诉BBC中文称，人工智慧研究加快了人们在应用中利用人工智慧的便利和进程，AI晶片的快速发展与此有很大关系。他说：“在许多不同行业中已经广泛应用了人工智慧，现在我们看到它在所有行业中的应用，并且有多个应用程序能够帮助人们节省时间和金钱。”</text:p>
      <text:p text:style-name="P4">
因此，有评论说，二战后，当代经济的变化，从“石油财”到“晶片财”，现在正要进入“AI晶片财”。</text:p>
      <text:p text:style-name="P4">
<text:a xlink:type="simple" xlink:href="https://www.bbc.com/ws/av-embeds/cps/zhongwen/simp/science-65854500/p0f1zj9c/zh-hans" text:style-name="Internet_20_link" text:visited-style-name="Visited_20_Internet_20_Link">
 Video-1-Link：/ws/av-embeds/cps/zhongwen/simp/science-65854500/p0f1zj9c/zh-hans </text:a>
 <text:span text:style-name="T4">
你的器材不支持播放多媒体材料</text:span>
视频加注文字，</text:p>
      <text:p text:style-name="P4">
ChatGPT能写出《新闻之夜》的开场白，但人工智能可以拯救科技巨头吗？</text:p>
      <text:p text:style-name="P4">
全球科学家正前仆后继地进入AI在半导体领域的研究及发展，在今年有了很大的进一步突破。台湾清华大学人工智慧研究中心黄朝宗副教授解释说：“若说AI应用如同汽车改变人类运输方式的话，那么AI晶片就是其不可或缺的燃料，而若要让每人都有一台汽车的话，那么就需要提供同量级的燃料量，这就是AI晶片在当今的重要性。”</text:p>
      <text:p text:style-name="P4">
长期研究人工智慧与晶片，黄朝宗告诉BBC，AI晶片受到关注的主因是近期“生成式AI”（Gen AI）神经网路的快速崛起。</text:p>
      <text:h text:style-name="P12" text:outline-level="3">
<text:span text:style-name="T4">
关键：生成式AI</text:span>
</text:h>
      <text:p text:style-name="P4">
</text:p>
      <text:p text:style-name="P4">
图像来源，  Getty Images</text:p>
      <text:p text:style-name="P4">
图像加注文字，</text:p>
      <text:p text:style-name="P4">
因此，有评论说，二战后，当代经济的变化，从石油财到晶片财，现在是正要进入了AI晶片财。</text:p>
      <text:p text:style-name="P4">
研究者认为，“生成式AI”应用的应用程序，譬如文本生成和图像生成，将可预见地开始被大量地整合到个人和企业的工作流程里。譬如，BingChat、ChatGpt、Google Bard、Office365 Copilot、MidJourney等都已开始整合，黄朝宗说“生成式AI”应用的发展，是AI晶片如何能继续生产的关键。</text:p>
      <text:p text:style-name="P4">
黄朝宗告诉记者，先前AI发展的瓶颈在于无法有效地、稳定地训练超大型网路，尤其是其训练资料是相当庞大的文本库或图库。但是，近年来，科学家成功地找到合适的训练方法，建立了先前难以想像的庞大生成式网路，其生成品质也因而达到让人类分辨不出真假的程度。</text:p>
      <text:p text:style-name="P4">
他认为，目前的实作瓶颈变成是“如何以合乎成本的方式，让数以亿计的使用者皆能进行推论使用”。</text:p>
      <text:p text:style-name="P4">
</text:p>
      <text:p text:style-name="P4">
图像来源，  Getty Images</text:p>
      <text:p text:style-name="P4">
图像加注文字，</text:p>
      <text:p text:style-name="P4">
人工智能和机器人已经被军队在战场上试验使用。</text:p>
      <text:p text:style-name="P4">
针对“生成式AI”，半导体分析师​麦格雷戈告诉BBC中文说，在未来10年内，AI将影响我们几乎所有的生活需求，譬如工作、娱乐或教育等等。</text:p>
      <text:p text:style-name="P4">
他指出：“AI的秘密在于不断发展的软体（software）。“他强调，在可预见的未来，AI多数是在很基础的用例上使用，譬如电池控制、监控或控制噪音上，大概占90%。但是，随着技术进步，特别是在生成式AI（Gen AI）的发展上，“AI预见将完成更具挑战性的任务，这是我们在ChatGPT 或Stable Diffusion等应用程序中所看见的。”</text:p>
      <text:p text:style-name="P4">
黄朝宗则说，在教育方面，已预见AI会是双面刃，一来可以加速积极性高的学生自我学习的速度，但另一方面也可能弱化学生自行整合知识的能力:“目前AI拥有的是基于庞大人为资料下的准确猜测能力，而非人类使用的因果推理能力，因此在使用上仍须相当小心。”他对BBC说。</text:p>
      <text:h text:style-name="P12" text:outline-level="3">
<text:span text:style-name="T4">
谁领先AI晶片的生产？</text:span>
</text:h>
      <text:p text:style-name="P4">
以制作绘图晶片（GPU）起家的矽谷大厂辉达，在GPU非常适合进行AI计算的背景下，随着AI技术及应用产品自今年起爆炸性的发展下，多年投资在有了惊人回报。分析辉达之所以在AI晶片行业中领先，有几个因素。</text:p>
      <text:p text:style-name="P4">
首先，该公司在图形处理单元（GPU）领域拥有领先地位。GPU的高并行运算能力，使其成为训练和运行大规模神经网络的理想选择。此外，该公司多年来致力于开发专用于人工智能的硬体和软体工具（如TensorRT等），这为开发者提供强大的工具和支援。</text:p>
      <text:p text:style-name="P4">
譬如，分析师萨格告诉BBC，“辉达在这个领域的很多主导地位都是来自该公司在软体方面投资的结果，特别是他们研发的产品CUDA（统一计算架构，能整合软硬体），充分利用GPU的可编程性，提供高性能又易于开发的GPU。”</text:p>
      <text:p text:style-name="P4">
</text:p>
      <text:p text:style-name="P4">
图像来源，  Joe Biden Facebook</text:p>
      <text:p text:style-name="P4">
图像加注文字，</text:p>
      <text:p text:style-name="P4">
去年底台积电董事长刘德音（右二）赠送给拜登的礼物是一张晶圆。左二即是辉达黄仁勋。</text:p>
      <text:p text:style-name="P4">
分析师麦格雷戈则解释，随着处理要求的增加，尤其是大型语言模型（LLM）、设备、网络和云端对更专业的AI处理的需求也在增加。他告诉BBC，这种处理要求，都被集成到从基本的MCU（微控制器单元）到SoC（系统单晶片），再到现在辉达生产招牌的GPU这样的分立加速器的所有事务里头。他说，“辉达之所以成为AI晶片的主导者，不仅是因为它的晶片主导了云端的AI培训，而且主要是因为该公司继续投资开发软件工具和资料库。”</text:p>
      <text:p text:style-name="P4">
清华大学黄朝宗则观察到，辉达早在10多年前就开始致力于维护开发者平台，让AI研究者可以轻易地使用他们的GPU进行研究，这是该公司目前难以被取代的深层原因。但是，他也强调，若晶片已被公认为新时代的石油，在这个比喻下，目前位居咽喉点的产油公司其实还是台积电。</text:p>
      <text:p text:style-name="P4">
他认为，因为辉达全线晶片或谷歌（Google）公司的TPU（张量处理器，是该公司开发的专用积体电路，用于加速机器学习）都是台积电生产的，“因此，未来AI晶片的发展潜力或瓶颈，台积电都扮演重要角色。”</text:p>
      <text:p text:style-name="P4">
<text:a xlink:type="simple" xlink:href="https://www.bbc.com/ws/av-embeds/cps/zhongwen/simp/science-65854500/p0fl2nhj/zh-hans" text:style-name="Internet_20_link" text:visited-style-name="Visited_20_Internet_20_Link">
 Video-2-Link：/ws/av-embeds/cps/zhongwen/simp/science-65854500/p0fl2nhj/zh-hans </text:a>
 <text:span text:style-name="T4">
你的器材不支持播放多媒体材料</text:span>
视频加注文字，</text:p>
      <text:p text:style-name="P4">
AI“教父”接受BBC采访，警告人工智能或将比人类更聪明</text:p>
      <text:p text:style-name="P4">
Source: <text:a xlink:type="simple" xlink:href="https://www.bbc.com/zhongwen/simp/science-65854500" text:style-name="Internet_20_link" text:visited-style-name="Visited_20_Internet_20_Link">
https://www.bbc.com/zhongwen/simp/science-65854500</text:a>
</text:p>
      <!--NEWS-->
      <text:h text:style-name="P10" text:outline-level="1">
<text:span text:style-name="T4">
中企再遭美出口管制 31實體入列</text:span>
</text:h>
      <text:p text:style-name="P4">
Author: None (Language: zh)</text:p>
      <text:p text:style-name="P4">
Publisher: None</text:p>
      <text:p text:style-name="P4">
Time: 2023-06-13T02:04:00Z</text:p>
      <text:p text:style-name="P4">
Description: 拜登政府再度對多國企業祭出出口管制，理由包含協助訓練中國飛行員、參與中國在新疆的侵害人權活動等。有哪些企業被納入美國實體清單？</text:p>
      <text:p text:style-name="P4">
Videos: []</text:p>
      <text:p text:style-name="P4">
Images: []</text:p>
      <text:p text:style-name="P4">
Subject: 时政风云</text:p>
      <text:p text:style-name="P4">
Subjects: ['南希·佩洛西', '奥巴马', '专题报道：习近平访美', '新疆', '美国']</text:p>
      <text:p text:style-name="P4">
Keywords: ['实体清单', '出口管制', '解放军', '新疆', '监控', '美国', '中美关系', '中企']</text:p>
      <text:p text:style-name="P4">
ID: 65896433</text:p>
      <!--METADATA-->
      <text:p text:style-name="P4">
<text:a xlink:type="simple" xlink:href="https://www.dw.com/zh/overlay/image/article/65896433/63719678" text:style-name="Internet_20_link" text:visited-style-name="Visited_20_Internet_20_Link">
 </text:a>
</text:p>
      <text:p text:style-name="P4">
圖為美國商務部（資料照）</text:p>
      <text:p text:style-name="P4">
（德國之聲中文網）美國商務部週一（6月12日）將43個實體列入出口管制清單，這些實體的活動被認為違背美國利益，將會被限制取得美國的出口物品。</text:p>
      <text:p text:style-name="P4">
被列入名單的包括先豐服務集團（Frontier ServicesGroup），理由是該公司從事了培訓中國飛行員等威脅美國國家安全的活動。其前副總裁是美國軍事安全承包商黑水公司（Blackwater，現名Academi）的創辦人普林斯（ErikPrince）， <text:a xlink:type="simple" xlink:href="https://www.dw.com/zh/zh/安保市场兴旺-黑水前老板瞄准新丝路/a-39052241" text:style-name="Internet_20_link" text:visited-style-name="Visited_20_Internet_20_Link">
 經營業務包含安保與航空服務 </text:a>
 。</text:p>
      <text:p text:style-name="P4">
南非測試飛行學院（Test Flying Academy of SouthAfrica）也被列入美國實體清單。該學院曾因招募英國退役飛行員訓練中國飛官，而遭英國政府調查。</text:p>
      <text:p text:style-name="P4">
先豐服務集團設在中國、肯尼亞、老撾和阿拉伯聯合酋長國的站點，以及南非測試飛行學院位於南非、中國、阿聯酋和英國的單位，此外還有中國航空工業集團（AVIC）在中國和南非的分支，皆被納入管制。路透社未能立即聯繫到這些公司進行評論。</text:p>
      <text:p text:style-name="P4">
去年底，《華爾街日報》等媒體曾報導，中國解放軍在 <text:a xlink:type="simple" xlink:href="https://www.dw.com/zh/zh/澳警方曾搜查英国前试飞员住所-法官裁决合规/a-65501305" text:style-name="Internet_20_link" text:visited-style-name="Visited_20_Internet_20_Link">
 招募西方飛行員 </text:a>
 幫助他們操作航空母艦的艦載機；彭博社指出，此技術在中美爆發衝突時可能有用。</text:p>
      <text:p text:style-name="P4">
</text:p>
      <text:p text:style-name="P4">
圖為新華社4月9日公布的影像，顯示解放軍東部戰區的飛行員在進行演習。（資料照）</text:p>
      <text:h text:style-name="P12" text:outline-level="3">
<text:span text:style-name="T4">
還有哪些企業被納入美國管制？</text:span>
</text:h>
      <text:p text:style-name="P4">
根據美國商務部新聞稿，企業被納入實體清單的原因，除了因為招募西方飛行員訓練解放軍學習西方的飛機操作技術，還有一些公司是因取得了美國原產物品來協助中國的軍事現代化，例如開發高超音速武器、高超音速飛行模擬。</text:p>
      <text:p text:style-name="P4">
美國商務部官員阿克塞爾羅德（Matthew Axelrod）在聲明中指出：「我們必須防止中國藉由獲取美國的技術和知識，以實現軍事現代化計劃。」</text:p>
      <text:p text:style-name="P4">
這次被納入的43個實體中，包含31個中國實體。</text:p>
      <text:p text:style-name="P4">
上海超算科技公司（Shanghai SupercomputingTechnology）因提供以雲端為基礎的超級計算技術，以協助高超音速研究，而被加入美國實體清單。</text:p>
      <text:p text:style-name="P4">
有9間中國和巴基斯坦的企業，因協助了巴基斯坦的彈道導彈計劃而被列入名單。</text:p>
      <text:p text:style-name="P4">
還有2家公司被列入是因為容許中國進行侵犯人權的行為，例如協助在新疆打壓維吾爾穆斯林及其他少數族群。</text:p>
      <text:p text:style-name="P4">
</text:p>
      <text:p text:style-name="P4">
此圖2019年5月攝於新疆和田一帶，圖中建物被認為是關押穆斯林少數族群的再教育營。</text:p>
      <text:p text:style-name="P4">
北京瑞源文德科技公司（Ryan Wende Science andTechnology）替中國各地的公安局採購、分發手機檢測軟體、指紋辨識技術、生物統計軟體和DNA檢測項目；新疆科華和昶生物科技公司（XinjiangKehua Hechang Biological Science and Technology）則是協助新疆生產建設兵團、新疆公安局取得、分發生物科技項目。</text:p>
      <text:p text:style-name="P4">
上週五（9日），雷射印表機製造商納思達，以及中泰化學等中國企業，也遭美國國土安全部以涉嫌在新疆的強迫勞動為由，列入實體清單。週一，中國商務部再度否認新疆有<text:a xlink:type="simple" xlink:href="https://www.dw.com/zh/zh/研究全球汽車產業續受新疆強迫勞動威脅/a-64085295" text:style-name="Internet_20_link" text:visited-style-name="Visited_20_Internet_20_Link">
 強迫勞動 </text:a>
，稱美國此舉「缺乏事實依據，沒有透明度」，「中方將採取必要措施，堅決維護中國企業合法權益」。</text:p>
      <text:p text:style-name="P4">
聯合國專家和人權團體批評中國在新疆迫害維吾爾人，估計近年來有超過1百萬人被關押在 <text:a xlink:type="simple" xlink:href="https://www.dw.com/zh/zh/新疆公安文件曝光3年-仍在盼望自由曙光/a-64195115" text:style-name="Internet_20_link" text:visited-style-name="Visited_20_Internet_20_Link">
 再教育營</text:a>
，許多人說他們受到了意識形態教育和虐待。中國政府持續否認相關指控。</text:p>
      <text:p text:style-name="P4">
（綜合報導）</text:p>
      <text:p text:style-name="P4">
Source: <text:a xlink:type="simple" xlink:href="https://www.dw.com/zh/中企再遭美出口管制-31實體入列/a-65896433" text:style-name="Internet_20_link" text:visited-style-name="Visited_20_Internet_20_Link">
https://www.dw.com/zh/中企再遭美出口管制-31實體入列/a-65896433?maca=chi-rss-chi-all-1127-rdf</text:a>
</text:p>
      <!--NEWS-->
      <text:h text:style-name="P10" text:outline-level="1">
<text:span text:style-name="T4">
调查人员称中国零部件帮助伊朗向俄罗斯快速提供无人机 (Free Version)</text:span>
</text:h>
      <text:p text:style-name="P4">
Author: Dion Nissenbaum</text:p>
      <text:p text:style-name="P4">
Publisher: 华尔街日报中文网</text:p>
      <text:p text:style-name="P4">
Published Time: 2023-06-13T02:05:00.000Z</text:p>
      <text:p text:style-name="P4">
Modified Time: 2023-06-13T02:05:00.000Z</text:p>
      <text:p text:style-name="P4">
Created Time: 2023-06-12T22:26:00.000Z</text:p>
      <text:p text:style-name="P4">
Description: 西方研究人员在检查一架今年春季在乌克兰上空被击落的伊朗无人机时表示，有一个重要发现：这架无人机上有一个中国制造的零部件是今年生产出来的。</text:p>
      <text:p text:style-name="P4">
Images: []</text:p>
      <text:p text:style-name="P4">
Categories: ['国际']</text:p>
      <text:p text:style-name="P4">
Keywords: SYND,LINK:EN|WP-WSJ-0000972123</text:p>
      <text:p text:style-name="P4">
Type: Article</text:p>
      <!--METADATA-->
      <text:p text:style-name="P4">
西方研究人员在检查一架今年春季在乌克兰上空被击落的伊朗无人机时表示，有一个重要发现：这架无人机上有一个中国制造的零部件是今年生产出来的。</text:p>
      <text:p text:style-name="P4">
Source: <text:a xlink:type="simple" xlink:href="https://cn.wsj.com/articles/%E8%B0%83%E6%9F%A5%E4%BA%BA%E5%91%98%E5%8F%91%E7%8E%B0%E4%B8%AD%E5%9B%BD%E5%B8%AE%E5%8A%A9%E4%BC%8A%E6%9C%97%E8%BF%85%E9%80%9F%E5%90%91%E4%BF%84%E7%BD%97%E6%96%AF%E6%8F%90%E4%BE%9B%E6%97%A0%E4%BA%BA%E6%9C%BA-2b9b3334" text:style-name="Internet_20_link" text:visited-style-name="Visited_20_Internet_20_Link">
https://cn.wsj.com/articles/%E8%B0%83%E6%9F%A5%E4%BA%BA%E5%91%98%E5%8F%91%E7%8E%B0%E4%B8%AD%E5%9B%BD%E5%B8%AE%E5%8A%A9%E4%BC%8A%E6%9C%97%E8%BF%85%E9%80%9F%E5%90%91%E4%BF%84%E7%BD%97%E6%96%AF%E6%8F%90%E4%BE%9B%E6%97%A0%E4%BA%BA%E6%9C%BA-2b9b3334</text:a>
</text:p>
      <!--NEWS-->
      <text:h text:style-name="P10" text:outline-level="1">
<text:span text:style-name="T4">
贝卢斯科尼：这位富有争议的前总理如何改变意大利</text:span>
</text:h>
      <text:p text:style-name="P4">
Author: https://www.facebook.com/bbcworldservice/</text:p>
      <text:p text:style-name="P4">
Publisher: BBC News 中文</text:p>
      <text:p text:style-name="P4">
Published Time: 2023-06-13T03:45:52.000Z</text:p>
      <text:p text:style-name="P4">
Modified Time: 2023-06-13T03:45:52.000Z</text:p>
      <text:p text:style-name="P4">
Description: 贝卢斯科尼曾是一位浮夸的亿万富翁和媒体大亨，曾拥有意大利足球俱乐部AC米兰。他于1994年首次担任意大利总理，随后领导了四届政府，直到2011年下台。</text:p>
      <text:p text:style-name="P4">
Images: ["<text:a xlink:type="simple" xlink:href="https://ichef.bbci.co.uk/news/640/cpsprodpb/0100/production/_130065200_f693c0cfd30ab1c1a19208cb2a1a7a2eb0d7fa8e0_100_2953_16611000x563.jpg" text:style-name="Internet_20_link" text:visited-style-name="Visited_20_Internet_20_Link">
_130065200_f6...</text:a>
", "<text:a xlink:type="simple" xlink:href="https://ichef.bbci.co.uk/news/640/cpsprodpb/8DBC/production/_107148263_gettyimages-527619028.jpg" text:style-name="Internet_20_link" text:visited-style-name="Visited_20_Internet_20_Link">
_107148263_ge...</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world-65886869/p0ftvwmb/zh-hans" text:style-name="Internet_20_link" text:visited-style-name="Visited_20_Internet_20_Link">
zh-hans</text:a>
"]</text:p>
      <text:p text:style-name="P4">
Tags: ['意大利', '政治', '足球']</text:p>
      <text:p text:style-name="P4">
Type: Article</text:p>
      <!--METADATA-->
      <text:h text:style-name="P12" text:outline-level="3">
<text:span text:style-name="T4">
贝卢斯科尼：这位富有争议的前总理如何改变意大利</text:span>
</text:h>
      <text:p text:style-name="P4">
2023年6月13日<draw:frame draw:style-name="fr1" draw:name="Image17" text:anchor-type="as-char" svg:width="6.9236in" svg:height="3.894525in" draw:z-index="0">
<draw:image xlink:href="../Images/BBC Chinese/2023-06-13T03-45-52.000Z/_130065200_f693c0cfd30ab1c1a19208cb2a1a7a2eb0d7fa8e0_100_2953_16611000x563.jpg" xlink:type="simple" xlink:show="embed" xlink:actuate="onLoad" draw:mime-type="image/jpeg"/>
</draw:frame>
</text:p>
      <text:p text:style-name="P4">
图像来源，  EPA</text:p>
      <text:p text:style-name="P4">
图像加注文字，</text:p>
      <text:p text:style-name="P4">
贝卢斯科尼纵横意大利政坛二十余年，是二战后意大利执政时间最长的总理，但他也曾身陷性丑闻和腐败指控，争议颇多。</text:p>
      <text:p text:style-name="P4">
<text:span text:style-name="T4">
意大利前总理西尔维奥·贝卢斯科尼（Silvio Berlusconi）周一（6月12日）去世，享年86岁。</text:span>
</text:p>
      <text:p text:style-name="P4">
贝卢斯科尼曾是一位浮夸的亿万富翁和媒体大亨，曾拥有意大利足球俱乐部AC米兰。他于1994年首次担任意大利总理，随后领导了四届政府，直到2011年下台。</text:p>
      <text:p text:style-name="P4">
贝卢斯科尼纵横意大利政坛二十余年，是二战后意大利执政时间最长的总理，但他也曾身陷性丑闻和腐败指控，争议颇多。</text:p>
      <text:p text:style-name="P4">
据意大利媒体报道，他在米兰圣拉斐尔（San Raffaele）医院去世。</text:p>
      <text:p text:style-name="P4">
4月，他因肺部感染接受了治疗，据悉他此前被诊断出罹患慢性粒-单核细胞白血病。</text:p>
      <text:p text:style-name="P4">
贝卢斯科尼1936年出生于米兰的一个中产阶级家庭，其职业生涯开始于房地产公司，随后进入媒体界，创立了该国最大的商业广播公司——媒体设备公司（Mediaset）。</text:p>
      <text:p text:style-name="P4">
2012年底，贝卢斯科尼被判犯有税务欺诈罪，为此他在米兰市郊一处养老院参与为期一年的社区服务。</text:p>
      <text:p text:style-name="P4">
<draw:frame draw:style-name="fr1" draw:name="Image18" text:anchor-type="as-char" svg:width="6.9236in" svg:height="3.894525in" draw:z-index="0">
<draw:image xlink:href="../Images/BBC Chinese/2023-06-13T03-45-52.000Z/_107148263_gettyimages-527619028.jpg" xlink:type="simple" xlink:show="embed" xlink:actuate="onLoad" draw:mime-type="image/jpeg"/>
</draw:frame>
</text:p>
      <text:p text:style-name="P4">
图像来源，  Getty Images</text:p>
      <text:p text:style-name="P4">
图像加注文字，</text:p>
      <text:p text:style-name="P4">
贝卢斯科尼是意大利商界、广播界和政界的重要公众人物</text:p>
      <text:p text:style-name="P4">
2019年，贝卢斯科尼在欧洲议会赢得了一个席位。2022年9月的大选中，他领导的中右翼意大利力量党（ForzaItalia）与总理乔治亚·梅洛尼（Giorgia Meloni）组成政治联盟，成功进入参议院。</text:p>
      <text:p text:style-name="P4">
<text:span text:style-name="T4">
BBC驻罗马记者索菲娅·贝蒂萨（Sofia Bettiza）回顾了贝卢斯科尼的传奇一生以及他如何改变了意大利。</text:span>
</text:p>
      <text:p text:style-name="P4">
<draw:frame draw:style-name="fr1" draw:name="Image19" text:anchor-type="as-char" svg:width="6.9236in" svg:height="0.021636in" draw:z-index="0">
<draw:image xlink:href="../Images/BBC Chinese/2023-06-13T03-45-52.000Z/_105894347_grey_line-nc.png" xlink:type="simple" xlink:show="embed" xlink:actuate="onLoad" draw:mime-type="image/png"/>
</draw:frame>
 <text:a xlink:type="simple" xlink:href="https://www.bbc.com/ws/av-embeds/cps/zhongwen/simp/world-65886869/p0ftvwmb/zh-hans" text:style-name="Internet_20_link" text:visited-style-name="Visited_20_Internet_20_Link">
Video-1-Link：/ws/av-embeds/cps/zhongwen/simp/world-65886869/p0ftvwmb/zh-hans</text:a>
 <text:span text:style-name="T4">
你的器材不支持播放多媒体材料</text:span>
视频加注文字，</text:p>
      <text:p text:style-name="P4">
意大利前总理西尔维奥·贝卢斯科尼（Silvio Berlusconi）在6月12日于米兰去世，享年86岁。</text:p>
      <text:p text:style-name="P4">
这是一个时代的终结。很难想象意大利没有西尔维奥·贝卢斯科尼（Silvio Berlusconi），尽管该国在后贝卢斯科尼时代一直在努力解决其身份问题。</text:p>
      <text:p text:style-name="P4">
在过去的五十年里，他的影子笼罩着议会、媒体、足球和街上的人。</text:p>
      <text:p text:style-name="P4">
在周一（6月12日）的致敬影片中，总理梅洛尼（Giorgia Meloni）赞扬了他的“勇气和决心”，称他是该国历史上最有影响力的人之一。</text:p>
      <text:p text:style-name="P4">
“通过他，意大利明白了决不能允许自己被限制，决不能放弃。”她说。</text:p>
      <text:p text:style-name="P4">
在权力鼎盛时期，贝卢斯科尼在地中海的游艇上得意地戴着彩色的头巾，可能被误认为是一个海盗。</text:p>
      <text:p text:style-name="P4">
但他对意大利社会和政治产生了巨大影响，并成为高度复杂的民事和刑事调查的对象。</text:p>
      <text:p text:style-name="P4">
作为一名游轮歌手，他第一次享受到了崇拜他的观众所带来的快感，而这种成为舞台中心的经历决定了他的成年生活。</text:p>
      <text:p text:style-name="P4">
</text:p>
      <text:p text:style-name="P4">
图像来源，  Rex Features</text:p>
      <text:p text:style-name="P4">
图像加注文字，</text:p>
      <text:p text:style-name="P4">
贝卢斯科尼曾在游轮上当过歌手。</text:p>
      <text:p text:style-name="P4">
作为一名媒体大亨，他目睹了眼花缭乱的美国电视网，自此改变了意大利的电视台。衣着暴露的女性定义了他的许多节目，就像她们也主宰了他的私生活一样。</text:p>
      <text:p text:style-name="P4">
这导致了意大利人的文化发生了变化，他们突然能够观看带有政治不正确的笑话和“veline”的电视节目。“veline”是意大利语中的一个词，意思是“选秀女郎”。</text:p>
      <text:p text:style-name="P4">
几十年来，由公共广播公司RAI主导的意大利电视频道一直是严谨和严肃的。贝卢斯科尼决定把观众的喜好放在首位，在意大利一手创造了商业电视台。</text:p>
      <text:p text:style-name="P4">
</text:p>
      <text:p text:style-name="P4">
图像来源，  Getty Images</text:p>
      <text:p text:style-name="P4">
图像加注文字，</text:p>
      <text:p text:style-name="P4">
贝卢斯科尼决定把观众的喜好放在首位，在意大利一手创造了商业电视台（1986年资料照片）。</text:p>
      <text:p text:style-name="P4">
即便在今天，如果你浏览意大利的电视频道，你也不可避免地会遇到半裸的年轻女性。</text:p>
      <text:p text:style-name="P4">
贝卢斯科尼涉足政治并非出于意识形态的热情，而是出于保护其不断增长的商业利益的愿望。</text:p>
      <text:p text:style-name="P4">
他四度当选总理，吸引了广泛的选民。这位前娱乐大亨塑造了一个丰富多彩的形象，与之前制定意大利路线的保守知识分子形成了鲜明对比。</text:p>
      <text:p text:style-name="P4">
但这位被称为“骑士”（IlCavaliere）的人在意大利民众中评论两极，因为他的政策（包括他争议性地加入美国领导的对伊拉克的入侵），以及他的整个生活方式。</text:p>
      <text:p text:style-name="P4">
2018年，当我作为BBC记者采访他时，我亲眼看到了这一点。在我们的谈话结束时，摄像机仍在拍摄，我们握了手。</text:p>
      <text:p text:style-name="P4">
他突然像闪电一样对我说：“握手不要那么用力！男人会被你吓到的，没有人会娶你的！”当我回答说，坚定地握手是件好事时，他笑着说他只是在开玩笑：“你偶尔也得开开玩笑。”</text:p>
      <text:p text:style-name="P4">
这也体现了为什么有很多意大利人讨厌他，因为他明显的性别歧视和不尊重他人的行为，但另一些人则崇拜他是“人民的男人”。</text:p>
      <text:p text:style-name="P4">
</text:p>
      <text:p text:style-name="P4">
图像来源，  Getty Images</text:p>
      <text:p text:style-name="P4">
图像加注文字，</text:p>
      <text:p text:style-name="P4">
贝卢斯科尼曾拥有意大利足球俱乐部AC米兰。</text:p>
      <text:p text:style-name="P4">
正如作家库尔齐奥·马拉巴特（Curzio Malaparte）所写，贝卢斯科尼的品质和缺点“是所有意大利人的品质和缺点”。</text:p>
      <text:p text:style-name="P4">
事实上，许多意大利报纸都认为是他在意大利发明了民粹主义。2010年代的多名右翼政治家常被拿来与他类比，其中包括特朗普（Donald Trump）。</text:p>
      <text:p text:style-name="P4">
贝卢斯科尼在允许极右翼进入主流政治方面发挥了关键作用。他与北方联盟（一个呼吁意大利北部一部分地区独立的政党）以及奉行新法西斯主义的全国联盟（AlleanzaNazionale）结盟，现任总理梅洛尼的政党就是该联盟的继承者。</text:p>
      <text:p text:style-name="P4">
梅洛尼本人在贝卢斯科尼的羽翼下首次成为知名政客，在其上届政府中担任初级部长。</text:p>
      <text:p text:style-name="P4">
贝卢斯科尼更希望给世人留下深刻印象。他把他在阿尔科雷的别墅改造成了一座带有文艺复兴时期画作的宫殿，他在撒丁岛的别墅看起来就像一个主题公园，包括一座喷发熔岩的假火山。</text:p>
      <text:p text:style-name="P4">
调查人员发现，这些别墅经常有女艺人和模特光顾，她们在那里收到礼物和装满现金的信封。</text:p>
      <text:p text:style-name="P4">
</text:p>
      <text:p text:style-name="P4">
图像来源，  Getty Images</text:p>
      <text:p text:style-name="P4">
图像加注文字，</text:p>
      <text:p text:style-name="P4">
涉及性交派对丑闻的西尔维奥·贝卢斯科尼和卡里玛·马赫鲁格（Karima El Mahroug）否认他们曾发生过性关系。</text:p>
      <text:p text:style-name="P4">
最终，并非“bunga bunga”性交派对压垮了他，而是其无力应对2011年意大利的债务达到不可持续的水平。</text:p>
      <text:p text:style-name="P4">
他在政治上的垮台发生在金融危机期间，当时意大利人认为他应对国家疲软的经济负责。</text:p>
      <text:p text:style-name="P4">
无数针对他受贿和腐败的刑事调查，以及臭名昭著的“bunga-bunga”性交派对的余波，也持续让他心力交瘁。</text:p>
      <text:p text:style-name="P4">
贝卢斯科尼的政治遗产是什么？他几乎没有进行任何政治改革。他似乎更关心营造自己的形象，而不是管理一个国家。</text:p>
      <text:p text:style-name="P4">
但他的大起大落催眠了一个国家。</text:p>
      <text:p text:style-name="P4">
</text:p>
      <text:p text:style-name="P4">
图像来源，  Reuters</text:p>
      <text:p text:style-name="P4">
图像加注文字，</text:p>
      <text:p text:style-name="P4">
西尔维奥·贝鲁斯科尼微笑着敬礼。</text:p>
      <text:p text:style-name="P4">
Source: <text:a xlink:type="simple" xlink:href="https://www.bbc.com/zhongwen/simp/world-65886869" text:style-name="Internet_20_link" text:visited-style-name="Visited_20_Internet_20_Link">
https://www.bbc.com/zhongwen/simp/world-65886869</text:a>
</text:p>
      <!--NEWS-->
      <text:h text:style-name="P10" text:outline-level="1">
<text:span text:style-name="T4">
吴士宏：女人还是职业人 (Free Version)</text:span>
</text:h>
      <text:p text:style-name="P4">
Authors: ['吴士宏']</text:p>
      <text:p text:style-name="P4">
Publisher: 英国《金融时报》</text:p>
      <text:p text:style-name="P4">
Time: 2023-06-13T04:17:25+00:00</text:p>
      <text:p text:style-name="P4">
Published Time: 2023-06-12T12:00:99+08:00</text:p>
      <text:p text:style-name="P4">
Modified Time: 2023-06-12T19:00:99+08:00</text:p>
      <text:p text:style-name="P4">
Description: 从女孩儿到女人过了三十年，渐渐开始有人叫我“女强人”；对这个外号我有三段论的反应，反映着心路历程。</text:p>
      <text:p text:style-name="P4">
Images: []</text:p>
      <text:p text:style-name="P4">
Themes: ['职业女性', '关注']</text:p>
      <text:p text:style-name="P4">
Keywords: ['职业女性', '女性', '管理', '企业家', '吴士宏']</text:p>
      <text:p text:style-name="P4">
Type: Article</text:p>
      <!--METADATA-->
      <text:p text:style-name="P4">
【作者按语】 <text:span text:style-name="T5">
我是吴士宏。<text:a xlink:type="simple" xlink:href="http://www.ftchinese.com/story/001098031" text:style-name="Internet_20_link" text:visited-style-name="Visited_20_Internet_20_Link">
 几个月前，曾在FT中文网上介绍过拙作《越过山丘</text:a>
》。这次，再介绍一下《逆风飞飏》（增订版），这本书，生于1999年，再生于2023年，经24年、中国历法两个轮回，由来各种曲折，终于再世为书。这版增订部分，我新增了折戟沉沙坠落深渊的经历，那恰恰是与“飞飏”相反的方向！首次撕开创业之伤，只为交代一个真诚。我用一个甲子的生命，酿出这款新酿加陈酒，借FT寸方宝地，呈予诸君，若有知音得其况味一二，幸甚。</text:span>
</text:p>
      <text:p text:style-name="P4">
我自己倒没有太多的困惑，专心地做好经理，和男人们一样斗智斗勇，并没妨碍自然保持了女人味——那是做女人独有的骄傲。</text:p>
      <text:p text:style-name="P4">
Source: <text:a xlink:type="simple" xlink:href="http://www.ftchinese.com/story/001099931" text:style-name="Internet_20_link" text:visited-style-name="Visited_20_Internet_20_Link">
http://www.ftchinese.com/story/001099931</text:a>
</text:p>
      <!--NEWS-->
      <text:h text:style-name="P10" text:outline-level="1">
<text:span text:style-name="T4">
吴钊燮接受BBC专访，谈台海紧张形势、西方援助及中国“认知战”</text:span>
</text:h>
      <text:p text:style-name="P4">
Author: https://www.facebook.com/bbcworldservice/</text:p>
      <text:p text:style-name="P4">
Publisher: BBC News 中文</text:p>
      <text:p text:style-name="P4">
Published Time: 2023-06-13T05:15:01.000Z</text:p>
      <text:p text:style-name="P4">
Modified Time: 2023-06-13T05:15:01.000Z</text:p>
      <text:p text:style-name="P4">
Description: 台湾外交部长吴钊燮接受BBC专访时表示，两岸紧张局势“可能影响到世界其他地区”，贸易是其中一个重要原因。</text:p>
      <text:p text:style-name="P4">
Images: []</text:p>
      <text:p text:style-name="P4">
Videos: ["<text:a xlink:type="simple" xlink:href="https://www.bbc.com/ws/av-embeds/cps/zhongwen/simp/chinese-news-65887170/p0fttybd/zh-hans" text:style-name="Internet_20_link" text:visited-style-name="Visited_20_Internet_20_Link">
zh-hans</text:a>
"]</text:p>
      <text:p text:style-name="P4">
Tags: ['中國', '政治', '台湾', '军事']</text:p>
      <text:p text:style-name="P4">
Type: Article</text:p>
      <!--METADATA-->
      <text:h text:style-name="P12" text:outline-level="3">
<text:span text:style-name="T4">
吴钊燮接受BBC专访，谈台海紧张形势、西方援助及中国“认知战”</text:span>
</text:h>
      <text:p text:style-name="P4">
<text:a xlink:type="simple" xlink:href="https://www.bbc.com/ws/av-embeds/cps/zhongwen/simp/chinese-news-65887170/p0fttybd/zh-hans" text:style-name="Internet_20_link" text:visited-style-name="Visited_20_Internet_20_Link">
 Video-1-Link：/ws/av-embeds/cps/zhongwen/simp/chinese-news-65887170/p0fttybd/zh-hans </text:a>
 <text:span text:style-name="T4">
你的器材不支持播放多媒体材料</text:span>
<text:span text:style-name="T4">
吴钊燮接受BBC专访，谈台海紧张形势、西方援助及中国“认知战”</text:span>
 2023年6月13日</text:p>
      <text:p text:style-name="P4">
台湾外交部长吴钊燮接受BBC记者劳拉·昆斯伯格（LauraKuenssberg）电视节目专访时表示，两岸紧张局势“可能影响到世界其他地区”，贸易是其中一个重要原因。</text:p>
      <text:p text:style-name="P4">
在被问及如果台湾被入侵，美国是否会提供军事援助时，吴钊燮称，台湾需要美国援助，并表示美国“这段时间一直在帮助台湾。”</text:p>
      <text:p text:style-name="P4">
吴钊燮还谈到中国如何利用“假消息”来影响台湾人民，“误导信息、错误信息、认知战、渗透，所有这些类型的混合战都在台湾以非常严重的方式存在。”</text:p>
      <text:p text:style-name="P4">
Source: <text:a xlink:type="simple" xlink:href="https://www.bbc.com/zhongwen/simp/chinese-news-65887170" text:style-name="Internet_20_link" text:visited-style-name="Visited_20_Internet_20_Link">
https://www.bbc.com/zhongwen/simp/chinese-news-65887170</text:a>
</text:p>
      <!--NEWS-->
      <text:h text:style-name="P10" text:outline-level="1">
<text:span text:style-name="T4">
让鲍威尔头痛的加息难题继续升级：顾通胀还是顾信贷？ (Free Version)</text:span>
</text:h>
      <text:p text:style-name="P4">
Author: Nick Timiraos</text:p>
      <text:p text:style-name="P4">
Publisher: 华尔街日报中文网</text:p>
      <text:p text:style-name="P4">
Published Time: 2023-06-13T05:30:00.000Z</text:p>
      <text:p text:style-name="P4">
Modified Time: 2023-06-13T05:30:00.000Z</text:p>
      <text:p text:style-name="P4">
Created Time: 2023-06-13T03:43:00.000Z</text:p>
      <text:p text:style-name="P4">
Description: 美联储主席鲍威尔发现自己置身于任何一个央行官员都不愿意身处的境地：一方面要努力避免信贷紧缩，这需要放松货币政策，另一方面要对抗高通胀，这要求相反的政策。</text:p>
      <text:p text:style-name="P4">
Images: []</text:p>
      <text:p text:style-name="P4">
Categories: ['经济', '美联储']</text:p>
      <text:p text:style-name="P4">
Keywords: SYND,LINK:EN|WP-WSJ-0000969165</text:p>
      <text:p text:style-name="P4">
Type: Article</text:p>
      <!--METADATA-->
      <text:p text:style-name="P4">
美国联邦储备委员会(Federal Reserve, 简称：美联储)主席鲍威尔(JeromePowell)发现自己置身于任何一个央行官员都不愿意身处的境地：一方面要努力避免信贷紧缩，这需要放松货币政策，另一方面要对抗高通胀，这要求相反的政策。</text:p>
      <text:p text:style-name="P4">
Source: <text:a xlink:type="simple" xlink:href="https://cn.wsj.com/articles/%E8%AE%A9%E9%B2%8D%E5%A8%81%E5%B0%94%E5%A4%B4%E7%97%9B%E7%9A%84%E5%8A%A0%E6%81%AF%E9%9A%BE%E9%A2%98%E7%BB%A7%E7%BB%AD%E5%8D%87%E7%BA%A7-%E9%A1%BE%E9%80%9A%E8%83%80%E8%BF%98%E6%98%AF%E9%A1%BE%E4%BF%A1%E8%B4%B7-466ac044" text:style-name="Internet_20_link" text:visited-style-name="Visited_20_Internet_20_Link">
https://cn.wsj.com/articles/%E8%AE%A9%E9%B2%8D%E5%A8%81%E5%B0%94%E5%A4%B4%E7%97%9B%E7%9A%84%E5%8A%A0%E6%81%AF%E9%9A%BE%E9%A2%98%E7%BB%A7%E7%BB%AD%E5%8D%87%E7%BA%A7-%E9%A1%BE%E9%80%9A%E8%83%80%E8%BF%98%E6%98%AF%E9%A1%BE%E4%BF%A1%E8%B4%B7-466ac044</text:a>
</text:p>
      <!--NEWS-->
      <text:h text:style-name="P10" text:outline-level="1">
<text:span text:style-name="T4">
联合国报告：男女平等十年来停滞不前 四分一人认为“男人殴打妻子合理”</text:span>
</text:h>
      <text:p text:style-name="P4">
Author: https://www.facebook.com/bbcworldservice/</text:p>
      <text:p text:style-name="P4">
Publisher: BBC News 中文</text:p>
      <text:p text:style-name="P4">
Published Time: 2023-06-13T08:08:54.000Z</text:p>
      <text:p text:style-name="P4">
Modified Time: 2023-06-13T08:08:54.000Z</text:p>
      <text:p text:style-name="P4">
Description: 尽管#MeToo等社会运动涌现，但报告显示全球一半人仍然认为男性是更好的政治领袖，甚至25％的人认为男人殴打妻子是正当的。</text:p>
      <text:p text:style-name="P4">
Images: ["<text:a xlink:type="simple" xlink:href="https://ichef.bbci.co.uk/news/640/cpsprodpb/15E89/production/_130073798_gettyimages-1244921358.jpg" text:style-name="Internet_20_link" text:visited-style-name="Visited_20_Internet_20_Link">
_130073798_ge...</text:a>
"]</text:p>
      <text:p text:style-name="P4">
Videos: ["<text:a xlink:type="simple" xlink:href="https://www.bbc.com/ws/av-embeds/cps/zhongwen/simp/65887930/p0ft5zy4/zh-hans" text:style-name="Internet_20_link" text:visited-style-name="Visited_20_Internet_20_Link">
zh-hans</text:a>
"]</text:p>
      <text:p text:style-name="P4">
Tags: ['性别', '女人']</text:p>
      <text:p text:style-name="P4">
Type: Article</text:p>
      <!--METADATA-->
      <text:h text:style-name="P12" text:outline-level="3">
<text:span text:style-name="T4">
联合国报告：男女平等十年来停滞不前 四分一人认为“男人殴打妻子合理”</text:span>
</text:h>
      <text:p text:style-name="P4">
2023年6月13日<draw:frame draw:style-name="fr1" draw:name="Image27" text:anchor-type="as-char" svg:width="6.9236in" svg:height="3.894525in" draw:z-index="0">
<draw:image xlink:href="../Images/BBC Chinese/2023-06-13T08-08-54.000Z/_130073798_gettyimages-1244921358.jpg" xlink:type="simple" xlink:show="embed" xlink:actuate="onLoad" draw:mime-type="image/jpeg"/>
</draw:frame>
</text:p>
      <text:p text:style-name="P4">
图像来源，  Getty Images</text:p>
      <text:p text:style-name="P4">
图像加注文字，</text:p>
      <text:p text:style-name="P4">
尽管#MeToo等社会运动近年涌现，但男女不平等的问题并未改善。</text:p>
      <text:p text:style-name="P4">
<text:span text:style-name="T4">
联合国开发计划署6月12日公布最新“性别社会规范指数”（Gender Social Norms Index,GSNI），显示全球近九成人口对女性仍持有根本的偏见，25％的人认为男人殴打妻子是正当的。</text:span>
</text:p>
      <text:p text:style-name="P4">
调查结果显示，全球近一半人口认为男性比女性是更好的政治领袖，只有27%认为女性享有与男性相同的权利对民主来说是必要的。</text:p>
      <text:p text:style-name="P4">
此外，46%认为男性应该拥有更多工作权利，43％认为男性更适合担任企业高管，28%认为大学教育对男性更重要，58%认为堕胎从来都不正确。</text:p>
      <text:p text:style-name="P4">
有关调查数据来自80个国家和地区，覆盖全球85%的人口。报告指出，尽管#MeToo等社会运动不断涌现，但性别偏见仍然根深蒂固，新冠疫情中更多女性失去收入来源，也导致性别不平等问题恶化。</text:p>
      <text:p text:style-name="P4">
<text:a xlink:type="simple" xlink:href="https://www.bbc.com/zhongwen/simp/science-57395832" text:style-name="Internet_20_link" text:visited-style-name="Visited_20_Internet_20_Link">
 人类性别偏见是如何支配我们大脑的 </text:a>
  * <text:a xlink:type="simple" xlink:href="https://www.bbc.com/zhongwen/simp/chinese-news-65818510" text:style-name="Internet_20_link" text:visited-style-name="Visited_20_Internet_20_Link">
 台湾2024总统大选：性骚扰议题意外成为政治风暴 </text:a>
  * <text:a xlink:type="simple" xlink:href="https://www.bbc.com/zhongwen/simp/world-63256653" text:style-name="Internet_20_link" text:visited-style-name="Visited_20_Internet_20_Link">
 #MeToo五周年：究竟改变了什么？ </text:a>
  * <text:a xlink:type="simple" xlink:href="https://www.bbc.com/zhongwen/simp/chinese-news-61566209" text:style-name="Internet_20_link" text:visited-style-name="Visited_20_Internet_20_Link">
 港台“大码”女性盼望打破“瘦才是美”唯一标准 </text:a>
  * <text:a xlink:type="simple" xlink:href="https://www.bbc.com/zhongwen/simp/58397603" text:style-name="Internet_20_link" text:visited-style-name="Visited_20_Internet_20_Link">
 日本婚后妇女再就业困难重重的传统与现实原因 </text:a>
</text:p>
      <text:h text:style-name="P12" text:outline-level="3">
<text:span text:style-name="T4">
受高教育男女收入差距达39%</text:span>
</text:h>
      <text:p text:style-name="P4">
</text:p>
      <text:p text:style-name="P4">
图像来源，  Getty Images</text:p>
      <text:p text:style-name="P4">
图像加注文字，</text:p>
      <text:p text:style-name="P4">
图为2022年法国女性上街抗议父权主义和男性施加的暴力，她们在集会上读出该年死去的女性名字。</text:p>
      <text:p text:style-name="P4">
研究人员表示，全球性别不平等的情况在过去10年间处于停滞状态，预计世界将难以达成联合国在2030年前实现性别平等的目标。</text:p>
      <text:p text:style-name="P4">
开发署人类发展报告办公室主任佩德罗-孔塞桑（Pedro Conceição）对结果表示震惊并说：“事实上，在性别社会规范（gender socialnorms）方面缺乏进展正在引发一场人类发展的危机：全球范围内，人类发展指数在2020年出现有记录以来首次下降，并于次年再次下降。”</text:p>
      <text:p text:style-name="P4">
最新报告指，女性的教育水平和能力比以往任何时候都要高，但在59个女性受教育程度比男性高的国家中，女性的平均收入比男性低39%。</text:p>
      <text:p text:style-name="P4">
而自1995年，担任国家元首或政府领袖的女性比例，一直停留在10％。在劳动市场，女性在管理层所占比例不到三分之一。</text:p>
      <text:p text:style-name="P4">
联合国呼吁，各国应推动相关法律和政策促进女性平等参政，并加强社会保障机制，以及打击网上针对女性的仇恨言论和虚假讯息，同时通过教育改变大众的观念。</text:p>
      <text:p text:style-name="P4">
<text:a xlink:type="simple" xlink:href="https://www.bbc.com/zhongwen/simp/business-61151504" text:style-name="Internet_20_link" text:visited-style-name="Visited_20_Internet_20_Link">
 家家有本难念的经：女性收入高于另一半为何会赔掉家庭幸福 </text:a>
  * <text:a xlink:type="simple" xlink:href="https://www.bbc.com/zhongwen/simp/business-59560868" text:style-name="Internet_20_link" text:visited-style-name="Visited_20_Internet_20_Link">
 英国男女平等研究：过去25年 性别收入差距几乎无变化 </text:a>
  * <text:a xlink:type="simple" xlink:href="https://www.bbc.com/zhongwen/simp/world-63883383" text:style-name="Internet_20_link" text:visited-style-name="Visited_20_Internet_20_Link">
 BBC巾帼百名：今天的女性更愤怒了，还是更会表达了？ </text:a>
  * <text:a xlink:type="simple" xlink:href="https://www.bbc.com/zhongwen/simp/chinese-news-63533370" text:style-name="Internet_20_link" text:visited-style-name="Visited_20_Internet_20_Link">
 内蒙女官员因外表打扮捱批：中国女性在当前政治风气下为何左右为难 </text:a>
  * <text:a xlink:type="simple" xlink:href="https://www.bbc.com/zhongwen/simp/world-62757251" text:style-name="Internet_20_link" text:visited-style-name="Visited_20_Internet_20_Link">
 日本女性为什么需要伴侣同意才能获得口服堕胎药？ </text:a>
</text:p>
      <text:p text:style-name="P4">
</text:p>
      <text:p text:style-name="P4">
图像来源，  Getty Images</text:p>
      <text:p text:style-name="P4">
图像加注文字，</text:p>
      <text:p text:style-name="P4">
塔利班掌权后，阿富汗女孩被剥夺教育权。图片摄于2022年7月，一群阿富汗女学生在当地一所秘密学校读书。</text:p>
      <text:h text:style-name="P12" text:outline-level="3">
<text:span text:style-name="T4">
“实现性别平等还需要300年”</text:span>
</text:h>
      <text:p text:style-name="P4">
3月6日，联合国秘书长古特雷斯（Antonio Guterres）在妇女地位委员会（Commission on the Status ofWomen）会议上警告，近几十年来在性别平等取得的进展“正在我们眼前消逝”，以目前的发展来看，“实现性别平等还需要300年”。</text:p>
      <text:p text:style-name="P4">
他指出，在塔利班政权统治下，阿富汗妇女和女孩“从公共领域中被抹去”。他不点名批评指在许多地方，女性的性权利和生育权都在倒退。</text:p>
      <text:p text:style-name="P4">
联合国妇女组织执行主任巴胡斯（SimaBahous）也提到科技，去年能上网的男性比女性多2.59亿，使用智能手机的人当中男性比女性多出18%。她又引述调查指，全球125个国家中，四分之三的女记者曾在工作中遭到网暴，当中三成人因此而自我审查。</text:p>
      <text:p text:style-name="P4">
她直言：“数码鸿沟（digital divide）已经成为性别不平等的新型态。”</text:p>
      <text:p text:style-name="P4">
<text:a xlink:type="simple" xlink:href="https://www.bbc.com/ws/av-embeds/cps/zhongwen/simp/65887930/p0ft5zy4/zh-hans" text:style-name="Internet_20_link" text:visited-style-name="Visited_20_Internet_20_Link">
 Video-1-Link：/ws/av-embeds/cps/zhongwen/simp/65887930/p0ft5zy4/zh-hans</text:a>
  <text:span text:style-name="T4">
你的器材不支持播放多媒体材料</text:span>
视频加注文字，</text:p>
      <text:p text:style-name="P4">
追查“痴汉”：谁在售卖性侵偷拍影片</text:p>
      <text:p text:style-name="P4">
Source: <text:a xlink:type="simple" xlink:href="https://www.bbc.com/zhongwen/simp/65887930" text:style-name="Internet_20_link" text:visited-style-name="Visited_20_Internet_20_Link">
https://www.bbc.com/zhongwen/simp/65887930</text:a>
</text:p>
      <!--NEWS-->
      <text:h text:style-name="P10" text:outline-level="1">
<text:span text:style-name="T4">
香港“反修例”示威四周年：英国纪念集会后发生街头袭击事件</text:span>
</text:h>
      <text:p text:style-name="P4">
Author: https://www.facebook.com/bbcworldservice/</text:p>
      <text:p text:style-name="P4">
Publisher: BBC News 中文</text:p>
      <text:p text:style-name="P4">
Published Time: 2023-06-13T09:32:41.000Z</text:p>
      <text:p text:style-name="P4">
Modified Time: 2023-06-13T09:32:41.000Z</text:p>
      <text:p text:style-name="P4">
Description: 香港“反修例”运动踏入四周年，英国各地有纪念集会，有居英港人6月11日在英格兰出席集会后，在街头遭手持中国国旗的男子袭击。事件再次触发居英港人社群忧虑，在英表达意见的权利和人身安全受威胁。</text:p>
      <text:p text:style-name="P4">
Images: ["<text:a xlink:type="simple" xlink:href="https://ichef.bbci.co.uk/news/640/cpsprodpb/D1DF/production/_130072735_southampton.jpg" text:style-name="Internet_20_link" text:visited-style-name="Visited_20_Internet_20_Link">
_130072735_so...</text:a>
"]</text:p>
      <text:p text:style-name="P4">
Videos: ["<text:a xlink:type="simple" xlink:href="https://www.bbc.com/ws/av-embeds/cps/zhongwen/simp/uk-65886858/p0ft5s47/zh-hans" text:style-name="Internet_20_link" text:visited-style-name="Visited_20_Internet_20_Link">
zh-hans</text:a>
", "<text:a xlink:type="simple" xlink:href="https://www.bbc.com/ws/av-embeds/cps/zhongwen/simp/uk-65886858/p0fsqdtd/zh-hans" text:style-name="Internet_20_link" text:visited-style-name="Visited_20_Internet_20_Link">
zh-hans</text:a>
"]</text:p>
      <text:p text:style-name="P4">
Tags: ['英国', '香港版国安法', '移民', '逃犯条例', '中國', '政治', '香港', '法律', '暴力']</text:p>
      <text:p text:style-name="P4">
Type: Article</text:p>
      <!--METADATA-->
      <text:h text:style-name="P12" text:outline-level="3">
<text:span text:style-name="T4">
香港“反修例”示威四周年：英国纪念集会后发生街头袭击事件</text:span>
</text:h>
      <ul>
        <li>
林子晴   * BBC中文特约记者 发自伦敦</li>
      </ul>
      <text:p text:style-name="P4">
2023年6月13日  <draw:frame draw:style-name="fr1" draw:name="Image31" text:anchor-type="as-char" svg:width="6.9236in" svg:height="4.803248in" draw:z-index="0">
<draw:image xlink:href="../Images/BBC Chinese/2023-06-13T09-32-41.000Z/_130072735_southampton.jpg" xlink:type="simple" xlink:show="embed" xlink:actuate="onLoad" draw:mime-type="image/jpeg"/>
</draw:frame>
图像加注文字，</text:p>
      <text:p text:style-name="P4">
香港"反修例"运动四周年，超过50多名居英港人在南安普顿市中心主城门（Bargate）外集会。目击者指施袭者曾到过集会现场。</text:p>
      <text:p text:style-name="P4">
<text:span text:style-name="T4">
香港“反修例”运动踏入四周年，英国各地有纪念集会，有居英港人周日（6月11日）在英格兰南安普顿出席集会后，在街头遭手持中国国旗的男子袭击，致两人受轻伤。事件再次触发居英港人社群忧虑，担心他们在英表达意见的权利和人身安全受威胁；英国多名跨党国会议员向BBC中文表达事件的关注。</text:span>
</text:p>
      <text:p text:style-name="P4">
网上其后流出数十秒的袭击片段，显示三名男子对一男一女拳打脚踢。BBC中文访问了这两名受袭的居英港人和他们同行的两名友人。“我没有想过自己会在英国遇到这些有预谋的袭击”，受袭的Tiffany（蒂芬妮）说，“我们没有做什么，只是穿着了一件表达自己意见的衣服。”</text:p>
      <text:h text:style-name="P12" text:outline-level="3">
<text:span text:style-name="T4">
疑因着香港口号T恤成目标，施袭者挥舞国旗</text:span>
</text:h>
      <text:p text:style-name="P4">
蒂芬妮解释说，她与三名友人在南安普顿市中心出席纪念香港6月12日“反修例”示威集会后，一同前往附近的兰州拉面店用膳，其间有一名男食客举起手机，疑似拍摄他们，包括友人Helen（海伦）在内，他们身穿印有“支持自由，支持香港”字样的上衣。</text:p>
      <text:p text:style-name="P4">
约下午四时半，他们离开拉面店时，该食客跟随他们并上前以普通话搭讪，指着印有口号的上衣询问：“2019年香港发生了什么事？”</text:p>
      <text:p text:style-name="P4">
她续指，友人与这位食客短暂交谈后，四人分别上车离开时，一名约1.9米高的穿白衣男子与另一名穿黑衣男子在马路对面下车后，冲向友人Peter（彼得），伸手捉住并扼他的颈；其间不停挥动中国国旗，以普通话骂粗话，并重覆高叫“香港是中国的”，又恐吓他们说“我见你一次打你一次”。</text:p>
      <text:p text:style-name="P4">
蒂芬妮又说，她见彼得被袭击后，上前阻拦与两名男子发生拉扯推撞。先前的男食客，不停在旁拍摄袭击经过，蒂芬妮伸手打掉其电话后，男食客也加入推拉中 。</text:p>
      <text:p text:style-name="P4">
她说，一行四人其后退到一家超市暂避，“冷静下来才懂得害怕，发现自己手臀开始痛，有瘀痕，而彼得颈部也有抓痕”。</text:p>
      <text:p text:style-name="P4">
他们亦尝试报警，惟999报案中心要他们转向101非紧急电话求助。他们多次致电101，持续近半小时无人接听，“电话一直响一直响，觉得心灰意冷”，惟有到网上报案。</text:p>
      <text:p text:style-name="P4">
英国汉普郡警方指，已经收到一宗与在南安普顿发生“与仇恨有关的袭击”，“我们正调查事件，并作出查询，以了解实际事发情况”。</text:p>
      <text:p text:style-name="P4">
<text:a xlink:type="simple" xlink:href="https://www.bbc.com/ws/av-embeds/cps/zhongwen/simp/uk-65886858/p0ft5s47/zh-hans" text:style-name="Internet_20_link" text:visited-style-name="Visited_20_Internet_20_Link">
 Video-1-Link：/ws/av-embeds/cps/zhongwen/simp/uk-65886858/p0ft5s47/zh-hans</text:a>
  <text:span text:style-name="T4">
你的器材不支持播放多媒体材料</text:span>
视频加注文字，</text:p>
      <text:p text:style-name="P4">
2019年香港的“反修例”运动开始后，大量年轻人因相关抗议被捕入狱。BBC中文採访了两位出狱的“反修例”运动示威者，以及帮助因社运案件入狱人士的支援网络。</text:p>
      <text:h text:style-name="P12" text:outline-level="3">
<text:span text:style-name="T4">
目击者：施袭者曾在集会出现</text:span>
</text:h>
      <text:p text:style-name="P4">
有关袭击片段迅速在居英港人社群里传开，有人上载疑似为穿白衣男子的大学学生证，指男子为南安普顿大学生；但BBC中文记者未能证实该人身份。</text:p>
      <text:p text:style-name="P4">
负责举办当地纪念香港6月12日“反修例”示威集会的Ella（艾拉）指，该名白衣男子曾出现在集会上，拍摄示威者，并一度有就香港主权问题与参与集会的居英港人有过热烈讨论，但没有酿成冲突。</text:p>
      <text:p text:style-name="P4">
艾拉指，超过50人出席当日集会，气氛和平。纵然她申请了英国地方政府批准，亦有告知警方，但当日并没有任何警员在场。</text:p>
      <text:p text:style-name="P4">
2019年香港爆发“反修例”示威，反对修改《逃犯条例》，事件后来演变成长达多月、争取民主自由的警民冲突，当中过万人被捕，2910人被检控，当中四成人为学生。示威浪潮后，香港实施《国安法》，公民社会出现翻天覆地的变化。</text:p>
      <text:p text:style-name="P4">
艾拉指，发起集会是盼望香港人即使移居英国后，仍然记得参与“反修例”示威的初衷，并声援一群在因为参与运动而身在牢狱的港人，同时向英国社会解释香港的情况。</text:p>
      <text:p text:style-name="P4">
由于集会主题反对北京政权对香港打压，部分持“香港独立”主张的人与一些支持北京政权的中国民族主义者意见冲突。</text:p>
      <text:h text:style-name="P12" text:outline-level="3">
<text:span text:style-name="T4">
因担忧安全发公开信</text:span>
</text:h>
      <text:p text:style-name="P4">
近年居英港人在英国参与示威集会期间，经常有发生冲突或有人受袭的事件，以去年十月有香港示威者在曼彻斯特中国领事馆外抗议时被指遭殴打一事，最为轰动，引起社会关注居英港人表达政见时的安全问题。</text:p>
      <text:p text:style-name="P4">
今次受袭或被卷入事件的居英港人指，他们料不到同样会因政治表态成为一场“有预谋攻击”的对象。他们认定攻击有预谋、有目标是因为白衣男子出现在集会时，已经不友善地提到“召集友人到场”；而且怀疑搭讪食客是有心拖延四人，等候施袭者到场，两男子下车时明显是有目标地、手持国旗直接冲向他们。</text:p>
      <text:p text:style-name="P4">
蒂芬妮说，她在香港《国安法》实施后移居英国，“是最希望做在香港不能做的事，包括去游行、去集会，这本应是在这片土地上，基本的权利”，但事件无疑令人发声时感到害怕与却步。</text:p>
      <text:p text:style-name="P4">
海伦说她以后出入会格外小心。“我住的地方与事发地点很近， 担心将来会否被跟踪，或再遭受暴力事件。”</text:p>
      <text:p text:style-name="P4">
南安普顿港人团体周一组织了集体致函英国媒体、内阁大臣和议会议员的行动，促请他们谴责事件。信函中指，“我们只是倡议基本权利，却成暴力袭击的目标；而在英国国土看到港人安全受威胁，尤其令人失望”。</text:p>
      <text:h text:style-name="P12" text:outline-level="3">
<text:span text:style-name="T4">
议会议员：“一个人觉得不安全也嫌多”</text:span>
</text:h>
      <text:p text:style-name="P4">
英国工党影子亚太事务国务大臣凯瑟琳·韦斯特 （Catherine West）指，她与党友十分关注事件，并会向安全事务大臣汤姆·图根哈特（TomTugendhat）反映情况，确保案件得以彻查。</text:p>
      <text:p text:style-name="P4">
对报案中心没有即时处理案件、参与者说当时没有警员在集会现场，韦斯特称“感到意外”。她指，过去数年有多次类似事件发生，而英国社区里“有一个人觉得不安全也嫌太多”。她认为，当局要采取相应措施，包括确保各地执法部门，注意到香港和其他社群面对的安全风险 ，确保他们能够安全地行使公民权。</text:p>
      <text:p text:style-name="P4">
英国保守党修咸顿伊钦选区议员罗伊斯顿·史密斯（RoystonSmith）说，了解到昨天发生的事件，“我和香港社群一样感到担忧，并对警方正调查袭击感到欣慰”。</text:p>
      <text:p text:style-name="P4">
他又说：“虽然事件尚未得到证实，但看到针对和平抗议者的暴力，感到不安。我们对大学校里，出现中国的阴险本质和和对言论自由的反对，感到担忧”。</text:p>
      <text:p text:style-name="P4">
南安普顿大学发言人回应指，“我们知悉社交媒体上流传的影片，并正作调查”，“大学谴责任何形式的暴力，并尊重每人的言论自由权。”</text:p>
      <text:p text:style-name="P4">
<text:span text:style-name="T5">
*为保障受访者身分， Tiffany（蒂芬妮）、Helen（海伦）、Peter（彼得）、Ella（艾拉）均为化名。</text:span>
</text:p>
      <text:p text:style-name="P4">
<text:a xlink:type="simple" xlink:href="https://www.bbc.com/ws/av-embeds/cps/zhongwen/simp/uk-65886858/p0fsqdtd/zh-hans" text:style-name="Internet_20_link" text:visited-style-name="Visited_20_Internet_20_Link">
 Video-2-Link：/ws/av-embeds/cps/zhongwen/simp/uk-65886858/p0fsqdtd/zh-hans</text:a>
  <text:span text:style-name="T4">
你的器材不支持播放多媒体材料</text:span>
视频加注文字，</text:p>
      <text:p text:style-name="P4">
香港抗议四周年：“反送中”运动始末回顾</text:p>
      <text:p text:style-name="P4">
Source: <text:a xlink:type="simple" xlink:href="https://www.bbc.com/zhongwen/simp/uk-65886858" text:style-name="Internet_20_link" text:visited-style-name="Visited_20_Internet_20_Link">
https://www.bbc.com/zhongwen/simp/uk-65886858</text:a>
</text:p>
      <!--NEWS-->
      <text:h text:style-name="P10" text:outline-level="1">
<text:span text:style-name="T4">
中国在台湾以北东海地区举行实弹演习</text:span>
</text:h>
      <text:p text:style-name="P4">
Author: None (Language: zh)</text:p>
      <text:p text:style-name="P4">
Publisher: None</text:p>
      <text:p text:style-name="P4">
Time: 2023-06-13T11:43:00Z</text:p>
      <text:p text:style-name="P4">
Description: 浙江海事局昨天发布航行警告，周二（13日）中午11点半到下午3点在东海海域开展舰载武器及轻武器对海射击训练，禁止驶入。美国、日本、加拿大和法国目前正在菲律宾海举行联合军演。</text:p>
      <text:p text:style-name="P4">
Videos: []</text:p>
      <text:p text:style-name="P4">
Images: []</text:p>
      <text:p text:style-name="P4">
Subject: 时政风云</text:p>
      <text:p text:style-name="P4">
Subjects: ['岛屿主权争端', '马英九', '专题报道：全景观看“习马会”', '专题报道：2016年台湾大选', '中国', '东中国海主权争端', '台湾', '中共十九大', '德中关系']</text:p>
      <text:p text:style-name="P4">
Keywords: ['中国', '东海', '实弹射击', '演习', '台湾', '航空母舰']</text:p>
      <text:p text:style-name="P4">
ID: 65901478</text:p>
      <!--METADATA-->
      <text:p text:style-name="P4">
<text:a xlink:type="simple" xlink:href="https://www.dw.com/zh/overlay/image/article/65901478/62696547" text:style-name="Internet_20_link" text:visited-style-name="Visited_20_Internet_20_Link">
 </text:a>
</text:p>
      <text:p text:style-name="P4">
中国经常在沿海地区举行军事演习。</text:p>
      <text:p text:style-name="P4">
（德国之声中文网）路透社指出，中国经常在其沿海地区举行军事演习，但是在台湾附近海域举行的演习往往最引人注目。</text:p>
      <text:p text:style-name="P4">
浙江海事局周一连续发布两项航行警告。一则为军事射击训练，6月13日1130时至1500时，在东海（1）28-43.50N122-02.10E，（2）28-39.50N 121-55.20E，（3）28-39.50N 122-02.10E，（4）28-43.50N121-55.20E四点连线水域开展舰载武器及轻武器对海射击训练，禁止驶入。另一则为东海军事演练活动，6月13日0800时至2100时在东海29-23.5N121-57.08E、29-23.5N 122-03.43E、29-17.83N 122-03.43E和29-17.83N121-57.08E四点连线水域范围内进行军事演练活动。禁止驶入。</text:p>
      <text:p text:style-name="P4">
路透社报道称，浙江海事局公布的演习范围在大陈岛附近。</text:p>
      <text:p text:style-name="P4">
大陈岛到1955年2月之前处于中华民国控制之下。1955年1月，中国人民解放军进攻一江山岛，国军在一江山岛战役中战败，使大陈岛难守。2月，大陈岛居民追随“中华民国国军迁台”。随后解放军进驻大陈岛。现在大陈岛隶属于浙江省台州列岛。</text:p>
      <text:p text:style-name="P4">
秦皇岛海事局周二也发布航行警告，6月16日18时至6月20日24时，渤海部分海域执行军事任务，禁止驶入。</text:p>
      <text:p text:style-name="P4">
<text:a xlink:type="simple" xlink:href="https://www.dw.com/zh/zh/中国侦察机新机型现身-监控美日法加四国演习/a-65889438" text:style-name="Internet_20_link" text:visited-style-name="Visited_20_Internet_20_Link">
 美国、日本、加拿大和法国 </text:a>
目前正在菲律宾海举行联合军演。参与该军演的包括美国“尼米兹号”航母和“里根号”航母两个航母打击群。这是两个航母打击群2020年6月以来首次联合行动。</text:p>
      <ul>
        <li>
</li>
      </ul>
      <h5>
中国式“亮剑”: 解放军在台海进行实战化军演</h5>
      <text:h text:style-name="P12" text:outline-level="3">
<text:span text:style-name="T4">
佩洛西离台后解放军开展大规模实战化军事演训</text:span>
</text:h>
      <text:p text:style-name="P4">
美国众议院议长佩洛西上周二（2日）在北京严厉警告声中访台，大陆解放军当晚宣布，从上周四（4日）12时至7日12时在包围台湾的六个海域空域展开军事演训行动，并组织实弹射击。8日，解放军东部战区在微博上宣布，继续位台岛周边海空域进行实战化联合演训，重点组织联合反潜和对海突击行动。</text:p>
      <ul>
        <li>
</li>
      </ul>
      <h5>
中国式“亮剑”: 解放军在台海进行实战化军演</h5>
      <text:h text:style-name="P12" text:outline-level="3">
<text:span text:style-name="T4">
东部战区实施远程火力实弹射击</text:span>
</text:h>
      <text:p text:style-name="P4">
8月4日解放军东部战区新闻发言人施毅陆军大校对外表示，4日下午，“解放军东部战区火箭军部队，对台岛东部外海预定海域，实施多区域、多型号常导火力突击，导弹全部精准命中目标，检验了精确打击和区域拒止能力”。七国集团当日发表外长联合声明，呼吁中国“不要单方面用武力改变该地区的现状，以和平方式解决两岸分歧”。</text:p>
      <ul>
        <li>
</li>
      </ul>
      <h5>
中国式“亮剑”: 解放军在台海进行实战化军演</h5>
      <text:h text:style-name="P12" text:outline-level="3">
<text:span text:style-name="T4">
日本防卫省：解放军发射的导弹飞越台湾本岛上空</text:span>
</text:h>
      <text:p text:style-name="P4">
日本防卫省的报告指出，日方推定中国在4日下午陆续从内陆朝台湾方向发射9枚导弹，其中5枚落入日本专属经济区（EEZ），4枚飞越台湾本岛上空。防卫省表示，日方将持续搜集情报，分析并警戒监视。日本媒体称这是中国导弹首度落入日本专属经济区。台湾国防部4日深夜发布新闻稿侧面回应，指“实时掌握发射动态”，但由于弹道路径在大气层之外，“对飞越的广阔地面区域并无危害”，故未发布警报。</text:p>
      <ul>
        <li>
</li>
      </ul>
      <h5>
中国式“亮剑”: 解放军在台海进行实战化军演</h5>
      <text:h text:style-name="P12" text:outline-level="3">
<text:span text:style-name="T4">
解放军军舰与台湾兰阳号对峙</text:span>
</text:h>
      <text:p text:style-name="P4">
8月5日，新华社公布的另一张有关解放军东部战区继续在台湾周边海空域进行实战化联合演训的照片上，可以清晰看到舷号935的台湾兰阳号巡防舰。台湾国防部回应称，“已侦获多批中共机、舰活动，第一时间已广播告警，并运用空中侦巡兵力、海军舰艇，以及岸置飞弹适切应处”。</text:p>
      <ul>
        <li>
</li>
      </ul>
      <h5>
中国式“亮剑”: 解放军在台海进行实战化军演</h5>
      <text:h text:style-name="P12" text:outline-level="3">
<text:span text:style-name="T4">
解放军飞行员俯瞰台湾中央山脉</text:span>
</text:h>
      <text:p text:style-name="P4">
5日，中国军方发布“解放军战士从战机上俯瞰台湾海岸线和中央山脉”的视频和照片，背景的海岸山脉清晰可见。一名解放军飞行员面对镜头说：“今天我执行抵近慑压任务，我在目视距离俯瞰祖国宝岛海岸线和中央山脉，作为军人的使命感和荣誉感油然而生。维护祖国领土完整的决心更加坚定，我们将持续加强练兵备战，确保能够应对一切危机事态。”</text:p>
      <ul>
        <li>
</li>
      </ul>
      <h5>
中国式“亮剑”: 解放军在台海进行实战化军演</h5>
      <text:h text:style-name="P12" text:outline-level="3">
<text:span text:style-name="T4">
台国防部：“解放军未进入领海领空”</text:span>
</text:h>
      <text:p text:style-name="P4">
8日，台湾国防部举行记者会，情次室次长颜有贤中将表示，解放军海军4日至8日演习期间，每天在台湾连结区（24海里）外，保持13艘作战舰、情搜船进行活动。空军在北部、西部、西南、东部等，每天派遣包含作战机，包括歼-11、歼-16及空警等相关系列，实施军事威慑行动。他强调，解放军“从未进入我国领海、领空”。</text:p>
      <ul>
        <li>
</li>
      </ul>
      <h5>
中国式“亮剑”: 解放军在台海进行实战化军演</h5>
      <text:h text:style-name="P12" text:outline-level="3">
<text:span text:style-name="T4">
美国防部：里根号留守台湾周边海域监控情势</text:span>
</text:h>
      <text:p text:style-name="P4">
白宫方面4日宣布，五角大楼指示“罗纳德·里根号”航空母舰留在台湾附近地区“监视局势”。路透社报道，美国海军日表示，“里根号”航母正在西太平洋的菲律宾海进行预定的行动，该海域面积为570万平方公里，其中包括台湾东南部水域。智库南海战略态势感知8月8日在社交媒体上发布消息，指美国航母“里根”号在过去两天，继续向南移动了约140海里。</text:p>
      <ul>
        <li>
</li>
      </ul>
      <h5>
中国式“亮剑”: 解放军在台海进行实战化军演</h5>
      <text:h text:style-name="P12" text:outline-level="3">
<text:span text:style-name="T4">
台湾“天雷操演”即将登场</text:span>
</text:h>
      <text:p text:style-name="P4">
台湾媒体报道称，台湾军方将于在屏东车城至枋山一带实施“天雷操演”，共36门155榴弹炮面海进行反登陆射击，划定演习区域与解放军公布的军演范围接近，甚至不排除有小部分重叠。台湾军方强调，年度天雷操演早于7月22日就公布，并非为特定状况临时起意，加无须过度解读。</text:p>
      <ul>
        <li>
</li>
      </ul>
      <h5>
中国式“亮剑”: 解放军在台海进行实战化军演</h5>
      <text:h text:style-name="P12" text:outline-level="3">
<text:span text:style-name="T4">
6成台湾人不担心两岸进一步军事冲突</text:span>
</text:h>
      <text:p text:style-name="P4">
台湾“中华民意研究协会”最新公布的民调显示，台湾60.1%的民众不担心两岸进一步军事冲突，仅有34.0%担心。如果中国大陆攻打台湾，美国会不会出兵参战协防？有48.5%民众认为美国会出兵，37.4%认为不会，看法的差异主要来自民众的党派性与年龄，越年轻认为美国会出兵的比率越高。这份民调访问的时间为8月3日至5日。</text:p>
      <ul>
        <li>
</li>
      </ul>
      <h5>
中国式“亮剑”: 解放军在台海进行实战化军演</h5>
      <text:h text:style-name="P12" text:outline-level="3">
<text:span text:style-name="T4">
解放军东部战区宣布完成联合军事行动</text:span>
</text:h>
      <text:p text:style-name="P4">
中国解放军东部战区新闻发言人施毅陆军大校10日表示，东部战区完成在台岛周边海空域组织诸军兵种部队系列联合军事行动的各项任务。他补充说，“战区部队将紧盯台海形势变化，持续开展练兵备战，常态组织台海方向战备警巡，坚决捍卫国家主权和领土完整”。同一天，中国国新办发表《台湾问题与新时代中国统一事业》白皮书，强调“非和平方式将是不得已情况下做出的最后选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text:p>
      <text:p text:style-name="P4">
Source: <text:a xlink:type="simple" xlink:href="https://www.dw.com/zh/中国在台湾以北东海地区举行实弹演习/a-65901478" text:style-name="Internet_20_link" text:visited-style-name="Visited_20_Internet_20_Link">
https://www.dw.com/zh/中国在台湾以北东海地区举行实弹演习/a-65901478?maca=chi-rss-chi-all-1127-rdf</text:a>
</text:p>
      <!--NEWS-->
      <text:h text:style-name="P10" text:outline-level="1">
<text:span text:style-name="T4">
中国光伏业高管在德被拘 检方称涉经济犯罪</text:span>
</text:h>
      <text:p text:style-name="P4">
Author: None (Language: zh)</text:p>
      <text:p text:style-name="P4">
Publisher: None</text:p>
      <text:p text:style-name="P4">
Time: 2023-06-13T11:51:00Z</text:p>
      <text:p text:style-name="P4">
Description: 来自中国江苏的一名太阳能企业股东和前高管因在德国受到经济违法指控，在慕尼黑机场被拘捕。虽然他很快被释放，但案件进展仍令人关注。</text:p>
      <text:p text:style-name="P4">
Videos: []</text:p>
      <text:p text:style-name="P4">
Images: []</text:p>
      <text:p text:style-name="P4">
Subject: 经济纵横</text:p>
      <text:p text:style-name="P4">
Subjects: ['慕尼黑', '拜仁慕尼黑', '太阳能']</text:p>
      <text:p text:style-name="P4">
Keywords: ['太阳能', '光伏', '慕尼黑', '拘捕令', '经济犯罪', '签证', '搜查']</text:p>
      <text:p text:style-name="P4">
ID: 65901880</text:p>
      <!--METADATA-->
      <text:p text:style-name="P4">
<text:a xlink:type="simple" xlink:href="https://www.dw.com/zh/overlay/image/article/65901880/60321112" text:style-name="Internet_20_link" text:visited-style-name="Visited_20_Internet_20_Link">
 </text:a>
</text:p>
      <text:p text:style-name="P4">
德国警方在飞机降落后，拘捕了一名中国公民</text:p>
      <text:p text:style-name="P4">
（德国之声中文网）周一（6月12日）《上海证券报》报道，有中国光伏企业高管在德国慕尼黑机场被执法人员带走。目击者称，德国警方应该是按图索骥，"连这个人在飞机上坐的位置、到德国以后住的地方都非常清楚。估计早就掌握好各种信息，准备好来抓的。"报道还引述其他在场旅客称，"被带走的不止一人"。</text:p>
      <text:p text:style-name="P4">
本周（6月14日~16日），欧洲规模最大的太阳能专业展览会--欧洲国际太阳能展（IntersolarEurope）在慕尼黑举行。12日早从上海飞抵慕尼黑的班机上，有不少前来参展的中国光伏企业人士。有人在目睹了同行"被身穿制服的人带走"的情景后，立即传播了这个消息。事情在中国光伏业界引起了震动，有报道称，甚至有投资者担心会波及股价。</text:p>
      <text:h text:style-name="P12" text:outline-level="3">
<text:span text:style-name="T4">
检察院：涉嫌经济非法</text:span>
</text:h>
      <text:p text:style-name="P4">
慕尼黑机场联邦警察发言人12日对德国之声证实，警方在当天早晨拘押了乘坐来自上海的一次航班上的一位旅客，执行的是奥格斯堡地方法院签发的拘捕令。当日下午，这位男子被送往到法院面见法官，之后被有条件释放。</text:p>
      <text:p text:style-name="P4">
对于"多人被带走"的说法，联邦警官表示，该航班乘客中另有3人因签证问题曾短暂被带至机场警局询问，问题澄清后即放行离开，前后不过半小时。两件事之间并无关联。</text:p>
      <text:p text:style-name="P4">
</text:p>
      <text:p text:style-name="P4">
不少中国厂商前往慕尼黑参加国际太阳能技术展Intersolar Europe(资料图片)</text:p>
      <text:p text:style-name="P4">
德国之声向奥格斯堡检察院询问此案得到的书面回复称，此案涉及经济犯罪领域的违法行为，时间跨度为2015年到2017年之间。受控人在这段时间里担任一家中国光伏产品制造企业的高管，同时负责出口销售业务。</text:p>
      <text:p text:style-name="P4">
检方称，根据2018年进行的一系列搜查所得出的调查结论，认定受控人具有"重大的犯罪嫌疑"，但目前尚不能透露有关指控的更多细节。法院于6月12日决定对其的拘捕令"有条件暂停执行"。</text:p>
      <text:p text:style-name="P4">
据《新京报》报道，被拘押者名叫浦永华，确实是中国光伏行业的一名资深经理人。报道援引是公开资料显示，浦永华生于1976年，曾任职于江苏小天鹅集团、江阴浚鑫科技有限公司，江苏润达光伏科技有限公司。浦永华本人对《新京报》表示自己"没事"，"被他们叫去调查一下，已经出来了"。</text:p>
      <text:p text:style-name="P4">
据浦永华的德国律师对德国之声介绍，检方对其当事人的指控是涉嫌商业和团伙性质的走私，即规避进口管制。浦永华获释的条件是缴纳一笔保证金，并且暂时不得离开德国。</text:p>
      <text:h text:style-name="P12" text:outline-level="3">
<text:span text:style-name="T4">
已有先例</text:span>
</text:h>
      <text:p text:style-name="P4">
6月13日凌晨，中国光伏行业协会发布声明，澄清关于媒体报道的中国光伏从业者参加德国慕尼黑国际太阳能技术博览会时被带走调查一事。声明称，经了解，当事人"只是协助调查"，目前已回到酒店。这次协助调查的只有其一人，不涉及网传的多家中国光伏企业，也没有出现多名人员协助调查的情况。</text:p>
      <text:p text:style-name="P4">
协会一位内部人士告诉上证报记者，这"仍是以前价格承诺的历史遗留问题，个别当初违规企业需要补税"。</text:p>
      <text:h text:style-name="P12" text:outline-level="3">
<text:span text:style-name="T4">
中国光伏产品在欧洲的尴尬</text:span>
</text:h>
      <text:p text:style-name="P4">
综合中国媒体报道，浦永华在2009年到2020年间在江苏润达光伏科技有限公司任董事、副总经理，现在是江苏格林保尔新能源有限公司的大股东。</text:p>
      <text:p text:style-name="P4">
江苏润达为新三板上市公司，于2015年5月挂牌上市，现有员工800余人。格林保尔位于江苏常州，固定资产总值30亿元。公司业务涉及光伏产业链上下游，从硅片、电池片、组件到电站设计、建设、运维；在欧洲市场建有3个仓库，销售网络遍布欧洲、亚洲、中东等地。</text:p>
      <text:p text:style-name="P4">
中国太阳能企业高管在德国被抓，并不是第一次发生。据德国光伏行业媒体PVmagazine报道，2019年5月，也是在慕尼黑欧洲国际太阳能技术展期间，两名中国公民被实施逮捕令，原因是涉及太阳能组件的商业走私以及违法规避了2018年9月之前<text:a xlink:type="simple" xlink:href="https://www.dw.com/zh/zh/欧盟拟终止对中国光伏产品反倾销措施/a-45214099" text:style-name="Internet_20_link" text:visited-style-name="Visited_20_Internet_20_Link">
 欧盟执行的最低限价 </text:a>
 。</text:p>
      <text:p text:style-name="P4">
（综合报道）</text:p>
      <text:p text:style-name="P4">
Source: <text:a xlink:type="simple" xlink:href="https://www.dw.com/zh/中国光伏业高管在德被拘-检方称涉经济犯罪/a-65901880" text:style-name="Internet_20_link" text:visited-style-name="Visited_20_Internet_20_Link">
https://www.dw.com/zh/中国光伏业高管在德被拘-检方称涉经济犯罪/a-65901880?maca=chi-rss-chi-all-1127-rdf</text:a>
</text:p>
      <!--NEWS-->
      <text:h text:style-name="P10" text:outline-level="1">
<text:span text:style-name="T4">
中國接待巴勒斯坦總統 深化中東外交</text:span>
</text:h>
      <text:p text:style-name="P4">
Author: None (Language: zh)</text:p>
      <text:p text:style-name="P4">
Publisher: None</text:p>
      <text:p text:style-name="P4">
Time: 2023-06-13T13:48:00Z</text:p>
      <text:p text:style-name="P4">
Description: 本周二（6月13日），巴勒斯坦国总统马哈茂德·阿巴斯抵达北京，开启对中国为期四天的国事访问。巴勒斯坦通讯社报道，阿巴斯访华期间将与中国国家主席习近平以及国务院总理李强举行会晤。</text:p>
      <text:p text:style-name="P4">
Videos: []</text:p>
      <text:p text:style-name="P4">
Images: []</text:p>
      <text:p text:style-name="P4">
Subject: 时政风云</text:p>
      <text:p text:style-name="P4">
Subjects: ['德中关系', '伊朗', '岛屿主权争端', '专题报道：全景观看“习马会”', '巴勒斯坦', '中国', '中共十九大']</text:p>
      <text:p text:style-name="P4">
Keywords: ['巴勒斯坦', '阿巴斯', '中国', '访问', '沙特', '伊朗']</text:p>
      <text:p text:style-name="P4">
ID: 65904007</text:p>
      <!--METADATA-->
      <text:p text:style-name="P4">
<text:a xlink:type="simple" xlink:href="https://www.dw.com/zh/overlay/image/article/65904007/57382751" text:style-name="Internet_20_link" text:visited-style-name="Visited_20_Internet_20_Link">
 </text:a>
</text:p>
      <text:p text:style-name="P4">
阿巴斯从2005年到2017年已经四次访问中国。</text:p>
      <text:p text:style-name="P4">
（德国之声中文网）巴勒斯坦总统 <text:a xlink:type="simple" xlink:href="https://www.dw.com/zh/zh/巴勒斯坦主席阿巴斯一语惊人引发众怒/a-62836975" text:style-name="Internet_20_link" text:visited-style-name="Visited_20_Internet_20_Link">
 阿巴斯（Mahmoud Abbas）</text:a>
週二（6月13日）抵達北京，展開為期4天的國事訪問，隨同政要還包括該國外交部長马立基（Riyad al-Maliki），後者在抵達當日已與中國外長秦剛舉行會談。</text:p>
      <text:p text:style-name="P4">
據巴勒斯坦通訊社（WAFA）報導，阿巴斯訪華期間將與中國國家主席習近平就「巴拉斯坦最新局勢以及雙方都感興趣的國際議題」交換意見。</text:p>
      <text:p text:style-name="P4">
上周，中國外交部發言人汪文斌在記者會上表示，「阿巴斯總統是中國人民的老朋友、好朋友。他是今年中方接待的首位阿拉伯國家元首，充分體現了中巴友好關係的高水準」。</text:p>
      <text:p text:style-name="P4">
他還說：「中方一貫堅定支持巴勒斯坦人民恢復民族合法權利的正義事業。」</text:p>
      <text:p text:style-name="P4">
根據中國外交部的聲明，秦剛在马立基的會談中表示，「中方高度重視巴勒斯坦問題，一貫堅定支持巴勒斯坦人民恢復民族合法權利的正義事業，將繼續支持和談正確方向，為解決巴勒斯坦問題貢獻中國智慧、中國力量。」</text:p>
      <text:p text:style-name="P4">
馬立基則表示，「中國是值得信賴、可以依靠的好朋友」，並讚賞習近平就巴勒斯坦問題提出一系列倡議，在政治、發展領域為巴方提供重要支持。</text:p>
      <text:h text:style-name="P12" text:outline-level="3">
<text:span text:style-name="T4">
深化中東外交</text:span>
</text:h>
      <text:p text:style-name="P4">
彭博社指出，中國近期不斷加强其在中东地区的外交影响力，試圖削弱美國在該地區的影響力；隨著以巴暴力事件不断恶化，北京也盼能在國際社會中試圖扮演和平調解人的角色。</text:p>
      <text:p text:style-name="P4">
今年4月17日，秦剛分別同巴勒斯坦和以色列外長通話，強調中國願為以巴雙方盡快恢復和談發揮積極作用。</text:p>
      <text:p text:style-name="P4">
去年12月，習近平在沙烏地首都利雅德出席首屆中國－阿拉伯國家峰會、首屆中國－海灣阿拉伯國家合作委員會峰會期間會見了阿巴斯。習近平在會見中表示，中方將繼續為推動巴勒斯坦問題早日得到公正持久解決不懈努力。</text:p>
      <text:p text:style-name="P4">
今年3月，在中國的外交斡旋之下，長期對立的 <text:a xlink:type="simple" xlink:href="https://www.dw.com/zh/zh/沙特和伊朗外长在北京签署恢复邦交声明/a-65251448" text:style-name="Internet_20_link" text:visited-style-name="Visited_20_Internet_20_Link">
 伊朗和沙烏地實現歷史性和解</text:a>
，重新恢復了邦交。上周，美國國務卿布林肯對沙烏地進行訪問之後對外表示，沙烏地沒有被強迫在華盛頓和北京之間選邊站。</text:p>
      <text:p text:style-name="P4">
日前，巴勒斯坦民族解放運動（法塔赫）中央委員、阿拉伯關係和中國事務部部長阿巴斯‧扎基（AbbasZaki）接受新華社採訪時說，中國和巴勒斯坦是「比兄弟還要親近的朋友」。他還說，總統阿巴斯此訪將聚焦「阿拉伯和平倡議」，期待中國今後在巴以問題上繼續發揮更大作用。</text:p>
      <text:p text:style-name="P4">
商務經貿方面，中國也不斷加強與中東的合作。</text:p>
      <text:p text:style-name="P4">
路透社報導，阿巴斯的經濟顧問穆罕默德-穆斯塔法（MohammedMustafa）表示，中國似乎正在增加其與巴勒斯坦的經貿往來，兩國已就中國將資助的4個項目達成原則性協議。這些項目位於由以色列占領的西岸地區，包括太陽能發電裝置、太陽能電池板生產廠、鋼鐵廠和道路基礎設施。</text:p>
      <text:p text:style-name="P4">
穆斯塔法說，希望在兩國總統會面時能初步簽署此項協議。</text:p>
      <text:p text:style-name="P4">
此前在 <text:a xlink:type="simple" xlink:href="https://www.dw.com/zh/zh/無視西方擔憂-沙中開啟新商業合作/a-65886571" text:style-name="Internet_20_link" text:visited-style-name="Visited_20_Internet_20_Link">
 沙烏地阿拉伯11日舉辦的「阿拉伯-中國合作論壇第十屆企業家大會」上，中阿也宣布了數十億美元的投資合作</text:a>
 。</text:p>
      <text:p text:style-name="P4">
</text:p>
      <text:p text:style-name="P4">
在中阿商會上，沙烏地外交大臣費薩爾與中國全國政協副主席胡春華在商會中並肩而行</text:p>
      <text:p text:style-name="P4">
（法新社、彭博社、路透社）</text:p>
      <text:p text:style-name="P4">
Source: <text:a xlink:type="simple" xlink:href="https://www.dw.com/zh/中國接待巴勒斯坦總統-深化中東外交/a-65904007" text:style-name="Internet_20_link" text:visited-style-name="Visited_20_Internet_20_Link">
https://www.dw.com/zh/中國接待巴勒斯坦總統-深化中東外交/a-65904007?maca=chi-rss-chi-all-1127-rdf</text:a>
</text:p>
      <!--NEWS-->
      <text:h text:style-name="P10" text:outline-level="1">
<text:span text:style-name="T4">
中国逆回购降息预示着更多措施即将出台 (Free Version)</text:span>
</text:h>
      <text:p text:style-name="P4">
Authors: ['李若瑟', '康河信']</text:p>
      <text:p text:style-name="P4">
Publisher: 英国《金融时报》</text:p>
      <text:p text:style-name="P4">
Time: 2023-06-13T23:06:55+00:00</text:p>
      <text:p text:style-name="P4">
Published Time: 2023-06-13T12:00:99+08:00</text:p>
      <text:p text:style-name="P4">
Modified Time: 2023-06-13T19:03:99+08:00</text:p>
      <text:p text:style-name="P4">
Description: 中国央行将7天期逆回购利率下调10个基点，以“维护银行体系流动性合理充裕”。此举很可能预示着其他货币宽松和刺激措施将会陆续出台。</text:p>
      <text:p text:style-name="P4">
Images: ["<text:a xlink:type="simple" xlink:href="https://thumbor.ftacademy.cn/unsafe/picture/5/000093275_piclink.jpg" text:style-name="Internet_20_link" text:visited-style-name="Visited_20_Internet_20_Link">
000093275_pic...</text:a>
"]</text:p>
      <text:p text:style-name="P4">
Themes: ['新型冠状病毒', '关注']</text:p>
      <text:p text:style-name="P4">
Keywords: ['中国经济', '中国商业与金融', '新兴市场', '亚太经济', '新型冠状病毒', '中国人民银行', '高盛', '中央银行', '中国政府', '汤森路透', '欧洲经济']</text:p>
      <text:p text:style-name="P4">
Type: Article</text:p>
      <!--METADATA-->
      <text:p text:style-name="P4">
<draw:frame draw:style-name="fr1" draw:name="Image49" text:anchor-type="as-char" svg:width="6.9236in" svg:height="3.894525in" draw:z-index="0">
<draw:image xlink:href="../Images/FT Chinese Free Version/2023-06-13T23-06-55-00-00/000093275_piclink.jpg" xlink:type="simple" xlink:show="embed" xlink:actuate="onLoad" draw:mime-type="image/jpeg"/>
</draw:frame>
</text:p>
      <text:p text:style-name="P4">
中国周二出人意料地降低一项关键利率并宣布企业税收减免，其背景是信贷增长趋弱进一步表明世界第二大经济体的疫后复苏正在失去势头。</text:p>
      <text:p text:style-name="P4">
中国人民银行(PBoC)下调了被用来管理银行体系短期流动性的7天期逆回购利率。分析师们表示，此举很可能预示着更为实质性的货币宽松和刺激措施即将出台。</text:p>
      <text:p text:style-name="P4">
Source: <text:a xlink:type="simple" xlink:href="http://www.ftchinese.com/story/001099953" text:style-name="Internet_20_link" text:visited-style-name="Visited_20_Internet_20_Link">
http://www.ftchinese.com/story/001099953</text:a>
</text:p>
      <!--NEWS-->
      <text:h text:style-name="P10" text:outline-level="1">
<text:span text:style-name="T4">
如何通过“流水线模式”提高生成证明的效率？ (Free Version)</text:span>
</text:h>
      <text:p text:style-name="P4">
Authors: ['康水跃，孟铉济为FT中文网撰稿']</text:p>
      <text:p text:style-name="P4">
Publisher: 英国《金融时报》</text:p>
      <text:p text:style-name="P4">
Time: 2023-06-13T23:07:52+00:00</text:p>
      <text:p text:style-name="P4">
Published Time: 2023-06-13T12:00:99+08:00</text:p>
      <text:p text:style-name="P4">
Modified Time: 2023-06-13T19:07:99+08:00</text:p>
      <text:p text:style-name="P4">
Description: 康水跃、孟铉济：本文将分析基本的交易打包方式。随后，我们将重点聚焦于流水线方式生成零知识证明的技术，详细分析其原理和应用场景。</text:p>
      <text:p text:style-name="P4">
Images: ["<text:a xlink:type="simple" xlink:href="https://thumbor.ftacademy.cn/unsafe/picture/3/000166083_piclink.jpg" text:style-name="Internet_20_link" text:visited-style-name="Visited_20_Internet_20_Link">
000166083_pic...</text:a>
", "<text:a xlink:type="simple" xlink:href="https://thumbor.ftacademy.cn/unsafe/picture/2/000184232_piclink.jpg" text:style-name="Internet_20_link" text:visited-style-name="Visited_20_Internet_20_Link">
000184232_pic...</text:a>
", "<text:a xlink:type="simple" xlink:href="https://thumbor.ftacademy.cn/unsafe/picture/3/000184233_piclink.jpg" text:style-name="Internet_20_link" text:visited-style-name="Visited_20_Internet_20_Link">
000184233_pic...</text:a>
"]</text:p>
      <text:p text:style-name="P4">
Themes: ['加密资产', '关注']</text:p>
      <text:p text:style-name="P4">
Keywords: ['加密资产', '加密行业', '区块链']</text:p>
      <text:p text:style-name="P4">
Type: Article</text:p>
      <!--METADATA-->
      <text:p text:style-name="P4">
<draw:frame draw:style-name="fr1" draw:name="Image50" text:anchor-type="as-char" svg:width="6.9236in" svg:height="4.617987in" draw:z-index="0">
<draw:image xlink:href="../Images/FT Chinese Free Version/2023-06-13T23-07-52-00-00/000166083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在当今的数字时代，随着区块链技术的迅猛发展，人们对于数据隐私和安全性的关注越来越高。为了实现更高效、可扩展的区块链应用，诸多解决方案被提出，其中之一便是零知识证明（Zero-Knowledge Proof）技术。零知识证明作为一种强大的密码学工具，可以在不泄露敏感信息的前提下，验证某个陈述的真实性。</text:p>
      <text:p text:style-name="P4">
近年来，zkRollup作为区块链扩容技术的重要创新之一，引起了广泛关注。zkRollup通过将大量交易打包，在链下执行，并利用零知识证明的特性来验证这些交易的正确性，从而显著提高了区块链的吞吐量和可扩展性。而在zkRollup的实现中，如何对交易进行分配打包，并生成证明，成为了zkRollup系统的重要组成部分。</text:p>
      <text:p text:style-name="P4">
在Layer1系统当中，交易以区块的形式被打包并由矿工来计算。而在Layer2系统当中，交易如何打包，或者说如何产生一个Layer2的块，需要单独的考量。</text:p>
      <text:p text:style-name="P4">
FOX是基于zkEVM的Layer2zkRollup扩容的项目，对于这个问题，FOX正在探索使用流水线形式的处理方式来对交易分批处理，预期能够对效率产生很大提升。</text:p>
      <text:p text:style-name="P4">
本文将深入探讨流水线方式生成零知识证明在zkRollup中的应用。首先，我们将分析基本的交易打包方式。随后，我们将重点聚焦于流水线方式生成零知识证明的技术，详细分析其原理和应用场景。</text:p>
      <text:p text:style-name="P4">
<text:span text:style-name="T4">
常规的交易打包方式</text:span>
</text:p>
      <text:p text:style-name="P4">
在传统的区块链系统中，交易的确认和打包是一个耗时且资源密集型的过程。通常情况下，交易被逐个验证并添加到区块中，然后通过共识算法达成一致，使得区块链的状态得以更新。然而，这种逐个验证和打包的方式存在着明显的局限性，包括低吞吐量和高延迟等问题。</text:p>
      <text:p text:style-name="P4">
在常规的交易打包流程中，首先，一批待处理的交易会被收集起来，可以是用户提交的交易或者来自其他链上的交易。然后，这些交易会被验证，以确保其合法性和有效性。这些验证包括检查交易的签名、验证交易的有效性和一致性等。一旦交易通过了验证，它们将被打包成一个批次，形成一个待提交的区块。</text:p>
      <text:p text:style-name="P4">
而在zkRollup系统当中，用户提交的交易同样首先会被放在交易池中等待，在FOX系统当中，Sequencer会定期抓取交易池中的交易并本地执行以及排序，形成一个交易包，也就是区块，这个时候会将交易执行结果提交到Layer1，同时还要将这个结果以及交易数据提交给产生证明的Folder节点。</text:p>
      <text:p text:style-name="P4">
根据我们对零知识证明算法的基本了解（读者可以参考之前FOX的系列文章），Folder如果想要生成证明必须要得到输入以及执行完毕的结果，这就使得如果按照常规的方式进行，需要等待Sequencer将所有交易全都执行完毕再交给Folder。为了更加有效利用计算资源，我们希望让Sequencer在执行完一部分交易以后马上交给Folder进行证明生成。</text:p>
      <text:p text:style-name="P4">
<text:span text:style-name="T4">
FOX正在探索中的流水线处理模式</text:span>
</text:p>
      <text:p text:style-name="P4">
为了实现上述目标，我们需要让Sequencer对于交易分批执行并在执行完一批之后马上将中间结果发送给Folder。</text:p>
      <text:p text:style-name="P4">
具体来讲，假设交易包交易总数为100，单个批次交易数量为10，则流水线处理方式可以用下图来表示。</text:p>
      <text:p text:style-name="P4">
<draw:frame draw:style-name="fr1" draw:name="Image51" text:anchor-type="as-char" svg:width="6.9236in" svg:height="3.894525in" draw:z-index="0">
<draw:image xlink:href="../Images/FT Chinese Free Version/2023-06-13T23-07-52-00-00/000184232_piclink.jpg" xlink:type="simple" xlink:show="embed" xlink:actuate="onLoad" draw:mime-type="image/jpeg"/>
</draw:frame>
</text:p>
      <text:p text:style-name="P4">
图1：流水线模式生成交易证明</text:p>
      <text:p text:style-name="P4">
接下来我们来简单分析一下两种方式的时间开销，并讨论一下在什么情况下使用流水线方式会有更高的效率。为了简化起见，这里的讨论没有考虑Sequencer将数据发送给Folder的时间。</text:p>
      <text:p text:style-name="P4">
设交易包的交易数量为n，批次数量为k，Sequencer的执行时间函数为exe(),Folder的证明生成时间函数为prove(),聚合证明时间函数为aggr(),常规方式总时间为Sum1,流水线方式总时间为Sum2。</text:p>
      <text:p text:style-name="P4">
于是按照上述过程，常规方式依赖于Sequencer先进行执行然后Folder进行证明生成，所需要的总时间为</text:p>
      <text:p text:style-name="P4">
Sum1=exe(n)+prove(n)</text:p>
      <text:p text:style-name="P4">
而流水线方式的时间应该包括Sequencer对于第一批交易的执行时间，以及后边生成证明的时间和后续批次执行时间的较大者，还有最后的聚合时间。</text:p>
      <text:p text:style-name="P4">
Sum2=exe(n/k)+max{k<text:span text:style-name="T5">
prove(n/k),(k-1)</text:span>
exe(n/k)}+aggr(k)</text:p>
      <text:p text:style-name="P4">
所以比较二者总时长，执行时间函数exe()基本可以近似于线性函数，而对于prove()，由于FOX系统的证明算法证明生成时间为线性函数，故prove()也为线性函数。</text:p>
      <text:p text:style-name="P4">
可以得出结论：</text:p>
      <text:p text:style-name="P4">
若exe(n)&gt;
prove(n),则当prove(n)&gt;
aggr(k)时，Sum1&gt;
Sum2.</text:p>
      <text:p text:style-name="P4">
若exe(n)  aggr(k)时，Sum1&gt;
Sum2.</text:p>
      <text:p text:style-name="P4">
所以说，如果聚合时间aggr(k)足够小，且证明生成时间为线性函数，则采用流水线方式非常有助于提升系统效率，减少总的生成证明时间。</text:p>
      <text:p text:style-name="P4">
上述的分析只对线性时间证明算法成立，从这一点也可以看出FOX采用线性时间证明算法的重要性。</text:p>
      <text:p text:style-name="P4">
<draw:frame draw:style-name="fr1" draw:name="Image52" text:anchor-type="as-char" svg:width="6.9236in" svg:height="3.894525in" draw:z-index="0">
<draw:image xlink:href="../Images/FT Chinese Free Version/2023-06-13T23-07-52-00-00/000184233_piclink.jpg" xlink:type="simple" xlink:show="embed" xlink:actuate="onLoad" draw:mime-type="image/jpeg"/>
</draw:frame>
</text:p>
      <text:p text:style-name="P4">
图2：证明计算流程图</text:p>
      <text:p text:style-name="P4">
之所以说流水线方法处于正在探索的状态，是通过对于这种模式的分析我们可以看出，每一个交易包被分成的批次越多，Sequencer需要记录和传输给Folder的数据就越多，开销就越大，但是对于Folder而言，单次处理的计算量会降低一些，聚合的过程会更复杂。所以具体如何分割，是一个需要权衡的问题，也具体地依赖于Sequencer和Folder的计算性能。</text:p>
      <text:p text:style-name="P4">
<text:span text:style-name="T4">
对交易进行高效分配打包从而逐批生成证明是关键优化点</text:span>
</text:p>
      <text:p text:style-name="P4">
在 zkRollup实现中，高效地对交易进行分配打包并生成证明是关键的优化点。FOX正在不断地优化模式，寻找更加高效的解决方案。下面是FOX采用的基本流程：</text:p>
      <text:p text:style-name="P4">
交易收集：收集待处理的交易，并将其存储在一个交易池中。这些交易可能是用户提交的交易，或者是其他系统或合约产生的交易。</text:p>
      <text:p text:style-name="P4">
交易排序：对交易池中的交易进行排序，以确定打包的顺序。通常，可以使用基于优先级、时间戳或其他因素的排序算法。排序的目标是最大化交易的整体吞吐量和效率。</text:p>
      <text:p text:style-name="P4">
交易分配：将排序后的交易分配到合适的区块中。在 zkRollup中，通常会创建一个新的区块来容纳一定数量的交易。分配的过程可以使用贪婪算法或其他分配策略，以最大化每个区块的容量利用率。</text:p>
      <text:p text:style-name="P4">
区块打包：对已分配的交易进行打包，形成一个完整的区块。在FOX的Layer2架构当中，这个区块实际上只包含了交易的摘要信息，这个摘要信息可以是交易的哈希或其他形式的紧凑表示，而不是交易的详细内容，详细的交易信息会被存储在FOX的Ringer当中，从而实现数据可用性（DA）。</text:p>
      <text:p text:style-name="P4">
证明生成：对打包后的区块生成相应的证明。这个证明应该能够证明区块中每个交易的有效性，以及整个区块的一致性。FOX的流水线模式主要应用于这个环节，用来更高效地利用Folder算力，将一个区块当中的交易分批地传送给Folder进行证明生成。Folder分别对每批交易计算正确性证明，最后再聚合起来。通常，这个证明是基于FOAKS这种快速有针对性的零知识证明算法，通过将区块中的交易与状态转换规则进行比对，验证它们是否遵循了系统的规则和约束。</text:p>
      <text:p text:style-name="P4">
证明验证：接收方可以使用证明来验证区块的有效性，而无需重新计算整个区块。这个验证过程可以是高度有效的，因为它只涉及对证明的检查，而不需要对交易进行复杂的计算。</text:p>
      <text:p text:style-name="P4">
FOX的“流水线模式”主要发生在证明生成这个环节。在交易收集和排序中，Sequencer收集待处理的交易，并按照某种规则对它们进行排序，确定执行的顺序。在此后的交易分批执行中，Sequencer将排序后的交易分批执行。每批中的一组交易被发送给执行引擎进行处理。执行引擎模拟执行这些交易，并记录状态转换的中间结果。在每批交易执行完之后，Sequencer将中间结果发送给Folder。</text:p>
      <text:p text:style-name="P4">
这可以通过将中间结果编码以状态更新、交易哈希等形式逐批发送给Folder的通信通道来完成。Folder在接收到各批中间结果后会使用这些结果，从而逐批地生成相应证明。这些证明的生成基于FOX自研的FOAKS零知识证明的算法，其使用中间结果作为输入，来证明交易的有效性和整个区块的一致性。</text:p>
      <text:p text:style-name="P4">
最后一步是证明验证。生成的证明被发送给验证方，即部署在Ethereum的智能合约Verifier，以验证区块的有效性。Verifier使用验证算法对证明进行检查，以确保其正确性和合法性。</text:p>
      <text:p text:style-name="P4">
通过这种流水线方式，Sequencer可以在执行交易的同时，不断将中间结果发送给Folder，从而逐批地进行证明的生成。这可以提高整个系统的效率和吞吐量，同时减少了证明生成的延迟。</text:p>
      <text:p text:style-name="P4">
<text:span text:style-name="T4">
结语</text:span>
</text:p>
      <text:p text:style-name="P4">
本文介绍了在zkRollup当中，一种比较新颖的对于交易分批次处理生成证明的方案，流水线方式，并且详细分析了这种方式的时间开销，对于线性证明算法而言，合理的使用流水线方式可以有助于减少总的证明生成时间。FOX采用的证明系统就实现了线性证明时间，对于快速生成证明和提升用户体验都有着很大的帮助。FOX团队将会不断探索并优化这个方案。</text:p>
      <text:p text:style-name="P4">
（作者介绍：康水跃系Fox Tech CEO；孟铉济系Fox Tech首席科学家。本文仅代表作者观点。责任编辑邮箱：Tao.feng@ftchinese.com）</text:p>
      <text:p text:style-name="P4">
Source: <text:a xlink:type="simple" xlink:href="http://www.ftchinese.com/story/001099949" text:style-name="Internet_20_link" text:visited-style-name="Visited_20_Internet_20_Link">
http://www.ftchinese.com/story/001099949</text:a>
</text:p>
      <!--NEWS-->
      <text:h text:style-name="P10" text:outline-level="1">
<text:span text:style-name="T4">
多元化投资仍是安渡不确定环境的良策 (Free Version)</text:span>
</text:h>
      <text:p text:style-name="P4">
Authors: ['为FT中文网撰稿']</text:p>
      <text:p text:style-name="P4">
Publisher: 英国《金融时报》</text:p>
      <text:p text:style-name="P4">
Time: 2023-06-13T23:08:07+00:00</text:p>
      <text:p text:style-name="P4">
Published Time: 2023-06-13T12:00:99+08:00</text:p>
      <text:p text:style-name="P4">
Modified Time: 2023-06-13T19:08:99+08:00</text:p>
      <text:p text:style-name="P4">
Description: 陈敏兰：通胀压力或持续高于疫情前的常态化水平，这继而强化了投资于黄金等实物资产的理据，因这些资产是具吸引力的多元化回报来源。</text:p>
      <text:p text:style-name="P4">
Images: ["<text:a xlink:type="simple" xlink:href="https://thumbor.ftacademy.cn/unsafe/picture/4/000097254_piclink.jpg" text:style-name="Internet_20_link" text:visited-style-name="Visited_20_Internet_20_Link">
000097254_pic...</text:a>
", "<text:a xlink:type="simple" xlink:href="https://thumbor.ftacademy.cn/unsafe/picture/1/000184231_piclink.jpg" text:style-name="Internet_20_link" text:visited-style-name="Visited_20_Internet_20_Link">
000184231_pic...</text:a>
"]</text:p>
      <text:p text:style-name="P4">
Themes: ['投资', '关注']</text:p>
      <text:p text:style-name="P4">
Keywords: ['投资', '黄金', '通胀', '美联储']</text:p>
      <text:p text:style-name="P4">
Type: Article</text:p>
      <!--METADATA-->
      <text:p text:style-name="P4">
<draw:frame draw:style-name="fr1" draw:name="Image53" text:anchor-type="as-char" svg:width="6.9236in" svg:height="3.901286in" draw:z-index="0">
<draw:image xlink:href="../Images/FT Chinese Free Version/2023-06-13T23-08-07-00-00/000097254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黄金再次受到投资者青睐。这一次，多个因素巩固了黄金的重要地位——从银行业动荡到地缘政治紧张局势、通胀担忧，以及对美元作为主要储备货币的顾虑日益升温。</text:p>
      <text:p text:style-name="P4">
虽然黄金不产生现金流，但它是平衡型投资组合中重要的战略资产。截至5月底，黄金已从去年9月的低点上涨了21%。在当今充满不确定性、变化难测的环境中，我们认为黄金可能会在今年晚些时候突破历史高点，并在2024年3月达到2200美元/盎司。</text:p>
      <text:p text:style-name="P4">
<text:span text:style-name="T4">
美联储利率或将见顶</text:span>
</text:p>
      <text:p text:style-name="P4">
首先，美元走软往往有利于包括黄金在内的大宗商品等与美元呈负相关的资产类别。在经历了大约14个月前所未有的紧缩货币政策之后，主要央行终于放慢了加息步伐。</text:p>
      <text:p text:style-name="P4">
美联储、欧洲央行和英国央行均在5月份的政策会议上宣布加息25个基点，而欧洲央行和英国央行都暗示未来还会继续加息。</text:p>
      <text:p text:style-name="P4">
相反，美联储释出了利率可能即将见顶的信号。更重要的是，虽然今年降息的可能性值得商榷，但历史表明，当美联储开始降息时，速度往往会很快。</text:p>
      <text:p text:style-name="P4">
美联储“点阵图”隐含2024年将降息3.5次，而期货市场计入了联邦基金利率将达到约3.4%的预期。相比欧洲央行和英国央行，美联储的论调更加鸽派，这可能会为美元走弱创造有利条件，进一步支撑金价。</text:p>
      <text:p text:style-name="P4">
DXY美元指数自去年达到20年高点以来下跌了约9%。由于贷款标准收紧和科技支出趋势转差等不利因素可能导致美国GDP增长优势进一步收窄，未来美元将再次走疲。</text:p>
      <text:p text:style-name="P4">
<text:span text:style-name="T4">
去美元化在酝酿中</text:span>
</text:p>
      <text:p text:style-name="P4">
储备货币多元化正在全球落地生根。这一趋势在全球金融危机期间开始出现，并在俄乌冲突爆发后俄罗斯遭到制裁而进一步加强。根据国际货币基金组织的数据，美元在全球外汇储备中所占的比例已经从1999年的72%下降至2022年底的58%。</text:p>
      <text:p text:style-name="P4">
需要明确的是，美元不太可能在短期内失去其作为第一大国际储备货币的地位，其持有量仍远高于排名第二的欧元的20%。但各国正在寻求替代选项，而黄金一直是主要受益者。</text:p>
      <text:p text:style-name="P4">
有一点值得注意，尽管自 2022年5月以来10年期实际利率转为正值，但各国央行仍在囤积黄金。世界黄金协会的数据显示，2022年全球央行购买的黄金数量为1950年以来最多。例如，新加坡在2023年3月的黄金持有量达到222吨，比2022年底大幅增加45%。</text:p>
      <text:p text:style-name="P4">
与此同时，一些发展中国家正在采取包括订立双边协议等措施，以提高国际贸易结算中使用替代货币的吸引力。</text:p>
      <text:p text:style-name="P4">
随着地缘政治局势升温，黄金作为最传统的对冲工具将进一步受益于避险需求的增加。根据彭博最近的一项调查，52%的专业投资者（以及46%的散户投资者）视黄金为最安全的资产。受访者偏好的第二大对冲工具——美国国债——的热门程度仅为黄金的三分之一。</text:p>
      <text:p text:style-name="P4">
尽管如此，美国债务担忧缓和或利率预期有所变化，可能会令金价短线受压。但考虑到当前的结构性支持，价格回调应属暂时现象。</text:p>
      <text:p text:style-name="P4">
<text:span text:style-name="T4">
实物资产是具吸引力的多元化工具</text:span>
</text:p>
      <text:p text:style-name="P4">
总体而言，在后疫情时代，随着投资者对大宗商品、基础设施和房地产等“实物资产”的需求日益增加，金价也水涨船高。</text:p>
      <text:p text:style-name="P4">
在各国寻求去风险、多元化和建立本地供应链之际，可能导致通胀压力持续高于疫情前的常态化水平。这继而强化了投资于黄金等实物资产的理据，因这些资产是具吸引力的多元化回报来源。</text:p>
      <text:p text:style-name="P4">
究竟要将多少资金分配到实物资产和另类资产，在很大程度上取决于投资者的投资期限和对流动性不足的承受能力。瑞银认为，一般来说，将最多20%的投资配置到流动性较弱的资产类别应该可以使大多数投资者避免出现流动性问题，如果投资组合对现金流的需求较低，则最多可配置40%的资金至低流动性资产。</text:p>
      <text:p text:style-name="P4">
至于黄金，历史表明它是一种有效的多元化工具，尤其是在地缘经济动荡时期，例如近几十年来的三大风险事件——欧债危机、全球金融危机和新冠疫情。</text:p>
      <text:p text:style-name="P4">
对于平衡型美元投资组合，瑞银的分析显示，近几十年来，5%左右的黄金配置可提高风险调整后回报并减少回撤。</text:p>
      <text:p text:style-name="P4">
投资者应充分考虑所有不同选项以降低风险和稳定投资组合。在充满不确定性的时期，多元化布局往往是最好的防御策略。比起以往任何时候，现在是评估形势、管理资产类别敞口并妥善对冲未来风险的最佳时机。</text:p>
      <text:p text:style-name="P4">
<draw:frame draw:style-name="fr1" draw:name="Image54" text:anchor-type="as-char" svg:width="6.9236in" svg:height="4.286908in" draw:z-index="0">
<draw:image xlink:href="../Images/FT Chinese Free Version/2023-06-13T23-08-07-00-00/000184231_piclink.jpg" xlink:type="simple" xlink:show="embed" xlink:actuate="onLoad" draw:mime-type="image/jpeg"/>
</draw:frame>
</text:p>
      <text:p text:style-name="P4">
（作者系瑞银财富管理亚太区首席投资总监。本文仅代表作者观点。责任编辑邮箱：Tao.feng@ftchinese.com）</text:p>
      <text:p text:style-name="P4">
Source: <text:a xlink:type="simple" xlink:href="http://www.ftchinese.com/story/001099948" text:style-name="Internet_20_link" text:visited-style-name="Visited_20_Internet_20_Link">
http://www.ftchinese.com/story/001099948</text:a>
</text:p>
      <!--NEWS-->
      <text:h text:style-name="P10" text:outline-level="1">
<text:span text:style-name="T4">
乌克兰：俄军飞弹夜袭敖德萨 至少3死13伤</text:span>
</text:h>
      <text:p text:style-name="P4">
Publisher: 法新社</text:p>
      <text:p text:style-name="P4">
Published Time: 2023-06-14T-15:32:08+00:00</text:p>
      <text:p text:style-name="P4">
Modified Time: 2023-06-14T08:20:06+00:00</text:p>
      <text:p text:style-name="P4">
Description: （法新社基辅14日电） 敖德萨州军政总署发言人布拉楚克（Serhiy Bratchuk）今天在通讯软体Telegram表示，位于黑海的一艘俄军战舰彻夜发射4枚「口径」式（Kalibr）巡弋飞弹攻击敖德萨市（Odesa），造成至少3人丧生，另有13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14T-15-32-08-00-00/000000.png" xlink:type="simple" xlink:show="embed" xlink:actuate="onLoad" draw:mime-type="image/png"/>
</draw:frame>
</text:p>
      <text:p text:style-name="P4">
布拉楚克指出，一枚俄军飞弹击中一家连锁店的库房，造成3人丧生，另有7人受伤。</text:p>
      <text:p text:style-name="P4">
他并说，市中心有6人受伤。</text:p>
      <text:p text:style-name="P4">
军政总署表示，乌克兰空军击落2枚俄军飞弹。</text:p>
      <text:p text:style-name="P4">
Source: <text:a xlink:type="simple" xlink:href="https://www.rfi.fr/cn/%E5%9B%BD%E9%99%85%E6%8A%A5%E9%81%93/20230614-%E4%B9%8C%E5%85%8B%E5%85%B0-%E4%BF%84%E5%86%9B%E9%A3%9E%E5%BC%B9%E5%A4%9C%E8%A2%AD%E6%95%96%E5%BE%B7%E8%90%A8-%E8%87%B3%E5%B0%913%E6%AD%BB13%E4%BC%A4" text:style-name="Internet_20_link" text:visited-style-name="Visited_20_Internet_20_Link">
https://www.rfi.fr/cn/%E5%9B%BD%E9%99%85%E6%8A%A5%E9%81%93/20230614-%E4%B9%8C%E5%85%8B%E5%85%B0-%E4%BF%84%E5%86%9B%E9%A3%9E%E5%BC%B9%E5%A4%9C%E8%A2%AD%E6%95%96%E5%BE%B7%E8%90%A8-%E8%87%B3%E5%B0%913%E6%AD%BB13%E4%BC%A4</text:a>
</text:p>
      <!--NEWS-->
      <text:h text:style-name="P10" text:outline-level="1">
<text:span text:style-name="T4">
谐星拿MH370失踪当笑料 大马寻求国际刑警组织协助</text:span>
</text:h>
      <text:p text:style-name="P4">
Publisher: 法新社</text:p>
      <text:p text:style-name="P4">
Published Time: 2023-06-14T-17:32:08+00:00</text:p>
      <text:p text:style-name="P4">
Modified Time: 2023-06-14T08:05:02+00:00</text:p>
      <text:p text:style-name="P4">
Description: （法新社吉隆坡14日电） 一名在新加坡长大的美国脱口秀演员因拿马航MH370失踪事件开玩笑，惹怒马来西亚。大马媒体报导，尽管新加坡已道歉，大马今天仍将要求国际刑警组织协助追查这名谐星的行踪。</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14T-17-32-08-00-00/000000.png" xlink:type="simple" xlink:show="embed" xlink:actuate="onLoad" draw:mime-type="image/png"/>
</draw:frame>
</text:p>
      <text:p text:style-name="P4">
裘思琳．贾（Jocelyn Chia）是今年4月间在美国纽约市「喜剧地窖」（ComedyCellar，暂译）的演出中讲了这个段子。她当时正嘲讽马来西亚与新加坡之间历来紧张的关系。</text:p>
      <text:p text:style-name="P4">
马来西亚航空公司（MalaysiaAirlines）MH370班机于2014年3月在吉隆坡前往北京的途中失踪，是马来西亚最致命的航空事故之一，机上239人推定已全数遇难。</text:p>
      <text:p text:style-name="P4">
裘思琳．贾的这个段子点燃大马怒火。马来西亚警方根据煽动及冒犯性线上内容相关法令展开调查。警察总监沙尼（Acryl Sani AbdullahSani）昨天表示，将要求国际刑警组织（Interpol）找出这名脱口秀演员行踪。</text:p>
      <text:p text:style-name="P4">
据大马官方马新社（Bernama）报导，沙尼表示将于今天提出请求。</text:p>
      <text:p text:style-name="P4">
在英国殖民统治结束后，马来西亚和新加坡曾短暂合并为一个国家，两国随后在1965年分家。</text:p>
      <text:p text:style-name="P4">
裘思琳．贾在演出时表示，两国分家后，新加坡从此成为「世界一流的国家」，而马来西亚「飞机都飞不起来」。她接着说，「马航（飞机）失踪不好笑，是吧…有些笑话就是接不了地气」。</text:p>
      <text:p text:style-name="P4">
这个段子在社群媒体上引发轩然大波，马来西亚外交部长等高级官员纷纷谴责。</text:p>
      <text:p text:style-name="P4">
新加坡外交部长维文（VivianBalakrishnan）上周在社群媒体推特（Twitter）发文说：「她可怕的言论令我大感震惊…我们珍惜与马来西亚间的亦亲亦友的关系，并对所有被冒犯或受伤的马来西亚人致歉。」</text:p>
      <text:p text:style-name="P4">
尽管马来西亚当局将采取行动让国际刑警组织介入此案，裘思琳．贾仍态度挑衅地发推文写道：「真想看看收到这项请求的国际刑警组织官员的表情。」</text:p>
      <text:p text:style-name="P4">
Source: <text:a xlink:type="simple" xlink:href="https://www.rfi.fr/cn/%E5%9B%BD%E9%99%85%E6%8A%A5%E9%81%93/20230614-%E8%B0%90%E6%98%9F%E6%8B%BFmh370%E5%A4%B1%E8%B8%AA%E5%BD%93%E7%AC%91%E6%96%99-%E5%A4%A7%E9%A9%AC%E5%AF%BB%E6%B1%82%E5%9B%BD%E9%99%85%E5%88%91%E8%AD%A6%E7%BB%84%E7%BB%87%E5%8D%8F%E5%8A%A9" text:style-name="Internet_20_link" text:visited-style-name="Visited_20_Internet_20_Link">
https://www.rfi.fr/cn/%E5%9B%BD%E9%99%85%E6%8A%A5%E9%81%93/20230614-%E8%B0%90%E6%98%9F%E6%8B%BFmh370%E5%A4%B1%E8%B8%AA%E5%BD%93%E7%AC%91%E6%96%99-%E5%A4%A7%E9%A9%AC%E5%AF%BB%E6%B1%82%E5%9B%BD%E9%99%85%E5%88%91%E8%AD%A6%E7%BB%84%E7%BB%87%E5%8D%8F%E5%8A%A9</text:a>
</text:p>
      <!--NEWS-->
      <text:h text:style-name="P10" text:outline-level="1">
<text:span text:style-name="T4">
奈及利亚船只翻覆100多死</text:span>
</text:h>
      <text:p text:style-name="P4">
Publisher: 法新社</text:p>
      <text:p text:style-name="P4">
Published Time: 2023-06-14T-21:32:07+00:00</text:p>
      <text:p text:style-name="P4">
Modified Time: 2023-06-14T07:20:06+00:00</text:p>
      <text:p text:style-name="P4">
Description: （法新社奈及利亚卡诺13日综合外电报导）警方与地方当局今天表示，一艘船只在奈及利亚中北部发生翻覆意外，超过100人丧命。这艘船当时载着刚参加完婚礼的亲友返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14T-21-32-07-00-00/000000.png" xlink:type="simple" xlink:show="embed" xlink:actuate="onLoad" draw:mime-type="image/png"/>
</draw:frame>
</text:p>
      <text:p text:style-name="P4">
瓜拉州（Kwara State）这起意外是奈及利亚最新发生的船难。由于超载、安全程序松散和雨季洪水泛滥，奈及利亚常发生船只翻覆事件。</text:p>
      <text:p text:style-name="P4">
州警和州长办公室表示，这艘船载着从邻州尼日州（Niger State）参加婚礼的宾客返回瓜拉州时翻覆。州警和州长办公室并未说明翻船原因。</text:p>
      <text:p text:style-name="P4">
瓜拉州警方告诉法新社：「目前为止有103人死亡，100多人获救。搜救仍在进行，伤亡人数可能攀升。」</text:p>
      <text:p text:style-name="P4">
瓜拉州州长办公室并未公布死伤数字，仅表示亲友刚参加完婚礼，准备返回瓜拉州。</text:p>
      <text:p text:style-name="P4">
上月西北部索科多州（Sokoto State）发生一起船只翻覆事件，有15名儿童溺水身亡，另25人失踪，事故原因是船只超载。</text:p>
      <text:p text:style-name="P4">
Source: <text:a xlink:type="simple" xlink:href="https://www.rfi.fr/cn/%E5%9B%BD%E9%99%85%E6%8A%A5%E9%81%93/20230614-%E5%A5%88%E5%8F%8A%E5%88%A9%E4%BA%9A%E8%88%B9%E5%8F%AA%E7%BF%BB%E8%A6%86100%E5%A4%9A%E6%AD%BB" text:style-name="Internet_20_link" text:visited-style-name="Visited_20_Internet_20_Link">
https://www.rfi.fr/cn/%E5%9B%BD%E9%99%85%E6%8A%A5%E9%81%93/20230614-%E5%A5%88%E5%8F%8A%E5%88%A9%E4%BA%9A%E8%88%B9%E5%8F%AA%E7%BF%BB%E8%A6%86100%E5%A4%9A%E6%AD%BB</text:a>
</text:p>
      <!--NEWS-->
      <text:h text:style-name="P10" text:outline-level="1">
<text:span text:style-name="T4">
1980年以来 极端气候造成欧洲逾19万人死亡</text:span>
</text:h>
      <text:p text:style-name="P4">
Publisher: 法新社</text:p>
      <text:p text:style-name="P4">
Published Time: 2023-06-14T-23:32:07+00:00</text:p>
      <text:p text:style-name="P4">
Modified Time: 2023-06-14T07:20:07+00:00</text:p>
      <text:p text:style-name="P4">
Description: （法新社哥本哈根14日电） 欧洲环保署（European Environment Agency, EEA）今天表示，1980年以来，欧洲的极端气候已造成近19万5000人死亡，造成超过5600亿欧元的经济损失。</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14T-23-32-07-00-00/000000.png" xlink:type="simple" xlink:show="embed" xlink:actuate="onLoad" draw:mime-type="image/png"/>
</draw:frame>
</text:p>
      <text:p text:style-name="P4">
欧洲环保署在报告中表示，1980年至 2021年间，「近19万5000人因洪水、风暴、热浪和寒潮、森林火灾和塌方而死亡」。</text:p>
      <text:p text:style-name="P4">
欧洲环保署表示，在5600亿欧元（6050亿美元）的损失中，只有1700亿欧元（即30%）获得保险理赔。</text:p>
      <text:p text:style-name="P4">
欧洲环保署设立一个线上入口网站，整理出近期极端气候影响的资料。</text:p>
      <text:p text:style-name="P4">
欧洲环保署专家卡兹米尔札克（Aleksandra Kazmierczak）告诉法新社：「为防止更多损失，我们必须尽快从因应极端气候…转为主动防备。」</text:p>
      <text:p text:style-name="P4">
根据最新资料，总死亡人数中，有81%是因为热浪，而经济损失也有15%是热浪导致。</text:p>
      <text:p text:style-name="P4">
欧洲环保署表示，欧洲必须采取措施保护老龄人口，因为年长者对极端高温特别敏感。</text:p>
      <text:p text:style-name="P4">
欧洲环保署表示：「多数国家调适政策和健康战略都知道高温对心血管和呼吸系统的影响，但只有不到一半涵盖高温的直接影响，如脱水或中暑。」</text:p>
      <text:p text:style-name="P4">
2022年夏天欧洲历经多次热浪，死亡人数比往年还多。但2022年的死亡人数并未列入今天公布的数据中。</text:p>
      <text:p text:style-name="P4">
欧洲环保署表示，2022年7月的死亡人数比2016至2019 年的月平均多5万3000人，增加16%，但并非全部都直接归因于高温。</text:p>
      <text:p text:style-name="P4">
Source: <text:a xlink:type="simple" xlink:href="https://www.rfi.fr/cn/%E7%A7%91%E5%AD%A6%E6%96%B0%E7%9F%A5/20230614-1980%E5%B9%B4%E4%BB%A5%E6%9D%A5-%E6%9E%81%E7%AB%AF%E6%B0%94%E5%80%99%E9%80%A0%E6%88%90%E6%AC%A7%E6%B4%B2%E9%80%BE19%E4%B8%87%E4%BA%BA%E6%AD%BB%E4%BA%A1" text:style-name="Internet_20_link" text:visited-style-name="Visited_20_Internet_20_Link">
https://www.rfi.fr/cn/%E7%A7%91%E5%AD%A6%E6%96%B0%E7%9F%A5/20230614-1980%E5%B9%B4%E4%BB%A5%E6%9D%A5-%E6%9E%81%E7%AB%AF%E6%B0%94%E5%80%99%E9%80%A0%E6%88%90%E6%AC%A7%E6%B4%B2%E9%80%BE19%E4%B8%87%E4%BA%BA%E6%AD%BB%E4%BA%A1</text:a>
</text:p>
      <!--NEWS-->
      <text:h text:style-name="P10" text:outline-level="1">
<text:span text:style-name="T4">
密件案遭联邦起诉 川普反批当局滥权</text:span>
</text:h>
      <text:p text:style-name="P4">
Publisher: 法新社</text:p>
      <text:p text:style-name="P4">
Published Time: 2023-06-14T-28:32:07+00:00</text:p>
      <text:p text:style-name="P4">
Modified Time: 2023-06-14T06:05:04+00:00</text:p>
      <text:p text:style-name="P4">
Description: （法新社新泽西州贝德敏斯特13日电） 美国前总统川普今天对不当处理政府机密文件37项联邦犯行概不认罪，并在对支持者发表谈话时，将自己遭起诉一事直指为当局「令人发指的滥权行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6-14T-28-32-07-00-00/000000.png" xlink:type="simple" xlink:show="embed" xlink:actuate="onLoad" draw:mime-type="image/png"/>
</draw:frame>
</text:p>
      <text:p text:style-name="P4">
川普在佛罗里达州迈阿密（Miami）出庭应讯后，返回他位在新泽西州贝德敏斯特（Bedminster）的高尔夫俱乐部。</text:p>
      <text:p text:style-name="P4">
他告诉支持者说：「今天，我们目睹了我国史上最为邪恶、最令人发指的滥权行为。」</text:p>
      <text:p text:style-name="P4">
川普今天稍早在佛州迈阿密联邦法院出庭应讯，对37项刑事犯行概不认罪；他是美国史上第一位面对联邦指控的前总统。</text:p>
      <text:p text:style-name="P4">
Source: <text:a xlink:type="simple" xlink:href="https://www.rfi.fr/cn/%E5%9B%BD%E9%99%85%E6%8A%A5%E9%81%93/20230614-%E5%AF%86%E4%BB%B6%E6%A1%88%E9%81%AD%E8%81%94%E9%82%A6%E8%B5%B7%E8%AF%89-%E5%B7%9D%E6%99%AE%E5%8F%8D%E6%89%B9%E5%BD%93%E5%B1%80%E6%BB%A5%E6%9D%83" text:style-name="Internet_20_link" text:visited-style-name="Visited_20_Internet_20_Link">
https://www.rfi.fr/cn/%E5%9B%BD%E9%99%85%E6%8A%A5%E9%81%93/20230614-%E5%AF%86%E4%BB%B6%E6%A1%88%E9%81%AD%E8%81%94%E9%82%A6%E8%B5%B7%E8%AF%89-%E5%B7%9D%E6%99%AE%E5%8F%8D%E6%89%B9%E5%BD%93%E5%B1%80%E6%BB%A5%E6%9D%83</text:a>
</text:p>
      <!--NEWS-->
      <text:h text:style-name="P10" text:outline-level="1">
<text:span text:style-name="T4">
美通膨数据降引发暂停升息预期 亚股涨跌互见</text:span>
</text:h>
      <text:p text:style-name="P4">
Publisher: 法新社</text:p>
      <text:p text:style-name="P4">
Published Time: 2023-06-14T-3:32:07+00:00</text:p>
      <text:p text:style-name="P4">
Modified Time: 2023-06-14T11:20:05+00:00</text:p>
      <text:p text:style-name="P4">
Description: （法新社香港14日电） 美国最新公布的数据显示通膨进一步滑降，升高市场对于联邦准备理事会（Fed）终于将暂停升息行动的预期心理，亚洲股市今天走势不一。</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6-14T-3-32-07-00-00/000000.png" xlink:type="simple" xlink:show="embed" xlink:actuate="onLoad" draw:mime-type="image/png"/>
</draw:frame>
</text:p>
      <text:p text:style-name="P4">
市场传闻中国将推出振兴经济措施，投资人密切关注，焦点也将放在北京本周稍晚的货币决策。尽管如此，香港和上海股市今天表现不振。</text:p>
      <text:p text:style-name="P4">
近来一连串的数据显示联准会一年多来的紧缩货币政策开始发挥作用之后，美国5月消费者物价指数降幅略高于预估。</text:p>
      <text:p text:style-name="P4">
本月稍早出炉的美国就业报告好坏参半，显示劳动市场仍具韧性，但提供了联准会本月暂停升息的空间。</text:p>
      <text:p text:style-name="P4">
美国5月消费者物价指数增幅4.0%，滑降至2021年3月以来的低点，但仍为联准会通膨目标的两倍。</text:p>
      <text:p text:style-name="P4">
投资人现在预测联准会今天升息机率约10%。分析师表示，联准会主席将会想办法说明清楚暂停升息不代表紧缩循环已告终。</text:p>
      <text:p text:style-name="P4">
SPI资产管理公司（SPI Asset Management）分析师殷尼斯（StephenInnes）说：「通膨减速伴随着充分就业对某些人来说，可能意味着美国经济正处于软着陆的道路上，避免陷入一年来许多人忧心即将逼近的衰退。」</text:p>
      <text:p text:style-name="P4">
「我们预期联准会本周会议将暂停升息循环，提供更多时间了解滞后的政策效应，以及评估3月的区域银行动荡对贷放市场的冲击。」</text:p>
      <text:p text:style-name="P4">
史帝弗尼可拉斯公司（Stifel Nicolaus &amp; Co.）首席经济学家皮耶格萨（LindseyPiegza）说，联准会现在料将按兵不动。她强调，联准会开启暂停升息之门，若过门不入，恐引发不必要的疑虑；不过，联准会将得好好说明他们的工作还没完成。</text:p>
      <text:p text:style-name="P4">
亚洲股市今天盘初追随前一天的华尔街股市涨势，但部分区域股市终场未能守住涨势。</text:p>
      <text:p text:style-name="P4">
东京、雪梨、新加坡、威灵顿和台北股市都收涨。香港、上海、首尔、马尼拉和雅加达股市则收跌。</text:p>
      <text:p text:style-name="P4">
Source: <text:a xlink:type="simple" xlink:href="https://www.rfi.fr/cn/%E8%B4%A2%E7%BB%8F%E5%BF%AB%E8%AE%AF/20230614-%E7%BE%8E%E9%80%9A%E8%86%A8%E6%95%B0%E6%8D%AE%E9%99%8D%E5%BC%95%E5%8F%91%E6%9A%82%E5%81%9C%E5%8D%87%E6%81%AF%E9%A2%84%E6%9C%9F-%E4%BA%9A%E8%82%A1%E6%B6%A8%E8%B7%8C%E4%BA%92%E8%A7%81" text:style-name="Internet_20_link" text:visited-style-name="Visited_20_Internet_20_Link">
https://www.rfi.fr/cn/%E8%B4%A2%E7%BB%8F%E5%BF%AB%E8%AE%AF/20230614-%E7%BE%8E%E9%80%9A%E8%86%A8%E6%95%B0%E6%8D%AE%E9%99%8D%E5%BC%95%E5%8F%91%E6%9A%82%E5%81%9C%E5%8D%87%E6%81%AF%E9%A2%84%E6%9C%9F-%E4%BA%9A%E8%82%A1%E6%B6%A8%E8%B7%8C%E4%BA%92%E8%A7%81</text:a>
</text:p>
      <!--NEWS-->
      <text:h text:style-name="P10" text:outline-level="1">
<text:span text:style-name="T4">
布林肯与秦刚通话 商讨保持沟通管道畅通</text:span>
</text:h>
      <text:p text:style-name="P4">
Publisher: 法新社</text:p>
      <text:p text:style-name="P4">
Published Time: 2023-06-14T-8:02:08+00:00</text:p>
      <text:p text:style-name="P4">
Modified Time: 2023-06-14T09:35:01+00:00</text:p>
      <text:p text:style-name="P4">
Description: （法新社华盛顿13日电） 美国国务卿布林肯（Antony Blinken）表示，他今天与中国外交部长秦刚通话时，讨论了「保持沟通管道畅通」的重要性。布林肯预计下周访问北京。</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6-14T-8-02-08-00-00/000000.png" xlink:type="simple" xlink:show="embed" xlink:actuate="onLoad" draw:mime-type="image/png"/>
</draw:frame>
</text:p>
      <text:p text:style-name="P4">
布林肯在推特（Twitter）推文说：「今晚与中国国务委员兼外交部长秦刚通了电话，就保持沟通管道畅通所做的持续努力以及双边与全球议题进行讨论。」</text:p>
      <text:p text:style-name="P4">
美国国务院发言人米勒（MatthewMiller）在声明中说，双方讨论了保持开放沟通管道以负责任地管理美中关系，以利避免误判和冲突的重要性，此外也谈到一连串双边和全球问题。</text:p>
      <text:p text:style-name="P4">
米勒说，布林肯也「明确表示，美国将持续透过外交接触，来提出关切及潜在合作领域」。</text:p>
      <text:p text:style-name="P4">
不愿公开身分的美国官员说，布林肯预计6月18日抵达北京，这将是自2018年10月时任国务卿蓬佩奥（MikePompeo）访中以来，美国最高级别外交官员首度出访中国。</text:p>
      <text:p text:style-name="P4">
美国总统拜登和中国国家主席习近平去年11月在印尼�Q里岛会面，双方同意将努力防止已然高度紧张的局势进一步失控，并商定由布林肯出访北京。</text:p>
      <text:p text:style-name="P4">
布林肯原定今年2月初访问北京，然而因为美国发现并击落一枚疑似中国间谍气球，两国再生龃龉，布林肯最后取消这项行程。</text:p>
      <text:p text:style-name="P4">
Source: <text:a xlink:type="simple" xlink:href="https://www.rfi.fr/cn/%E5%9B%BD%E9%99%85%E6%8A%A5%E9%81%93/20230614-%E5%B8%83%E6%9E%97%E8%82%AF%E4%B8%8E%E7%A7%A6%E5%88%9A%E9%80%9A%E8%AF%9D-%E5%95%86%E8%AE%A8%E4%BF%9D%E6%8C%81%E6%B2%9F%E9%80%9A%E7%AE%A1%E9%81%93%E7%95%85%E9%80%9A" text:style-name="Internet_20_link" text:visited-style-name="Visited_20_Internet_20_Link">
https://www.rfi.fr/cn/%E5%9B%BD%E9%99%85%E6%8A%A5%E9%81%93/20230614-%E5%B8%83%E6%9E%97%E8%82%AF%E4%B8%8E%E7%A7%A6%E5%88%9A%E9%80%9A%E8%AF%9D-%E5%95%86%E8%AE%A8%E4%BF%9D%E6%8C%81%E6%B2%9F%E9%80%9A%E7%AE%A1%E9%81%93%E7%95%85%E9%80%9A</text:a>
</text:p>
      <!--NEWS-->
      <text:h text:style-name="P10" text:outline-level="1">
<text:span text:style-name="T4">
中国需求面临变数，基金经理“减配”大宗商品 (Free Version)</text:span>
</text:h>
      <text:p text:style-name="P4">
Authors: ['克里斯•弗勒德', '哈里•邓普西']</text:p>
      <text:p text:style-name="P4">
Publisher: 英国《金融时报》</text:p>
      <text:p text:style-name="P4">
Time: 2023-06-14T00:03:50+00:00</text:p>
      <text:p text:style-name="P4">
Published Time: 2023-06-13T12:00:99+08:00</text:p>
      <text:p text:style-name="P4">
Modified Time: 2023-06-13T19:59:99+08:00</text:p>
      <text:p text:style-name="P4">
Description: 基金经理们已将大宗商品配置削减至三年来最低水平，表明各方对中国原材料需求前景信心下降，并担忧全球经济陷入衰退。</text:p>
      <text:p text:style-name="P4">
Images: ["<text:a xlink:type="simple" xlink:href="https://thumbor.ftacademy.cn/unsafe/picture/2/000094882_piclink.jpg" text:style-name="Internet_20_link" text:visited-style-name="Visited_20_Internet_20_Link">
000094882_pic...</text:a>
"]</text:p>
      <text:p text:style-name="P4">
Themes: ['基金管理', '关注']</text:p>
      <text:p text:style-name="P4">
Keywords: ['基金管理', '美国银行', '基金投资', '投资', '自然资源', '花旗', '中国政府', '标普500']</text:p>
      <text:p text:style-name="P4">
Type: Article</text:p>
      <!--METADATA-->
      <text:p text:style-name="P4">
<draw:frame draw:style-name="fr1" draw:name="Image62" text:anchor-type="as-char" svg:width="6.9236in" svg:height="3.901286in" draw:z-index="0">
<draw:image xlink:href="../Images/FT Chinese Free Version/2023-06-14T00-03-50-00-00/000094882_piclink.jpg" xlink:type="simple" xlink:show="embed" xlink:actuate="onLoad" draw:mime-type="image/jpeg"/>
</draw:frame>
</text:p>
      <text:p text:style-name="P4">
基金经理们已将大宗商品配置削减至三年来最低水平，这一转变表明各方对中国原材料需求前景的信心下降，并担忧全球经济将会陷入衰退。</text:p>
      <text:p text:style-name="P4">
美国银行(Bank ofAmerica)的月度全球基金经理调查显示，在征求247家机构投资者——合计管理着7080亿美元的资产——的看法后发现，净3%的基金经理5月“低配”大宗商品头寸。</text:p>
      <text:p text:style-name="P4">
Source: <text:a xlink:type="simple" xlink:href="http://www.ftchinese.com/story/001099954" text:style-name="Internet_20_link" text:visited-style-name="Visited_20_Internet_20_Link">
http://www.ftchinese.com/story/001099954</text:a>
</text:p>
      <!--NEWS-->
      <text:h text:style-name="P10" text:outline-level="1">
<text:span text:style-name="T4">
欧洲天然气价格反弹突显买家竞争仍然激烈 (Free Version)</text:span>
</text:h>
      <text:p text:style-name="P4">
Authors: ['Tani']</text:p>
      <text:p text:style-name="P4">
Publisher: 英国《金融时报》</text:p>
      <text:p text:style-name="P4">
Time: 2023-06-14T00:27:02+00:00</text:p>
      <text:p text:style-name="P4">
Published Time: 2023-06-13T12:00:99+08:00</text:p>
      <text:p text:style-name="P4">
Modified Time: 2023-06-13T20:26:99+08:00</text:p>
      <text:p text:style-name="P4">
Description: 贸易商面临一个难题：欧洲的能源危机是否仍然非常严重，以至于应该在需求较低的夏季月份进口更多液化天然气？</text:p>
      <text:p text:style-name="P4">
Images: ["<text:a xlink:type="simple" xlink:href="https://thumbor.ftacademy.cn/unsafe/picture/6/000182696_piclink.jpg" text:style-name="Internet_20_link" text:visited-style-name="Visited_20_Internet_20_Link">
000182696_pic...</text:a>
"]</text:p>
      <text:p text:style-name="P4">
Themes: ['石油和天然气行业', '关注']</text:p>
      <text:p text:style-name="P4">
Keywords: ['石油和天然气行业', '石油', '天然气', '公用事业', '自然资源']</text:p>
      <text:p text:style-name="P4">
Type: Article</text:p>
      <!--METADATA-->
      <text:p text:style-name="P4">
<draw:frame draw:style-name="fr1" draw:name="Image63" text:anchor-type="as-char" svg:width="6.9236in" svg:height="3.894525in" draw:z-index="0">
<draw:image xlink:href="../Images/FT Chinese Free Version/2023-06-14T00-27-02-00-00/000182696_piclink.jpg" xlink:type="simple" xlink:show="embed" xlink:actuate="onLoad" draw:mime-type="image/jpeg"/>
</draw:frame>
</text:p>
      <text:p text:style-name="P4">
欧洲天然气价格近日的波动凸显了贸易商面临的一个难题：能源危机是否仍然非常严重，以至于应该在需求较低的夏季月份进口更多海运液化天然气(LNG)？</text:p>
      <text:p text:style-name="P4">
欧洲基准天然气价格TTF周二曾上涨20%，达到每兆瓦时36欧元，延续上周开始的10周以来首轮涨势。</text:p>
      <text:p text:style-name="P4">
Source: <text:a xlink:type="simple" xlink:href="http://www.ftchinese.com/story/001099955" text:style-name="Internet_20_link" text:visited-style-name="Visited_20_Internet_20_Link">
http://www.ftchinese.com/story/001099955</text:a>
</text:p>
      <!--NEWS-->
      <text:h text:style-name="P10" text:outline-level="1">
<text:span text:style-name="T4">
国家奥数队教练全美巡讲，教学生如何战胜AI (Free Version)</text:span>
</text:h>
      <text:p text:style-name="P4">
Author: Ben Cohen</text:p>
      <text:p text:style-name="P4">
Publisher: 华尔街日报中文网</text:p>
      <text:p text:style-name="P4">
Published Time: 2023-06-14T01:05:00.000Z</text:p>
      <text:p text:style-name="P4">
Modified Time: 2023-06-14T01:05:00.000Z</text:p>
      <text:p text:style-name="P4">
Created Time: 2023-06-11T23:25:00.000Z</text:p>
      <text:p text:style-name="P4">
Description: 面对充满不确定性的未来，全美最有魅力的数学老师罗博深在几十座城市巡讲时给出了一条简单的建议：让自己更具人类特质。</text:p>
      <text:p text:style-name="P4">
Images: []</text:p>
      <text:p text:style-name="P4">
Categories: ['派', '生活']</text:p>
      <text:p text:style-name="P4">
Keywords: SYND,LINK:EN|WP-WSJ-0000915550</text:p>
      <text:p text:style-name="P4">
Type: Article</text:p>
      <!--METADATA-->
      <text:p text:style-name="P4">
一个周五的晚上，全美最有魅力的数学老师正站在一所中学里，就唯一比代数和微积分更有压力的两个科目——人工智能(AI)和ChatGPT——向学生和焦虑的家长们传递一个信息。</text:p>
      <text:p text:style-name="P4">
Source: <text:a xlink:type="simple" xlink:href="https://cn.wsj.com/articles/%E6%95%B0%E5%AD%A6%E5%90%8D%E5%B8%88%E6%95%99%E5%85%A8%E7%BE%8E%E5%AD%A6%E7%94%9F%E5%A6%82%E4%BD%95%E6%88%98%E8%83%9Cai-53415eb5" text:style-name="Internet_20_link" text:visited-style-name="Visited_20_Internet_20_Link">
https://cn.wsj.com/articles/%E6%95%B0%E5%AD%A6%E5%90%8D%E5%B8%88%E6%95%99%E5%85%A8%E7%BE%8E%E5%AD%A6%E7%94%9F%E5%A6%82%E4%BD%95%E6%88%98%E8%83%9Cai-53415eb5</text:a>
</text:p>
      <!--NEWS-->
      <text:h text:style-name="P10" text:outline-level="1">
<text:span text:style-name="T4">
特朗普对机密文件案的指控不认罪 (Free Version)</text:span>
</text:h>
      <text:p text:style-name="P4">
Author: Deborah Acosta / Sadie Gurman / Erin Ailworth</text:p>
      <text:p text:style-name="P4">
Publisher: 华尔街日报中文网</text:p>
      <text:p text:style-name="P4">
Published Time: 2023-06-14T01:15:00.000Z</text:p>
      <text:p text:style-name="P4">
Modified Time: 2023-06-14T01:15:00.000Z</text:p>
      <text:p text:style-name="P4">
Created Time: 2023-06-13T22:38:00.000Z</text:p>
      <text:p text:style-name="P4">
Description: 特朗普对他在离开白宫后非法保留和分享机密国家安全文件的指控表示不认罪，使针对这位美国前总统的史无前例联邦刑事案件进入了下一阶段。</text:p>
      <text:p text:style-name="P4">
Images: []</text:p>
      <text:p text:style-name="P4">
Categories: ['国际']</text:p>
      <text:p text:style-name="P4">
Keywords: SYND</text:p>
      <text:p text:style-name="P4">
Type: Article</text:p>
      <!--METADATA-->
      <text:p text:style-name="P4">
特朗普对他在离开白宫后非法保留和分享机密国家安全文件的指控表示不认罪，使针对这位前总统的史无前例联邦刑事案件进入了下一阶段。</text:p>
      <text:p text:style-name="P4">
Source: <text:a xlink:type="simple" xlink:href="https://cn.wsj.com/articles/%E7%89%B9%E6%9C%97%E6%99%AE%E5%9C%A8%E6%9C%BA%E5%AF%86%E6%96%87%E4%BB%B6%E6%A1%88%E4%B8%AD%E9%A6%96%E6%AC%A1%E5%87%BA%E5%BA%AD%E5%B9%B6%E4%BD%9C%E5%87%BA%E6%97%A0%E7%BD%AA%E6%8A%97%E8%BE%A9-dc0c272e" text:style-name="Internet_20_link" text:visited-style-name="Visited_20_Internet_20_Link">
https://cn.wsj.com/articles/%E7%89%B9%E6%9C%97%E6%99%AE%E5%9C%A8%E6%9C%BA%E5%AF%86%E6%96%87%E4%BB%B6%E6%A1%88%E4%B8%AD%E9%A6%96%E6%AC%A1%E5%87%BA%E5%BA%AD%E5%B9%B6%E4%BD%9C%E5%87%BA%E6%97%A0%E7%BD%AA%E6%8A%97%E8%BE%A9-dc0c272e</text:a>
</text:p>
      <!--NEWS-->
      <text:h text:style-name="P10" text:outline-level="1">
<text:span text:style-name="T4">
台湾新北市幼儿园“疑遭喂药”案 为何引发全台家长恐慌</text:span>
</text:h>
      <text:p text:style-name="P4">
Author: https://www.facebook.com/bbcworldservice/</text:p>
      <text:p text:style-name="P4">
Publisher: BBC News 中文</text:p>
      <text:p text:style-name="P4">
Published Time: 2023-06-14T01:18:44.000Z</text:p>
      <text:p text:style-name="P4">
Modified Time: 2023-06-14T01:18:44.000Z</text:p>
      <text:p text:style-name="P4">
Description: 台湾新北市板桥一所知名连锁私立幼儿园，近日被揭发生院童疑遭喂食“管制药品”案，震撼全台，引发全台家长恐慌。</text:p>
      <text:p text:style-name="P4">
Images: ["<text:a xlink:type="simple" xlink:href="https://ichef.bbci.co.uk/news/640/cpsprodpb/786B/production/_128572803_gettyimages-1072351298-1.jpg" text:style-name="Internet_20_link" text:visited-style-name="Visited_20_Internet_20_Link">
_128572803_ge...</text:a>
"]</text:p>
      <text:p text:style-name="P4">
Videos: ["<text:a xlink:type="simple" xlink:href="https://www.bbc.com/ws/av-embeds/cps/zhongwen/simp/chinese-news-65888554/p0b7vm5m/zh-hans" text:style-name="Internet_20_link" text:visited-style-name="Visited_20_Internet_20_Link">
zh-hans</text:a>
"]</text:p>
      <text:p text:style-name="P4">
Tags: ['台湾', '药', '孩子', '犯罪', '健康卫生 ']</text:p>
      <text:p text:style-name="P4">
Type: Article</text:p>
      <!--METADATA-->
      <text:h text:style-name="P12" text:outline-level="3">
<text:span text:style-name="T4">
台湾新北市幼儿园“疑遭喂药”案 为何引发全台家长恐慌</text:span>
</text:h>
      <text:p text:style-name="P4">
2023年6月14日凌晨1点18分<draw:frame draw:style-name="fr1" draw:name="Image64" text:anchor-type="as-char" svg:width="6.9236in" svg:height="3.894525in" draw:z-index="0">
<draw:image xlink:href="../Images/BBC Chinese/2023-06-14T01-18-44.000Z/_128572803_gettyimages-1072351298-1.jpg" xlink:type="simple" xlink:show="embed" xlink:actuate="onLoad" draw:mime-type="image/jpeg"/>
</draw:frame>
</text:p>
      <text:p text:style-name="P4">
图像来源，  Getty Images</text:p>
      <text:p text:style-name="P4">
图像加注文字，</text:p>
      <text:p text:style-name="P4">
家长们说在今年5月前就通报，5月18日事件在媒体曝光后，5月22日其他家长开始报案，表明不止一人被喂食 （照片非当事人）。</text:p>
      <text:p text:style-name="P4">
<text:span text:style-name="T4">
台湾新北市板桥一所知名连锁私立幼儿园近日发生院童疑遭喂食“管制药品”案，震撼全台，引发台湾家长恐慌。</text:span>
</text:p>
      <text:p text:style-name="P4">
据台湾媒体报道，这家位于新北市闹区的“吉得堡幼儿园”一家加盟店，近日陆续被家长指控园方喂食孩子不明药物。有家长称，他们发现孩子近几个月来，出现自残、易怒等行为问题，在询问孩子后得知老师喂食调制的“不明药水”诱导小童使用。</text:p>
      <text:p text:style-name="P4">
家长们将孩子送医检验后发现，许多孩子身上被验出有“苯巴比妥”（Phenobarbita）等管制药物残留，并通报处理。该消息在媒体曝光后，引发全台家长恐慌，舆论延烧至今没有平息迹象。</text:p>
      <text:p text:style-name="P4">
新北市政府星期一（6月12日）表示，目前至少有八名幼童体内被验出有微量“苯巴比妥”及“苯二氮平类”等在台湾为三级管制药物成分；同日，再有22名家长对幼儿园与老师提出告诉，并采集送验了12份毛发检体给鉴定机构。​​​​​​该幼儿园也在同日被新北市要求停业，原本园内67名孩子已有25人转学，剩下42名幼童则在安排安置中。</text:p>
      <text:p text:style-name="P4">
台湾新北地检署说，若有家长报案、或者如果涉犯罪嫌疑，就会一并采集幼儿毛发送验调查。幼儿园方则否认提供任何管制药物给幼儿服用的指控。</text:p>
      <text:p text:style-name="P4">
<text:a xlink:type="simple" xlink:href="https://www.bbc.com/zhongwen/simp/chinese-news-42107346" text:style-name="Internet_20_link" text:visited-style-name="Visited_20_Internet_20_Link">
 北京高端幼儿园涉虐童继续发酵：二人被刑拘 </text:a>
  * <text:a xlink:type="simple" xlink:href="https://www.bbc.com/zhongwen/simp/world-42013439" text:style-name="Internet_20_link" text:visited-style-name="Visited_20_Internet_20_Link">
 幼教虐童案：英国幼教制度有何借鉴之处？ </text:a>
  * <text:a xlink:type="simple" xlink:href="https://www.bbc.com/zhongwen/simp/chinese-news-57075070" text:style-name="Internet_20_link" text:visited-style-name="Visited_20_Internet_20_Link">
 台湾男童练柔道被重摔陷入昏迷：为什么没有人制止教练？ </text:a>
  * <text:a xlink:type="simple" xlink:href="https://www.bbc.com/zhongwen/simp/chinese-news-42127515" text:style-name="Internet_20_link" text:visited-style-name="Visited_20_Internet_20_Link">
 红黄蓝事发后 金马奖颁给了性侵女童题材片 </text:a>
</text:p>
      <text:h text:style-name="P12" text:outline-level="3">
<text:span text:style-name="T4">
家长心声</text:span>
</text:h>
      <text:p text:style-name="P4">
一名五岁小孩的爸爸迈可（Mike）告诉BBC中文说，今年农历年放长假回来，该幼儿园的家长都陆续注意到小孩的健康情况出现状况。他告诉记者说：“陆续有家长发现，休假时，也就是被停药期间，出现情绪易怒、暴躁，睡觉时不安稳惊叫，甚至脚抽筋大哭等现象。开始密切关心孩子在校状况才惊觉有异。”</text:p>
      <text:p text:style-name="P4">
另一名女士“小新妈”告诉BBC中文称，三岁的儿子小新进该幼儿园以前是爱上学、无惧大人的孩子，“但进此校后心情明显抑郁、暴躁及易动手，生活自理大大退步，原来以为只是该发育阶段的正常反应，现在回想对应起来，是有迹可寻的”，她说。</text:p>
      <text:p text:style-name="P4">
</text:p>
      <text:p text:style-name="P4">
图像来源，  Getty Images</text:p>
      <text:p text:style-name="P4">
图像加注文字，</text:p>
      <text:p text:style-name="P4">
国民党2024总统大选候选人侯友宜身兼新北市市长，他在去年新北市长选举压倒性大胜，但现在，面对新北市家长质疑危机处理缓慢。</text:p>
      <text:p text:style-name="P4">
小新妈妈告诉记者，她后来赶紧将儿子转学，之后，儿子到新学校二周后，明显笑容渐增、体力精神也改善好多，“明显有落差！我跟孩子说，保证已脱离恶校后，孩子终于可以比较不害怕地透露以前老师的暴行——‘我以前会害怕到想躲起来’、‘老师会用硬文具打别的谁’——喂不明药物的情境讲述也越来越具体。前后一比较，便可知该校带给孩子身心伤害有多大！为母者，每一次得知都是无比冲击、心碎！”</text:p>
      <text:p text:style-name="P4">
迈克则说，家长们在今年5月前就通报，5月18日事件在媒体曝光后，5月22日其他家长开始报案，表明不止一名儿童被喂食，新北市府却迟迟等到6月5日，才进行第二次扩大搜索其他教师及园长，市政府处理效率令他们十分不满。</text:p>
      <text:p text:style-name="P4">
小新妈对上周两次的新北市市长对家长说明会提出批评，她认为说明会毫无公开透明可言。她说，此案已是重大公众议题，却仅限监护人参加不开放给媒体和民意代表参与此两场会议，“甚至有是当日4、5个小时或隔日通知，大家都能有空与会吗？没空参加的家长，写授权书给亲友代为出席，也不准。”</text:p>
      <text:p text:style-name="P4">
她强调，一般行政户政机关，甚至法院都能让当事人授权她人参加，“而此说明会竟不行？说明会还需大拉铁门关上，家长是被审讯的犯人吗？”小新妈说。</text:p>
      <text:p text:style-name="P4">
这起儿童健康事件，似乎也在台湾政坛扬起风暴。这是因为身为国民党2024总统大选候选人的侯友宜身兼新北市市长，他在去年新北市长选举中获得压倒性大胜，但现在，面对新北市家长及舆论质疑危机处理缓慢或不透明。此事件会否影响其攻顶大位，是台湾政坛新的关注焦点。</text:p>
      <text:h text:style-name="P12" text:outline-level="3">
<text:span text:style-name="T4">
管制药物为何出现在幼儿园？</text:span>
</text:h>
      <text:p text:style-name="P4">
根据台湾中央社报导，幼儿园长与工作人员都供称，是家长同意喂给幼儿感冒药水。但家长们否认园方说法，他们拿出小孩用药单表示绝无此事：“有哪个医生、家长会同意给孩子吃‘苯巴比妥’？”家长们说。</text:p>
      <text:p text:style-name="P4">
不过，台湾秀传医院药剂师洪正宪则向台媒联合新闻网说，“有些止咳药和肠胃药是含有苯巴比妥，也并非列管药物，认为幼儿可能是被喂食这种成分的药品；台媒新新闻周刊也说，根据该杂志调查，目前台湾药厂制造含苯巴比妥的药物，共有9款拿到药证，有6张适应症属于相对常见的肠胃道疾病，还有小儿气喘用药。”</text:p>
      <text:p text:style-name="P4">
但家长则强调，根据小孩的就医纪录，没有被开立过上述药物。台北小儿科医师​​林智葳医师则在脸书说，含有苯巴比妥的复方药物，在台湾医生的门诊极为罕见被用来给学龄前的幼儿。他说，“理论上来说，唯一的可能是这些孩子有癫痫病史，且明确的有苯巴比妥的处方笺。”</text:p>
      <text:h text:style-name="P12" text:outline-level="3">
<text:span text:style-name="T4">
苯巴比妥是什么？</text:span>
</text:h>
      <text:p text:style-name="P4">
台湾长庚医院临床毒物科主任颜宗海告诉台湾媒体称，苯巴比妥是一种药物成分的大类，其中用于口服药品的几乎都属长效的苯巴比妥。他说，含苯巴比妥药品多用于治疗癫痫与或手术麻醉用，是难取得的管制药品。</text:p>
      <text:p text:style-name="P4">
苯巴比妥也有用于复方药品（含2种或以上有效成份），除了癫痫，也会在治疗肠胃道及呼吸道疾病的药物出现。颜宗海表示，过量服用恐导致嗜睡，甚至抑制呼吸有生命危险，而且儿童施用会有成瘾征状，突然停止施用时，会有焦躁不安的戒断症状。</text:p>
      <text:p text:style-name="P4">
数十年前，台湾有地下制毒工厂以苯巴比妥制作出相关的毒品“红中”在地下流通贩卖，曾导致严重的社会及公共卫生问题，该毒品在后来慢慢消声匿迹。</text:p>
      <text:p text:style-name="P4">
<text:a xlink:type="simple" xlink:href="https://www.bbc.com/ws/av-embeds/cps/zhongwen/simp/chinese-news-65888554/p0b7vm5m/zh-hans" text:style-name="Internet_20_link" text:visited-style-name="Visited_20_Internet_20_Link">
 Video-1-Link：/ws/av-embeds/cps/zhongwen/simp/chinese-news-65888554/p0b7vm5m/zh-hans </text:a>
 <text:span text:style-name="T4">
你的器材不支持播放多媒体材料</text:span>
视频加注文字，</text:p>
      <text:p text:style-name="P4">
制药救子的父亲：“我不希望他在绝望中等待死亡”</text:p>
      <text:p text:style-name="P4">
​</text:p>
      <text:p text:style-name="P4">
Source: <text:a xlink:type="simple" xlink:href="https://www.bbc.com/zhongwen/simp/chinese-news-65888554" text:style-name="Internet_20_link" text:visited-style-name="Visited_20_Internet_20_Link">
https://www.bbc.com/zhongwen/simp/chinese-news-65888554</text:a>
</text:p>
      <!--NEWS-->
      <text:h text:style-name="P10" text:outline-level="1">
<text:span text:style-name="T4">
被遗弃的新娘：她们梦想出国，却再也没见过丈夫</text:span>
</text:h>
      <text:p text:style-name="P4">
Creator: SAMEER YASIR</text:p>
      <text:p text:style-name="P4">
Publisher: https://www.facebook.com/nytimeschinese</text:p>
      <text:p text:style-name="P4">
Published Time: 2023-06-14T01:39:15+08:00</text:p>
      <text:p text:style-name="P4">
Description: 据官员和活动人士，数万名印度女性被在国外工作的丈夫遗弃，根据当地习俗，许多女性被长年困在婆家、受到虐待；有些女性被骗取了嫁妆、蜜月费用和签证费用。 Priyadarshini Ravichandran for The New York Times 3月，印度旁遮普邦，穿着婚服的新婚夫妇。</text:p>
      <text:p text:style-name="P4">
Images: ["<text:a xlink:type="simple" xlink:href="https://static01.nyt.com/images/2023/06/13/multimedia/13india-brides-wmgb/13india-brides-wmgb-master1050.jpg" text:style-name="Internet_20_link" text:visited-style-name="Visited_20_Internet_20_Link">
13india-bride...</text:a>
", "<text:a xlink:type="simple" xlink:href="https://static01.nyt.com/images/2023/05/30/multimedia/00india-brides-top-gkcz/00india-brides-top-gkcz-master1050.jpg" text:style-name="Internet_20_link" text:visited-style-name="Visited_20_Internet_20_Link">
00india-bride...</text:a>
", "<text:a xlink:type="simple" xlink:href="https://static01.nyt.com/images/2023/05/30/multimedia/00india-brides-sharndeep-zfpj/00india-brides-sharndeep-zfpj-master1050.jpg" text:style-name="Internet_20_link" text:visited-style-name="Visited_20_Internet_20_Link">
00india-bride...</text:a>
", "<text:a xlink:type="simple" xlink:href="https://static01.nyt.com/images/2023/05/30/multimedia/00india-brides-qlfb/00india-brides-qlfb-master1050.jpg" text:style-name="Internet_20_link" text:visited-style-name="Visited_20_Internet_20_Link">
00india-bride...</text:a>
", "<text:a xlink:type="simple" xlink:href="https://static01.nyt.com/images/2023/05/30/multimedia/00india-brides-kulwindeer-bwml/00india-brides-kulwindeer-bwml-master1050.jpg" text:style-name="Internet_20_link" text:visited-style-name="Visited_20_Internet_20_Link">
00india-bride...</text:a>
", "<text:a xlink:type="simple" xlink:href="https://static01.nyt.com/images/2023/05/30/multimedia/00india-brides-kulwindeer-jzgf/00india-brides-kulwindeer-jzgf-master1050.jpg" text:style-name="Internet_20_link" text:visited-style-name="Visited_20_Internet_20_Link">
00india-bride...</text:a>
", "<text:a xlink:type="simple" xlink:href="https://static01.nyt.com/images/2023/05/30/multimedia/00india-brides-satwinder-thcq/00india-brides-satwinder-thcq-master1050.jpg" text:style-name="Internet_20_link" text:visited-style-name="Visited_20_Internet_20_Link">
00india-bride...</text:a>
", "<text:a xlink:type="simple" xlink:href="https://static01.nyt.com/images/2023/05/30/multimedia/00india-brides-ravneet-gzmh/00india-brides-ravneet-gzmh-master1050.jpg" text:style-name="Internet_20_link" text:visited-style-name="Visited_20_Internet_20_Link">
00india-bride...</text:a>
", "<text:a xlink:type="simple" xlink:href="https://static01.nyt.com/images/2023/05/30/multimedia/00india-brides-ravneet-jvql/00india-brides-ravneet-jvql-master1050.jpg" text:style-name="Internet_20_link" text:visited-style-name="Visited_20_Internet_20_Link">
00india-bride...</text:a>
", "<text:a xlink:type="simple" xlink:href="https://static01.nyt.com/images/2023/05/30/multimedia/00india-brides-zcqj/00india-brides-zcqj-master1050.jpg" text:style-name="Internet_20_link" text:visited-style-name="Visited_20_Internet_20_Link">
00india-bride...</text:a>
"]</text:p>
      <text:p text:style-name="P4">
Category: 国际</text:p>
      <text:p text:style-name="P4">
Type: Article</text:p>
      <!--METADATA-->
      <text:p text:style-name="P4">
<draw:frame draw:style-name="fr1" draw:name="Image67" text:anchor-type="as-char" svg:width="6.9236in" svg:height="4.622327in" draw:z-index="0">
<draw:image xlink:href="../Images/cnnytimes/2023-06-14T01-39-15-08-00/13india-brides-wmgb-master1050.jpg" xlink:type="simple" xlink:show="embed" xlink:actuate="onLoad" draw:mime-type="image/jpeg"/>
</draw:frame>
</text:p>
      <text:p text:style-name="P4">
旁遮普邦长期以来一直是印度移民的中心，莎恩迪普·考尔像那里的许多女性一样，渴望嫁给在国外工作的印度人，并跟随他在海外过上更富裕的生活。</text:p>
      <text:p text:style-name="P4">
2014年1月13日，她以为梦想成真了。那天在一座锡克教寺庙里，她嫁给了刚从意大利回来的哈金德·辛格，并搬进了和他家人在一起的住所。</text:p>
      <text:p text:style-name="P4">
然而，几天后，她的公婆开始索要大约一万美元，以便她的丈夫可以搬到加拿大生活。根据警方报案记录，由于她未能筹到钱，他们不给她饭吃，还殴打她，那次报警没有导致任何指控。</text:p>
      <text:p text:style-name="P4">
婚礼八周后，她的丈夫回到了意大利的奶牛场继续工作。考尔再也没有见过他。“几天变成了几周，然后变成了几个月，”她最近在法塔赫南加尔村的家中说。“我一直盼望见到他。”</text:p>
      <text:p text:style-name="P4">
遭受苦难的远不止考尔一个人。据政府官员和活动人士称，数万名印度女性被在国外工作的丈夫遗弃，根据当地社会习俗，许多女性被困在婆家，有的长达数十年之久。</text:p>
      <text:p text:style-name="P4">
一些被丈夫遗弃的女性是受丈夫没有兑现改变生活际遇的承诺所害。然而也有的是遭受了彻头彻尾的欺骗，她们的家人被骗取了嫁妆、蜜月费用和签证费用。</text:p>
      <text:p text:style-name="P4">
丈夫跑了，几乎没有专门的法律救济措施能帮助这些女性，如果男人在国外，根据相对一般性的法律追捕他们可能会很困难。但有八名女性已向印度最高法院提交请愿书，试图敦促政府制定政策来解决她们称普遍存在的问题。</text:p>
      <text:p text:style-name="P4">
<draw:frame draw:style-name="fr1" draw:name="Image68" text:anchor-type="as-char" svg:width="6.9236in" svg:height="4.622327in" draw:z-index="0">
<draw:image xlink:href="../Images/cnnytimes/2023-06-14T01-39-15-08-00/00india-brides-top-gkcz-master1050.jpg" xlink:type="simple" xlink:show="embed" xlink:actuate="onLoad" draw:mime-type="image/jpeg"/>
</draw:frame>
</text:p>
      <text:p text:style-name="P4">
莎恩迪普·考尔的丈夫在他们结婚八周后回到意大利工作。自那以后，考尔再也没有见过他。  Priyadarshini Ravichandran for TheNew York Times</text:p>
      <text:p text:style-name="P4">
<draw:frame draw:style-name="fr1" draw:name="Image69" text:anchor-type="as-char" svg:width="6.9236in" svg:height="4.622327in" draw:z-index="0">
<draw:image xlink:href="../Images/cnnytimes/2023-06-14T01-39-15-08-00/00india-brides-sharndeep-zfpj-master1050.jpg" xlink:type="simple" xlink:show="embed" xlink:actuate="onLoad" draw:mime-type="image/jpeg"/>
</draw:frame>
</text:p>
      <text:p text:style-name="P4">
旁遮普省法塔赫南加尔村考尔家中，她的双人床和一个枕头。  Priyadarshini Ravichandran for The New York Times</text:p>
      <text:p text:style-name="P4">
一位领导了一个委员会在旁遮普调查该问题的前法官说，这样的案件仅在该邦就有3万起。</text:p>
      <text:p text:style-name="P4">
旁遮普邦是印度唯一一个锡克教徒占多数的邦，拥有该国一些最肥沃的农田，但长期以来一直深受失业和吸毒问题的困扰。宣传英语培训中心和签证咨询公司的广告牌是人口流失国外的证据。年轻人经常强迫年长的亲戚卖掉土地，以便他们可以移民。</text:p>
      <text:p text:style-name="P4">
最近的一个下午，在稻田和甘蔗田环绕的科特利村，十几名年长男性坐在环形路口的一棵树下，讨论陷入困境的农民的问题：低收入、巨额债务，还有一些人选择自杀。</text:p>
      <text:p text:style-name="P4">
“这就是为什么每个人都想飞出旁遮普邦来实现他们的美元梦想，”65岁的退休教师萨特南·辛格说，“这些女性的悲剧在一定程度上是这些愿望导致的。”</text:p>
      <text:p text:style-name="P4">
他说，有些丈夫想兑现带妻子出国的诺言，但不可预见的事件或严格的签证规定阻止了他们。</text:p>
      <text:p text:style-name="P4">
<draw:frame draw:style-name="fr1" draw:name="Image70" text:anchor-type="as-char" svg:width="6.9236in" svg:height="4.622327in" draw:z-index="0">
<draw:image xlink:href="../Images/cnnytimes/2023-06-14T01-39-15-08-00/00india-brides-qlfb-master1050.jpg" xlink:type="simple" xlink:show="embed" xlink:actuate="onLoad" draw:mime-type="image/jpeg"/>
</draw:frame>
</text:p>
      <text:p text:style-name="P4">
一则广告宣传为旁遮普邦想要移民的年轻人提供签证和工作许可。  Priyadarshini Ravichandran for The New YorkTimes</text:p>
      <text:p text:style-name="P4">
活动人士和专家描述了一种更令人不安的情况，在对12名女性的采访中也看到了这种情况。</text:p>
      <text:p text:style-name="P4">
他们说，情况通常是这样的：父母安排将女儿嫁给一个从国外回来的印度人。他们支付嫁妆，这种做法在印度早就被禁止，但仍然普遍存在。接下来进行一场奢华的婚礼，包括提供几天的餐食和酒饮，并随着旁遮普音乐跳舞。然后是蜜月，同样由新娘的家人支付。</text:p>
      <text:p text:style-name="P4">
丈夫飞去国外，妻子住在公婆家，等待签证。婆家向妻子要钱以获取签证，但签证始终没拿到。妻子往往目不识丁，遭受婆家严密监视以对她加以控制，并且在心理上备受创伤。</text:p>
      <text:p text:style-name="P4">
对于五个月后逃离公婆家的考尔来说，那“就像生活在一个黑暗的地牢里”。</text:p>
      <text:p text:style-name="P4">
还可能潜伏着其他危险。一些女性抱怨“因走投无路而被丈夫的其他家庭成员性剥削，”退休法官拉凯什·库马尔·加格说，他最近开始带领一个委员会在该邦展开调研。</text:p>
      <text:p text:style-name="P4">
在许多情况下，男人将嫁妆用来支付移民中介得费用，以便进入加拿大等富裕国家，锡克教徒约占加拿大人口的2%。</text:p>
      <text:p text:style-name="P4">
“这些小伙子来了，他们享受了，然后带着嫁妆钱离开，”加格说。“然后他们在外国为了获得公民身份再次结婚。这就是背叛。”</text:p>
      <text:p text:style-name="P4">
在旁遮普，留守女性随处可见——这表明离开的迫切愿望让她们无视了许多前车之鉴。</text:p>
      <text:p text:style-name="P4">
<draw:frame draw:style-name="fr1" draw:name="Image71" text:anchor-type="as-char" svg:width="6.9236in" svg:height="4.622327in" draw:z-index="0">
<draw:image xlink:href="../Images/cnnytimes/2023-06-14T01-39-15-08-00/00india-brides-kulwindeer-bwml-master1050.jpg" xlink:type="simple" xlink:show="embed" xlink:actuate="onLoad" draw:mime-type="image/jpeg"/>
</draw:frame>
</text:p>
      <text:p text:style-name="P4">
库尔温德·考尔每天为卧床不起的公婆挤牛奶，这是家务的一部分。“我就像他家的仆人，”她说。  Priyadarshini Ravichandran forThe New York Times</text:p>
      <text:p text:style-name="P4">
<draw:frame draw:style-name="fr1" draw:name="Image72" text:anchor-type="as-char" svg:width="6.9236in" svg:height="4.622327in" draw:z-index="0">
<draw:image xlink:href="../Images/cnnytimes/2023-06-14T01-39-15-08-00/00india-brides-kulwindeer-jzgf-master1050.jpg" xlink:type="simple" xlink:show="embed" xlink:actuate="onLoad" draw:mime-type="image/jpeg"/>
</draw:frame>
</text:p>
      <text:p text:style-name="P4">
考尔手里拿着丈夫的护照照片，结婚九个月后，丈夫没有告诉她一声就去了加拿大。  Priyadarshini Ravichandran for The NewYork Times</text:p>
      <text:p text:style-name="P4">
“有一个住在这里，”库尔温德·考尔说，她说她自己是在1999年被骗婚。她从自家露台指着房子右边的一扇门。“还有一个住在那里，”她指着房子左边一扇竹门继续说。</text:p>
      <text:p text:style-name="P4">
结婚后，考尔（与莎恩迪普·考尔没有亲戚关系）和丈夫在科特利她父母家住了九个月。他是个木匠，没有告诉她一声就动身去了加拿大。结婚24年后，她仍然和公婆住在一起，两人都因病卧床。</text:p>
      <text:p text:style-name="P4">
“我就像他家的仆人，”她说。</text:p>
      <text:p text:style-name="P4">
最近一个晴朗的早晨，留守妇女支持组织Abbnhi的负责人萨特温德·考尔·萨蒂正在卢迪亚纳的家中与来访者交谈，这时她的电话响了。</text:p>
      <text:p text:style-name="P4">
“你能帮帮我吗？”一名女子在电话里哭着问道。她说，她因为没给海外的丈夫安排汇钱，被婆婆打了一顿。</text:p>
      <text:p text:style-name="P4">
在这名女子的家中，萨蒂鼓励她向警方报案，但她想再等几个月。萨蒂还说，她是结婚骗局的受害者。“记住，你丈夫永远不会带你出去，”萨蒂告诉她。“要么报警，要么死等。”</text:p>
      <text:p text:style-name="P4">
<draw:frame draw:style-name="fr1" draw:name="Image73" text:anchor-type="as-char" svg:width="6.9236in" svg:height="4.622327in" draw:z-index="0">
<draw:image xlink:href="../Images/cnnytimes/2023-06-14T01-39-15-08-00/00india-brides-satwinder-thcq-master1050.jpg" xlink:type="simple" xlink:show="embed" xlink:actuate="onLoad" draw:mime-type="image/jpeg"/>
</draw:frame>
</text:p>
      <text:p text:style-name="P4">
萨特温德·考尔·萨蒂是旁遮普卢迪亚纳留守妇女支持组织Abbnhi的负责人。  Priyadarshini Ravichandran for The NewYork Times</text:p>
      <text:p text:style-name="P4">
一些妇女正在争取扣押丈夫的护照。英语教师拉尼特·胡拉尔每周都会向当局发送电子邮件提醒，要求他们取消她丈夫哈普雷特·辛格·迪曼的护照。</text:p>
      <text:p text:style-name="P4">
根据一项联邦法律，如果一再拒绝出庭，撇下妻子出国的印度人的护照就有可能被依法吊销。</text:p>
      <text:p text:style-name="P4">
胡拉尔2015年结婚后，迪曼的父母持商务签证搬到了加拿大。迪曼先是辗转于几个国家，偶尔回家看望亲戚和妻子，后于2021年到加拿大与父母一起生活。</text:p>
      <text:p text:style-name="P4">
胡拉尔说，她向公婆支付了大约8000美元的手续和签证费用。她的公公凯萨尔·辛格否认了这一说法。</text:p>
      <text:p text:style-name="P4">
“让她拿出证据来，”辛格在电话中说。他还说，儿子在离开印度前提出了离婚，因为两人相处不来。胡拉尔说，她上月底收到了一名律师关于离婚申请的通知。在这种情况下，由于文化和经济原因，很少有女人自己提出离婚。</text:p>
      <text:p text:style-name="P4">
<draw:frame draw:style-name="fr1" draw:name="Image74" text:anchor-type="as-char" svg:width="6.9236in" svg:height="4.622327in" draw:z-index="0">
<draw:image xlink:href="../Images/cnnytimes/2023-06-14T01-39-15-08-00/00india-brides-ravneet-gzmh-master1050.jpg" xlink:type="simple" xlink:show="embed" xlink:actuate="onLoad" draw:mime-type="image/jpeg"/>
</draw:frame>
</text:p>
      <text:p text:style-name="P4">
拉尼特·胡拉尔每周都向当局发送电子邮件提醒，要求他们取消她丈夫的护照，她丈夫和父母一起搬到了加拿大。  Priyadarshini Ravichandranfor The New York Times</text:p>
      <text:p text:style-name="P4">
<draw:frame draw:style-name="fr1" draw:name="Image75" text:anchor-type="as-char" svg:width="6.9236in" svg:height="4.622327in" draw:z-index="0">
<draw:image xlink:href="../Images/cnnytimes/2023-06-14T01-39-15-08-00/00india-brides-ravneet-jvql-master1050.jpg" xlink:type="simple" xlink:show="embed" xlink:actuate="onLoad" draw:mime-type="image/jpeg"/>
</draw:frame>
</text:p>
      <text:p text:style-name="P4">
胡拉尔展示了她的公婆用来跟踪她的视频监控系统的照片。  Priyadarshini Ravichandran for The New York Times</text:p>
      <text:p text:style-name="P4">
胡拉尔向警方报案，指控丈夫家庭暴力——由于缺乏针对逃走的丈夫的专门法律，警方经常对此类指控展开调查——并用摄像头监视她。与印度的大多数案件一样，此案进展缓慢。</text:p>
      <text:p text:style-name="P4">
“我想给他一个教训，”她说，“这样他就会永远记住他对我所做的一切。”</text:p>
      <text:p text:style-name="P4">
与考尔结婚、在意大利工作的乳业工人哈金德·辛格说，在妻子报案后，他也面临着家庭暴力指控。在电话采访中，他拒绝提供自己这一方的说法，也拒绝为自己抛弃妻子的行为辩护。“我没有什么要补充的，”辛格说。</text:p>
      <text:p text:style-name="P4">
最近的一个晚上，考尔站在父母家的露台上，一名身穿白衬衫的男子从屋后麦田中央的一条小路上走过。</text:p>
      <text:p text:style-name="P4">
“我真希望是他，”她用小到几乎听不见的声音说。“但我知道他永远不会回来了。”</text:p>
      <text:p text:style-name="P4">
<draw:frame draw:style-name="fr1" draw:name="Image76" text:anchor-type="as-char" svg:width="6.9236in" svg:height="4.622327in" draw:z-index="0">
<draw:image xlink:href="../Images/cnnytimes/2023-06-14T01-39-15-08-00/00india-brides-zcqj-master1050.jpg" xlink:type="simple" xlink:show="embed" xlink:actuate="onLoad" draw:mime-type="image/jpeg"/>
</draw:frame>
</text:p>
      <text:p text:style-name="P4">
一对夫妇骑车穿过旁遮普邦的田野。虽然旁遮普邦拥有该国一些最肥沃的农田，但长期以来一直深受失业和吸毒问题的困扰。  PriyadarshiniRavichandran for The New York Times</text:p>
      <text:p text:style-name="P4">
Source: <text:a xlink:type="simple" xlink:href="https://cn.nytimes.com/world/20230614/india-brides-women/" text:style-name="Internet_20_link" text:visited-style-name="Visited_20_Internet_20_Link">
https://cn.nytimes.com/world/20230614/india-brides-women/</text:a>
</text:p>
      <!--NEWS-->
      <text:h text:style-name="P10" text:outline-level="1">
<text:span text:style-name="T4">
中东地区成中国企业出海新热土 (Free Version)</text:span>
</text:h>
      <text:p text:style-name="P4">
Author: Stephen Kalin</text:p>
      <text:p text:style-name="P4">
Publisher: 华尔街日报中文网</text:p>
      <text:p text:style-name="P4">
Published Time: 2023-06-14T02:30:00.000Z</text:p>
      <text:p text:style-name="P4">
Modified Time: 2023-06-14T02:30:00.000Z</text:p>
      <text:p text:style-name="P4">
Created Time: 2023-06-14T00:48:00.000Z</text:p>
      <text:p text:style-name="P4">
Description: 随着中国在中东加大外交攻势，中国公司也竞相在该地区开展业务。中东地区现在对美国竞争对手的开放程度超过了多年以来的水平。</text:p>
      <text:p text:style-name="P4">
Images: []</text:p>
      <text:p text:style-name="P4">
Categories: ['国际']</text:p>
      <text:p text:style-name="P4">
Keywords: SYND,LINK:EN|WP-WSJ-0000976760</text:p>
      <text:p text:style-name="P4">
Type: Article</text:p>
      <!--METADATA-->
      <text:p text:style-name="P4">
随着 <text:a xlink:type="simple" xlink:href="https://cn.wsj.com/articles/CN-BGH-20230313081223" text:style-name="Internet_20_link" text:visited-style-name="Visited_20_Internet_20_Link">
 中国在中东加大外交攻势 </text:a>
，中国公司也竞相在该地区开展业务。中东地区现在对美国竞争对手的开放程度超过了多年以来的水平。</text:p>
      <text:p text:style-name="P4">
Source: <text:a xlink:type="simple" xlink:href="https://cn.wsj.com/articles/%E4%B8%AD%E4%B8%9C%E5%9C%B0%E5%8C%BA%E6%88%90%E4%B8%AD%E5%9B%BD%E4%BC%81%E4%B8%9A%E5%87%BA%E6%B5%B7%E6%96%B0%E7%83%AD%E5%9C%9F-41d2a345" text:style-name="Internet_20_link" text:visited-style-name="Visited_20_Internet_20_Link">
https://cn.wsj.com/articles/%E4%B8%AD%E4%B8%9C%E5%9C%B0%E5%8C%BA%E6%88%90%E4%B8%AD%E5%9B%BD%E4%BC%81%E4%B8%9A%E5%87%BA%E6%B5%B7%E6%96%B0%E7%83%AD%E5%9C%9F-41d2a345</text:a>
</text:p>
      <!--NEWS-->
      <text:h text:style-name="P10" text:outline-level="1">
<text:span text:style-name="T4">
机密文件案传讯：一个紧张而安静的特朗普</text:span>
</text:h>
      <text:p text:style-name="P4">
Creator: GLENN THRUSH</text:p>
      <text:p text:style-name="P4">
Publisher: https://www.facebook.com/nytimeschinese</text:p>
      <text:p text:style-name="P4">
Published Time: 2023-06-14T02:58:50+08:00</text:p>
      <text:p text:style-name="P4">
Description: 这是首次有前总统因联邦指控受到传讯，一份保释协议最终达成。特朗普曾称起诉是政治迫害，但他在法庭上一言不发，肢体语言表明，他明白这场前所未有的法律战的严重性。 Doug Mills/The New York Times 前总统特朗普谴责对他的起诉是一场政治迫害，但在法庭上一言不发。</text:p>
      <text:p text:style-name="P4">
Images: ["<text:a xlink:type="simple" xlink:href="https://static01.nyt.com/images/2023/06/13/multimedia/13trump-docs-indictment-blog-courtroom-color-02/13trump-docs-indictment-blog-live-airplane-tjbp-master1050.jpg" text:style-name="Internet_20_link" text:visited-style-name="Visited_20_Internet_20_Link">
13trump-docs-...</text:a>
"]</text:p>
      <text:p text:style-name="P4">
Category: 美国</text:p>
      <text:p text:style-name="P4">
Type: Article</text:p>
      <!--METADATA-->
      <text:p text:style-name="P4">
<draw:frame draw:style-name="fr1" draw:name="Image77" text:anchor-type="as-char" svg:width="6.9236in" svg:height="4.615733in" draw:z-index="0">
<draw:image xlink:href="../Images/cnnytimes/2023-06-14T02-58-50-08-00/13trump-docs-indictment-blog-live-airplane-tjbp-master1050.jpg" xlink:type="simple" xlink:show="embed" xlink:actuate="onLoad" draw:mime-type="image/jpeg"/>
</draw:frame>
</text:p>
      <text:p text:style-name="P4">
周二，在迈阿密一处挤满人的13楼法庭，面色阴沉的特朗普坐在被告席，身体向后靠，下巴紧绷，双臂交叉，深色西装外套下的背部肌肉明显紧张。</text:p>
      <text:p text:style-name="P4">
在大约六米远的地方，旁听席的第二排，正是把他送上被告席的特别检察官杰克·史密斯，他面无表情，一幅充满戒备的样子。史密斯看着手下三名司法部律师向特朗普提出了一份保释协议，让他在自己的担保下获释，不需要保释金。这份协议是一种尊重和包容，但也意味着极大的羞辱。</text:p>
      <text:p text:style-name="P4">
经历了一场长达50分钟、美国历史上前所未有的法庭会面后，特朗普从一扇镶有深色木板的侧门走了出去，但离开前，他还回头好奇地瞥了一眼挤在房间里的大约40名记者。</text:p>
      <text:p text:style-name="P4">
大约一分钟后，史密斯和他的团队走到房间的另一边，一言不发地离开了。他没有回头看。</text:p>
      <text:p text:style-name="P4">
这是首次有前总统因联邦指控受到传讯，也是特朗普和史密斯两人在马阿拉歌庄园文件案白热化之际的首次公开会面。两人彼此没有交流。但这两位毫无相似之处的对手却被锁定在一场对这个极化国家有着着巨大政治和法律影响的法律战中。</text:p>
      <text:p text:style-name="P4">
特朗普在法庭上的肢体语言表明他明白事态的严重性。一位以掌控大权为乐的前总统似乎对作为被告的束手无力感到不舒服。</text:p>
      <text:p text:style-name="P4">
特朗普曾谴责对他的起诉是政治迫害，并称史密斯为“暴徒”，但在听证会上，他一言不发。地方法官 <text:a xlink:type="simple" xlink:href="https://www.nytimes.com/2023/06/13/us/politics/jonathan-goodman-trump-judge.html" text:style-name="Internet_20_link" text:visited-style-name="Visited_20_Internet_20_Link">
 乔纳森·古德曼</text:a>
 也没有问他任何问题，这种情况在刑事传讯中有时会发生。</text:p>
      <text:p text:style-name="P4">
特朗普承诺稍后会有更多话要说。有人看到他的几名政治助手在法院外与一群人数不多但声音响亮的支持者在一起，他们的叫喊与头顶一架直升机的轰鸣交织在一起。</text:p>
      <text:p text:style-name="P4">
在法庭内，听证会本身显得安静而又异常文明。</text:p>
      <text:p text:style-name="P4">
前总统在他的两名律师克里斯托弗·基斯和托德·布兰奇的陪同下，耐心地等待了至少15分钟，直到古德曼法官进入法庭。当基斯全神贯注地处理文书工作时，特朗普和布兰奇靠得很近，凑近对方耳边窃窃私语，还笑了一两次。有那么几分钟，这位前总统似乎很放松。</text:p>
      <text:p text:style-name="P4">
广告</text:p>
      <text:p text:style-name="P4">
但下午2点45分，气氛骤然发生变化。法庭的一名官员宣布，闭路摄像头已被打开，它将把听证会现场传送到新闻媒体所在的五楼陪审团会议厅。这位前总统挺直了腰板，直视着镜头，似乎意识到了镜头的力量。</text:p>
      <text:p text:style-name="P4">
特朗普喜欢在国旗的簇拥下出现在白宫，经常站在总统印章前面。周二，他发现自己站在了画面的另一端。在威尔基·弗格森法院最大、最现代化的听证室里，古德曼法官坐在大理石法官席上，比其他人高出几米，旁边是一面美国国旗。</text:p>
      <text:p text:style-name="P4">
目前尚不清楚特朗普和他的共同被告沃尔特·瑙塔在法庭上待了多长时间，上庭之前，美国法警对他们做了登记，并采集了电子指纹。但下午2点40分刚过，记者们被领进房间时，这位美国第45任总统正坐在自己的位置上，还有数十名法庭和安全工作人员。</text:p>
      <text:p text:style-name="P4">
听证会的大部分内容都集中在特朗普保释协议的细节上。史密斯的高级检察官放弃了保释金要求，或任何其他可能被视为有损尊严或过度限制的前提条件。他们坚持要求特朗普不要与瑙塔讨论此案。瑙塔仍以私人助理的身份受雇于前总统。</text:p>
      <text:p text:style-name="P4">
古德曼法官要求达成一项更严厉的协议，建议禁止特朗普与重要证人进行任何接触。他的律师回应说，证人包括特朗普的私人工作人员和安保人员，要求他们切断联系是不现实的。</text:p>
      <text:p text:style-name="P4">
检方似乎愿意配合。史密斯的高级检察官之一戴维·哈巴赫要求法庭让双方在晚些时候敲定细节。之前的两份保释协议草案已经废弃，但协议的第三份草案已经打印出来，特朗普签署了它。“第三次一定成功，”古德曼法官说。</text:p>
      <text:p text:style-name="P4">
广告</text:p>
      <text:p text:style-name="P4">
这位法官是唯一一个看起来轻松的参与者，也许是因为他是唯一一个即将离开此案的人。在艾琳·坎农法官接手审判之前，将由另一位地方法官主持初步听证会。</text:p>
      <text:p text:style-name="P4">
“好消息是，那个人不是我，”古德曼法官在解散双方之前说。</text:p>
      <text:p text:style-name="P4">
Source: <text:a xlink:type="simple" xlink:href="https://cn.nytimes.com/usa/20230614/trump-arraignment-miami-court/" text:style-name="Internet_20_link" text:visited-style-name="Visited_20_Internet_20_Link">
https://cn.nytimes.com/usa/20230614/trump-arraignment-miami-court/</text:a>
</text:p>
      <!--NEWS-->
      <text:h text:style-name="P10" text:outline-level="1">
<text:span text:style-name="T4">
美国将允许韩国和台湾半导体制造商保持在华业务 (Free Version)</text:span>
</text:h>
      <text:p text:style-name="P4">
Author: Yuka Hayashi</text:p>
      <text:p text:style-name="P4">
Publisher: 华尔街日报中文网</text:p>
      <text:p text:style-name="P4">
Published Time: 2023-06-14T03:00:00.000Z</text:p>
      <text:p text:style-name="P4">
Modified Time: 2023-06-14T03:00:00.000Z</text:p>
      <text:p text:style-name="P4">
Created Time: 2023-06-12T10:01:00.000Z</text:p>
      <text:p text:style-name="P4">
Description: 一些分析人士说，此举将削弱旨在拖慢中国技术进步步伐的美国出口管制措施。</text:p>
      <text:p text:style-name="P4">
Images: []</text:p>
      <text:p text:style-name="P4">
Categories: ['科技']</text:p>
      <text:p text:style-name="P4">
Keywords: SYND,LINK:EN|WP-WSJ-0000972769</text:p>
      <text:p text:style-name="P4">
Type: Article</text:p>
      <!--METADATA-->
      <text:p text:style-name="P4">
根据美国商务部一位高级官员最近的言论，拜登(Joe Biden)政府计划允许韩国和台湾顶级半导体制造商保持和拓展其 <text:a xlink:type="simple" xlink:href="https://cn.wsj.com/articles/CN-TEC-20221013141230" text:style-name="Internet_20_link" text:visited-style-name="Visited_20_Internet_20_Link">
 在华现有芯片制造业务</text:a>
 ，而不会遭受美方的报复。</text:p>
      <text:p text:style-name="P4">
Source: <text:a xlink:type="simple" xlink:href="https://cn.wsj.com/articles/%E7%BE%8E%E5%9B%BD%E5%B0%86%E5%85%81%E8%AE%B8%E9%9F%A9%E5%9B%BD%E5%92%8C%E5%8F%B0%E6%B9%BE%E5%8D%8A%E5%AF%BC%E4%BD%93%E5%88%B6%E9%80%A0%E5%95%86%E4%BF%9D%E6%8C%81%E5%9C%A8%E5%8D%8E%E4%B8%9A%E5%8A%A1-f8fed0ad" text:style-name="Internet_20_link" text:visited-style-name="Visited_20_Internet_20_Link">
https://cn.wsj.com/articles/%E7%BE%8E%E5%9B%BD%E5%B0%86%E5%85%81%E8%AE%B8%E9%9F%A9%E5%9B%BD%E5%92%8C%E5%8F%B0%E6%B9%BE%E5%8D%8A%E5%AF%BC%E4%BD%93%E5%88%B6%E9%80%A0%E5%95%86%E4%BF%9D%E6%8C%81%E5%9C%A8%E5%8D%8E%E4%B8%9A%E5%8A%A1-f8fed0ad</text:a>
</text:p>
      <!--NEWS-->
      <text:h text:style-name="P10" text:outline-level="1">
<text:span text:style-name="T4">
对AI“踩刹车”式强监管及企业自律恐无法实现 (Free Version)</text:span>
</text:h>
      <text:p text:style-name="P4">
Authors: ['']</text:p>
      <text:p text:style-name="P4">
Publisher: 英国《金融时报》</text:p>
      <text:p text:style-name="P4">
Time: 2023-06-14T03:03:07+00:00</text:p>
      <text:p text:style-name="P4">
Published Time: 2023-06-13T12:00:99+08:00</text:p>
      <text:p text:style-name="P4">
Modified Time: 2023-06-13T22:18:99+08:00</text:p>
      <text:p text:style-name="P4">
Description: FT中文网总编辑王丰：大语言模型开发者在帮助用户识别AIGC的问题上责无旁贷。社会各界应鼓励、敦促这些机构加速开发并免费向公众提供工具和教育服务。</text:p>
      <text:p text:style-name="P4">
Images: ["<text:a xlink:type="simple" xlink:href="https://thumbor.ftacademy.cn/unsafe/picture/0/000184020_piclink.jpg" text:style-name="Internet_20_link" text:visited-style-name="Visited_20_Internet_20_Link">
000184020_pic...</text:a>
", "<text:a xlink:type="simple" xlink:href="https://thumbor.ftacademy.cn/unsafe/picture/9/000184299_piclink.jpeg" text:style-name="Internet_20_link" text:visited-style-name="Visited_20_Internet_20_Link">
000184299_pic...</text:a>
", "<text:a xlink:type="simple" xlink:href="https://thumbor.ftacademy.cn/unsafe/picture/0/000184300_piclink.jpeg" text:style-name="Internet_20_link" text:visited-style-name="Visited_20_Internet_20_Link">
000184300_pic...</text:a>
", "<text:a xlink:type="simple" xlink:href="https://thumbor.ftacademy.cn/unsafe/picture/1/000184301_piclink.jpeg" text:style-name="Internet_20_link" text:visited-style-name="Visited_20_Internet_20_Link">
000184301_pic...</text:a>
"]</text:p>
      <text:p text:style-name="P4">
Themes: ['AI', '关注']</text:p>
      <text:p text:style-name="P4">
Keywords: ['AI', '人工智能', 'ChatGPT', 'OpenAI', '机器学习', '马斯克']</text:p>
      <text:p text:style-name="P4">
Type: Article</text:p>
      <!--METADATA-->
      <text:p text:style-name="P4">
<draw:frame draw:style-name="fr1" draw:name="Image78" text:anchor-type="as-char" svg:width="6.9236in" svg:height="3.894525in" draw:z-index="0">
<draw:image xlink:href="../Images/FT Chinese Free Version/2023-06-14T03-03-07-00-00/00018402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在大国科技竞争和资本迅速占领AI技术高地的背景下，FT中文网总编辑王丰表示，各界近期呼吁的对AI“踩刹车”式的强监管行动、或企业自觉性限制行动都很难实现，但仍然有可能在几个有限方向上有希望取得进展，比如让平台和用户拥有识别AIGC的工具和能力。</text:p>
      <text:p text:style-name="P4">
6月8日，华东师范大学教育学部邀请FT中文网总编辑王丰，从AIGC的学习内容来源、机器生成内容迅速充斥流量平台、机器生成内容对机器学习素材的“污染”等角度分析相关风险和应对之道。</text:p>
      <text:p text:style-name="P4">
以下内容根据现场发言整理。</text:p>
      <text:p text:style-name="P4">
“人工智能刚刚破解了人类文明的操作系统。”4月29日，以色列历史学家、《未来简史》一书的作者尤瓦尔•诺亚•赫拉利在Frontiers论坛上发出警示，称人工智能目前正在通过掌握语言，给人类带来了生存层面的威胁。因为在赫拉利眼中，语言是文明的基石。OpenAI和谷歌(Google)DeepMind等公司的350多位AI业界高管和研究人员，包括被称为AI“教父”的图灵奖得主杰弗里•辛顿(GeoffreyHinton)和约书亚•本吉奥(YoshuaBengio)均签署声明，将“AI造成灭绝的风险”与“大流行病和核战争”的风险等量齐观。埃隆•马斯克也在今年3月呼吁过暂停开发先进AI系统6个月。</text:p>
      <text:p text:style-name="P4">
生成式人工智能突飞猛进的发展对于内容行业而言诱惑巨大。像引发孙燕姿本人发文回应的“AI孙燕姿”，不少应用AI生成的多媒体案例已经证明AIGC进入了包括影视、美术、音乐等曾经被人们认为是不可被机器替代的领域，引发了商业、伦理和法律担忧。</text:p>
      <text:p text:style-name="P4">
与此同时，各国与AI和AIGC相关的法规和监管政策、行业规范都处于动荡和博弈期，现行的规则可能因技术的急剧迭代而迅速过时。</text:p>
      <text:p text:style-name="P4">
美国版权局（USCO）2023年3月16日发布指引称，人工智能（AI）自动生成的作品不受版权法保护。</text:p>
      <text:p text:style-name="P4">
<draw:frame draw:style-name="fr1" draw:name="Image79" text:anchor-type="as-char" svg:width="6.9236in" svg:height="5.448079in" draw:z-index="0">
<draw:image xlink:href="../Images/FT Chinese Free Version/2023-06-14T03-03-07-00-00/000184299_piclink.jpeg" xlink:type="simple" xlink:show="embed" xlink:actuate="onLoad" draw:mime-type="image/jpeg"/>
</draw:frame>
</text:p>
      <text:p text:style-name="P4">
最高院知识产权法官周波针对“中国AIGC第一案”，即深圳腾讯公司诉上海盈迅公司案（2019.12.24判决）作出的分析指出，人工智能在著作权上涉及两个法律问题：一是关于“人工智能生成物是否能够成为著作权法保护的作品”，二是“作品著作权的归属”。在该案中，法院认定作品是由人工智能辅助完成的“人类智力活动成果”，而非人工智能自主创造完成，故可以受到著作权法保护。也有法院在判决中特别强调，“自然人创作完成仍应是著作权法上作品的必要条件。”总之，目前中国法院的司法实践而言，人工智能自主生成产物是否能够成为受著作权法保护的作品，还需要做进一步的观察。</text:p>
      <text:p text:style-name="P4">
内容平台多数仍处于探索、讨论、各自执行阶段。推出聊天机器人Bard试图与OpenAI推出的ChatGPT一较高下的谷歌在AIGC相关指引展现出对机器和人类生成内容一视同仁的态度，并声称会运用SpamBrain等工具协助识别垃圾内容，无论搜索结果是否为AI制造。</text:p>
      <text:p text:style-name="P4">
<draw:frame draw:style-name="fr1" draw:name="Image80" text:anchor-type="as-char" svg:width="6.9236in" svg:height="3.007439in" draw:z-index="0">
<draw:image xlink:href="../Images/FT Chinese Free Version/2023-06-14T03-03-07-00-00/000184300_piclink.jpeg" xlink:type="simple" xlink:show="embed" xlink:actuate="onLoad" draw:mime-type="image/jpeg"/>
</draw:frame>
</text:p>
      <text:p text:style-name="P4">
维基百科创始人吉米•威尔士（Jimmy Wales）3月30日在The EveningStandard发文称维基百科必须对ChatGPT“无中生有”的倾向非常小心。据Vice报道，该网站背后的非营利组织维基媒体基金会(WikimediaFoundation)正在研究开发工具，让志愿者更容易识别机器人生成的内容。与此同时，维基百科为避免诽谤诉讼和侵犯版权的风险，正在起草一项政策，对志愿者使用大型语言模型创建内容作出限制，指出“任何不熟悉大型语言模型风险的人都应该避免使用它们来创建维基百科内容”。</text:p>
      <text:p text:style-name="P4">
<draw:frame draw:style-name="fr1" draw:name="Image81" text:anchor-type="as-char" svg:width="6.9236in" svg:height="3.515891in" draw:z-index="0">
<draw:image xlink:href="../Images/FT Chinese Free Version/2023-06-14T03-03-07-00-00/000184301_piclink.jpeg" xlink:type="simple" xlink:show="embed" xlink:actuate="onLoad" draw:mime-type="image/jpeg"/>
</draw:frame>
</text:p>
      <text:p text:style-name="P4">
在音乐版权领域，据《金融时报》5月9日报道，全球最大的音频流媒体业务Spotify近期下架了Boomy上传的约7%的曲目，因为AIGC爆炸式发展能够以及立即生成许多音乐曲目，在线机器人还能大量冒充人类听众夸大歌曲流量，并且引发版权问题。</text:p>
      <text:p text:style-name="P4">
中国的内容平台近几月陆续针对 AIGC推出成文政策。比对抖音、知乎和百度百家号三个平台的AIGC政策，可以发现几个趋同点：一是强调创作者本人应对其发布的内容负责，平台方将处置包含违法违规、事实性错误的内容；二是发布者应主动添加声明标识，帮助用户辨认哪些内容包含AI辅助创作或是由AI 生成。知乎将禁止批量发布 AIGC类内容的帐号。另外，在抖音和百度百家号平台上，虚拟人账号必须完成实名认证。平台也希望通过自研工具和社区、用户互相监督来识别、管理AIGC。</text:p>
      <text:p text:style-name="P4">
AIGC对于内容行业尤其是非传统媒体和自媒体而言是巨大诱惑，依靠自律和他律效果有限，而各国现阶段的成文立法均远落后于AIGC技术发展速度。</text:p>
      <text:p text:style-name="P4">
不过，人类在AI面前并非毫无希望。平台和用户应该也有可能拥有识别AIGC的工具和能力，比如学术机构正在投入新技术防止利用AI剽窃、作弊等行为。OpenAI训练了一个分类工具（classifier）用于区分人类编写的文本和AI编写的文本，但OpenAI也声明该分类工具并不完全可靠，正确识别率仅有26%。AIGC识别工具的能力能否赶上至少在目前看来“道高一丈”的AIGC，实现有效监管，仍未可知。大语言模型开发者在如何帮助用户识别AIGC的问题上责无旁贷。社会各界应鼓励、敦促这些机构加速开发并免费向公众提供便捷、友好的AIGC识别分析工具，并提供相关公众教育服务。</text:p>
      <text:p text:style-name="P4">
最后，AIGC带来的另一社会风险在于随着AI生成的语料越来越多地进入公众领域，便会成为更多大语言模型训练的素材。当AI开始自己学习自己生成的素材，再生成的文本是否会污染纯人类形成的语料库。这便回到了赫拉利所担忧的起点——因为语言是文明的基石。如果基石已动，人类还能否预计AIGC的演化方向？OpenAI自GPT-4开始已停止公布语料库信息。政府、监管者是否应该强制要求大语言模型开发机构大幅提高训练语料库的透明度？未来不同国家、不同平台在这一方面发展方向、标准、理论动向值得关注。</text:p>
      <text:p text:style-name="P4">
（仅代表个人观点。整理：袁漪琳。华东师范大学吕离原、叶彤、刘佳渝对本文均有贡献）</text:p>
      <text:p text:style-name="P4">
Source: <text:a xlink:type="simple" xlink:href="http://www.ftchinese.com/story/001099956" text:style-name="Internet_20_link" text:visited-style-name="Visited_20_Internet_20_Link">
http://www.ftchinese.com/story/001099956</text:a>
</text:p>
      <!--NEWS-->
      <text:h text:style-name="P10" text:outline-level="1">
<text:span text:style-name="T4">
中产作死三件套，时代的眼泪 (Free Version)</text:span>
</text:h>
      <text:p text:style-name="P4">
Authors: ['']</text:p>
      <text:p text:style-name="P4">
Publisher: 英国《金融时报》</text:p>
      <text:p text:style-name="P4">
Time: 2023-06-14T03:06:02+00:00</text:p>
      <text:p text:style-name="P4">
Published Time: 2023-06-13T12:00:99+08:00</text:p>
      <text:p text:style-name="P4">
Modified Time: 2023-06-13T19:07:99+08:00</text:p>
      <text:p text:style-name="P4">
Description: 徐瑾：千万房贷、配偶不工作、二胎出国成为中产作死三件套，引发网络群嘲。这些中产错了么，他们为何如此决策？中产返贫的趋势预示着什么？</text:p>
      <text:p text:style-name="P4">
Images: ["<text:a xlink:type="simple" xlink:href="https://thumbor.ftacademy.cn/unsafe/picture/2/000124232_piclink.jpg" text:style-name="Internet_20_link" text:visited-style-name="Visited_20_Internet_20_Link">
000124232_pic...</text:a>
"]</text:p>
      <text:p text:style-name="P4">
Themes: ['中国经济', '关注']</text:p>
      <text:p text:style-name="P4">
Keywords: ['中产', '中产阶级', '趋势', '中国经济', '软阶层']</text:p>
      <text:p text:style-name="P4">
Type: Article</text:p>
      <!--METADATA-->
      <text:p text:style-name="P4">
<draw:frame draw:style-name="fr1" draw:name="Image82" text:anchor-type="as-char" svg:width="6.9236in" svg:height="3.894525in" draw:z-index="0">
<draw:image xlink:href="../Images/FT Chinese Free Version/2023-06-14T03-06-02-00-00/00012423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最近 “中产作死三件”套火了。</text:p>
      <text:p text:style-name="P4">
所谓三件套是“近千万的房贷、配偶不工作、二胎出国”，这个段子的原作者来自我的朋友张明扬。一时之间，群嘲中产成为新社交场中引发笑声最响亮那个。</text:p>
      <text:p text:style-name="P4">
<text:span text:style-name="T4">
“中产”做错了什么</text:span>
</text:p>
      <text:p text:style-name="P4">
探究一下这传说中作死三件套，真的是中产们很糟糕的选择么？至少在短短前几年，这个选择其实可以说相对理性甚至务实。</text:p>
      <text:p text:style-name="P4">
先说千万房贷。听起来是很多，但是如果你去看看北京上海深圳一千万左右的房子，会发现，多数也就是100平左右的房子，甚至都不是新房，很多也不是三室。生一个孩子尚可，生两个孩子就显得局促。更不用说，如果想未来换房，税费基本就得脱层皮。这样情况下，买入自己能力最高范围的房子，贷到尽可能多的房贷，在过去可以说理性决策和发家致富的主要途径。负担着千万房贷的人，不是年薪过人真还不好拿到，无非按照过去最主流的意见选择了最主流的道理，平心而论，多数人没有选择这条路人，只是没有这个能力。</text:p>
      <text:p text:style-name="P4">
其次，配偶不工作。能贷款千万房贷，收入自然是家庭经济中流砥柱，这也意味着996之类基本是标配，出差频繁，对于家庭的兼顾自然会降低，这个时候配偶全职来主理家庭，可以说合情合理。</text:p>
      <text:p text:style-name="P4">
更不用说，这个配偶方一般是女性，即使起点和男方一样甚至更高，但如果生育，一胎前前后后起码一两年折进去，中间职场的断裂时间过长，职场上升速度往往受限，收入通道也会降低。这其实也是管理层中女性为何偏少的核心原因之一。公平与否，见仁见智，但是在不少家庭，男女分化无形中就自动成型。</text:p>
      <text:p text:style-name="P4">
最后，二胎出国。前些年响应号召生个二胎并不过分，也谈不上养不活，那么必然需要全力以赴。配偶全职可谓理性选择，即使如此，也不要低估了养育难度以及鸡娃狗血，更不用说现在大城市可能有一半孩子没法走进高考窄门。在这样情况下，如果你已经是年薪百万的人士，多少人能忍受家中为了孩子教育鸡飞狗跳，多少人能接受自己孩子最终去技校，如此一来选择出国也就是蛮自然的选择。用一两年年薪，换一个后方稳定，甚至可以换到孩子一个好前程——这个选择，难道不理性么？</text:p>
      <text:p text:style-name="P4">
如果易地而处，现在被全网群嘲的人群，有多少人能做得更好？</text:p>
      <text:p text:style-name="P4">
<text:span text:style-name="T4">
大趋势的变化</text:span>
</text:p>
      <text:p text:style-name="P4">
回顾一下，作死三件套为什么那么普遍，核心原因在于三个条件往往彼此锁定，很难隔离。选择中产作死三件套的人，往往年薪百万人群，这在过去几年大厂繁荣时代并不罕见，一二线城市的精英拿到这个收入的，并不算多离谱。基于这个收入水平，不少决策也自然而然。</text:p>
      <text:p text:style-name="P4">
而基于过去三十年的经验，可以说，实现财富跃迁的人群，基本都是赌对了趋势，而且是越加大筹码，收益越大。问题在于，趋势会一直在吗？</text:p>
      <text:p text:style-name="P4">
正如管理大师德鲁克所言，真正重要的不是趋势，而是趋势的转变。很多人之所以会行差踏错，往往就是因为误把一时风口当作长久趋势。当趋势变化时候，决策也相应变化，如果说加大杠杆是过去最佳策略，那么未来，压缩杠杆可能是主流原则。</text:p>
      <text:p text:style-name="P4">
那么，中产三件套何以落到众嘲境地？无他，前置条件没了。近几年来，年薪百万岗位如冰山消融一般，以令人惊恐的速度在众人眼前骤然消失。这是过去多数人都很难预测的局面，可以说是时代的眼泪。</text:p>
      <text:p text:style-name="P4">
更重要的是，这一趋势，并不仅仅波及中产精英这一群体。中产作死三件套只是开始，不用幸灾乐祸或者自以为高明，每个人都可能有自己的三件套在等着。</text:p>
      <text:p text:style-name="P4">
<text:span text:style-name="T4">
中产是金丝雀</text:span>
</text:p>
      <text:p text:style-name="P4">
中国人对于“中产”这个称呼，本来就带有不满，有各种暗搓搓的恶意。看到各种中产返贫的自媒体文章，不少人读起来犹如爽文，一般都会加上一句，这也算中产？</text:p>
      <text:p text:style-name="P4">
那么，什么是中产？所谓中产阶级，就是中等收入群体，本身是社会的绝大多数。中产的标准不下百种。在俄罗斯能够买得起大众电器的人就算中产，在其他国家每天消费2~20美元的人就是中产，也有中产标准根据人口收入中位数来计算。</text:p>
      <text:p text:style-name="P4">
中产不仅是现代社会稳定剂，也是社会变迁中最敏感人群，可以说是社会的金丝雀，而中等收入群体下移的时代，就是软阶层时代。</text:p>
      <text:p text:style-name="P4">
我在探讨软阶层的新书《跃变》中指出，如果按照国际社会主流标准，将日均收入在10美元~20美元都算中产，这样计算全球中产被认为超过二十亿。和这个标准类似，根据国家统计局发布的数据，中国中等收入群体的标准是家庭年收入10万元以上，这样一来，达到这一门槛的超过四亿。</text:p>
      <text:p text:style-name="P4">
官方标准之外，民间却自有标准。一线城市的中产自认为除了考虑收入之外，还要求有两套房，对照北京和上海的房价来看，就是铁定的千万富翁。如此高的中产门槛，其实是群体焦虑的外化，中产所做全部努力的根本目的，是自己的下一代和自己拥有一样的社会地位——所谓中产作死三件套，其实就是过去这种期待的外化，并没有多不合理。</text:p>
      <text:p text:style-name="P4">
今天，也有人提到反面标准，说真中产三件套就是房子没贷款，夫妻体制内，娃上好公立。事实上，这样的条件绝非随手可及，恐怕不是依靠一代人的积累可以实现，这背后也有着千丝万缕的经营和盘算。更何况，如果经济继续下行，财政持续乏力的话，体制内收入也难保不会逐渐下移，不裁员不降薪神话也可能不得不打破。</text:p>
      <text:p text:style-name="P4">
究其原因，中国仍旧是一个有6亿人月收入不到一千的国家，不少人所谓的中产，其实几乎是“富人”的概念。嘲讽中产，宣泄的多数是仇富的阶级情感。问题在于，在“看不见的手”之下，多数人已经是生活在市场中的命运共同体，在隐约之中有各种关系链接。譬如，在过去，即使大厂有中年危机，那个时候被“优化”，多数已挣到了一辈子的钱，可以安然离去，也可以做投资人，繁荣一二级市场。在现在，年薪百万被下岗，找了一圈，降薪一半可能也没人接盘，反而使得原来年薪几十万的人也开始被卷。几十万一旦开始卷，那么年入十万的日子，大概也不会好过。这是一个连环效应。</text:p>
      <text:p text:style-name="P4">
从某个角度讲，中产的处境无非是多数人处境的前驱。本质上，年入百万人群是分到经济蛋糕上奶油最丰厚的群体，他们的遭遇，其实预设的是未来经济的处境。归根到底，所有人的收入，无论高低抑或体制内外，都维系于市场的活力，一旦市场活力消失，多数人都会面临类似的未来。<text:span text:style-name="T4">
注：本文仅代表作者本人观点，徐瑾即将出版《跃变:软阶层、中等收入陷阱和共同富裕》一书，亦为微信公众号“重要的是经济”主理人，读者微信ashes-18</text:span>
</text:p>
      <text:p text:style-name="P4">
Source: <text:a xlink:type="simple" xlink:href="http://www.ftchinese.com/story/001099952" text:style-name="Internet_20_link" text:visited-style-name="Visited_20_Internet_20_Link">
http://www.ftchinese.com/story/001099952</text:a>
</text:p>
      <!--NEWS-->
      <text:h text:style-name="P10" text:outline-level="1">
<text:span text:style-name="T4">
川普「文件門」首出庭 喊冤不認罪之後呢？</text:span>
</text:h>
      <text:p text:style-name="P4">
Author: None (Language: zh)</text:p>
      <text:p text:style-name="P4">
Publisher: None</text:p>
      <text:p text:style-name="P4">
Time: 2023-06-14T03:16:00Z</text:p>
      <text:p text:style-name="P4">
Description: 美國前總統川普因機密文件案遭起訴，13日出席在邁阿密法院舉行的聽證會。他的律師對全數指控表示不認罪。此案牽動美國選情，接下來可能如何發展？</text:p>
      <text:p text:style-name="P4">
Videos: []</text:p>
      <text:p text:style-name="P4">
Images: []</text:p>
      <text:p text:style-name="P4">
Subject: 时政风云</text:p>
      <text:p text:style-name="P4">
Subjects: ['德国联邦政府']</text:p>
      <text:p text:style-name="P4">
Keywords: ['特朗普', '美国总统大选', '机密文件', '联邦政府', '开庭', '刑事诉讼']</text:p>
      <text:p text:style-name="P4">
ID: 65907744</text:p>
      <!--METADATA-->
      <text:p text:style-name="P4">
<text:a xlink:type="simple" xlink:href="https://www.dw.com/zh/overlay/image/article/65907744/65907343" text:style-name="Internet_20_link" text:visited-style-name="Visited_20_Internet_20_Link">
 </text:a>
</text:p>
      <text:p text:style-name="P4">
13日聽證會的法庭素描，顯示美國前總統川普的出庭神情。</text:p>
      <text:p text:style-name="P4">
（德國之聲中文網）美國前總統川普（DonaldTrump）因機密文件案遭起訴，於美東時間週二（6月13日）下午在邁阿密出庭，對37項聯邦刑事指控概不認罪，並在無條件及無旅行限制、無須現金擔保的情況下離開法庭。</text:p>
      <text:h text:style-name="P12" text:outline-level="3">
<text:span text:style-name="T4">
川普面臨哪些指控？</text:span>
</text:h>
      <text:p text:style-name="P4">
現年76歲的川普面臨共37項指控，包括違反《間諜法》、共謀妨礙司法和向調查人員提供虛假陳述等， <text:a xlink:type="simple" xlink:href="https://www.dw.com/zh/zh/美国检方公布特朗普案起诉书性质严重/a-65878432" text:style-name="Internet_20_link" text:visited-style-name="Visited_20_Internet_20_Link">
 若成罪最高監禁刑期可達百年</text:a>
 ， <text:a xlink:type="simple" xlink:href="https://www.dw.com/zh/zh/川普因機密文件案-成首位聯邦政府起訴的美國前總統/a-65864751" text:style-name="Internet_20_link" text:visited-style-name="Visited_20_Internet_20_Link">
成為美國史上首位被聯邦政府起訴的前總統 </text:a>
 。</text:p>
      <text:p text:style-name="P4">
根據起訴書，川普涉嫌在2021年1月卸任後，將來自中央情報局、美國國家安全局，以及有關美國核武、美國遭受襲擊時弱點環節的機密文件藏匿於私人住所。此外，他還被指控明知手中有應交回的文件，卻拒絕交付，並對調查人員撒謊、鼓勵律師誤導調查單位。</text:p>
      <text:p text:style-name="P4">
「這是一個掩蓋罪行比實際犯得罪更嚴重的情況。」布倫南司法中心（Brennan Center for Justice）國安法專家戈伊特恩（ElizabethGoitein）告訴路透社，「如果他只是玩忽職守，可能根本不會會遭到起訴。」</text:p>
      <text:p text:style-name="P4">
接受調查期間，川普的律師曾告訴聯邦調查局他們已上交所有機密文件，事後遭戳破為謊言。戈伊特恩補充，這種妨礙司法的行為最高可處20年監禁。</text:p>
      <text:p text:style-name="P4">
</text:p>
      <text:p text:style-name="P4">
川普在離開法庭後前往邁阿密著名的古巴餐廳「凡爾賽」（Versailles）用餐，現場有川粉前來為他慶生。</text:p>
      <text:h text:style-name="P12" text:outline-level="3">
<text:span text:style-name="T4">
不認罪後，接下來會發生什麼？</text:span>
</text:h>
      <text:p text:style-name="P4">
13日聽證會結束之後，此案將進入審前的法律程序。路透社分析，川普團隊可能透過不同手段拖延時間，因此此案很可能至少一年後才會正式開庭，亦即可能拖到2024年總統大選之後，而且美國法律並未限制遭起訴或遭定罪的被告不得參選，因此川普仍有極大機率照常帶案參選。</text:p>
      <text:p text:style-name="P4">
根據路透社與益普索（Ipsos）公佈的最新民調，川普在2024年總統大選的共和黨提名中，仍遙遙領先競爭對手；81%的共和黨選民認為這些指控是出於政治動機。</text:p>
      <text:p text:style-name="P4">
川普的個人助理兼共同被告諾塔（WaltNauta）也因協助川普非法保留機密文件而被捕。兩人在庭後皆被無條件獲釋。法官不認為2名被告有潛逃風險，並未對他們祭出任何出境限制，也未要求保釋金，僅不准被告與本案證人接洽。</text:p>
      <text:p text:style-name="P4">
即將迎來77歲生日的川普，在離開法庭後前往邁阿密著名的古巴餐廳「凡爾賽」（Versailles）用餐，現場有支持者前來為他慶生。 <text:a xlink:type="simple" xlink:href="https://www.dw.com/zh/zh/特朗普他们比中俄朝伊加一块都烂/a-65884434" text:style-name="Internet_20_link" text:visited-style-name="Visited_20_Internet_20_Link">
川普對自己遭起訴感到不滿 </text:a>
，期間大罵美國現任總統拜登（Joe Biden）：「我們的政府失控了。」</text:p>
      <text:h text:style-name="P12" text:outline-level="3">
<text:span text:style-name="T4">
若川普勝選？</text:span>
</text:h>
      <text:p text:style-name="P4">
路透社分析，如果川普贏得2024年總統選舉，法律戰可能很難再推進。由於美國司法部屬於行政部門，總統則是全國最高的聯邦執法官員，而聯邦檢察官通常由總統任命自家人馬。</text:p>
      <text:p text:style-name="P4">
此外，美國司法部有一項歷時幾十年的政策，即不起訴現任總統，除非在「特殊情況」下，經美國總檢察長（即司法部長）批准。</text:p>
      <text:p text:style-name="P4">
儘管拜登政府的現任司法部長加蘭（MerrickGarland）可能無視該政策並繼續推進機密文件案，但若川普再度獲選總統，亦可能解僱加蘭，另擇代理人。不過任命永久繼任者仍須經美國參議院同意。</text:p>
      <text:h text:style-name="P12" text:outline-level="3">
<text:span text:style-name="T4">
特朗普遭到起诉意味着什么？</text:span>
</text:h>
      <text:p text:style-name="P4">
（路透社、CNN）</text:p>
      <text:p text:style-name="P4">
Source: <text:a xlink:type="simple" xlink:href="https://www.dw.com/zh/川普「文件門」首出庭-喊冤不認罪之後呢？/a-65907744" text:style-name="Internet_20_link" text:visited-style-name="Visited_20_Internet_20_Link">
https://www.dw.com/zh/川普「文件門」首出庭-喊冤不認罪之後呢？/a-65907744?maca=chi-rss-chi-all-1127-rdf</text:a>
</text:p>
      <!--NEWS-->
      <text:h text:style-name="P10" text:outline-level="1">
<text:span text:style-name="T4">
美中外长通话 讨论维持沟通管道及双边关系全球事务</text:span>
</text:h>
      <text:p text:style-name="P4">
Author: None</text:p>
      <text:p text:style-name="P4">
Publisher: Radio Free Asia (Organization)</text:p>
      <text:p text:style-name="P4">
Published Time: 2023-06-14T03:25:00-04:00</text:p>
      <text:p text:style-name="P4">
Modified Time: 2023-06-14T09:19: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88615in" draw:z-index="0">
<draw:image xlink:href="../Images/rfamandarin/2023-06-14T03-25-00-04-00/000000.png" xlink:type="simple" xlink:show="embed" xlink:actuate="onLoad" draw:mime-type="image/png"/>
</draw:frame>
 美国国务卿布林肯与中国外长秦刚通话。 <text:a xlink:type="simple" xlink:href="https://www.rfa.org/mandarin/Xinwen/hcm1-06142023032513.html/@@images/image" text:style-name="Internet_20_link" text:visited-style-name="Visited_20_Internet_20_Link">
</text:a>
RFA制图</text:p>
      <text:p text:style-name="P4">
据中国外交部网站，中国国务委员兼外长秦刚14日应约同美国国务卿布林肯通电话。</text:p>
      <text:p text:style-name="P4">
中国外交部指出，秦刚就台湾问题等中方核心关切阐明了“严正立场”，强调美方应予尊重，停止干涉中国内政，停止以竞争为名损害中方主权安全发展利益。</text:p>
      <text:p text:style-name="P4">
美国国务卿布林肯则在推特表示，在电话中与秦刚讨论持续努力维持开放沟通管道，以及双边和全球事务。美国国务院也在简报中指出，布林肯强调了维持沟通，负责任地处理美中关系的重要，以避免误解错估和冲突。美国会以外交方式，持续向中方提出美方关切的问题以及可能的合作机会。不过，在公开信息中，布林肯并未提到任何关于台湾的问题。</text:p>
      <text:p text:style-name="P4">
秦刚说，希望美方采取实际行动，落实两国元首巴厘岛会晤重要共识及美方有关承诺，同中方相向而行，有效管控分歧、促进交流合作，推动中美关系止跌企稳，重回健康稳定发展轨道。</text:p>
      <text:p text:style-name="P4">
据数家媒体引述消息来源指出，布林肯预计18日赴中访问，他将是自2018年10月时任国务卿蓬佩奥访中后，到访中国的最高级别美国官员。</text:p>
      <text:p text:style-name="P4">
布林肯预计和秦刚等中国高官会面，也可能和中国国家主席习近平会晤。但目前仍未有进一步资讯。</text:p>
      <text:p text:style-name="P4">
据路透社报道，布林肯在访中前表示，“拜登政府已经采取了外交措施，减缓了中国在全球投射军事力量”。《华尔街日报》上周引述一名美国官员披露，中国正在对古巴进行新的间谍活动。布林肯说，中国在古巴的行动是北京在全球扩大其海外影响力的冰山一角。但是，自从拜登政府上台以来，美国的外交努力取得一些成果。</text:p>
      <text:p text:style-name="P4">
记者 黄春梅 责编 许书婷</text:p>
      <text:p text:style-name="P4">
Source: <text:a xlink:type="simple" xlink:href="https://www.rfa.org/mandarin/Xinwen/hcm1-06142023032513.html" text:style-name="Internet_20_link" text:visited-style-name="Visited_20_Internet_20_Link">
https://www.rfa.org/mandarin/Xinwen/hcm1-06142023032513.html</text:a>
</text:p>
      <!--NEWS-->
      <text:h text:style-name="P10" text:outline-level="1">
<text:span text:style-name="T4">
改善中美关系，要有战略耐心 (Free Version)</text:span>
</text:h>
      <text:p text:style-name="P4">
Authors: ['邓聿文']</text:p>
      <text:p text:style-name="P4">
Publisher: 英国《金融时报》</text:p>
      <text:p text:style-name="P4">
Time: 2023-06-14T03:48:59+00:00</text:p>
      <text:p text:style-name="P4">
Published Time: 2023-06-08T12:00:99+08:00</text:p>
      <text:p text:style-name="P4">
Modified Time: 2023-06-08T23:49:99+08:00</text:p>
      <text:p text:style-name="P4">
Description: 邓聿文：就拜登上台以来的中美关系而言，双方可能进入了初春，感受到某种初春的暖意，只是现在这种暖意不足以达到让花儿吐蕾的程度。</text:p>
      <text:p text:style-name="P4">
Images: ["<text:a xlink:type="simple" xlink:href="https://thumbor.ftacademy.cn/unsafe/picture/2/000168802_piclink.jpg" text:style-name="Internet_20_link" text:visited-style-name="Visited_20_Internet_20_Link">
000168802_pic...</text:a>
"]</text:p>
      <text:p text:style-name="P4">
Themes: ['中美关系', '关注']</text:p>
      <text:p text:style-name="P4">
Keywords: ['中美关系', '拜登', '中美贸易战', '中美经贸']</text:p>
      <text:p text:style-name="P4">
Type: Article</text:p>
      <!--METADATA-->
      <text:p text:style-name="P4">
<draw:frame draw:style-name="fr1" draw:name="Image87" text:anchor-type="as-char" svg:width="6.9236in" svg:height="3.894525in" draw:z-index="0">
<draw:image xlink:href="../Images/FT Chinese Free Version/2023-06-14T03-48-59-00-00/000168802_piclink.jpg" xlink:type="simple" xlink:show="embed" xlink:actuate="onLoad" draw:mime-type="image/jpeg"/>
</draw:frame>
</text:p>
      <text:p text:style-name="P4">
中美防长在近期结束的香格里拉对话会上握手背后的针锋相对、互相指责，让外界对两国关系的现状感到担忧。这表明：中美近期的关系用“春暖花未开”来描述，可能是比较恰当的。</text:p>
      <text:p text:style-name="P4">
“春暖”指的是，和3月的“气球事件”导致的两国高层接触和对话停摆相比，近期部分恢复了高层对话。中国外事办主任王毅和美国国家安全顾问沙利文在维也纳长谈两天八个多小时。商务部长王文涛借参加亚太经济合作组织（APEC）经贸部长会议之际，同美国商务部长雷蒙多、贸易代表戴琪分别举行了会谈。空缺了近5月的驻美大使谢锋已赴华盛顿上任，并会见了美国国务院副国务卿和财政部副部长。美国中央情报局（CIA）局长5月秘密访问了中国。最新的消息是，美国国务院主管东亚事务的助理国务卿康达和白宫国安会中国中心主任贝兰两人访问中国。</text:p>
      <text:p text:style-name="P4">
Source: <text:a xlink:type="simple" xlink:href="http://www.ftchinese.com/story/001099909" text:style-name="Internet_20_link" text:visited-style-name="Visited_20_Internet_20_Link">
http://www.ftchinese.com/story/001099909</text:a>
</text:p>
      <!--NEWS-->
      <text:h text:style-name="P10" text:outline-level="1">
<text:span text:style-name="T4">
尹锡悦当政，中韩关系难以好转 (Free Version)</text:span>
</text:h>
      <text:p text:style-name="P4">
Authors: ['为FT中文网撰稿']</text:p>
      <text:p text:style-name="P4">
Publisher: 英国《金融时报》</text:p>
      <text:p text:style-name="P4">
Time: 2023-06-14T03:54:44+00:00</text:p>
      <text:p text:style-name="P4">
Published Time: 2023-06-13T12:00:99+08:00</text:p>
      <text:p text:style-name="P4">
Modified Time: 2023-06-13T23:47:99+08:00</text:p>
      <text:p text:style-name="P4">
Description: 邓聿文：韩国要雄心勃勃地追求全球枢纽中心地位，在和中国冲突时，不大可能妥协。从中韩外交互呛看，韩国摆明不打算退让，中国也无意示弱。</text:p>
      <text:p text:style-name="P4">
Images: ["<text:a xlink:type="simple" xlink:href="https://thumbor.ftacademy.cn/unsafe/picture/7/000178787_piclink.jpg" text:style-name="Internet_20_link" text:visited-style-name="Visited_20_Internet_20_Link">
000178787_pic...</text:a>
"]</text:p>
      <text:p text:style-name="P4">
Themes: ['中韩关系', '关注']</text:p>
      <text:p text:style-name="P4">
Keywords: ['中韩关系', '韩国', '尹锡悦', '中美关系']</text:p>
      <text:p text:style-name="P4">
Type: Article</text:p>
      <!--METADATA-->
      <text:p text:style-name="P4">
<draw:frame draw:style-name="fr1" draw:name="Image88" text:anchor-type="as-char" svg:width="6.9236in" svg:height="4.651794in" draw:z-index="0">
<draw:image xlink:href="../Images/FT Chinese Free Version/2023-06-14T03-54-44-00-00/00017878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中韩最新的外交纠纷见证了这两个邻国正渐行渐远。事情是由中国驻韩大使邢海明6月8日会见韩国在野党共同民主党党首李在明引起的，让韩方强烈不满的是邢海明的下面这几句话：希望韩方在处理对华关系时，能够摆脱外部因素的干扰。美国正竭力打压中国，有的人赌美国赢、中国输，这显然是误判，没看清历史大势，并表示，现在赌中国输的人今后一定会后悔。</text:p>
      <text:p text:style-name="P4">
根据我和韩国媒体朋友的交流，邢海明所说的韩国有人在美中之间赌中国输，这话应该不假。有韩国朋友就曾直言不讳地对我说，他认为中美对抗，中国会输，韩国要改变过去在美中之间持平衡立场的外交，加入美国的围中联盟。这种看法在韩国相当有市场。尹锡悦本人也非常亲美。尽管如此，韩国政府对邢海明这番话反应之激烈，还是超出了很多中国人的预料。外界看到，韩国外交部长朴振谴责邢海明的言论过分，称根据外交惯例，大使的本分是增进两国友好，而非传播误解。韩国外交部排名第一的副外长张虎镇同日也召见邢海明，指他当着众多媒体的面，以令人无法坐视不理的措辞和与事实相悖的内容谴责韩方政策，可能被视为对韩国国内政治的干涉，违反《维也纳公约》，并警告邢海明应做好分内工作，造成的一切后果须由本人承担。韩国国家安保室长赵太庸也在该日谈及韩中关系时说，将奉行符合国力的外交，以构筑健康的韩中关系。尹锡悦政府以国家利益为中心，基于原则与互惠对等原则，努力发展成为与国际社会合作的全球中枢国家，在韩中关系方面也是如此。</text:p>
      <text:p text:style-name="P4">
中国对韩国的抗议和警告，自然也不客气地进行了回击，不过语气不像韩国那样强烈。外交部部长助理农融约见韩国驻华大使郑在浩，就韩国针对邢海明同李在明会面交流的“不当反应”，表明“严重关切和不满”，呼吁韩国深刻反思当前中韩关系的问题所在并予以认真对待，切实遵守中韩建交联合公报精神，同中方相向而行。另外，中国外交部发言人汪文斌在6月9日和12日的记者会上多次被问及这个问题，表达了同农融相同的态度。</text:p>
      <text:p text:style-name="P4">
中韩双方这种互召对方大使抗议的行为，是今年4月尹锡悦访美前对台湾问题的表态招致中国严正交涉后第二次发生，前后不过一月有余，由此可见，双方关系在这段期间，非但没有好转，反而继续恶化。两国形成了以下互动模式：只要一方发表或者做出在对方看来是干涉内政或者不利的言行，都会被对方抗议，而另一方面也不甘示弱，进行反抗议。</text:p>
      <text:p text:style-name="P4">
这其实还不是双方政府交锋的全部。在这段时期，中国外交部亚洲司司长刘劲松5月22赴韩同韩国外交部相关官员会面，尤为值得关注。根据韩国媒体报道，刘劲松当面向尹锡悦政府传达了中方的“四不可能立场”：如果中国的核心利益受到侵犯，就不可能与韩国合作；如果韩国采取单方面的亲美、亲日外交政策，就不合作；如果两国关系遭到持续性破坏，中方就拒绝进行高层交流；在区域局势恶化的情况下，韩国就不可能在半岛问题上发挥重要作用。此“四不可能立场”无疑会被韩国视为赤裸裸的威胁。假使刘劲松的这个表态为真，这说明中国对尹锡悦政府已非常不满，两国关系到了非常糟糕的程度。很大程度上，这也可以解释邢海明会见李在明时为何当着众记者的面说那番重话，有中国媒体就认为，这是在不点名批尹锡悦。这也说明，在韩国改变态度前，中国不打算单方拿出措施改善同韩国的关系。</text:p>
      <text:p text:style-name="P4">
两国关系变坏的速度，超出了中国和多数西方国家的不良记录，即使中美的对抗，也在特朗普时期经历了至少一年多的观察和反复才展开，但中韩关系在尹锡悦政府上台后一年就跌到谷底。之所以如此，当然有中国的问题，而从韩国的角度看，除了前面提到的尹锡悦政府有赌中国在美中对抗中输的成分外，另外一个重要因素，是中国市场对韩国的重要性正在下降。根据韩国产业通商资源部6月6日发布的数据，今年1-5月韩国对华出口额497亿美元，同比减少27.3%。自去年6月以来，韩国对华出口连续12个月呈负增长态势。近一年里，除去年9月之外，其余月份对华贸易均现逆差，中国已从过去的最大顺差国变成最大逆差国。另据韩国贸易协会数据，中国在韩国出口总额中所占的份额也在下降，从2021年的25.3%下降到去年的22.8%，今年第一季度再减少到19.5%，与此同时，韩国对美出口增加。</text:p>
      <text:p text:style-name="P4">
虽然中国仍是韩国第一大出口市场，但如按上述趋势，再过几年，恐怕就不得不让位于美国。不管什么原因导致这种现象，韩国经济某种程度的“去中化”，势必会反映到两国外交关系上，让韩国认为不要再看中国脸色行事，不应再“害怕”中国，对华关系要基于原则和互惠对等。</text:p>
      <text:p text:style-name="P4">
尹锡悦还有四年任期，由于韩国对华政策被美国绑架，中韩关系未来的进展取决于中美关系。然而，如果没有特别的意外发生，中美关系在未来四年不可能有实质缓和，两国的竞争和对抗只会进一步强化，韩国也就只能跟着美日的步伐和调子处理对华关系，就像前面赵太庸所言，对中国奉行符合韩国国力的外交。这会导致双方的矛盾更加难解。目前中国对韩国还只是言辞上敲打，尚未采取实质的措施去反制，倘若按刘劲松说的“四不可能立场”，比如扶持朝鲜，甚至加大对朝鲜的军事援助，无疑会给韩国带来极大风险，从而恐使双方进入一种敌对状态。这应该也不是中国愿意看到的。所以在最近的香格里拉对话会上，两国防长还是见了面。但未来趋势很难讲，假如韩国引进第二套“萨德”系统，或者加入美日军事同盟，组成三国“小北约”，不排除中国会这样做。</text:p>
      <text:p text:style-name="P4">
韩国要雄心勃勃地追求全球枢纽中心地位，这意味着当它和中国有冲突时，不大可能采取妥协的态度。从中韩双方上次和本次外交互呛看，韩国摆明不打算退让，而中国当然也无意示弱。再加上两国民意都高度讨厌对方，支持政府对对方持强硬立场，几乎可以肯定，在尹锡悦当政时期，两国关系是好转不了的。</text:p>
      <text:p text:style-name="P4">
<text:span text:style-name="T5">
（注：作者是独立学者，中国战略分析智库研究员。本文仅代表作者个人观点。责编邮箱bo.liu@ftchinese.com）</text:span>
</text:p>
      <text:p text:style-name="P4">
Source: <text:a xlink:type="simple" xlink:href="http://www.ftchinese.com/story/001099957" text:style-name="Internet_20_link" text:visited-style-name="Visited_20_Internet_20_Link">
http://www.ftchinese.com/story/001099957</text:a>
</text:p>
      <!--NEWS-->
      <text:h text:style-name="P10" text:outline-level="1">
<text:span text:style-name="T4">
警方通过身份证获取聊天记录　大数据库掌握全民信息</text:span>
</text:h>
      <text:p text:style-name="P4">
Author: None</text:p>
      <text:p text:style-name="P4">
Publisher: Radio Free Asia (Organization)</text:p>
      <text:p text:style-name="P4">
Published Time: 2023-06-14T04:20:00-04:00</text:p>
      <text:p text:style-name="P4">
Modified Time: 2023-06-14T12:56:57-04:00</text:p>
      <text:p text:style-name="P4">
Description: None</text:p>
      <text:p text:style-name="P4">
Videos: []</text:p>
      <text:p text:style-name="P4">
Audios: ["<text:a xlink:type="simple" xlink:href="https://www.rfa.org/mandarin/yataibaodao/renquanfazhi/gt1-061420230416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4.801852in" draw:z-index="0">
<draw:image xlink:href="../Images/rfamandarin/2023-06-14T04-20-00-04-00/000000.png" xlink:type="simple" xlink:show="embed" xlink:actuate="onLoad" draw:mime-type="image/png"/>
</draw:frame>
 中国居民身份证号外泄严重，常被不法之徒用做犯罪工具。<text:a xlink:type="simple" xlink:href="https://www.rfa.org/mandarin/yataibaodao/renquanfazhi/gt1-06142023041645.html/@@images/image" text:style-name="Internet_20_link" text:visited-style-name="Visited_20_Internet_20_Link">
 </text:a>
网络图片/古亭提供  <text:a xlink:type="simple" xlink:href="https://www.rfa.org/mandarin/yataibaodao/renquanfazhi/gt1-06142023041645.html/@@stream" text:style-name="Internet_20_link" text:visited-style-name="Visited_20_Internet_20_Link">
Audio-1-Link：https://www.rfa.org/mandarin/yataibaodao/renquanfazhi/gt1-06142023041645.html/@@stream</text:a>
</text:p>
      <text:p text:style-name="P4">
中国警方通过大数据获取民众个人信息的技术手段不断提升。近期，一网民在海口被警察抽查时发现，警方不查当事人手机，仅凭其身份证号码便可查到这位网民的微信聊天记录。有人披露，警方也可从身份证内的芯片隔空获取个人所有数据。</text:p>
      <text:p text:style-name="P4">
<text:a xlink:type="simple" xlink:href="https://www.rfa.org/mandarin/yataibaodao/kejiaowen/gt-06082023024436.html" text:style-name="Internet_20_link" text:visited-style-name="Visited_20_Internet_20_Link">
 <text:span text:style-name="T4">
技术人员发现：微信或记录电脑日志并上传</text:span>
 </text:a>
  * <text:span text:style-name="T4">
<text:a xlink:type="simple" xlink:href="https://www.rfa.org/mandarin/ytbdzhuantixilie/diaocha-baodao/mz-06062023121301.html" text:style-name="Internet_20_link" text:visited-style-name="Visited_20_Internet_20_Link">
 调查报道 | 人工智能摄像头遇横幅展开便立即通知中国公安 </text:a>
 </text:span>
</text:p>
      <text:p text:style-name="P4">
手机和身份证已经成为中国居民个人资料外泄的重要渠道。上周三（7日），一位网民在聊天群留言写道，6月6日他在海口新海港坐渡轮，被海关和警察联合抽检，对方居然不查看他的手机，仅凭身份证号码就能获取他的微信聊天记录。该网民还说，即使在微信删除的聊天记录，警察仍然可恢复。</text:p>
      <text:p text:style-name="P4">
网民看到上述留言后大为紧张。时事评论评论人士毕鑫周三（13日）接受本台采访时说，中国的大数据为警方提供了核查居民资料最大的便利，在政府面前，个人无隐私可言：“这个身份证内嵌入的芯片在二十年前，就已经在中国全面实施。当时他们打出的宣传是为了更方便让大家出行，财产更加安全，隐私得到更好的保护，当时人们就预想到会出现现在这种情况。”</text:p>
      <text:p text:style-name="P4">
毕鑫说，身份证泄露的个人信息比电话还多：“就是你所有的信息，只要你用身份证，全都可以查到，包括你的财产、房产、住酒店的记录、消费记录、聊天记录，这叫深度维稳的新战略方向。”</text:p>
      <text:p text:style-name="P4">
数个月前，本台曾报道，网民披露的图片显示，可覆盖全国大小街道的人脸布控系统除了对比数据库，获得个人身分资料外，还可扩大到身份识别。网民张先生对本台说，警察通过身份证号码和刷身份证，可从大数据获取居民的所有资料：“因为大数据库里存储着近年来，所记录到的有关你在微信、QQ、抖音等社交媒体账号的留言信息，这也是社交账号要求你必须实名注册的原因。”</text:p>
      <text:p text:style-name="P4">
一网民讲述，在海口一渡轮被海关和警察查验身份证，仅凭身份证号码就可获取微信聊天记录。（网络截图/古亭提供）  <text:a xlink:type="simple" xlink:href="https://www.rfa.org/mandarin/yataibaodao/renquanfazhi/gt1-06142023041645.html/m0614-gt1p1.jpg" text:style-name="Internet_20_link" text:visited-style-name="Visited_20_Internet_20_Link">
</text:a>
</text:p>
      <text:p text:style-name="P4">
<text:span text:style-name="T4">
警方核查个人身份手法不断提升</text:span>
</text:p>
      <text:p text:style-name="P4">
毕鑫还说，更可怕的是：“几年前，我记得他们（警方）还有一种科技，我们亲眼见到过，警察距离你一米，他可以是便衣警察，从你身边走过，你手机内的所有信息，已经到警察的手机内，对方马上知道你这部手机号码的注册名字，你的微信群及聊天记录。”</text:p>
      <text:p text:style-name="P4">
曾有香港媒体报道，在广东华强北路电脑城出售一款警用仪器和配套软件，它能测出一公尺范围内居民身份证信息，同时也可测出香港身份证持有人的信息。</text:p>
      <text:p text:style-name="P4">
时事评论人士蔡先生在接受本台采访时说，中国投入巨资建立大数据库，并通过各种渠道搜集个人信息，内容无所不包，让人防不胜防。他说不久前，个人的电报账号被不明人士盗走，并与其聊天：“他叫我按他的要求步骤一操作，就把我的账号盗走了，发生一连串的事情，他还冒充李承鹏（四川知名作家）的说话，跟李承鹏说话的声音一模一样，他把我和李承鹏的语音都调出来了，用李承鹏的语音和我对话，我打过去，永远打不通，声音很模糊。”</text:p>
      <text:p text:style-name="P4">
<text:span text:style-name="T4">
公安部大数据库对部分企业开放</text:span>
</text:p>
      <text:p text:style-name="P4">
据报，获得中国公安部授权的中国企业可通过接口连接大数据库，查询个人信息。众多企业为了盈利就会多次倒卖信息认证查询接口，不但倒卖接口并且还非法缓存用户信息。</text:p>
      <text:p text:style-name="P4">
不久前，有骗徒得知警方通过大数据掌握公民个信息后，谎称可以通过警方获取个人信息，向网民兜售。据“我苏网”消息，江苏泰州市高港区居民周先生相信骗徒可协助查询某人三个月的微信聊天记录、三年内在全国的住宿记录等等，被骗8800元人民币。其后，该案被警方破获，嫌疑人被捕。</text:p>
      <text:p text:style-name="P4">
记者：古亭 责编：许书婷、嘉远 网编：洪伟</text:p>
      <text:p text:style-name="P4">
Source: <text:a xlink:type="simple" xlink:href="https://www.rfa.org/mandarin/yataibaodao/renquanfazhi/gt1-06142023041645.html" text:style-name="Internet_20_link" text:visited-style-name="Visited_20_Internet_20_Link">
https://www.rfa.org/mandarin/yataibaodao/renquanfazhi/gt1-06142023041645.html</text:a>
</text:p>
      <!--NEWS-->
      <text:h text:style-name="P10" text:outline-level="1">
<text:span text:style-name="T4">
美國務院改口：未決定是否邀李家超出席APEC</text:span>
</text:h>
      <text:p text:style-name="P4">
Author: None (Language: zh)</text:p>
      <text:p text:style-name="P4">
Publisher: None</text:p>
      <text:p text:style-name="P4">
Time: 2023-06-14T04:26:00Z</text:p>
      <text:p text:style-name="P4">
Description: 在反對聲浪之中，美國務院13日修正聲明，表示先前的說法有誤，美方尚未決定是否邀請香港特首李家超參與APEC會議。同日，李家超強調主辦國有責任邀請成員出席。</text:p>
      <text:p text:style-name="P4">
Videos: []</text:p>
      <text:p text:style-name="P4">
Images: []</text:p>
      <text:p text:style-name="P4">
Subject: 时政风云</text:p>
      <text:p text:style-name="P4">
Subjects: ['APEC']</text:p>
      <text:p text:style-name="P4">
Keywords: ['亚太经合组织', 'APEC', '香港特首', '香港国安法', '李家超', '美国制裁']</text:p>
      <text:p text:style-name="P4">
ID: 65857895</text:p>
      <!--METADATA-->
      <text:p text:style-name="P4">
<text:a xlink:type="simple" xlink:href="https://www.dw.com/zh/overlay/image/article/65857895/62322844" text:style-name="Internet_20_link" text:visited-style-name="Visited_20_Internet_20_Link">
 </text:a>
</text:p>
      <text:p text:style-name="P4">
李家超在2022年5月被正式任命为香港第六任行政长官</text:p>
      <text:p text:style-name="P4">
（德國之聲中文網）美國國務院週二（6月13日）修正了一份聲明內容，表示尚未決定會否邀請香港特首李家超出席11月的亞太經合組織（APEC）領導人會議，與先前說法不同調。</text:p>
      <text:p text:style-name="P4">
此前， <text:a xlink:type="simple" xlink:href="https://www.dw.com/zh/zh/美副国务卿已做好与中国激烈竞争的准备/a-59439627" text:style-name="Internet_20_link" text:visited-style-name="Visited_20_Internet_20_Link">
 美國副國務卿謝爾曼（Wendy Sherman）</text:a>
在回覆國會的信件中透露了此邀請計劃，因而遭到跨黨派的國會議員連署反對，指李家超在2020年因《香港國安法》遭美方制裁、不應受邀。</text:p>
      <text:p text:style-name="P4">
13日，國務院發言人首度出面回應，指該院在無意間寄出了「錯誤版本」的答覆給國會，對此失誤感到懊悔，並強調尚未做出關於邀請的任何決定，且「參與APEC須符合美國法規，其中包括制裁的相關規定」。</text:p>
      <text:p text:style-name="P4">
同日，美國參議院外交關係委員會證實收到了國務院更正後的答覆，內容寫道美國「沒有做出任何關於邀請的承諾」。</text:p>
      <text:h text:style-name="P12" text:outline-level="3">
<text:span text:style-name="T4">
李家超：會按常規出席</text:span>
</text:h>
      <text:p text:style-name="P4">
據香港中通社報導，李家超13日出席行政會議前的記者會時重申，APEC不屬於任何一個國家和經濟體，香港作為成員之一，會按照APEC的規則及常規出席會議。</text:p>
      <text:p text:style-name="P4">
被問及若未受美方邀請將如何回應，李家超強調，主辦方有責任邀請成員出席會議。</text:p>
      <text:p text:style-name="P4">
</text:p>
      <text:p text:style-name="P4">
李家超此前表示，美國有義務邀請香港參加亞太經合組織領導人會議。</text:p>
      <text:p text:style-name="P4">
中國外交部週四（8日）也曾呼籲APEC東道主美國應善盡職責，確保各成員代表均順利與會。發言人汪文斌在例行記者會上說，APEC辦會有其組織規則，今年的主辦國美國「承諾將履行東道主職責，遵守APEC相關規則和程序」，為成員代表赴美參會「提供便利」，中方「相信美方會履行承諾，確保包括中國香港在內的APEC所有成員代表順利參會。」</text:p>
      <text:h text:style-name="P12" text:outline-level="3">
<text:span text:style-name="T4">
跨黨派議員齊出聲</text:span>
</text:h>
      <text:p text:style-name="P4">
美國是今年11月APEC領導人會議的主辦者， <text:a xlink:type="simple" xlink:href="https://www.dw.com/zh/zh/apec会议全球各国领导人的年终总结/a-59805772" text:style-name="Internet_20_link" text:visited-style-name="Visited_20_Internet_20_Link">
 香港也是APEC的成員之一</text:a>
。但是，香港的最高官員、現任香港特首李家超在2020年遭到美國的制裁，當時他擔任保安局長。美方曾指稱，李家超參與了在香港「脅迫、逮捕、拘留或監禁」抗議「國安法」人士的行為。</text:p>
      <text:p text:style-name="P4">
據路透社報導，美國民主黨和共和黨的多名國會議員6月7日致信美國務院，呼籲停止邀請受美國制裁的香港特首李家超參與今年度的亞太經合組織高峰會。信中引用了美國副國務卿謝爾曼的評論，她在今年2月9日於參議院外交關係委員會作證後的書面答覆中表示：「美國計劃邀請香港行政長官李家超出席亞太經合組織會議。作為東道主，我們認為促進區域經濟對話以及美中共同維護全球宏觀經濟穩定是相當重要的事。」</text:p>
      <text:p text:style-name="P4">
<text:a xlink:type="simple" xlink:href="https://www.dw.com/zh/zh/鲁比奥再出招-要求美委员会调查抖音收购案/a-50765234" text:style-name="Internet_20_link" text:visited-style-name="Visited_20_Internet_20_Link">
 共和黨參議員魯比奧（Marco Rubio） </text:a>
和其他立法者在給國務院的信中提到：「我們沮喪地得知拜登政府計劃免除對李家超的制裁，允許他進入美國參加亞太經合組織會議。」</text:p>
      <text:p text:style-name="P4">
信件共同簽署者包括了民主黨參議員默克利（Jeff Merkley）、民主黨眾議員麥戈文（Jim McGovern）和共和黨眾議員史密斯（ChrisSmith）。他們還寫道：「對於那些被中共、中國及其在香港代理人迫害的人來說，邀請一個受制裁的人權侵犯者是對他們的一種侮辱。」</text:p>
      <text:p text:style-name="P4">
美國國務院當時告訴路透社，美國期待著主辦亞太經合組織會議，但關於領導人會議的邀請，「目前還沒有最終確定版」。一般而言，除非得到豁免，否則受到制裁者不得訪美。</text:p>
      <text:p text:style-name="P4">
</text:p>
      <text:p text:style-name="P4">
美国副国务卿谢尔曼（Wendy Sherman）</text:p>
      <text:p text:style-name="P4">
（路透社、中國外交部）</text:p>
      <text:p text:style-name="P4">
Source: <text:a xlink:type="simple" xlink:href="https://www.dw.com/zh/美國務院改口：未決定是否邀李家超出席apec/a-65857895" text:style-name="Internet_20_link" text:visited-style-name="Visited_20_Internet_20_Link">
https://www.dw.com/zh/美國務院改口：未決定是否邀李家超出席apec/a-65857895?maca=chi-rss-chi-all-1127-rdf</text:a>
</text:p>
      <!--NEWS-->
      <text:h text:style-name="P10" text:outline-level="1">
<text:span text:style-name="T4">
知名投资人肯•格里芬看好中国经济 (Free Version)</text:span>
</text:h>
      <text:p text:style-name="P4">
Authors: ['康河信', '罗宾•哈丁']</text:p>
      <text:p text:style-name="P4">
Publisher: 英国《金融时报》</text:p>
      <text:p text:style-name="P4">
Time: 2023-06-14T04:46:59+00:00</text:p>
      <text:p text:style-name="P4">
Published Time: 2023-06-13T12:00:99+08:00</text:p>
      <text:p text:style-name="P4">
Modified Time: 2023-06-14T00:45:99+08:00</text:p>
      <text:p text:style-name="P4">
Description: 这位城堡投资的创始人自新冠疫情爆发以来首次造访香港，他乐观地认为，中国今年的经济增速有可能高于目标。</text:p>
      <text:p text:style-name="P4">
Images: ["<text:a xlink:type="simple" xlink:href="https://thumbor.ftacademy.cn/unsafe/picture/5/000184325_piclink.jpg" text:style-name="Internet_20_link" text:visited-style-name="Visited_20_Internet_20_Link">
000184325_pic...</text:a>
"]</text:p>
      <text:p text:style-name="P4">
Themes: ['中国经济', '关注']</text:p>
      <text:p text:style-name="P4">
Keywords: ['中国经济', '对冲基金', '城堡投资']</text:p>
      <text:p text:style-name="P4">
Type: Article</text:p>
      <!--METADATA-->
      <text:p text:style-name="P4">
<draw:frame draw:style-name="fr1" draw:name="Image96" text:anchor-type="as-char" svg:width="6.9236in" svg:height="3.894525in" draw:z-index="0">
<draw:image xlink:href="../Images/FT Chinese Free Version/2023-06-14T04-46-59-00-00/000184325_piclink.jpg" xlink:type="simple" xlink:show="embed" xlink:actuate="onLoad" draw:mime-type="image/jpeg"/>
</draw:frame>
</text:p>
      <text:p text:style-name="P4">
亿万富豪投资人肯•格里芬(KenGriffin)表示，今年中国可能会支撑起全球经济，倘若美国陷入衰退，这可以帮助其经济增长避免一场“凶险”(ugly)的放缓。</text:p>
      <text:p text:style-name="P4">
格里芬自新冠疫情爆发以来首次造访香港，他在接受英国《金融时报》采访时表示，他乐观地认为，中国有可能超出其增长目标。</text:p>
      <text:p text:style-name="P4">
Source: <text:a xlink:type="simple" xlink:href="http://www.ftchinese.com/story/001099958" text:style-name="Internet_20_link" text:visited-style-name="Visited_20_Internet_20_Link">
http://www.ftchinese.com/story/001099958</text:a>
</text:p>
      <!--NEWS-->
      <text:h text:style-name="P10" text:outline-level="1">
<text:span text:style-name="T4">
丛林坠机40天生还的孩子带给我们什么启示？ (Free Version)</text:span>
</text:h>
      <text:p text:style-name="P4">
Authors: ['']</text:p>
      <text:p text:style-name="P4">
Publisher: 英国《金融时报》</text:p>
      <text:p text:style-name="P4">
Time: 2023-06-14T04:55:14+00:00</text:p>
      <text:p text:style-name="P4">
Published Time: 2023-06-13T12:00:99+08:00</text:p>
      <text:p text:style-name="P4">
Modified Time: 2023-06-13T19:07:99+08:00</text:p>
      <text:p text:style-name="P4">
Description: 徐海娜：人活着不能仅靠粮食。我们还要靠着内心的追求，靠着爱与责任，靠着人与人的联系，才能更好地面对人生的逆境。</text:p>
      <text:p text:style-name="P4">
Images: ["<text:a xlink:type="simple" xlink:href="https://thumbor.ftacademy.cn/unsafe/picture/5/000184245_piclink.jpg" text:style-name="Internet_20_link" text:visited-style-name="Visited_20_Internet_20_Link">
000184245_pic...</text:a>
"]</text:p>
      <text:p text:style-name="P4">
Themes: ['专栏', '教育', '关注']</text:p>
      <text:p text:style-name="P4">
Keywords: ['教育', '关系', '成长', '素质教育', '情感']</text:p>
      <text:p text:style-name="P4">
Type: Article</text:p>
      <!--METADATA-->
      <text:p text:style-name="P4">
<draw:frame draw:style-name="fr1" draw:name="Image97" text:anchor-type="as-char" svg:width="6.9236in" svg:height="4.617987in" draw:z-index="0">
<draw:image xlink:href="../Images/FT Chinese Free Version/2023-06-14T04-55-14-00-00/000184245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最近几天，很多人都关注到了一条国际新闻。当地时间6月9日，哥伦比亚总统古斯塔沃•佩特罗向媒体宣布，一架小型飞机坠毁在原始森林后，经过40天的搜救，4名失踪儿童已经一起被找到。他们除了有脱水、营养不良和遭到蚊虫叮咬之外，没有受伤，全部幸存，包括一名一岁婴儿。</text:p>
      <text:p text:style-name="P4">
据有关媒体报道，他们本来就是居住在深山老林里的当地土著，当地没有公路，出远门一般只能靠小型飞机。事发当天，4名儿童跟随他们的母亲和一位亲戚，按照远方父亲的指示搭乘小型飞机去与父亲相聚。但飞机在飞越亚马逊原始森林时坠毁，3名成人包括飞机驾驶员全部罹难。剩下4名儿童年龄分别是13岁、9岁、4岁和1岁。丛林里遍布毒虫野兽，时常暴雨，能见度很低，当地土著和军方同时展开搜救，才在40天后将他们寻获。世人在惊讶和感叹这些孩子能够奇迹般生还的同时，都把他们能够生还的奇迹归功于他们的生存本领。人们说，主要是因为他们是当地土著，从小就熟悉森林，知道什么能吃，什么不能吃，他们了解丛林，因此才能够生存下来。</text:p>
      <text:p text:style-name="P4">
这4个孩子能够生存下来，还有一个容易被大家忽略的原因，那就是他们内心的精神力量，那种坚韧不拔，爱、团结和责任感。上海西外外国语学校林敏校长在对这一事件的评论中就曾说：“这需要勇气、毅力、坚韧的心理、乐观的情感，以及很好的身体素质，大孩子还要背抱着一岁不到的婴儿，不离不弃，这需要多大的责任担当和爱心！”并且指出我们目前教育中存在的问题是“孩子们不经风雨、不见世面，总是在一个高度人工化，理想化，与自然、社会脱节，干净纯洁，时时有成年人照顾呵护的校园中成长。”那么一旦身处意外，就会缺乏“压力下能从容应对的素质与能力”。</text:p>
      <text:p text:style-name="P4">
林敏校长的一番话，让人感到了现状的无奈，毕竟现在家长和学校都怕“出事”。这也让我想起了我小时候的一件事。我记得我们上小学的时候，每年春天都去“春游”。那时候条件有限，学生们都是坐在一辆大卡车的车斗里短途旅行的。有一次，我们春游时去市郊的一座山上。一路上，我们在卡车车斗里引吭高歌，可是兴奋的我们下车后就傻眼了。原来老师们乘的车和学生们乘的车，分别开到了半山腰两个不同的停车场。我们下车以后，找不到老师，司机说可能沟通有问题，开错方向了，然而那时候也没有手机、电话可以联系。当时我们是小学5年级的学生，但司机说他还赶着去接另一单工作，在告诉了我们另一个停车场大致的方向后，竟然就自己开车离开了。我们班大概有五六十人，为了尽快找到老师，就商量全部人员分成3组，把红领巾系在树枝上作为旗帜，哪个组遇到老师就打旗语。然后我们就沿着山路往另一个停车场的方向走。我们几乎是翻越了一个山头，终于和也来找我们的老师们汇合。</text:p>
      <text:p text:style-name="P4">
我不知道当时的老师们内心有没有害怕，我们当学生的倒是担心中还有点兴奋。小时候的春游几乎都忘得一干二净了，只有这次春游就像是一次特殊的冒险一样，在记忆中保存了几十年，现在想起来还有一种心潮澎湃的感觉。那时候，同学们之间的合作与团结，那种不落下一个人的同学关系，那种徒步走在山林中的兴奋好像一直在记忆里没有褪色。还有一次印象很深刻的“春游”发生在高中，那是一次没有任何老师参加的旅程，我们也遇到了困难，并且解决了。我们可以说，幸好这是一些没有发生什么“意外”的意外。但是我们也无法忽略，类似的这种意外或者冒险带给我们品格的磨练，以及对我们心灵成长的意义。</text:p>
      <text:p text:style-name="P4">
香港和新加坡的国际学校里，从小学一年级开始，每个学期都有一个星期左右，孩子需要离开父母，和老师同学去郊外或者去国外露营，其中包括很多生存训练的项目，还有很多野外探洞、溯溪、爬山等活动，以及一些在当地的慈善帮扶项目。这些都是课程的一部分，没有特殊情况，每个孩子都要参加。IB学校还可以根据学生在露营期间的表现，向国际文凭IB组织，为学生申请各项表现的认证，学生们可以获得IB组织认证的荣誉证书。曾经有一位学生在行前战战兢兢，多次表达了不想去、不敢去挑战这些野外项目的情绪，在老师多次辅导之后终于成行，并且参加了所有项目，尽了个人最大的努力，还拿到了来自IB文凭组织的“RiskTaker”荣誉证书。当然，组织这些活动，除了老师要付出很多，还有专业户外活动团体的协助，已经将风险降到了最低。但谁也无法保证这些活动百分百没有风险，行前家长都被告知有一定风险，但是这是学校教育的一部分。当我们过度回避风险，过度保护孩子的时候，也就很难开展这样的教育活动。</text:p>
      <text:p text:style-name="P4">
哥伦比亚丛林中，获救的那些孩子的爸爸拉诺克说，13岁的女儿莱斯莉透露，他们的妈妈在坠机后还活了4天，之后才死亡。临终前，她对孩子们说“你们离开这里”“你们会看到你们爸爸是什么样的人，他会向你们展现同样伟大的爱。”这些都成为孩子们让自己活下去的动力。人活在世上，从来都不能单靠食物。人与人之间的联系，家庭和我们身边的各种关系，都是我们活着的动力。所以，我从这件事里得到的另一个启示，就是我们的教育要注重关系。这种关系是发自内心情感的外露，不是什么流于形式的“感恩教育”。拍个小视频证明给爸爸洗过脚就是注重关系的教育了吗？还有，不能总用破坏亲子关系的方式去证明我们的爱，例如所谓为了孩子好，不断地逼迫孩子去追求成绩。我们成人有责任去思考，我们对子女的爱怎样去表达才是合适的，才是不会带来勒索和伤害的，才能让我们的子女真正学会怎样去爱自己、爱家人、爱他人。那份心底长存的爱，就是遇到困难、意外、逆境的时候，仍然让人有勇气站起来的内心力量。</text:p>
      <text:p text:style-name="P4">
总之，我们的教育不能只关注知识的部分，不管是书本上的知识，还是野外生存的知识；而应该更多关注心灵的部分、精神的部分、品格的部分，以及情绪和社交的部分。人活着不能仅靠粮食。我们还要靠着内心的追求，靠着爱与责任，靠着人与人的联系，才能更好地面对人生的逆境。</text:p>
      <text:p text:style-name="P4">
（本文仅代表个人观点。责编邮箱：yilin.yuan@ftchinese.com)</text:p>
      <text:p text:style-name="P4">
Source: <text:a xlink:type="simple" xlink:href="http://www.ftchinese.com/story/001099951" text:style-name="Internet_20_link" text:visited-style-name="Visited_20_Internet_20_Link">
http://www.ftchinese.com/story/001099951</text:a>
</text:p>
      <!--NEWS-->
      <text:h text:style-name="P10" text:outline-level="1">
<text:span text:style-name="T4">
日媒：北約擬藉東京辦事處 升級印太合作</text:span>
</text:h>
      <text:p text:style-name="P4">
Author: None (Language: zh)</text:p>
      <text:p text:style-name="P4">
Publisher: None</text:p>
      <text:p text:style-name="P4">
Time: 2023-06-14T04:57:00Z</text:p>
      <text:p text:style-name="P4">
Description: 《日經亞洲》報導，北約將升級與日本、韓國、澳大利亞與紐西蘭的夥伴關係，並擬將在東京設立辦事處，以此為強化該組織在印太地區合作的樞紐。</text:p>
      <text:p text:style-name="P4">
Videos: []</text:p>
      <text:p text:style-name="P4">
Images: []</text:p>
      <text:p text:style-name="P4">
Subject: 时政风云</text:p>
      <text:p text:style-name="P4">
Subjects: ['澳大利亚', '韩国', '奥巴马', '岛屿主权争端', '新西兰', '日本', '北大西洋公约组织', '美国', '朝鲜']</text:p>
      <text:p text:style-name="P4">
Keywords: ['北约', '日本', '印太地区', '美国', '澳大利亚', '新西兰', '韩国']</text:p>
      <text:p text:style-name="P4">
ID: 65907575</text:p>
      <!--METADATA-->
      <text:p text:style-name="P4">
<text:a xlink:type="simple" xlink:href="https://www.dw.com/zh/overlay/image/article/65907575/64567580" text:style-name="Internet_20_link" text:visited-style-name="Visited_20_Internet_20_Link">
 </text:a>
</text:p>
      <text:p text:style-name="P4">
北約秘書長斯托爾滕貝格今年1月赴日，會晤日相岸田文雄。</text:p>
      <text:p text:style-name="P4">
（德國之聲中文網）《日經亞洲》週二（6月13日）報導，北大西洋公約組織（NATO）2024年將在日本東京設立辦事處，並以此為該組織加深與澳大利亞、日本、紐西蘭和韓國等印太夥伴合作的據點。</text:p>
      <text:p text:style-name="P4">
《日經亞洲》稱，此4國現階段已是北約的「全球夥伴」（partners across theglobe），下一步北約將把他們定位為「亞太四夥伴」（Asian-Pacific partners，AP4），並將此夥伴關係升級為「個別化夥伴計劃」（Individually Tailored Partnership Programme，ITPP），與個別國家針對網路安全、太空、打擊假訊息等議題，建立合作基礎。</text:p>
      <text:p text:style-name="P4">
此前 <text:a xlink:type="simple" xlink:href="https://www.dw.com/zh/zh/日外相證實-與北約商討在日開設辦事處/a-65582973" text:style-name="Internet_20_link" text:visited-style-name="Visited_20_Internet_20_Link">
 北約即有意在東京設處 </text:a>
 ，但 <text:a xlink:type="simple" xlink:href="https://www.dw.com/zh/zh/英媒馬克宏反對北約在日本設辦事處/a-65834394" text:style-name="Internet_20_link" text:visited-style-name="Visited_20_Internet_20_Link">
法國總統馬克龍（Emmanuel Macron）以「北約應專注北大西洋安全，而非東進亞太」為由，反對</text:a>
 此提議。</text:p>
      <text:p text:style-name="P4">
報導指，由於北約設立辦事處須經全體成員國同意，因此北約正在研擬將東京辦事處定位為推動ITPP的樞紐，盼法國能支持此方案。</text:p>
      <text:p text:style-name="P4">
《日經亞洲》稱，日本首相岸田文雄、韓國總統尹錫悅、澳大利亞總理阿爾巴尼斯（Anthony Albanese）和紐西蘭總理希普金斯（ChristopherHipkins）預計出席7月11日至12日在立陶宛舉行的北約峰會，這將是AP4領導人連2年出席此活動。</text:p>
      <text:p text:style-name="P4">
報導引述日本外務省官員說法，稱北約與日本的ITPP能否在峰會前確定，目前「尚不明朗」；北約消息人士則稱，澳洲的ITPP相關談判最為順利，而韓國和紐西蘭仍在談判初期。</text:p>
      <text:h text:style-name="P12" text:outline-level="3">
<text:span text:style-name="T4">
北約成員國認同 中方不滿</text:span>
</text:h>
      <text:p text:style-name="P4">
一名歐洲駐日大使告訴《日經亞洲》，北約所有成員國都明確認同應與AP4強化關係，以更了解中國構成的威脅，待ITPP敲定後，下一步就是在日本設立辦事處。</text:p>
      <text:p text:style-name="P4">
中國曾對北約有意在東京設處表達不滿，稱亞太地區不歡迎所謂「集團對抗」，並呼籲日本考慮到其「侵略的歷史」，在軍事安全問題上應格外謹慎。</text:p>
      <text:p text:style-name="P4">
然而，有消息人士告訴《日經亞洲》，日本希望北約在該國設立辦事處，且日相岸田文雄在5月的 <text:a xlink:type="simple" xlink:href="https://www.dw.com/zh/zh/分析g7對中更強硬-調停戰爭不單靠北京/a-65689524" text:style-name="Internet_20_link" text:visited-style-name="Visited_20_Internet_20_Link">
 廣島G7峰會</text:a>
 場邊會晤馬克龍時，曾向他提起此事。</text:p>
      <text:p text:style-name="P4">
澳大利亞外交事務與貿易部的發言人則稱，將在適當時機進一步說明相關安排。</text:p>
      <text:p text:style-name="P4">
韓國總統辦公室在被問及此報導時，表示不予置評。</text:p>
      <text:p text:style-name="P4">
</text:p>
      <text:p text:style-name="P4">
法國總統馬克龍（左一）及日相岸田文雄（左二）出席G7廣島峰會</text:p>
      <text:p text:style-name="P4">
（《日經亞洲》、路透社）</text:p>
      <text:p text:style-name="P4">
Source: <text:a xlink:type="simple" xlink:href="https://www.dw.com/zh/日媒：北約擬藉東京辦事處-升級印太合作/a-65907575" text:style-name="Internet_20_link" text:visited-style-name="Visited_20_Internet_20_Link">
https://www.dw.com/zh/日媒：北約擬藉東京辦事處-升級印太合作/a-65907575?maca=chi-rss-chi-all-1127-rdf</text:a>
</text:p>
      <!--NEWS-->
      <text:h text:style-name="P10" text:outline-level="1">
<text:span text:style-name="T4">
中国经济复苏陷入真险境 (Free Version)</text:span>
</text:h>
      <text:p text:style-name="P4">
Author: Nathaniel Taplin</text:p>
      <text:p text:style-name="P4">
Publisher: 华尔街日报中文网</text:p>
      <text:p text:style-name="P4">
Published Time: 2023-06-14T05:05:00.000Z</text:p>
      <text:p text:style-name="P4">
Modified Time: 2023-06-14T05:05:00.000Z</text:p>
      <text:p text:style-name="P4">
Created Time: 2023-06-14T03:53:00.000Z</text:p>
      <text:p text:style-name="P4">
Description: 中国央行周二下调了关键短期贷款利率。再加上5月份表现疲软的贷款数据，应向投资者们敲响了警钟。</text:p>
      <text:p text:style-name="P4">
Images: []</text:p>
      <text:p text:style-name="P4">
Categories: ['金融市场', '股闻天下']</text:p>
      <text:p text:style-name="P4">
Keywords: SYND,LINK:EN|WP-WSJ-0000976460</text:p>
      <text:p text:style-name="P4">
Type: Article</text:p>
      <!--METADATA-->
      <text:p text:style-name="P4">
中国央行已向现实屈服， <text:a xlink:type="simple" xlink:href="https://cn.wsj.com/articles/CN-CEC-20230613162820" text:style-name="Internet_20_link" text:visited-style-name="Visited_20_Internet_20_Link">
 下调了短期贷款利率 </text:a>
。未来几天可能会进一步下调长期利率。但是，高杠杆的家庭和企业将继续拖累该国的疫后复苏。</text:p>
      <text:p text:style-name="P4">
Source: <text:a xlink:type="simple" xlink:href="https://cn.wsj.com/articles/%E4%B8%AD%E5%9B%BD%E7%BB%8F%E6%B5%8E%E5%A4%8D%E8%8B%8F%E9%99%B7%E5%85%A5%E7%9C%9F%E9%99%A9%E5%A2%83-7b836fc7" text:style-name="Internet_20_link" text:visited-style-name="Visited_20_Internet_20_Link">
https://cn.wsj.com/articles/%E4%B8%AD%E5%9B%BD%E7%BB%8F%E6%B5%8E%E5%A4%8D%E8%8B%8F%E9%99%B7%E5%85%A5%E7%9C%9F%E9%99%A9%E5%A2%83-7b836fc7</text:a>
</text:p>
      <!--NEWS-->
      <text:h text:style-name="P10" text:outline-level="1">
<text:span text:style-name="T4">
人人都在讨论皮质醇，它究竟有多重要</text:span>
</text:h>
      <text:p text:style-name="P4">
Creator: DANI BLUM</text:p>
      <text:p text:style-name="P4">
Publisher: https://www.facebook.com/nytimeschinese</text:p>
      <text:p text:style-name="P4">
Published Time: 2023-06-14T05:14:07+08:00</text:p>
      <text:p text:style-name="P4">
Description: 皮质醇是一种将身心联系在一起的激素，几乎每个器官都有一个响应它的受体，它对我们日常维持身体功能起到至关重要的作用。但并不是所有的健康问题都源自皮质醇失衡。 Leon Edler</text:p>
      <text:p text:style-name="P4">
Images: ["<text:a xlink:type="simple" xlink:href="https://static01.nyt.com/images/2023/03/28/well/22Well-Cortisol/22Well-Cortisol-master1050.jpg" text:style-name="Internet_20_link" text:visited-style-name="Visited_20_Internet_20_Link">
22Well-Cortis...</text:a>
"]</text:p>
      <text:p text:style-name="P4">
Category: 健康</text:p>
      <text:p text:style-name="P4">
Type: Article</text:p>
      <!--METADATA-->
      <text:p text:style-name="P4">
<draw:frame draw:style-name="fr1" draw:name="Image100" text:anchor-type="as-char" svg:width="6.9236in" svg:height="4.615733in" draw:z-index="0">
<draw:image xlink:href="../Images/cnnytimes/2023-06-14T05-14-07-08-00/22Well-Cortisol-master1050.jpg" xlink:type="simple" xlink:show="embed" xlink:actuate="onLoad" draw:mime-type="image/jpeg"/>
</draw:frame>
</text:p>
      <text:p text:style-name="P4">
也许你睡不着。也许你睡得太多。也许你的皮肤一直爆痘，或者总是生病。也许你有胃胀气，皮肤松弛，感觉身体虚弱。也许你无法集中注意力，吃不下东西，或者总觉得脊背发紧。</text:p>
      <text:p text:style-name="P4">
如果你最近 <text:a xlink:type="simple" xlink:href="https://www.tiktok.com/@_whitneygoodman/video/7185377563320093994" text:style-name="Internet_20_link" text:visited-style-name="Visited_20_Internet_20_Link">
 刷过</text:a>
 <text:a xlink:type="simple" xlink:href="https://www.tiktok.com/@audrey_fit/video/7195224405973208363https://www.tiktok.com/@nadineanewton/video/7153390195826593067" text:style-name="Internet_20_link" text:visited-style-name="Visited_20_Internet_20_Link">
 TikTok</text:a>
，你可能会倾向于将某个问题或所有这些问题归咎于皮质醇水平。在过去一年左右的时间里，用户纷纷涌上TikTok诉说他们的故事，他们认为是皮质醇失衡导致了一系列健康问题——并建议看到视频的人去检查一下自己的皮质醇水平。</text:p>
      <text:p text:style-name="P4">
皮质醇，有时被称为 <text:a xlink:type="simple" xlink:href="https://my.clevelandclinic.org/health/articles/22187-cortisol" text:style-name="Internet_20_link" text:visited-style-name="Visited_20_Internet_20_Link">
 压力荷尔蒙</text:a>
，这种化学物质有助于调节我们的身体对压力的反应方式。“这是一种将身心联系在一起的激素，”哥伦比亚大学行为医学副教授马丁·皮卡德说。几乎每个器官都有一个响应皮质醇的受体。无论是通过调节血压还是对抗炎症，它对于我们日常维持身体功能起到至关重要的作用。</text:p>
      <text:p text:style-name="P4">
耶鲁大学压力中心的助理研究员尼亚·福格曼说，这并不一定意味人们发在TikTok上的各种疾病都是因为皮质醇失衡。“人们想要：一、弄清楚他们的身体发生了什么；二、想要通过做一件事来解决。我想这是很自然而且可以理解的，”她说。但事情没有那么简单。</text:p>
      <text:p text:style-name="P4">
广告</text:p>
      <text:p text:style-name="P4">
<text:span text:style-name="T4">
皮质醇有什么作用？</text:span>
</text:p>
      <text:p text:style-name="P4">
当我们承受压力时，大脑中豌豆大小的垂体腺——有时被称为 <text:a xlink:type="simple" xlink:href="https://www.hopkinsmedicine.org/health/conditions-and-diseases/the-pituitary-gland#" text:style-name="Internet_20_link" text:visited-style-name="Visited_20_Internet_20_Link">
 主腺体</text:a>
 ——会向位于肾脏上方的肾上腺发出信号，促使它们分泌皮质醇并将其输送到我们的血液中。</text:p>
      <text:p text:style-name="P4">
北卡罗来纳大学夏洛特分校的健康心理学家珍妮特·M·贝内特研究压力对健康影响，她说，当我们面临挑战时，无论是心理上的还是身体上的，现实的还是想象中的，我们的身体都会释放这种化学物质。当我们遇到明显威胁时，比如在徒步时遇到熊，我们会释放皮质醇，但当我们收到不想看到的工作邮件时也会释放皮质醇。当我们感知到一件事越具有威胁性，通常就会产生更多的皮质醇。她还说，研究人员在研究皮质醇水平时，经常将人们的<text:a xlink:type="simple" xlink:href="https://www.ncbi.nlm.nih.gov/pmc/articles/PMC4253051/" text:style-name="Internet_20_link" text:visited-style-name="Visited_20_Internet_20_Link">
 公开演讲 </text:a>
作为研究工具，因为任何让我们面临社会评估的情况都会导致皮质醇快速上升。</text:p>
      <text:p text:style-name="P4">
“身心会做出反应，就好像我们处于死亡的危险之中，而实际上受到威胁的是我们的自我意识，”皮卡德说。</text:p>
      <text:p text:style-name="P4">
这是进化带来的礼物：在对抗或逃离危险时，皮质醇通过提高我们血液中的葡萄糖含量，在一定程度上帮助我们调动所需的能量。它还调节我们的新陈代谢。马萨诸塞州综合医院精神病学副主任、哈佛医学院精神病学教授格雷戈里·弗里乔内博士说，我们的皮质醇水平全天都在波动，当我们第一次醒来时会上升，而当我们逐渐入睡时会下降。</text:p>
      <text:p text:style-name="P4">
“皮质醇是你的朋友，”弗里乔内说，“但太多了就不好了。”</text:p>
      <text:p text:style-name="P4">
广告</text:p>
      <text:p text:style-name="P4">
<text:span text:style-name="T4">
当你的皮质醇水平高时会发生什么？</text:span>
</text:p>
      <text:p text:style-name="P4">
当我们拥有适当的皮质醇平衡时，我们能够发挥得最好。“我们的身体就是这样的和谐单元，”福格曼说。但慢性压力会随着时间的推移提高我们的皮质醇水平基线，导致一系列后果。弗里乔内说，皮质醇水平持续偏高可能会削弱免疫系统，还会升高血糖水平和血压。皮质醇和睡眠之间也存在不可或缺的联系：我们需要降低激素水平才能充分休息。弗里乔内说，皮质醇含量高的人常常难以入睡且睡得不安稳。</text:p>
      <text:p text:style-name="P4">
贝内特说，失衡也会导致疲劳和易怒。“这就是皮质醇的难点，”她说。“因为它是一种对日常功能非常重要的荷尔蒙，即使没有压力，任何时候日常节奏被打乱，都会造成行为问题。”</text:p>
      <text:p text:style-name="P4">
一些精神健康疾病——包括抑郁症和创伤后应激障碍——都与皮质醇失衡有关，范德比尔特大学医学中心精神病学系的住院医师拉扎·萨加尔瓦拉博士说。他做过非药物疗法对皮质醇水平影响的<text:a xlink:type="simple" xlink:href="https://pubmed.ncbi.nlm.nih.gov/29697709/" text:style-name="Internet_20_link" text:visited-style-name="Visited_20_Internet_20_Link">
 研究 </text:a>
 。</text:p>
      <text:p text:style-name="P4">
在极少数情况下，皮质醇过多的人会出现一系列症状，被称为库欣综合征。患者可能会在脖子后部长出一团脂肪；有些人体重增加、感到疲劳并且难以入睡。有些人容易瘀伤，他们的血糖和血压水平也可能升高。克利夫兰诊所肾上腺中心医学主任普拉蒂巴·P·R·拉奥博士说，患有这种疾病的人可能需要药物治疗或手术，但首先需要由医生进行诊断。</text:p>
      <text:p text:style-name="P4">
如果不测试皮质醇水平并咨询医生，几乎不可能确定痤疮或睡眠不佳等问题是否与荷尔蒙失衡有明确的联系——当人们对他们的健康问题找不到任何其他明确的解释时，皮质醇可能只是一个容易指认的罪魁祸首。“人们会说他们的皮质醇升高了——我会告诉你，你是感觉不到的，”贝内特说。但专家表示，如果人们真的担心他们的皮质醇水平，他们可以与他们的全科医生讨论是否需要做检测。</text:p>
      <text:p text:style-name="P4">
广告</text:p>
      <text:p text:style-name="P4">
<text:span text:style-name="T4">
你能测量你的皮质醇吗？</text:span>
</text:p>
      <text:p text:style-name="P4">
皮卡德说，你可以测试血液或唾液在某个特定时刻的皮质醇水平，但一次的检测不太可能特别有用，因为皮质醇水平在一天中都在变化。尿液或头发样本可显示较长时间内的皮质醇水平，尽管头发样本主要是在研究环境下使用。</text:p>
      <text:p text:style-name="P4">
一些公司提供了居家皮质醇检测服务，通常需要采指血或唾液拭子。不过专家的建议是去看初级照护医生，他们可能会推荐你去看内分泌科。“我不太支持这些居家检测，”拉奥说。“我的建议是不要这样做检测。”</text:p>
      <text:p text:style-name="P4">
其中一个原因是医生会尽量对你的皮质醇水平涨落做全面的了解，然后才判断是否存在问题，从事内分泌专业的约翰斯·霍普金斯医学院临床医学助理教授米哈伊尔·泽尔伯明特说。</text:p>
      <text:p text:style-name="P4">
“检测皮质醇水平不难，但解读其含义就难了，”他还说。</text:p>
      <text:p text:style-name="P4">
<text:span text:style-name="T4">
可以把皮质醇水平降下来吗？</text:span>
</text:p>
      <text:p text:style-name="P4">
广告</text:p>
      <text:p text:style-name="P4">
有一些小型研究表明，瑜珈和冥想这样的正念干预可能有助于降低皮质醇水平，萨加尔瓦拉说，并且即使每天只拿出五分钟来放松自己，让心神复位，都是有好处的。他建议进行“五感”练习，让你在承受压力时沉下心来：列出五种你能看到的东西，四种能触碰的东西，三种能听到的东西，两种能闻到的东西，一种能尝到的东西。</text:p>
      <text:p text:style-name="P4">
锻炼也有助于调节皮质醇，贝内特说，尤其是慢跑或骑自行车这样强度适中的身体活动。这样的运动会让你的身体去映射应激反应，提高心率，停止锻炼后再把心率降下来。这个循环有效地训练我们的身体去妥善地启动和关闭我们的应激反应。</text:p>
      <text:p text:style-name="P4">
每个人都应该找到最适合自己的减压方法，福格曼说。例如有些人用几分钟的 <text:a xlink:type="simple" xlink:href="https://www.nytimes.com/interactive/2023/03/03/well/mind/breathing-exercises.html" text:style-name="Internet_20_link" text:visited-style-name="Visited_20_Internet_20_Link">
 方格呼吸法</text:a>
可以平静下来，有的人则不能。一旦找到缓解压力的方法，你的皮质醇水平就有希望变得更稳定，她还说；这对那些要长时间面对巨大压力的人也是适用的。</text:p>
      <text:p text:style-name="P4">
“压力不是什么毛病，”弗里乔内说。“只要是个生命体就会有压力。”</text:p>
      <text:p text:style-name="P4">
Source: <text:a xlink:type="simple" xlink:href="https://cn.nytimes.com/health/20230614/cortisol-stress-hormone/" text:style-name="Internet_20_link" text:visited-style-name="Visited_20_Internet_20_Link">
https://cn.nytimes.com/health/20230614/cortisol-stress-hormone/</text:a>
</text:p>
      <!--NEWS-->
      <text:h text:style-name="P10" text:outline-level="1">
<text:span text:style-name="T4">
特朗普想把美国变成什么样</text:span>
</text:h>
      <text:p text:style-name="P4">
Creator: 托马斯·弗里德曼</text:p>
      <text:p text:style-name="P4">
Publisher: https://www.facebook.com/nytimeschinese</text:p>
      <text:p text:style-name="P4">
Published Time: 2023-06-14T06:01:59+08:00</text:p>
      <text:p text:style-name="P4">
Description: 特朗普正极尽所能地打破美国的团结，推动系统走向崩溃临界点，这正是准独裁者的行为，用谎言淹没国家。美国正处于一个及其危险的时刻。 Damon Winter/The New York Times</text:p>
      <text:p text:style-name="P4">
Images: ["<text:a xlink:type="simple" xlink:href="https://static01.nyt.com/images/2023/06/14/multimedia/13friedman-image-kcgf/13friedman-image-kcgf-master1050.jpg" text:style-name="Internet_20_link" text:visited-style-name="Visited_20_Internet_20_Link">
13friedman-im...</text:a>
"]</text:p>
      <text:p text:style-name="P4">
Category: 观点与评论</text:p>
      <text:p text:style-name="P4">
Type: Article</text:p>
      <!--METADATA-->
      <text:p text:style-name="P4">
<draw:frame draw:style-name="fr1" draw:name="Image101" text:anchor-type="as-char" svg:width="6.9236in" svg:height="4.615733in" draw:z-index="0">
<draw:image xlink:href="../Images/cnnytimes/2023-06-14T06-01-59-08-00/13friedman-image-kcgf-master1050.jpg" xlink:type="simple" xlink:show="embed" xlink:actuate="onLoad" draw:mime-type="image/jpeg"/>
</draw:frame>
</text:p>
      <text:p text:style-name="P4">
在参议院谴责唐纳德·特朗普要对1月6日国会大厦骚乱负责的激烈发言结束时，如果米奇·麦康奈尔承诺要用尽最后一口气，确保特朗普被判弹劾罪名成立，并且永远不能再次成为总统，那会怎么样？</text:p>
      <text:p text:style-name="P4">
在色情明星“暴风  ”丹尼尔斯说，特朗普在梅拉尼娅生下儿子不到四个月后就与她发生了 <text:a xlink:type="simple" xlink:href="https://www.theguardian.com/us-news/2018/jan/19/stormy-daniels-trump-stephanie-clifford-sharks" text:style-name="Internet_20_link" text:visited-style-name="Visited_20_Internet_20_Link">
 无保护措施的性关系</text:a>
后，如果梅拉尼娅·特朗普把特朗普的所有衣服、高尔夫球杆、MAGA帽子和发胶扔到白宫草坪上，再贴上一张纸条，“永远不要回来，你这个卑鄙的变态！”那会怎么样？</text:p>
      <text:p text:style-name="P4">
在特朗普被逮到他声称作为电视明星，他有权“抓”女人最私密的地方——或在曼哈顿一个陪审团认定特朗普对吉恩·卡罗尔做了几乎同样的事情后——如果著名福音派领袖罗伯特·杰弗里斯宣称，他将领导一场运动，确保2024年特朗普绝不会当选总统，因为特朗普德行有亏，杰弗里斯绝不会让他照看自己的两个女儿，更不用说这个国家了。如果是这样，那又会怎么样？</text:p>
      <text:p text:style-name="P4">
这样的言论和行动会让凯文·麦卡锡、他在众议院共和党核心小组中那些笨家伙，以及其他正在为特朗普辩护、反对司法部起诉的共和党人有什么样的感受？如果是这样，他们还会如此急切地宣称特朗普是无辜的吗？他们还会对周二在迈阿密举行的听证会感到愤怒吗？他们是否还会错误地声称是拜登总统在起诉特朗普吗——事实上，他们非常清楚总统没有权力起诉任何人。</text:p>
      <text:p text:style-name="P4">
广告</text:p>
      <text:p text:style-name="P4">
我很怀疑。但我知道所有这些问题都是反问句。这些人中没有一个人有能力面对这些道德挑战，挑战特朗普以及他破坏我们政治制度的行为。特朗普就像一个在破败街区生意兴隆的毒贩，让每个人都迷上了他扭曲的价值观。正因如此，他正在极尽所能，从两个基本方面破坏我们国家的团结。</text:p>
      <text:p text:style-name="P4">
首先，特朗普一直试图诋毁那些表现出品格和勇气的人，给他们贴上失败者和弱者的标签。这对特朗普来说很容易，因为他是一个完全没有名誉可言的人——没有任何道德感，也不忠于任何价值体系，或者除了他自己以外的任何人。对他来说，政治是一项血腥的运动，你用诽谤、绰号和谎言来打击其他男男女女——不管他们是否属于你的政党——直到他们不能碍你的事。</text:p>
      <text:p text:style-name="P4">
特朗普很早就在约翰·麦凯恩身上运用了这一策略——一名退伍军人，一个在北越当了五年多战俘也从没有崩溃过的人，一个真正有品格的人。还记得2015年7月18日，特朗普在艾奥瓦州艾姆斯举行的家庭领导峰会上对麦凯恩<text:a xlink:type="simple" xlink:href="https://eu.freep.com/story/news/politics/elections/2020/09/08/president-donald-trump-john-mccain-loser-fact-check/5741070002/" text:style-name="Internet_20_link" text:visited-style-name="Visited_20_Internet_20_Link">
 做何评价</text:a>
 吗？</text:p>
      <text:p text:style-name="P4">
当麦凯恩竞选总统时，特朗普对听众说：“我支持过他。”“他输了。他让我们失望了。但是他输了。所以从那以后我就不太喜欢他了，因为我不喜欢失败者。”当观众大笑时，主持人、民调专家弗兰克·伦茨插话道：“但他是战争英雄！”</text:p>
      <text:p text:style-name="P4">
然后，在越战期间为了避免被征兵而去搞了一份可疑的医疗暂缓证明的特朗普回应说：“他不是战争英雄。因为他被俘才成了战争英雄。我喜欢没有被俘虏的人。”当天晚些时候，特朗普在Twitter上转了一篇帖子，标题是“唐纳德·特朗普：约翰·麦凯恩是一个‘失败者’”。</text:p>
      <text:p text:style-name="P4">
因此，特朗普试图打破我们的制度，部份是通过重新定义领导者应有怎样的品质——至少在共和党中是这样。领导者不是利兹·切尼或米特·罗姆尼那样的人，他们愿意为了捍卫真理置自己的政治前途于不顾，为国家服务并维护宪法。不，领导者是像他这样的人，一个愿意不惜一切代价要赢的人，这些代价包括国家、宪法，以及为了我们为后代和盟友树立的榜样。</text:p>
      <text:p text:style-name="P4">
广告</text:p>
      <text:p text:style-name="P4">
当你这样定义领导力、胜利时，像麦凯恩、切尼和罗姆尼这样有品格的人就会挡你的道。你需要剥夺你周围每个人的品格，并把所有事情变成关乎确保权力和金钱。这就是为什么自2015年以来有这么多特朗普周遭的人离开时没有一个身上是干净的。同样的原因让我知道我之前问的都是反问句。</text:p>
      <text:p text:style-name="P4">
周二在迈阿密，特朗普让我们看到他试图破坏我们制度的第二种方式，他在一家古巴餐馆以联邦刑事被告的身份出现，并举行了一场政治见面会。在那里，特朗普再次试图诋毁游戏规则，这些规则限制了他以及他为权力本身而追逐权力的无限欲望。</text:p>
      <text:p text:style-name="P4">
他是怎么做到的？首先，他让周围的每个人——最终，让他所在政党的绝大多数人——停止坚持要求特朗普遵守道德规范。他的家人和党内同事在每次特朗普暴行后都习惯于逃离记者的麦克风。</text:p>
      <text:p text:style-name="P4">
但正是因为主要的政治盟友、教会领袖和亲密的家庭成员不会指责特朗普违反道德和法律——这些行为都使人无法想象他在2024年参加竞选，并使他更快地离开政治舞台——我们必须完全依靠法庭捍卫游戏规则。</text:p>
      <text:p text:style-name="P4">
当这种情况发生时，它会给我们的司法系统和我们的民主本身带来巨大压力，因为起诉或不起诉的决定始终要有人去判断。当这些判断有时必须由民主党任命的法官或检察官做出时——这就是我们的制度的运作方式——这给了特朗普和他的追随者一个完美的机会来谴责整个过程是“政治迫害”。</text:p>
      <text:p text:style-name="P4">
当这种行为在广泛的阵线上一遍又一遍地发生时——因为无论在哪，特朗普都不会因为红灯亮起而停下，反而不断地挑衅我们，看我们是会无视他的违法行为还是起诉他，如果起诉他就可以大喊偏见——我们最终会侵蚀两个最重要的支柱对我们民主制度的信念：相信我们的司法独立性可以确保没人能凌驾于法律之上，并且相信我们有能力和平合法地移交权力。</text:p>
      <text:p text:style-name="P4">
广告</text:p>
      <text:p text:style-name="P4">
想想特朗普起诉书中的一个场景，它发生在联邦大陪审团于2022年5月传唤他出示他拥有的所有机密材料之后。特朗普自己的律师M·埃文·科科伦写的笔记引用他的话 <text:a xlink:type="simple" xlink:href="https://int.nyt.com/data/documenttools/trump-indictment-document/967835b8a14a6b03/full.pdf" text:style-name="Internet_20_link" text:visited-style-name="Visited_20_Internet_20_Link">
说 </text:a>
 ：“我不想让任何人翻我的盒子，我真的不想。……如果我们根本不回应或不配合会怎样？直接告诉他们我们这里什么都没有不是更好吗？”</text:p>
      <text:p text:style-name="P4">
“直接告诉他们我们这里什么都没有不是更好吗？”</text:p>
      <text:p text:style-name="P4">
更好是对谁更好？只有一个人。这就为什么我要再说一遍：特朗普让我们处于这种境地并非偶然。他实际上想打破我们的系统，因为他和像他这样的人只有在崩溃的系统中才能如鱼得水。</text:p>
      <text:p text:style-name="P4">
因此，他一直在推动我们的系统走向崩溃的临界点——在这种时刻，傻瓜才谈规则，傻瓜才谈规范，基本真理是可以改变的，品格高尚的男人和女人被排斥。</text:p>
      <text:p text:style-name="P4">
这正是准独裁者试图做的事情：用谎言淹没这个地方，让人们只相信他们，而真相只有他们所说的那样。</text:p>
      <text:p text:style-name="P4">
这对我们国家来说是一个多么危险的时刻，无论怎么强调都不过分。</text:p>
      <text:p text:style-name="P4">
Source: <text:a xlink:type="simple" xlink:href="https://cn.nytimes.com/opinion/20230614/trump-indictment-presidency/" text:style-name="Internet_20_link" text:visited-style-name="Visited_20_Internet_20_Link">
https://cn.nytimes.com/opinion/20230614/trump-indictment-presidency/</text:a>
</text:p>
      <!--NEWS-->
      <text:h text:style-name="P10" text:outline-level="1">
<text:span text:style-name="T4">
天津两居民楼遭人为作案爆炸 3死多人受伤</text:span>
</text:h>
      <text:p text:style-name="P4">
Author: None</text:p>
      <text:p text:style-name="P4">
Publisher: Radio Free Asia (Organization)</text:p>
      <text:p text:style-name="P4">
Published Time: 2023-06-14T06:02:11-04:00</text:p>
      <text:p text:style-name="P4">
Modified Time: 2023-06-14T06:02: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2" text:anchor-type="as-char" svg:width="6.9236in" svg:height="6.063734in" draw:z-index="0">
<draw:image xlink:href="../Images/rfamandarin/2023-06-14T06-02-11-04-00/000000.png" xlink:type="simple" xlink:show="embed" xlink:actuate="onLoad" draw:mime-type="image/png"/>
</draw:frame>
 天津市河东区一小区两栋居民楼同时发生爆炸。 <text:a xlink:type="simple" xlink:href="https://www.rfa.org/mandarin/Xinwen/st1-06142023060109.html/@@images/image" text:style-name="Internet_20_link" text:visited-style-name="Visited_20_Internet_20_Link">
</text:a>
网络截图</text:p>
      <text:p text:style-name="P4">
综合中国媒体报道，6月13日20时10分许，天津市河东区东新街道远翠中里13号楼5门301室、凤岐里6号楼2门603室发生爆炸，造成3人死亡，多人受伤，部分房屋受损。天津市公安局河东分局发布最新通报称，目前，犯罪嫌疑人马某某 (男，46岁) 已被抓获，经公安机关侦查，系利用烟花爆竹作案。</text:p>
      <text:p text:style-name="P4">
网上流传视频显示，爆炸威力强大，居民楼体从一楼到六楼破坏严重，窗户碎裂，满地玻璃。同一小区两栋楼几乎同时爆炸显示犯案手法经过仔细谋划。</text:p>
      <text:p text:style-name="P4">
责编 许书婷</text:p>
      <text:p text:style-name="P4">
Source: <text:a xlink:type="simple" xlink:href="https://www.rfa.org/mandarin/Xinwen/st1-06142023060109.html" text:style-name="Internet_20_link" text:visited-style-name="Visited_20_Internet_20_Link">
https://www.rfa.org/mandarin/Xinwen/st1-06142023060109.html</text:a>
</text:p>
      <!--NEWS-->
      <text:h text:style-name="P10" text:outline-level="1">
<text:span text:style-name="T4">
微软与OpenAI引领AI热潮的联姻：非同寻常，貌合神离 (Free Version)</text:span>
</text:h>
      <text:p text:style-name="P4">
Author: Tom Dotan / Deepa Seetharaman</text:p>
      <text:p text:style-name="P4">
Publisher: 华尔街日报中文网</text:p>
      <text:p text:style-name="P4">
Published Time: 2023-06-14T06:15:00.000Z</text:p>
      <text:p text:style-name="P4">
Modified Time: 2023-06-14T06:15:00.000Z</text:p>
      <text:p text:style-name="P4">
Created Time: 2023-06-14T01:48:00.000Z</text:p>
      <text:p text:style-name="P4">
Description: 微软和OpenAI之间的合作关系在科技行业内是非常规的，其合作并非排他性，从而导致有时会在两家公司间造成冲突。</text:p>
      <text:p text:style-name="P4">
Images: []</text:p>
      <text:p text:style-name="P4">
Categories: ['科技']</text:p>
      <text:p text:style-name="P4">
Keywords: SYND,LINK:EN|WP-WSJ-0000959206</text:p>
      <text:p text:style-name="P4">
Type: Article</text:p>
      <!--METADATA-->
      <text:p text:style-name="P4">
微软(Microsoft, MSFT)与OpenAI的联姻是目前科技行业最受关注的合作关系之一。据知情人士说，这一关系暗中也有冲突和混乱的一面。</text:p>
      <text:p text:style-name="P4">
Source: <text:a xlink:type="simple" xlink:href="https://cn.wsj.com/articles/%E5%BE%AE%E8%BD%AF%E4%B8%8Eopenai%E8%81%94%E6%89%8B%E5%BC%95%E9%A2%86ai%E7%83%AD%E6%BD%AE-%E4%BD%86%E4%B9%9F%E6%9C%89%E8%B2%8C%E5%90%88%E7%A5%9E%E7%A6%BB%E4%B9%8B%E5%A4%84-d3ae19d1" text:style-name="Internet_20_link" text:visited-style-name="Visited_20_Internet_20_Link">
https://cn.wsj.com/articles/%E5%BE%AE%E8%BD%AF%E4%B8%8Eopenai%E8%81%94%E6%89%8B%E5%BC%95%E9%A2%86ai%E7%83%AD%E6%BD%AE-%E4%BD%86%E4%B9%9F%E6%9C%89%E8%B2%8C%E5%90%88%E7%A5%9E%E7%A6%BB%E4%B9%8B%E5%A4%84-d3ae19d1</text:a>
</text:p>
      <!--NEWS-->
      <text:h text:style-name="P10" text:outline-level="1">
<text:span text:style-name="T4">
美国科技巨头缓慢切断香港互联网用户访问权限 (Free Version)</text:span>
</text:h>
      <text:p text:style-name="P4">
Author: Newley Purnell</text:p>
      <text:p text:style-name="P4">
Publisher: 华尔街日报中文网</text:p>
      <text:p text:style-name="P4">
Published Time: 2023-06-14T06:20:00.000Z</text:p>
      <text:p text:style-name="P4">
Modified Time: 2023-06-14T06:20:00.000Z</text:p>
      <text:p text:style-name="P4">
Created Time: 2023-06-12T02:26:00.000Z</text:p>
      <text:p text:style-name="P4">
Description: 谷歌、OpenAI以及微软最近几个月在香港限制了用户对其AI聊天机器人的访问。以OpenAI为例，香港和中国内地与朝鲜、叙利亚和伊朗都属于被该公司限制访问的国家和地区。</text:p>
      <text:p text:style-name="P4">
Images: []</text:p>
      <text:p text:style-name="P4">
Categories: ['科技']</text:p>
      <text:p text:style-name="P4">
Keywords: SYND,LINK:EN|WP-WSJ-0000971819</text:p>
      <text:p text:style-name="P4">
Type: Article</text:p>
      <!--METADATA-->
      <text:p text:style-name="P4">
美国科技巨头正一点一点地将香港的用户拒之门外。在香港，政府 <text:a xlink:type="simple" xlink:href="https://cn.wsj.com/articles/CN-BIZ-20200706133213" text:style-name="Internet_20_link" text:visited-style-name="Visited_20_Internet_20_Link">
 压制网络异见行动 </text:a>
 所瞄准的目标正从个人转向谷歌(Google)的YouTube等平台。</text:p>
      <text:p text:style-name="P4">
Source: <text:a xlink:type="simple" xlink:href="https://cn.wsj.com/articles/%E7%BE%8E%E5%9B%BD%E7%A7%91%E6%8A%80%E5%B7%A8%E5%A4%B4%E7%BC%93%E6%85%A2%E5%88%87%E6%96%AD%E9%A6%99%E6%B8%AF%E4%BA%92%E8%81%94%E7%BD%91%E7%94%A8%E6%88%B7%E8%AE%BF%E9%97%AE%E6%9D%83%E9%99%90-aff67747" text:style-name="Internet_20_link" text:visited-style-name="Visited_20_Internet_20_Link">
https://cn.wsj.com/articles/%E7%BE%8E%E5%9B%BD%E7%A7%91%E6%8A%80%E5%B7%A8%E5%A4%B4%E7%BC%93%E6%85%A2%E5%88%87%E6%96%AD%E9%A6%99%E6%B8%AF%E4%BA%92%E8%81%94%E7%BD%91%E7%94%A8%E6%88%B7%E8%AE%BF%E9%97%AE%E6%9D%83%E9%99%90-aff67747</text:a>
</text:p>
      <!--NEWS-->
      <text:h text:style-name="P10" text:outline-level="1">
<text:span text:style-name="T4">
法国揭俄国发动假新闻资讯战 西方主流媒体受害</text:span>
</text:h>
      <text:p text:style-name="P4">
Publisher: 法新社</text:p>
      <text:p text:style-name="P4">
Published Time: 2023-06-14T06:32:07+00:00</text:p>
      <text:p text:style-name="P4">
Modified Time: 2023-06-14T06:20:05+00:00</text:p>
      <text:p text:style-name="P4">
Description: （法新社巴黎13日电） 法国今天表示，他们发现俄罗斯正在进行的假讯息资讯战，并称俄方在冒充主流媒体的网站上发布假新闻，代表俄罗斯在全面入侵乌克兰之际，也发动一场「混合」战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3.617581in" draw:z-index="0">
<draw:image xlink:href="../Images/rficn/2023-06-14T06-32-07-00-00/000000.png" xlink:type="simple" xlink:show="embed" xlink:actuate="onLoad" draw:mime-type="image/png"/>
</draw:frame>
</text:p>
      <text:p text:style-name="P4">
西方国家一直以来都非常关注由俄国主导且渐趋极端的假讯息资讯战，因为莫斯科当局试图影响全世界对俄乌战争的公众舆论。</text:p>
      <text:p text:style-name="P4">
法国外交部长柯隆纳（Catherine Colonna）说：「法国谴责（俄国）做出这些行为，不配为联合国安全理事会（United NationsSecurity Council）常任国…法国当局正和伙伴们密切合作，打击这场由俄国主导的混合战。」</text:p>
      <text:p text:style-name="P4">
据柯隆纳说法，这场资讯战是由「俄罗斯行为人」与「国家实体或隶属于俄国的实体」共同进行，并致力扩大其影响力。</text:p>
      <text:p text:style-name="P4">
她说：「这场资讯战特别以创建假网页为基础，冒充成国家媒体及政府网站，并在社群网站上建立假帐号。」</text:p>
      <text:p text:style-name="P4">
在俄国这次行动中，至少有4家法国日报受害，包括巴黎人日报（Le Parisien）、「费加洛报」（Le Figaro）、「世界报」（LeMonde）和「20分钟报」（20 Minutes）。</text:p>
      <text:p text:style-name="P4">
他国主流媒体也沦为目标，尤其是德国媒体，包括「法兰克福广讯报」（Frankfurter Allgemeine Zeitung）、「明镜周刊」（DerSpiegel）和「画报」（Bild）。</text:p>
      <text:p text:style-name="P4">
「世界报」在谈及这场资讯战的文章中证实，他们成了被盯上的媒体组织之一，并发布一篇假新闻的文章作为案例，这篇假新闻的标题为「法国部长支持在乌克兰谋杀俄军」，网页的刊头和排版都和正版「世界报」网站一模一样。</text:p>
      <text:p text:style-name="P4">
在这场资讯战中，假新闻呈现的页面都和媒体组织正版网站的页面完全相同，唯独网域名称不同，例如显示为.ltd，而非代表法国的.fr。</text:p>
      <text:p text:style-name="P4">
柯隆纳指出：「面对俄罗斯的侵略战争，动任何手脚都无法吓阻法国支持乌克兰。」</text:p>
      <text:p text:style-name="P4">
Source: <text:a xlink:type="simple" xlink:href="https://www.rfi.fr/cn/%E5%9B%BD%E9%99%85%E6%8A%A5%E9%81%93/20230614-%E6%B3%95%E5%9B%BD%E6%8F%AD%E4%BF%84%E5%9B%BD%E5%8F%91%E5%8A%A8%E5%81%87%E6%96%B0%E9%97%BB%E8%B5%84%E8%AE%AF%E6%88%98-%E8%A5%BF%E6%96%B9%E4%B8%BB%E6%B5%81%E5%AA%92%E4%BD%93%E5%8F%97%E5%AE%B3" text:style-name="Internet_20_link" text:visited-style-name="Visited_20_Internet_20_Link">
https://www.rfi.fr/cn/%E5%9B%BD%E9%99%85%E6%8A%A5%E9%81%93/20230614-%E6%B3%95%E5%9B%BD%E6%8F%AD%E4%BF%84%E5%9B%BD%E5%8F%91%E5%8A%A8%E5%81%87%E6%96%B0%E9%97%BB%E8%B5%84%E8%AE%AF%E6%88%98-%E8%A5%BF%E6%96%B9%E4%B8%BB%E6%B5%81%E5%AA%92%E4%BD%93%E5%8F%97%E5%AE%B3</text:a>
</text:p>
      <!--NEWS-->
      <text:h text:style-name="P10" text:outline-level="1">
<text:span text:style-name="T4">
北约秘书长希望乌军反攻 可迫使俄罗斯坐上谈判桌</text:span>
</text:h>
      <text:p text:style-name="P4">
Publisher: 法新社</text:p>
      <text:p text:style-name="P4">
Published Time: 2023-06-14T06:32:08+00:00</text:p>
      <text:p text:style-name="P4">
Modified Time: 2023-06-14T06:05:02+00:00</text:p>
      <text:p text:style-name="P4">
Description: （法新社华盛顿13日电） 北约秘书长史托腾柏格今天在白宫向美国总统拜登表示，获西方支持的乌克兰正在反攻中「取得进展」。他表示，这场反攻行动是获得谈判筹码的方式之一。</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3.617581in" draw:z-index="0">
<draw:image xlink:href="../Images/rficn/2023-06-14T06-32-08-00-00/000000.png" xlink:type="simple" xlink:show="embed" xlink:actuate="onLoad" draw:mime-type="image/png"/>
</draw:frame>
</text:p>
      <text:p text:style-name="P4">
北大西洋公约组织（NATO）秘书长史托腾柏格（Jens Stoltenberg）在白宫椭圆形办公室表示，「乌克兰正取得进展，正在向前推进」。</text:p>
      <text:p text:style-name="P4">
他强调，这场反攻是获得谈判筹码的一种方式。「乌克兰收复的土地越多，他们在谈判桌上的影响力就越强。」</text:p>
      <text:p text:style-name="P4">
乌军在东部和南部战线发动准备已久的反攻行动，并对此抱持乐观态度，希望终将能把俄军赶出乌克兰。</text:p>
      <text:p text:style-name="P4">
史托腾柏格说，北约将在7月中于立陶宛维尔纽斯（Vilnius）举行的峰会上，承诺提供更多援助给乌克兰；美国总统拜登也表示，「在下个月的北约峰会，我们将继续保持这种势头」。</text:p>
      <text:p text:style-name="P4">
与此同时，美国国务院宣布将再提供价值3.25亿美元军援，其中包括弹药和重型武器装备，以利乌克兰发动大规模反击时的物资补充。</text:p>
      <text:p text:style-name="P4">
拜登欢迎将于9月底卸任的史托腾柏格访问华府，他表示，北约对俄罗斯入侵乌克兰的回应，让这个联盟更加强大。</text:p>
      <text:p text:style-name="P4">
至于谁将接替史托腾柏格担任北约秘书长，目前各方尚无共识。</text:p>
      <text:p text:style-name="P4">
Source: <text:a xlink:type="simple" xlink:href="https://www.rfi.fr/cn/%E5%9B%BD%E9%99%85%E6%8A%A5%E9%81%93/20230614-%E5%8C%97%E7%BA%A6%E7%A7%98%E4%B9%A6%E9%95%BF%E5%B8%8C%E6%9C%9B%E4%B9%8C%E5%86%9B%E5%8F%8D%E6%94%BB-%E5%8F%AF%E8%BF%AB%E4%BD%BF%E4%BF%84%E7%BD%97%E6%96%AF%E5%9D%90%E4%B8%8A%E8%B0%88%E5%88%A4%E6%A1%8C" text:style-name="Internet_20_link" text:visited-style-name="Visited_20_Internet_20_Link">
https://www.rfi.fr/cn/%E5%9B%BD%E9%99%85%E6%8A%A5%E9%81%93/20230614-%E5%8C%97%E7%BA%A6%E7%A7%98%E4%B9%A6%E9%95%BF%E5%B8%8C%E6%9C%9B%E4%B9%8C%E5%86%9B%E5%8F%8D%E6%94%BB-%E5%8F%AF%E8%BF%AB%E4%BD%BF%E4%BF%84%E7%BD%97%E6%96%AF%E5%9D%90%E4%B8%8A%E8%B0%88%E5%88%A4%E6%A1%8C</text:a>
</text:p>
      <!--NEWS-->
      <text:h text:style-name="P10" text:outline-level="1">
<text:span text:style-name="T4">
中国多地兴起"晨读"习近平指示　官媒也带头唱和</text:span>
</text:h>
      <text:p text:style-name="P4">
Author: None</text:p>
      <text:p text:style-name="P4">
Publisher: Radio Free Asia (Organization)</text:p>
      <text:p text:style-name="P4">
Published Time: 2023-06-14T06:36:00-04:00</text:p>
      <text:p text:style-name="P4">
Modified Time: 2023-06-14T13:41:02-04:00</text:p>
      <text:p text:style-name="P4">
Description: None</text:p>
      <text:p text:style-name="P4">
Videos: []</text:p>
      <text:p text:style-name="P4">
Audios: ["<text:a xlink:type="simple" xlink:href="https://www.rfa.org/mandarin/yataibaodao/zhengzhi/hcm-061420230635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5.371374in" draw:z-index="0">
<draw:image xlink:href="../Images/rfamandarin/2023-06-14T06-36-00-04-00/000000.png" xlink:type="simple" xlink:show="embed" xlink:actuate="onLoad" draw:mime-type="image/png"/>
</draw:frame>
中国社交媒体流传视频，机关干部"晨读习近平重要谈话"。 <text:a xlink:type="simple" xlink:href="https://www.rfa.org/mandarin/yataibaodao/zhengzhi/hcm-06142023063557.html/@@images/image" text:style-name="Internet_20_link" text:visited-style-name="Visited_20_Internet_20_Link">
</text:a>
网络截图/黄春梅提供  <text:a xlink:type="simple" xlink:href="https://www.rfa.org/mandarin/yataibaodao/zhengzhi/hcm-06142023063557.html/@@stream" text:style-name="Internet_20_link" text:visited-style-name="Visited_20_Internet_20_Link">
Audio-1-Link：https://www.rfa.org/mandarin/yataibaodao/zhengzhi/hcm-06142023063557.html/@@stream</text:a>
</text:p>
      <text:p text:style-name="P4">
本周在网络流传各地学习习近平讲话内容的视频，中国官媒央视网官方帐号小央视频，每天早上也会释出一段"早读习语金句"视频。分析认为，这正如同当年文革时期的"早请示、晚汇报"。</text:p>
      <text:p text:style-name="P4">
<text:a xlink:type="simple" xlink:href="https://www.rfa.org/mandarin/yataibaodao/kejiaowen/hcm1-06082023041300.html" text:style-name="Internet_20_link" text:visited-style-name="Visited_20_Internet_20_Link">
 <text:span text:style-name="T4">
中国高考作文题出现习语录 分析：搞个人崇拜违反党章</text:span>
 </text:a>
  * <text:span text:style-name="T4">
<text:a xlink:type="simple" xlink:href="https://www.rfa.org/mandarin/yataibaodao/zhengzhi/hx2-04112023070604.html" text:style-name="Internet_20_link" text:visited-style-name="Visited_20_Internet_20_Link">
 回归个人崇拜：中共中央下令高校必学《习近平著作选读》 </text:a>
 </text:span>
</text:p>
      <text:p text:style-name="P4">
中国社交媒体流传着一段视频“晨读：习近平重要谈话”，在某机关里干部一早上班前就组织数十名员工，人手一叠纸本习语录，跟着干部朗诵，“3月10日,习近平总书记参加十三届全国人大一次会议重庆代表团参加审议，他强调，领导干部要讲政德、立政德…”</text:p>
      <text:p text:style-name="P4">
在微信圈中有人戏称“来早读啦”！还有人说，“这哪是早读，有点像是早课”。</text:p>
      <text:p text:style-name="P4">
习近平这段讲话，在中国共产党新闻网，“学习有声”栏目，也能找到好几段习近平当天讲话的音频，“中国特色社会主义大厦需要四梁八柱来支撑...”</text:p>
      <text:p text:style-name="P4">
 中国共产党新闻网设有"学习有声"栏目(截图自中国共产党新闻网)  <text:a xlink:type="simple" xlink:href="https://www.rfa.org/mandarin/yataibaodao/zhengzhi/hcm-06142023063557.html/5b787fd267098072.png" text:style-name="Internet_20_link" text:visited-style-name="Visited_20_Internet_20_Link">
 </text:a>
</text:p>
      <text:p text:style-name="P4">
<text:span text:style-name="T4">
小央视频早读"习语金句"</text:span>
</text:p>
      <text:p text:style-name="P4">
民间组织学习习语录，引发网民关注，看来不是个别机关的行为。在中国门户网站腾讯，也开辟学习平台，官媒小央视频每天发表一段栏目为“早安中国”，晨览中国大美，早读“习语金句”的短视频。</text:p>
      <text:p text:style-name="P4">
每段视频约四十秒左右，走进中国各地，例如在走进广东封开时，引用的是习近平2017年在联合国日内瓦总部演讲引用的古语“落其实思其树，饮其流怀其源”。</text:p>
      <text:p text:style-name="P4">
官媒小央视频在"早安中国"栏目每天发布"晨览中国大美，早读'习语金句'"的短视频 (截图自腾讯网)  <text:a xlink:type="simple" xlink:href="https://www.rfa.org/mandarin/yataibaodao/zhengzhi/hcm-06142023063557.html/622a5716-2023-06-14-4e0b53486-35-39.png" text:style-name="Internet_20_link" text:visited-style-name="Visited_20_Internet_20_Link">
</text:a>
</text:p>
      <text:p text:style-name="P4">
<text:span text:style-name="T4">
早读习语录 复制文革？</text:span>
</text:p>
      <text:p text:style-name="P4">
“央视或其他媒体也好，他们每天现在要灌输习近平主席的思想，让人们把习近平主席像过去对待毛泽东主席一样当作神话，这样才能让脑袋洗得比较干净，盲目地去相信中国政府所做的事。”时事评论人士鲁难对本台表示，习近平一心想回到过去文革，树立他个人权威，包括像是走回公有制的老路，都是一脉相承的。</text:p>
      <text:p text:style-name="P4">
前中国人民大学教授周孝正接受本台访问指出，“现在习近平搞全面反动，就在搞所谓二次文革。”他提到，中国前总理温家宝在最后一次中外记者会曾说道，如果政治体制不改革，经济体制改革所取得的成果都付诸流水，文化大革命还可能出现。“他(习)不是左派、也不是右派，他是反动派。就是全面复辟文革，他想学习毛泽东”。</text:p>
      <text:p text:style-name="P4">
<text:span text:style-name="T4">
文革曾上演 向毛主席"早请示、晚汇报"</text:span>
</text:p>
      <text:p text:style-name="P4">
《历史的进退》作者雷颐写道，在政治一定要侵入日常生活一切方面的“文革”中，“早请示、晚汇报”是有段时间内，每天都要实行的一种政治活动，仪式。每天起床第一件事或工作、学习前要“向伟大的领袖毛主席”请示；一天工作结束或上床睡觉前要“向伟大的领袖毛主席”汇报一天工作、学习状况。</text:p>
      <text:p text:style-name="P4">
据经历中国“文革”的旅美学者鲁难回忆，在“文革”时代，当局把毛泽东所说的话集结成毛语录，奉为圣书，作为人民行动的指南、理论和思想的指导工具。当时收集所有毛主席语录，形成一本小红书，人手一本《毛主席语录》：  “每天早上要向毛主席请教、报到，然后中午、晚上要思想汇报。读毛主席的这个书，比圣经还要重要，不是星期天去做礼拜，而是早晨起来要读毛主席语录，这一天就精神了，‘早请示、晚汇报’”。</text:p>
      <text:p text:style-name="P4">
走过文革，历经江、胡时代，鲁难说，虽然江、胡也对思想控制，但远远不及现在。当时还敢让人去讲话，新闻工作者、记者还能去采访一些具体的事件；但是，现在任何一起事件都不敢让人去采访探究真相。</text:p>
      <text:p text:style-name="P4">
周孝正亦感叹，现在在个人微信，每天都收到成千上万条的微信，对于习近平的倒行逆施不满。目前网络监管严格，他们在个人的微信一表达异议就被删帖，但是这些声音仍勇敢无惧地发出。由此可知目前中国民间不满的情绪已经相当高涨。</text:p>
      <text:p text:style-name="P4">
记者：黄春梅 责编：许书婷、梒青 网编：洪伟</text:p>
      <text:p text:style-name="P4">
Source: <text:a xlink:type="simple" xlink:href="https://www.rfa.org/mandarin/yataibaodao/zhengzhi/hcm-06142023063557.html" text:style-name="Internet_20_link" text:visited-style-name="Visited_20_Internet_20_Link">
https://www.rfa.org/mandarin/yataibaodao/zhengzhi/hcm-06142023063557.html</text:a>
</text:p>
      <!--NEWS-->
      <text:h text:style-name="P10" text:outline-level="1">
<text:span text:style-name="T4">
特朗普对37项联邦刑事罪名拒不认罪</text:span>
</text:h>
      <text:p text:style-name="P4">
Author: 联合早报 (Person)</text:p>
      <text:p text:style-name="P4">
Publisher: 联合早报 (Organization)</text:p>
      <text:p text:style-name="P4">
Published Time: 2023-06-14T07:14</text:p>
      <text:p text:style-name="P4">
Modified Time: 2023-06-14T20:14</text:p>
      <text:p text:style-name="P4">
Description: 美国前总统特朗普星期二（6月13日）下午到迈阿密联邦地方法院出席机密文件案的首次聆讯，他对不当处理绝密机密信息和妨碍司法公正等37项联邦刑事罪名拒不认罪。负责这起案件的司法部特别检...</text:p>
      <text:p text:style-name="P4">
Videos: []</text:p>
      <text:p text:style-name="P4">
Audios: []</text:p>
      <text:p text:style-name="P4">
Images: []</text:p>
      <text:p text:style-name="P4">
Type: NewsArticle</text:p>
      <text:p text:style-name="P4">
Breadcrumbs: ['即时', '国际']</text:p>
      <text:p text:style-name="P4">
Keywords: ['美国', '特朗普', '起诉', '妨碍司法公正']</text:p>
      <!--METADATA-->
      <text:p text:style-name="P4">
美国前总统特朗普星期二（6月13日）下午到迈阿密联邦地方法院 <text:a xlink:type="simple" xlink:href="https://www.zaobao.com/realtime/world/story20230613-1403757" text:style-name="Internet_20_link" text:visited-style-name="Visited_20_Internet_20_Link">
 出席机密文件案的首次聆讯</text:a>
，他对不当处理绝密机密信息和妨碍司法公正等 <text:a xlink:type="simple" xlink:href="https://www.zaobao.com/realtime/world/story20230610-1402905" text:style-name="Internet_20_link" text:visited-style-name="Visited_20_Internet_20_Link">
 37项联邦刑事罪名</text:a>
 拒不认罪。</text:p>
      <text:p text:style-name="P4">
负责这起案件的司法部特别检察官史密斯也现身法庭。</text:p>
      <text:p text:style-name="P4">
综合路透社和彭博社报道，特朗普是美国首位面临联邦刑事罪名的前总统。</text:p>
      <text:p text:style-name="P4">
由佛罗里达州南区公民组成的一个大陪审团投票通过向特朗普提出起诉，他被控31项《间谍法》下故意保留国防资料罪，另外六项罪名为妨碍司法公正、作虚假陈述、串谋和隐瞒罪等。</text:p>
      <text:h text:style-name="P13" text:outline-level="4">
<text:span text:style-name="T4">
候审期间 特朗普可自由行动</text:span>
</text:h>
      <text:p text:style-name="P4">
迈阿密联邦地方法官古德曼（Jonathan Goodman）允许特朗普在候审期间自由行动，无旅行限制也无须提供保释金。</text:p>
      <text:p text:style-name="P4">
但法官下令特朗普不得就这起案件，与另一被告诺塔（Walt Nauta）及其他潜在证人进行讨论。诺塔是特朗普的贴身助理。</text:p>
      <text:p text:style-name="P4">
在47分钟的聆讯中，特朗普皱着眉头、交叉双臂坐在被告席上一言不发，由律师布兰奇（Todd Blanche）代表他在法官面前提出抗辩。</text:p>
      <text:p text:style-name="P4">
与特朗普坐在同桌的诺塔面对六项联邦刑事罪名，包括串谋与作虚假陈述罪名。</text:p>
      <text:p text:style-name="P4">
由于诺塔没有律师，星期二他未决定是否认罪。法官定6月27日为诺塔提出抗辩的日期，下令他不得与特朗普或其他证人讨论这起案件，并允许他无须交保候审。</text:p>
      <text:h text:style-name="P13" text:outline-level="4">
<text:span text:style-name="T4">
特朗普餐厅请客 支持者祝他生日快乐</text:span>
</text:h>
      <text:p text:style-name="P4">
特朗普离开法院后没有马上飞回新泽西州，而是到了当地一家古巴餐厅，他告诉餐厅里的客人，美国“被操纵”“腐败”“堕落”，还宣布午餐由他请客。</text:p>
      <text:p text:style-name="P4">
佛州的古巴裔美国人社区是共和党急欲争取的对象。</text:p>
      <text:p text:style-name="P4">
餐厅里的特朗普支持者为将在星期三（14日）过77岁生日的特朗普唱了生日快乐歌。</text:p>
      <text:p text:style-name="P4">
特朗普随后飞回他在新泽西州的高尔夫俱乐部，定当天晚上8时45分（新加坡时间星期三早上8时45分）发表讲话。</text:p>
      <text:p text:style-name="P4">
Source: <text:a xlink:type="simple" xlink:href="https://www.zaobao.com.sg/realtime/world/story20230614-1404080" text:style-name="Internet_20_link" text:visited-style-name="Visited_20_Internet_20_Link">
https://www.zaobao.com.sg/realtime/world/story20230614-1404080</text:a>
</text:p>
      <!--NEWS-->
      <text:h text:style-name="P10" text:outline-level="1">
<text:span text:style-name="T4">
俄总统蒲亭考虑退出黑海谷物协议</text:span>
</text:h>
      <text:p text:style-name="P4">
Publisher: 法新社</text:p>
      <text:p text:style-name="P4">
Published Time: 2023-06-14T07:32:07+00:00</text:p>
      <text:p text:style-name="P4">
Modified Time: 2023-06-14T07:20:05+00:00</text:p>
      <text:p text:style-name="P4">
Description: （法新社莫斯科13日电） 俄罗斯总统蒲亭今天表示，正「考虑」退出具里程碑意义的黑海谷物协议。这项协议允许乌克兰的粮食进入全球市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6-14T07-32-07-00-00/000000.png" xlink:type="simple" xlink:show="embed" xlink:actuate="onLoad" draw:mime-type="image/png"/>
</draw:frame>
</text:p>
      <text:p text:style-name="P4">
莫斯科多次扬言退出这项允许谷物经黑海安全通道从乌克兰港口出口的协议。</text:p>
      <text:p text:style-name="P4">
这份由联合国斡旋的协议预定7月17日再延续。</text:p>
      <text:p text:style-name="P4">
蒲亭在克里姆林宫和俄罗斯记者见面时表示：「我们正在考虑要不要退出粮食协议。」</text:p>
      <text:p text:style-name="P4">
他指责基辅，利用提供运载谷物船只安全通道的海上走廊「发射海上无人机」。</text:p>
      <text:p text:style-name="P4">
俄罗斯一名军事部落客在会上告诉蒲亭，前线士兵不懂俄罗斯为何仍然参与这份协议。</text:p>
      <text:p text:style-name="P4">
蒲亭回答说：「也许，那些正在打仗的人不懂我们为什么要让谷物通过，我明白。」</text:p>
      <text:p text:style-name="P4">
「我们这样做不是为了乌克兰，而是为了非洲和拉丁美洲的友好国家，因为粮食应该先流向世上最贫穷的国家。」</text:p>
      <text:p text:style-name="P4">
联合国秘书长古特瑞斯（Antonio Guterres）昨天表示，他正在努力延长谷物协议。</text:p>
      <text:p text:style-name="P4">
Source: <text:a xlink:type="simple" xlink:href="https://www.rfi.fr/cn/%E5%9B%BD%E9%99%85%E6%8A%A5%E9%81%93/20230614-%E4%BF%84%E6%80%BB%E7%BB%9F%E8%92%B2%E4%BA%AD%E8%80%83%E8%99%91%E9%80%80%E5%87%BA%E9%BB%91%E6%B5%B7%E8%B0%B7%E7%89%A9%E5%8D%8F%E8%AE%AE" text:style-name="Internet_20_link" text:visited-style-name="Visited_20_Internet_20_Link">
https://www.rfi.fr/cn/%E5%9B%BD%E9%99%85%E6%8A%A5%E9%81%93/20230614-%E4%BF%84%E6%80%BB%E7%BB%9F%E8%92%B2%E4%BA%AD%E8%80%83%E8%99%91%E9%80%80%E5%87%BA%E9%BB%91%E6%B5%B7%E8%B0%B7%E7%89%A9%E5%8D%8F%E8%AE%AE</text:a>
</text:p>
      <!--NEWS-->
      <text:h text:style-name="P10" text:outline-level="1">
<text:span text:style-name="T4">
麦康奈尔拒说明是否支持特朗普为共和党总统候选人</text:span>
</text:h>
      <text:p text:style-name="P4">
Author: 联合早报 (Person)</text:p>
      <text:p text:style-name="P4">
Publisher: 联合早报 (Organization)</text:p>
      <text:p text:style-name="P4">
Published Time: 2023-06-14T07:38</text:p>
      <text:p text:style-name="P4">
Modified Time: 2023-06-14T07:48</text:p>
      <text:p text:style-name="P4">
Description: 美国参议院共和党领袖麦康奈尔拒绝表明，是否支持前总统特朗普为共和党2024年的总统候选人。路透社报道，因离开白宫后不当处理机密文件而被控37项联邦刑事罪名的特朗普，星期二（6月13...</text:p>
      <text:p text:style-name="P4">
Videos: []</text:p>
      <text:p text:style-name="P4">
Audios: []</text:p>
      <text:p text:style-name="P4">
Images: []</text:p>
      <text:p text:style-name="P4">
Type: NewsArticle</text:p>
      <text:p text:style-name="P4">
Breadcrumbs: ['即时', '国际']</text:p>
      <text:p text:style-name="P4">
Keywords: ['美国参议院', '共和党', '麦康奈尔', '特朗普', '美国总统选举', '美国']</text:p>
      <!--METADATA-->
      <text:p text:style-name="P4">
美国参议院共和党领袖麦康奈尔拒绝表明，是否支持前总统特朗普为共和党2024年的总统候选人。</text:p>
      <text:p text:style-name="P4">
路透社报道，因离开白宫后 <text:a xlink:type="simple" xlink:href="https://www.zaobao.com/news/world/story20230116-1353753" text:style-name="Internet_20_link" text:visited-style-name="Visited_20_Internet_20_Link">
 不当处理机密文件</text:a>
而被控37项联邦刑事罪名的特朗普，星期二（6月13日）到迈尔密联邦地方法院 <text:a xlink:type="simple" xlink:href="https://www.zaobao.com/realtime/world/story20230614-1404080" text:style-name="Internet_20_link" text:visited-style-name="Visited_20_Internet_20_Link">
 出席首次聆讯</text:a>
 。</text:p>
      <text:p text:style-name="P4">
在特朗普到达法院之时，为参议院少数党领袖的麦康奈尔面对记者提问时说：“我不会对所有竞逐成为总统候选人的共和党人发表任何评论。”</text:p>
      <text:p text:style-name="P4">
美国司法部特别检察官史密斯上周 <text:a xlink:type="simple" xlink:href="https://www.zaobao.com/realtime/world/story20230610-1402905" text:style-name="Internet_20_link" text:visited-style-name="Visited_20_Internet_20_Link">
 公布特朗普的起诉书</text:a>
后，许多国会共和党人，包括宣布投入共和党内初选的前副总统彭斯和佛罗里达州州长德桑蒂斯等，纷纷声援特朗普，指控总统拜登武器化司法部。</text:p>
      <text:p text:style-name="P4">
Source: <text:a xlink:type="simple" xlink:href="https://www.zaobao.com.sg/realtime/world/story20230614-1404082" text:style-name="Internet_20_link" text:visited-style-name="Visited_20_Internet_20_Link">
https://www.zaobao.com.sg/realtime/world/story20230614-1404082</text:a>
</text:p>
      <!--NEWS-->
      <text:h text:style-name="P10" text:outline-level="1">
<text:span text:style-name="T4">
文化战争升温之际，公司高管在可持续发展话题上噤声 (Free Version)</text:span>
</text:h>
      <text:p text:style-name="P4">
Author: Mark Maurer</text:p>
      <text:p text:style-name="P4">
Publisher: 华尔街日报中文网</text:p>
      <text:p text:style-name="P4">
Published Time: 2023-06-14T08:25:00.000Z</text:p>
      <text:p text:style-name="P4">
Modified Time: 2023-06-14T08:25:00.000Z</text:p>
      <text:p text:style-name="P4">
Created Time: 2023-06-14T07:12:00.000Z</text:p>
      <text:p text:style-name="P4">
Description: 随着一些投资者和保守派活动人士加紧施压，最近几个季度，公司开财报电话会议时对绿色和社会计划的提及已大幅减少，一改此前几年大谈这类计划的做法。</text:p>
      <text:p text:style-name="P4">
Images: []</text:p>
      <text:p text:style-name="P4">
Categories: ['商业']</text:p>
      <text:p text:style-name="P4">
Keywords: SYND</text:p>
      <text:p text:style-name="P4">
Type: Article</text:p>
      <!--METADATA-->
      <text:p text:style-name="P4">
随着一些投资者和保守派活动人士加紧施压，最近几个季度，公司开财报电话会议时对绿色和社会计划的提及已大幅减少，一改此前几年大谈此类计划的做法。</text:p>
      <text:p text:style-name="P4">
Source: <text:a xlink:type="simple" xlink:href="https://cn.wsj.com/articles/%E6%96%87%E5%8C%96%E6%88%98%E4%BA%89%E5%8D%87%E6%B8%A9%E4%B9%8B%E9%99%85-%E5%85%AC%E5%8F%B8%E9%AB%98%E7%AE%A1%E5%9C%A8%E5%8F%AF%E6%8C%81%E7%BB%AD%E5%8F%91%E5%B1%95%E8%AF%9D%E9%A2%98%E4%B8%8A%E5%99%A4%E5%A3%B0-15f842c" text:style-name="Internet_20_link" text:visited-style-name="Visited_20_Internet_20_Link">
https://cn.wsj.com/articles/%E6%96%87%E5%8C%96%E6%88%98%E4%BA%89%E5%8D%87%E6%B8%A9%E4%B9%8B%E9%99%85-%E5%85%AC%E5%8F%B8%E9%AB%98%E7%AE%A1%E5%9C%A8%E5%8F%AF%E6%8C%81%E7%BB%AD%E5%8F%91%E5%B1%95%E8%AF%9D%E9%A2%98%E4%B8%8A%E5%99%A4%E5%A3%B0-15f842c</text:a>
</text:p>
      <!--NEWS-->
      <text:h text:style-name="P10" text:outline-level="1">
<text:span text:style-name="T4">
特朗普案：被刑事起诉的美国前总统或有三种办法拖延审讯</text:span>
</text:h>
      <text:p text:style-name="P4">
Author: https://www.facebook.com/bbcworldservice/</text:p>
      <text:p text:style-name="P4">
Publisher: BBC News 中文</text:p>
      <text:p text:style-name="P4">
Published Time: 2023-06-14T08:31:15.000Z</text:p>
      <text:p text:style-name="P4">
Modified Time: 2023-06-14T08:31:15.000Z</text:p>
      <text:p text:style-name="P4">
Description: 美国历史上第一个被刑事起诉的前总统已向法庭否认非法保存机密文件的控罪，法律专家分析他下一步可能采取的三种策略。</text:p>
      <text:p text:style-name="P4">
Images: ["<text:a xlink:type="simple" xlink:href="https://ichef.bbci.co.uk/news/640/cpsprodpb/E766/production/_130083295_trumpcourtsketch.jpg" text:style-name="Internet_20_link" text:visited-style-name="Visited_20_Internet_20_Link">
_130083295_tr...</text:a>
", "<text:a xlink:type="simple" xlink:href="https://ichef.bbci.co.uk/news/640/cpsprodpb/11A88/production/_130082327_8dabb9fcdc0bc50d3c234ac52fe2e7aee5317b23.jpg" text:style-name="Internet_20_link" text:visited-style-name="Visited_20_Internet_20_Link">
_130082327_8d...</text:a>
"]</text:p>
      <text:p text:style-name="P4">
Videos: ["<text:a xlink:type="simple" xlink:href="https://www.bbc.com/ws/av-embeds/cps/zhongwen/simp/world-65900481/p0fdzvmv/zh-hans" text:style-name="Internet_20_link" text:visited-style-name="Visited_20_Internet_20_Link">
zh-hans</text:a>
"]</text:p>
      <text:p text:style-name="P4">
Tags: ['乔·拜登', '政治', '唐纳德·特朗普', '美国', '防卫事务', '犯罪', '法律']</text:p>
      <text:p text:style-name="P4">
Type: Article</text:p>
      <!--METADATA-->
      <text:h text:style-name="P12" text:outline-level="3">
<text:span text:style-name="T4">
特朗普案：被刑事起诉的美国前总统或有三种办法拖延审讯</text:span>
</text:h>
      <ul>
        <li>
纳丁·优素福（Nadine Yousif）   * BBC记者</li>
      </ul>
      <text:p text:style-name="P4">
2023年6月14日早上8点31分<draw:frame draw:style-name="fr1" draw:name="Image113" text:anchor-type="as-char" svg:width="6.9236in" svg:height="3.894525in" draw:z-index="0">
<draw:image xlink:href="../Images/BBC Chinese/2023-06-14T08-31-15.000Z/_130083295_trumpcourtsketch.jpg" xlink:type="simple" xlink:show="embed" xlink:actuate="onLoad" draw:mime-type="image/jpeg"/>
</draw:frame>
</text:p>
      <text:p text:style-name="P4">
图像来源，  Reuters/Jane Rosenberg</text:p>
      <text:p text:style-name="P4">
图像加注文字，</text:p>
      <text:p text:style-name="P4">
法庭草图显示，在迈阿密法庭上，特朗普身着蓝色西装，两侧是他的律师克里斯基斯和托德布兰奇。</text:p>
      <text:p text:style-name="P4">
<text:span text:style-name="T4">
美国前总统特朗普被指控在离开白宫后非法保存机密文件，成为历史上第一个被联邦刑事起诉的美国前任或在任总统。</text:span>
</text:p>
      <text:p text:style-name="P4">
他面对37项罪名指控，包括对政府取回有关文件的行动进行阻碍，但他已向法庭否认控罪。</text:p>
      <text:p text:style-name="P4">
特朗普已经进行过出庭程序，现在检控官在推动加快审讯。</text:p>
      <text:p text:style-name="P4">
BBC华盛顿分部报道，特朗普出庭时面无表情，保持沉默，离开后即前往新泽西州一个高尔夫俱乐部向他的支持者讲话。</text:p>
      <text:p text:style-name="P4">
这名共和党人向支持者称，他“完全有权利”保存有关文件，但又承认自己没有全部看过文件。</text:p>
      <text:p text:style-name="P4">
之后，他再次作出一系列没有根据的指控，并批评总统拜登和他曾经的政治对手希拉里·克林顿 。</text:p>
      <text:p text:style-name="P4">
法律专家指，特朗普可能会试图尽可能拖延审讯。</text:p>
      <text:p text:style-name="P4">
“他有充分的动机去拖延，”弗吉尼亚州的里士满大学（University of Richmond）法律教授卡尔·托拜亚斯（CarlTobias）说。他指出特朗普正在进行竞选活动，寻求赢得共和党总统候选人提名，争取在2024年再度入主白宫。</text:p>
      <text:p text:style-name="P4">
特朗普周二（6月13日）在迈阿密的聆讯是一个标准程序。他被记录在案，打上指纹，采集DNA样本，之后他对控罪作出否认。</text:p>
      <text:p text:style-name="P4">
他被允许离开法庭，而且由于他受到特勤局保护且未被视为有逃跑风险，于是保释当中也没有出行限制条款。</text:p>
      <text:p text:style-name="P4">
<draw:frame draw:style-name="fr1" draw:name="Image114" text:anchor-type="as-char" svg:width="6.9236in" svg:height="3.894525in" draw:z-index="0">
<draw:image xlink:href="../Images/BBC Chinese/2023-06-14T08-31-15.000Z/_130082327_8dabb9fcdc0bc50d3c234ac52fe2e7aee5317b23.jpg" xlink:type="simple" xlink:show="embed" xlink:actuate="onLoad" draw:mime-type="image/jpeg"/>
</draw:frame>
</text:p>
      <text:p text:style-name="P4">
图像来源，  Reuters</text:p>
      <text:p text:style-name="P4">
图像加注文字，</text:p>
      <text:p text:style-name="P4">
周二，特朗普支持者在法院外与他的反对者发生口角</text:p>
      <text:p text:style-name="P4">
<text:a xlink:type="simple" xlink:href="https://www.bbc.com/zhongwen/simp/world-65035373" text:style-name="Internet_20_link" text:visited-style-name="Visited_20_Internet_20_Link">
 特朗普面前的四大法律问题 </text:a>
  * <text:a xlink:type="simple" xlink:href="https://www.bbc.com/zhongwen/simp/world-65184982" text:style-name="Internet_20_link" text:visited-style-name="Visited_20_Internet_20_Link">
 特朗普受审，他的“三十四宗罪”是什么？ </text:a>
  * <text:a xlink:type="simple" xlink:href="https://www.bbc.com/zhongwen/simp/world-65865840" text:style-name="Internet_20_link" text:visited-style-name="Visited_20_Internet_20_Link">
 特朗普再遭刑事检控：被控37宗罪，他会因此入狱吗？ </text:a>
</text:p>
      <text:p text:style-name="P4">
下一步将是为特朗普的律师获得安全许可，因为案件涉及高度机密文件。俄亥俄州凯斯西储大学（Case Western ReserveUniversity）的法律教授、前联邦检察官凯文·麦克穆尼加尔（Kevin McMunigal）表示：“这需要时间。”</text:p>
      <text:p text:style-name="P4">
在此之前，特朗普要先组建好他在佛罗里达州的法律团队。他的其中两名律师詹姆斯·特拉斯蒂（James Trusty）和约翰·劳利（JohnRowley）在周五、也就是他被起诉之后一天辞职。</text:p>
      <text:p text:style-name="P4">
前总统特朗普在周二上庭时的代表律师是托德·布兰奇（Todd Blanche），但是专家指，他可能会试图加入在本州份执业的其他律师。</text:p>
      <text:p text:style-name="P4">
与此同时，法庭将进入下一步程序 ，挑选本案陪审团。</text:p>
      <text:p text:style-name="P4">
麦克穆尼加尔表示，联邦审讯常常很迅速，大多数案件的被告会在接受聆讯后90天之内受审。不过，特朗普的案件可能会是一个例外，因为这是一宗知名案件，需要安全许可。</text:p>
      <text:p text:style-name="P4">
法律专家仍然认为，针对前总统的指控是“出奇地有力”，任何试图撤销案件的努力都很可能会失败。</text:p>
      <text:p text:style-name="P4">
“这并不是说，他和他的律师就不会尽可能地拖延，”托拜亚斯教授说。</text:p>
      <text:p text:style-name="P4">
他们可能会通过以下三种方法阻碍案件推进。</text:p>
      <text:h text:style-name="P12" text:outline-level="3">
<text:span text:style-name="T4">
1. 声称无刑事犯罪</text:span>
</text:h>
      <text:p text:style-name="P4">
特朗普反复辩称，他在《总统档案法》（Presidential Records Act）之下有权从白宫带走文件，而且他已经在离任前将之解密。</text:p>
      <text:p text:style-name="P4">
他的律师可能会将这一论点摆到法庭面前，但是托拜亚斯教授说，这一做法不太可能会获得有利的裁决。</text:p>
      <text:p text:style-name="P4">
</text:p>
      <text:p text:style-name="P4">
图像来源，  Getty Images</text:p>
      <text:p text:style-name="P4">
图像加注文字，</text:p>
      <text:p text:style-name="P4">
特朗普出庭当日，执法人员在法庭外戒备。</text:p>
      <text:p text:style-name="P4">
“我不认为他不再是总统之后还有权利保留文件，”托拜亚斯教授说，“《档案法》非常清楚，我不认为这里面有什么可疑问的。”</text:p>
      <text:h text:style-name="P12" text:outline-level="3">
<text:span text:style-name="T4">
2. 声称他遭受不公平的针对</text:span>
</text:h>
      <text:p text:style-name="P4">
他的律师也可能会辩称，特朗普是“选择性检控”的受害者——他受到不公平针对，而且其他政客，比如希拉里·克林顿（HillaryClinton）、迈克·彭斯（Mike Pence）和总统乔·拜登（Joe Biden）等人从未因为他们对机密文件的处理而被起诉。</text:p>
      <text:p text:style-name="P4">
</text:p>
      <text:p text:style-name="P4">
图像来源，  EPA</text:p>
      <text:p text:style-name="P4">
图像加注文字，</text:p>
      <text:p text:style-name="P4">
美国前总统特朗普的支持者聚集在多拉尔迈阿密高尔夫球场的入口附近。</text:p>
      <text:p text:style-name="P4">
但是托拜亚斯教授说，前总统特朗普的案件在好几个方面都有所不同。第一，其他几位政客当时都是“非常乐意”交还他们当时保存的文件，但是起诉书中的证据显示，特朗普拒绝这样做。</text:p>
      <text:p text:style-name="P4">
“起诉书中显示，特朗普被指做出了很多非常不负责任的事情，”他说，选择性检控的说辞在法庭面前走不远。</text:p>
      <text:h text:style-name="P12" text:outline-level="3">
<text:span text:style-name="T4">
3. 试图推翻关键证据</text:span>
</text:h>
      <text:p text:style-name="P4">
特朗普和他的法律团队可能尝试拖延审讯的另一个办法，是以律师与客户前的守密特权来寻求推翻大陪审团面前的证据——也就是特朗普的律师M·伊万·科克伦（M EvanCorcoran）的证词。</text:p>
      <text:p text:style-name="P4">
麦克穆尼加尔教授说：“那个或许是一个审讯前的问题，会导致一些延后。”</text:p>
      <text:p text:style-name="P4">
但是他补充，在华盛顿主审这一案件的法官已经裁定，在犯罪欺诈例外（crime-fraudexception）原则下，该证据可以被包括在起诉书中。该例外原则适用于律师与客户的对话中客户试图就如何进行欺诈或犯罪获得法律建议的情况。</text:p>
      <text:p text:style-name="P4">
专家称，即使这些辩驳理由都不太可能将案件完全推翻，也肯定会导致一些拖延，因为法庭将不得不对特朗普律师提出的问题逐一仔细衡量。</text:p>
      <text:p text:style-name="P4">
</text:p>
      <text:p text:style-name="P4">
图像来源，  Getty Images</text:p>
      <text:p text:style-name="P4">
图像加注文字，</text:p>
      <text:p text:style-name="P4">
这是特朗普三个月内的第二次出庭</text:p>
      <text:p text:style-name="P4">
</text:p>
      <text:h text:style-name="P12" text:outline-level="3">
<text:span text:style-name="T4">
共和党内支持度未受影响</text:span>
</text:h>
      <text:p text:style-name="P4">
特朗普卷入官司，似乎未令他在共和党人中间的支持度有所下降。</text:p>
      <text:p text:style-name="P4">
BBC在美国的合作伙伴哥伦比亚广播公司（CBS）发现，共和党76%的主要选民更担心诉讼是有政治动机，而不是文件是否可能危害国家安全。</text:p>
      <text:p text:style-name="P4">
程序上，美国司法部的运作应该独立于白宫。拜登自己也因为对机密文件的处理而正在接受另一宗调查。他在上周说："我从来没有——一次都没有——建议过司法部应该怎么做。"</text:p>
      <text:p text:style-name="P4">
法律专家称，刑事犯罪起诉一经定罪，可能会令特朗普入狱相当一段时间。但是他已经声称，无论裁决如何，都将继续竞选总统。</text:p>
      <text:p text:style-name="P4">
特朗普此次出庭已经是不到三个月里的第二次。他于4月曾在纽约接受法庭聆讯，他被控在2016年总统选举前就向色情片女性支付封口费一事伪造商业文件。</text:p>
      <text:p text:style-name="P4">
<text:a xlink:type="simple" xlink:href="https://www.bbc.com/ws/av-embeds/cps/zhongwen/simp/world-65900481/p0fdzvmv/zh-hans" text:style-name="Internet_20_link" text:visited-style-name="Visited_20_Internet_20_Link">
 Video-1-Link：/ws/av-embeds/cps/zhongwen/simp/world-65900481/p0fdzvmv/zh-hans</text:a>
 <text:span text:style-name="T4">
你的器材不支持播放多媒体材料</text:span>
视频加注文字，</text:p>
      <text:p text:style-name="P4">
美国前总统唐纳德·特朗普（Donald Trump）在曼哈顿的法庭听证会上，被起诉34项伪造商业纪录的重罪，特朗普否认所有控罪。</text:p>
      <text:p text:style-name="P4">
Source: <text:a xlink:type="simple" xlink:href="https://www.bbc.com/zhongwen/simp/world-65900481" text:style-name="Internet_20_link" text:visited-style-name="Visited_20_Internet_20_Link">
https://www.bbc.com/zhongwen/simp/world-65900481</text:a>
</text:p>
      <!--NEWS-->
      <text:h text:style-name="P10" text:outline-level="1">
<text:span text:style-name="T4">
日股收高</text:span>
</text:h>
      <text:p text:style-name="P4">
Publisher: 法新社</text:p>
      <text:p text:style-name="P4">
Published Time: 2023-06-14T08:32:08+00:00</text:p>
      <text:p text:style-name="P4">
Modified Time: 2023-06-14T08:20:05+00:00</text:p>
      <text:p text:style-name="P4">
Description: （法新社东京14日电） 由于投资者对美国联邦准备理事会（Fed）可能暂停升息的预测感到乐观，东京股市今天随着美股涨势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3.617581in" draw:z-index="0">
<draw:image xlink:href="../Images/rficn/2023-06-14T08-32-08-00-00/000000.png" xlink:type="simple" xlink:show="embed" xlink:actuate="onLoad" draw:mime-type="image/png"/>
</draw:frame>
</text:p>
      <text:p text:style-name="P4">
日股日经225指数收涨483.77点，或1.47%，来到33502.42点。东证股价指数收涨29.74点，或1.31%，来到2294.53点。</text:p>
      <text:p text:style-name="P4">
Source: <text:a xlink:type="simple" xlink:href="https://www.rfi.fr/cn/%E8%B4%A2%E7%BB%8F%E5%BF%AB%E8%AE%AF/20230614-%E6%97%A5%E8%82%A1%E6%94%B6%E9%AB%98" text:style-name="Internet_20_link" text:visited-style-name="Visited_20_Internet_20_Link">
https://www.rfi.fr/cn/%E8%B4%A2%E7%BB%8F%E5%BF%AB%E8%AE%AF/20230614-%E6%97%A5%E8%82%A1%E6%94%B6%E9%AB%98</text:a>
</text:p>
      <!--NEWS-->
      <text:h text:style-name="P10" text:outline-level="1">
<text:span text:style-name="T4">
消息：美国力促印度简化繁文缛节 推进武装无人机交易</text:span>
</text:h>
      <text:p text:style-name="P4">
Author: 联合早报 (Person)</text:p>
      <text:p text:style-name="P4">
Publisher: 联合早报 (Organization)</text:p>
      <text:p text:style-name="P4">
Published Time: 2023-06-14T08:45</text:p>
      <text:p text:style-name="P4">
Modified Time: 2023-06-14T08:53</text:p>
      <text:p text:style-name="P4">
Description: 有消息指，美国正在极力说服印度简化官僚体系中的繁文缛节，力争在印度总理莫迪到访时，加快推进美国向印度出售一批武装无人机的交易。莫迪将在6月22日到美国进行国事访问。印度一直希望采购...</text:p>
      <text:p text:style-name="P4">
Videos: []</text:p>
      <text:p text:style-name="P4">
Audios: []</text:p>
      <text:p text:style-name="P4">
Images: []</text:p>
      <text:p text:style-name="P4">
Type: NewsArticle</text:p>
      <text:p text:style-name="P4">
Breadcrumbs: ['即时', '国际']</text:p>
      <text:p text:style-name="P4">
Keywords: ['美国', '印度', '无人机', '国务院', '五角大楼', '莫迪', '拜登']</text:p>
      <!--METADATA-->
      <text:p text:style-name="P4">
有消息指，美国正在极力说服印度简化官僚体系中的繁文缛节，力争在印度总理莫迪到访时，加快推进美国向印度出售一批武装无人机的交易。</text:p>
      <text:p text:style-name="P4">
莫迪将在6月22日到美国进行国事访问。</text:p>
      <text:p text:style-name="P4">
印度一直希望采购美国的大型武装无人机，但一项价值介于20亿至30亿美元（约27亿至40亿新元）的“海上卫士”无人机（SeaGuardian）交易，因为印度的官僚系统而被拖延了多年。</text:p>
      <text:p text:style-name="P4">
美国谈判代表希望莫迪的访问能够打破这个僵局。</text:p>
      <text:p text:style-name="P4">
路透社星期二（6月13日）报道，两名知情者说，美国国务院、国防部和白宫已要求在莫迪访问华府时，能够“看到”印度向通用原子公司（GeneralAtomics）采购30架MQ-9B海上卫士武装无人机的进展情况。</text:p>
      <text:p text:style-name="P4">
消息人士预计总统拜登和莫迪还将讨论联合生产弹药和步兵车辆如装甲运兵车等事宜。</text:p>
      <text:p text:style-name="P4">
白宫、国务院和五角大楼的发言人拒绝就美国和印度的协商发表评论。</text:p>
      <text:p text:style-name="P4">
拜登说过，加深与印度的关系，是他应对中国日益增长影响力的政策基石，今年他尤其关注美国和印度在先进军事技术方面的合作，尽管两国未正式组成一个安全联盟。</text:p>
      <text:p text:style-name="P4">
Source: <text:a xlink:type="simple" xlink:href="https://www.zaobao.com.sg/realtime/world/story20230614-1404089" text:style-name="Internet_20_link" text:visited-style-name="Visited_20_Internet_20_Link">
https://www.zaobao.com.sg/realtime/world/story20230614-1404089</text:a>
</text:p>
      <!--NEWS-->
      <text:h text:style-name="P10" text:outline-level="1">
<text:span text:style-name="T4">
在国安法下的审查中，香港电影观众渴望看到自己的故事</text:span>
</text:h>
      <text:p text:style-name="P4">
Author: chinese@voanews.com (萧霭君)</text:p>
      <text:p text:style-name="P4">
Publisher: 美国之音中文网 (Type: NewsMediaOrganization)</text:p>
      <text:p text:style-name="P4">
Published Time: 2023-06-14T08:48:24+08:00</text:p>
      <text:p text:style-name="P4">
Modified Time: 2023-06-14 00:48:24Z</text:p>
      <text:p text:style-name="P4">
Description: 一位年轻女演员沮丧地拖着行李箱走在绿树成荫的街道上，这是摄制组正在拍摄的一个场景，而这部电影讲述了导演黄绮琳(Norris Wong)未能实现的成为粤语作词人的梦想。</text:p>
      <text:p text:style-name="P4">
Videos: []</text:p>
      <text:p text:style-name="P4">
Images: []</text:p>
      <text:p text:style-name="P4">
Categories: ['港澳', '人权', '中国', '娱乐']</text:p>
      <text:p text:style-name="P4">
Type: None</text:p>
      <!--METADATA-->
      <text:p text:style-name="P4">
NoneNone</text:p>
      <text:p text:style-name="P4">
Source: <text:a xlink:type="simple" xlink:href="https://www.voachinese.com/a/quietly-but-surely-hong-kong-s-film-industry-is-blooming-again-despite-censorship-20230613/7135865.html" text:style-name="Internet_20_link" text:visited-style-name="Visited_20_Internet_20_Link">
https://www.voachinese.com/a/quietly-but-surely-hong-kong-s-film-industry-is-blooming-again-despite-censorship-20230613/7135865.html</text:a>
</text:p>
      <!--NEWS-->
      <text:h text:style-name="P10" text:outline-level="1">
<text:span text:style-name="T4">
联合国：全球被迫流离失所者近1.1亿人</text:span>
</text:h>
      <text:p text:style-name="P4">
Publisher: 法新社</text:p>
      <text:p text:style-name="P4">
Published Time: 2023-06-14T09:02:08+00:00</text:p>
      <text:p text:style-name="P4">
Modified Time: 2023-06-14T08:35:02+00:00</text:p>
      <text:p text:style-name="P4">
Description: （法新社日内瓦13日电） 联合国难民署（UNHCR）在今天发布的旗舰年度报告指出，2022年底，被迫流离失所者总数达1亿840万人，比2021年多出1910万，是1975年开始有纪录以来的最大升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6-14T09-02-08-00-00/000000.png" xlink:type="simple" xlink:show="embed" xlink:actuate="onLoad" draw:mime-type="image/png"/>
</draw:frame>
</text:p>
      <text:p text:style-name="P4">
「被迫流离失所全球趋势」（Global Trends in ForcedDisplacement）显示，2022年全球总数中，有3530万是逃至海外的难民，6250万为国内流离失所者，540万为庇护寻求者，另有520万需要国际社会的保护。需要国际社会保护的多为委内瑞拉人。</text:p>
      <text:p text:style-name="P4">
而在苏丹，敌对双方自4月中旬交战以来，已有46万7000人逃往海外，超过140万人在境内流离失所。</text:p>
      <text:p text:style-name="P4">
联合国难民事务高级专员格兰迪（Filippo Grandi）表示，该署最初做规划时，预测6个月内会有100万人逃离苏丹，「如今我想这个数字可能太低」。</text:p>
      <text:p text:style-name="P4">
另外，叙利亚难民人数在2022年底来到650万，其中350万逃至邻国土耳其。</text:p>
      <text:p text:style-name="P4">
乌克兰则因为俄罗斯入侵的关系有570万人沦为难民。而俄国2022年2月发动的这场侵乌行动，已引发第二次世界大战以来最快的难民外流潮。</text:p>
      <text:p text:style-name="P4">
Source: <text:a xlink:type="simple" xlink:href="https://www.rfi.fr/cn/%E5%9B%BD%E9%99%85%E6%8A%A5%E9%81%93/20230614-%E8%81%94%E5%90%88%E5%9B%BD-%E5%85%A8%E7%90%83%E8%A2%AB%E8%BF%AB%E6%B5%81%E7%A6%BB%E5%A4%B1%E6%89%80%E8%80%85%E8%BF%911-1%E4%BA%BF%E4%BA%BA" text:style-name="Internet_20_link" text:visited-style-name="Visited_20_Internet_20_Link">
https://www.rfi.fr/cn/%E5%9B%BD%E9%99%85%E6%8A%A5%E9%81%93/20230614-%E8%81%94%E5%90%88%E5%9B%BD-%E5%85%A8%E7%90%83%E8%A2%AB%E8%BF%AB%E6%B5%81%E7%A6%BB%E5%A4%B1%E6%89%80%E8%80%85%E8%BF%911-1%E4%BA%BF%E4%BA%BA</text:a>
</text:p>
      <!--NEWS-->
      <text:h text:style-name="P10" text:outline-level="1">
<text:span text:style-name="T4">
北京批评美国在飞行员培训和武器开发方面对企业实施新制裁</text:span>
</text:h>
      <text:p text:style-name="P4">
Author: chinese@voanews.com (美国之音)</text:p>
      <text:p text:style-name="P4">
Publisher: 美国之音中文网 (Type: NewsMediaOrganization)</text:p>
      <text:p text:style-name="P4">
Published Time: 2023-06-14T09:05:32+08:00</text:p>
      <text:p text:style-name="P4">
Modified Time: 2023-06-14 01:05:32Z</text:p>
      <text:p text:style-name="P4">
Description: 中国周二（6月13日）批评美国对据信参与培训中国军事飞行员和协助武器开发的公司实施的新制裁。</text:p>
      <text:p text:style-name="P4">
Videos: []</text:p>
      <text:p text:style-name="P4">
Images: []</text:p>
      <text:p text:style-name="P4">
Categories: ['美国', '经济·金融·贸易', '人权', '中国', '法律', '军事', '美中关系', '美中贸易']</text:p>
      <text:p text:style-name="P4">
Type: None</text:p>
      <!--METADATA-->
      <text:p text:style-name="P4">
NoneNone</text:p>
      <text:p text:style-name="P4">
Source: <text:a xlink:type="simple" xlink:href="https://www.voachinese.com/a/beijing-criticizes-new-us-sanctions-on-companies-over-pilot-training-weapons-development-20230613/7136254.html" text:style-name="Internet_20_link" text:visited-style-name="Visited_20_Internet_20_Link">
https://www.voachinese.com/a/beijing-criticizes-new-us-sanctions-on-companies-over-pilot-training-weapons-development-20230613/7136254.html</text:a>
</text:p>
      <!--NEWS-->
      <text:h text:style-name="P10" text:outline-level="1">
<text:span text:style-name="T4">
以美国为首的“矿产安全伙伴关系”拟开发大型关键矿产项目 (Free Version)</text:span>
</text:h>
      <text:p text:style-name="P4">
Authors: ['阿特拉克塔•穆尼']</text:p>
      <text:p text:style-name="P4">
Publisher: 英国《金融时报》</text:p>
      <text:p text:style-name="P4">
Time: 2023-06-14T09:06:10+00:00</text:p>
      <text:p text:style-name="P4">
Published Time: 2023-06-13T12:00:99+08:00</text:p>
      <text:p text:style-name="P4">
Modified Time: 2023-06-14T03:34:99+08:00</text:p>
      <text:p text:style-name="P4">
Description: 由12个国家和欧盟组成的该集团，计划在年底前选定大型关键矿产项目进行开发，以削弱中国在生产绿色技术所需原材料方面的主导地位。</text:p>
      <text:p text:style-name="P4">
Images: ["<text:a xlink:type="simple" xlink:href="https://thumbor.ftacademy.cn/unsafe/picture/8/000184358_piclink.jpg" text:style-name="Internet_20_link" text:visited-style-name="Visited_20_Internet_20_Link">
000184358_pic...</text:a>
"]</text:p>
      <text:p text:style-name="P4">
Themes: ['供应链', '关注']</text:p>
      <text:p text:style-name="P4">
Keywords: ['供应链', '高端专享', '气候变化', '绿色经济', '采矿', '中美关系', '脱钩', '金属', '锂']</text:p>
      <text:p text:style-name="P4">
Type: Article</text:p>
      <!--METADATA-->
      <text:p text:style-name="P4">
<draw:frame draw:style-name="fr1" draw:name="Image122" text:anchor-type="as-char" svg:width="6.9236in" svg:height="4.617987in" draw:z-index="0">
<draw:image xlink:href="../Images/FT Chinese Free Version/2023-06-14T09-06-10-00-00/000184358_piclink.jpg" xlink:type="simple" xlink:show="embed" xlink:actuate="onLoad" draw:mime-type="image/jpeg"/>
</draw:frame>
</text:p>
      <text:p text:style-name="P4">
以美国为首的一个由12个国家和欧盟组成的集团，计划在年底前选定大型关键矿产项目进行开发，以削弱中国在生产绿色技术所需原材料方面的主导地位。</text:p>
      <text:p text:style-name="P4">
美国负责经济增长、能源和环境事务的副国务卿何塞•费尔南德斯(JoseFernandez)在访问瑞典、挪威、芬兰、法国和英国后表示，去年6月由美国召集建立的“矿产安全伙伴关系”(Mineral SecurityPartnership)从约200个项目中选出了约15个候选项目。</text:p>
      <text:p text:style-name="P4">
Source: <text:a xlink:type="simple" xlink:href="http://www.ftchinese.com/story/001099959" text:style-name="Internet_20_link" text:visited-style-name="Visited_20_Internet_20_Link">
http://www.ftchinese.com/story/001099959</text:a>
</text:p>
      <!--NEWS-->
      <text:h text:style-name="P10" text:outline-level="1">
<text:span text:style-name="T4">
专栏 | 民主沙龙：中国人讲中国事 （2023-06-13）</text:span>
</text:h>
      <text:p text:style-name="P4">
Author: None</text:p>
      <text:p text:style-name="P4">
Publisher: Radio Free Asia (Organization)</text:p>
      <text:p text:style-name="P4">
Published Time: 2023-06-14T09:07:18-04:00</text:p>
      <text:p text:style-name="P4">
Modified Time: 2023-06-14T09:07:18-04:00</text:p>
      <text:p text:style-name="P4">
Description: None</text:p>
      <text:p text:style-name="P4">
Videos: []</text:p>
      <text:p text:style-name="P4">
Audios: ["<text:a xlink:type="simple" xlink:href="https://www.rfa.org/mandarin/zhuanlan/minzhushalong/salon-061420230902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5.1927in" draw:z-index="0">
<draw:image xlink:href="../Images/rfamandarin/2023-06-14T09-07-18-04-00/000000.png" xlink:type="simple" xlink:show="embed" xlink:actuate="onLoad" draw:mime-type="image/png"/>
</draw:frame>
2016年，吉林延吉棚户区改造变景观别墅,六百余户民房遭拆。 （民生观察）  <text:a xlink:type="simple" xlink:href="https://www.rfa.org/mandarin/zhuanlan/minzhushalong/salon-06142023090258.html/@@stream" text:style-name="Internet_20_link" text:visited-style-name="Visited_20_Internet_20_Link">
Audio-1-Link：https://www.rfa.org/mandarin/zhuanlan/minzhushalong/salon-06142023090258.html/@@stream</text:a>
</text:p>
      <text:p text:style-name="P4">
<text:span text:style-name="T4">
<text:span text:style-name="T5">
自由亚洲电台在美国首都华盛顿面向中国大陆听友开通的</text:span>
 </text:span>
 <text:span text:style-name="T4">
<text:span text:style-name="T5">
“</text:span>
 </text:span>
 <text:span text:style-name="T4">
<text:span text:style-name="T5">
民主沙龙热线</text:span>
 </text:span>
 <text:span text:style-name="T4">
<text:span text:style-name="T5">
”</text:span>
 </text:span>
 <text:span text:style-name="T4">
<text:span text:style-name="T5">
。</text:span>
 </text:span>
</text:p>
      <text:p text:style-name="P4">
<text:span text:style-name="T4">
__ </text:span>
</text:p>
      <text:p text:style-name="P4">
<text:span text:style-name="T4">
<text:span text:style-name="T5">
热线时间：</text:span>
 </text:span>
 <text:span text:style-name="T4">
<text:span text:style-name="T5">
北京时间每个星期一晚上</text:span>
 </text:span>
 <text:span text:style-name="T4">
<text:span text:style-name="T5">
10</text:span>
 </text:span>
 <text:span text:style-name="T4">
<text:span text:style-name="T5">
点</text:span>
 </text:span>
 <text:span text:style-name="T4">
<text:span text:style-name="T5">
----11</text:span>
 </text:span>
 <text:span text:style-name="T4">
<text:span text:style-name="T5">
点</text:span>
 </text:span>
<text:span text:style-name="T4">
<text:span text:style-name="T5">
30</text:span>
 </text:span>
 <text:span text:style-name="T4">
<text:span text:style-name="T5">
分</text:span>
 </text:span>
</text:p>
      <text:p text:style-name="P4">
<text:span text:style-name="T4">
<text:span text:style-name="T5">
热线国际免费号码：</text:span>
 </text:span>
 <text:span text:style-name="T4">
__ </text:span>
 <text:span text:style-name="T4">
<text:span text:style-name="T5">
400-842-7775</text:span>
 </text:span>
 <text:span text:style-name="T4">
<text:span text:style-name="T5">
，</text:span>
 </text:span>
 <text:span text:style-name="T4">
<text:span text:style-name="T5">
400-842-7776</text:span>
 </text:span>
</text:p>
      <text:p text:style-name="P4">
<text:span text:style-name="T4">
<text:span text:style-name="T5">
热线</text:span>
 </text:span>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__ </text:span>
</text:p>
      <text:p text:style-name="P4">
<text:span text:style-name="T4">
<text:span text:style-name="T5">
期待与您</text:span>
 </text:span>
 <text:span text:style-name="T4">
__ </text:span>
 <text:span text:style-name="T4">
<text:span text:style-name="T5">
“民主沙龙热线”空中相聚</text:span>
 </text:span>
 <text:span text:style-name="T4">
<text:span text:style-name="T5">
---</text:span>
 </text:span>
 <text:span text:style-name="T4">
<text:span text:style-name="T5">
林悦杨</text:span>
 </text:span>
</text:p>
      <text:p text:style-name="P4">
江西听友： 家里建的房子，2017年因为要城市扩建，遭到强迁。当时因为后来出去读书，户口迁出去了。搬迁时，因为没有户口，无法得到城市的房子。后来反对强行搬迁，遭受迫害。</text:p>
      <text:p text:style-name="P4">
中国听友：中国腐败严重，而且向世界输出腐败。认为中国需要外部帮助。觉得美国对中国的制裁，对遏制官员腐败，有所帮助。</text:p>
      <text:p text:style-name="P4">
中国听友：看到原大陆法律学者袁红冰在台湾媒体上，介绍数年前同习近平的近接触经历。披露习近平生活中的一些生活细节，从而揭示习近平其人。袁红冰介绍说，习近平思维模式带有深重的时代和中国政治意识形态的烙印。</text:p>
      <text:p text:style-name="P4">
索要翻墙软件， <text:a xlink:type="simple" xlink:href="" text:style-name="Internet_20_link" text:visited-style-name="Visited_20_Internet_20_Link">
 请发电邮给 ：fankui@rfa.org </text:a>
</text:p>
      <text:p text:style-name="P4">
请关注主持人林悦杨的社媒，与我们互动：</text:p>
      <text:p text:style-name="P4">
<text:span text:style-name="T4">
<text:span text:style-name="T5">
推特帐号：</text:span>
 </text:span>
 <text:span text:style-name="T4">
<text:span text:style-name="T5">
linyueyang</text:span>
 </text:span>
</text:p>
      <text:p text:style-name="P4">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text:span text:style-name="T5">
微信帐号：linyueyang</text:span>
 </text:span>
</text:p>
      <text:p text:style-name="P4">
Source: <text:a xlink:type="simple" xlink:href="https://www.rfa.org/mandarin/zhuanlan/minzhushalong/salon-06142023090258.html" text:style-name="Internet_20_link" text:visited-style-name="Visited_20_Internet_20_Link">
https://www.rfa.org/mandarin/zhuanlan/minzhushalong/salon-06142023090258.html</text:a>
</text:p>
      <!--NEWS-->
      <text:h text:style-name="P10" text:outline-level="1">
<text:span text:style-name="T4">
《愿荣光归香港》无法下载　创作团队致歉</text:span>
</text:h>
      <text:p text:style-name="P4">
Author: None</text:p>
      <text:p text:style-name="P4">
Publisher: Radio Free Asia (Organization)</text:p>
      <text:p text:style-name="P4">
Published Time: 2023-06-14T09:15:00-04:00</text:p>
      <text:p text:style-name="P4">
Modified Time: 2023-06-14T11:50: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3.897317in" draw:z-index="0">
<draw:image xlink:href="../Images/rfamandarin/2023-06-14T09-15-00-04-00/000000.png" xlink:type="simple" xlink:show="embed" xlink:actuate="onLoad" draw:mime-type="image/png"/>
</draw:frame>
代表香港2019年反送中运动的歌曲“愿荣光归香港”，在某些平台已无法下载。 <text:a xlink:type="simple" xlink:href="https://www.rfa.org/mandarin/Xinwen/hcm2-06142023091433.html/@@images/image" text:style-name="Internet_20_link" text:visited-style-name="Visited_20_Internet_20_Link">
</text:a>
网络截图代表香港2019年反送中运动的歌曲《愿荣光归香港》，在香港律政司向法院申请禁制令，禁止歌曲在平台出现和播放的申请还未有结果之际，周三（6月14日）多个音乐串流平台下午突然无法搜索这只歌曲，在苹果的iTunes，只余下台语版的《愿荣光归香港》可供下载和购买，早前曾被抢购的广东话版已无法搜寻。在另一个平台Spotify，《愿荣光归香港》的歌单，在傍晚时还能找到歌曲的不同版本，但点击后已无法播放，平台之后再把歌曲删除。据香港《明报》报道，创作团队Dgx的《愿荣光归香港》歌曲，在苹果音乐平台iTunes及多个音乐平台消失，惹起外界猜疑。Dgx团队14日晚上在社交媒体平台发帖文回应下架事件说，“正在处理一些和串流平台无关的技术问题， 很抱歉带来暂时性的影响。”团队同时感谢听众的支持。本台还没有其他也有演唱这首歌曲的乐队的消息。律政司早前申请禁制令禁止歌曲《愿荣光归香港》在平台出现和播出，周一在高等法院开庭审理后，法官决定把申请押后至7月21日再处理。香港特首李家超周二回应传媒提问，表示尊重司法程序，现阶段不方便评论事件。他形容《愿荣光归香港》是一首不符合国家利益的歌曲，他必须清晰表明，香港特别行政区有责任及义务维护国家安全，应积极采取预防措施，这也是政府采取申请禁制令的原因。责编：许书婷</text:p>
      <text:p text:style-name="P4">
Source: <text:a xlink:type="simple" xlink:href="https://www.rfa.org/mandarin/Xinwen/hcm2-06142023091433.html" text:style-name="Internet_20_link" text:visited-style-name="Visited_20_Internet_20_Link">
https://www.rfa.org/mandarin/Xinwen/hcm2-06142023091433.html</text:a>
</text:p>
      <!--NEWS-->
      <text:h text:style-name="P10" text:outline-level="1">
<text:span text:style-name="T4">
白俄总统：我们收到的核弹威力是广岛和长崎爆炸的三倍</text:span>
</text:h>
      <text:p text:style-name="P4">
Author: None (Language: zh)</text:p>
      <text:p text:style-name="P4">
Publisher: None</text:p>
      <text:p text:style-name="P4">
Time: 2023-06-14T09:30:00Z</text:p>
      <text:p text:style-name="P4">
Description: 白俄罗斯总统卢卡申科表示，白俄罗斯开始接收来自俄罗斯的战术核武器。他说这些核弹中的一部分威力比1945年美国在日本广岛和长崎投下的原子弹还要高出三倍。</text:p>
      <text:p text:style-name="P4">
Videos: []</text:p>
      <text:p text:style-name="P4">
Images: []</text:p>
      <text:p text:style-name="P4">
Subject: 时政风云</text:p>
      <text:p text:style-name="P4">
Subjects: ['白俄罗斯', '奥巴马', '俄罗斯', '乌克兰', '美国', '普京', '俄罗斯入侵乌克兰']</text:p>
      <text:p text:style-name="P4">
Keywords: ['白俄罗斯', '俄罗斯', '战术核武', '核武器', '美国', '乌克兰', '卢卡申科', '普京']</text:p>
      <text:p text:style-name="P4">
ID: 65909756</text:p>
      <!--METADATA-->
      <text:p text:style-name="P4">
<text:a xlink:type="simple" xlink:href="https://www.dw.com/zh/overlay/image/article/65909756/65273169" text:style-name="Internet_20_link" text:visited-style-name="Visited_20_Internet_20_Link">
 </text:a>
</text:p>
      <text:p text:style-name="P4">
卢卡申科是俄罗斯总统普京亲密的盟友。</text:p>
      <text:p text:style-name="P4">
（德国之声中文网）路透社报道指出，在白俄罗斯境内部署核武器是苏联解体以来，俄罗斯首次在其领土之外的地区部署可以在战场上使用的射程较短、威力较小的 <text:a xlink:type="simple" xlink:href="https://www.dw.com/zh/zh/俄部署境外戰術核武-中國促和陷尷尬/a-65129362" text:style-name="Internet_20_link" text:visited-style-name="Visited_20_Internet_20_Link">
战术核武 </text:a>
 。</text:p>
      <text:p text:style-name="P4">
这一步骤引起美国及其盟友，乃至中国的密切关注。中国一再告诫不要在乌克兰战争中使用核武器。</text:p>
      <text:p text:style-name="P4">
白俄罗斯总统 <text:a xlink:type="simple" xlink:href="https://www.dw.com/zh/zh/卢卡申科俄部署战术核武器已经上路/a-65742261" text:style-name="Internet_20_link" text:visited-style-name="Visited_20_Internet_20_Link">
 卢卡申科 </text:a>
在接受俄罗斯一家国营电视台采访时说：“我们拥有从俄罗斯接收的导弹和炸弹。”白俄罗斯国家通讯社将采访内容发表在Telegram的频道上。</text:p>
      <text:p text:style-name="P4">
卢卡申科在采访中表示：“（我们得到的）炸弹威力比（美国在）广岛和长崎投下的核弹威力大三倍。”</text:p>
      <text:p text:style-name="P4">
更多阅读： <text:a xlink:type="simple" xlink:href="https://www.dw.com/zh/zh/什么是战术核武器/a-65155556" text:style-name="Internet_20_link" text:visited-style-name="Visited_20_Internet_20_Link">
 什么是战术核武器？ </text:a>
</text:p>
      <text:p text:style-name="P4">
卢卡申科是俄罗斯总统普京亲密的盟友。周二（6月13日）他就曾在另一个场合对外确认，白俄罗斯将在数日内接收来自俄罗斯的战术核武器，相关准备工作已经完成。他还说，如果有需要，他还有能力接收远程导弹。</text:p>
      <text:p text:style-name="P4">
上周五，俄罗斯总统普京表示，俄罗斯将保留对战术核武的控制权，在存放这些武器的特殊储存设施准备就绪后，将开始在白俄罗斯部署战术核武。</text:p>
      <text:p text:style-name="P4">
今年3月，普京宣布同意在白俄罗斯部署战术核武器，并指出美国在过去几十年中在欧洲许多国家部署了这种武器。</text:p>
      <text:p text:style-name="P4">
美国对此持批评态度，同时强调美方无意改变对战略核武器的立场。美国方面也表示，目前没有看到任何迹象表明俄罗斯准备使用核武器。</text:p>
      <text:p text:style-name="P4">
卢卡申科在接受俄罗斯国营电视台采访时说，白俄罗斯境内拥有许多苏联时期遗留下来的核储存设施，现在已经恢复了其中的5、6个。</text:p>
      <text:p text:style-name="P4">
卢卡申科还说过，部署核武器可以对潜在的侵略者形成威慑。白俄罗斯同北约三个成员国接壤，分别是立陶宛、拉脱维亚和波兰。</text:p>
      <text:p text:style-name="P4">
（路透社）</text:p>
      <text:p text:style-name="P4">
Source: <text:a xlink:type="simple" xlink:href="https://www.dw.com/zh/白俄总统：我们收到的核弹威力是广岛和长崎爆炸的三倍/a-65909756" text:style-name="Internet_20_link" text:visited-style-name="Visited_20_Internet_20_Link">
https://www.dw.com/zh/白俄总统：我们收到的核弹威力是广岛和长崎爆炸的三倍/a-65909756?maca=chi-rss-chi-all-1127-rdf</text:a>
</text:p>
      <!--NEWS-->
      <text:h text:style-name="P10" text:outline-level="1">
<text:span text:style-name="T4">
国际能源署：随着电动汽车加速普及，石油需求将在2030年之前见顶 (Free Version)</text:span>
</text:h>
      <text:p text:style-name="P4">
Author: Will Horner</text:p>
      <text:p text:style-name="P4">
Publisher: 华尔街日报中文网</text:p>
      <text:p text:style-name="P4">
Published Time: 2023-06-14T09:35:00.000Z</text:p>
      <text:p text:style-name="P4">
Modified Time: 2023-06-14T09:35:00.000Z</text:p>
      <text:p text:style-name="P4">
Created Time: 2023-06-14T08:29:00.000Z</text:p>
      <text:p text:style-name="P4">
Description: 据国际能源署称，随着电动汽车普及、发达国家迅速向清洁能源过渡，原油需求增长将在未来五年放缓至较低水平，需求将在2030年之前达到峰值。</text:p>
      <text:p text:style-name="P4">
Images: []</text:p>
      <text:p text:style-name="P4">
Categories: ['金融市场']</text:p>
      <text:p text:style-name="P4">
Keywords: SYND,LINK:EN|WP-WSJ-0000979474</text:p>
      <text:p text:style-name="P4">
Type: Article</text:p>
      <!--METADATA-->
      <text:p text:style-name="P4">
据知名能源预测机构国际能源署(International Energy Agency,简称IEA)称，随着电动汽车普及、发达国家迅速向清洁能源过渡，原油需求增长将在未来五年放缓至较低水平，需求将在2030年之前达到峰值。</text:p>
      <text:p text:style-name="P4">
Source: <text:a xlink:type="simple" xlink:href="https://cn.wsj.com/articles/%E5%9B%BD%E9%99%85%E8%83%BD%E6%BA%90%E7%BD%B2-%E9%9A%8F%E7%9D%80%E7%94%B5%E5%8A%A8%E6%B1%BD%E8%BD%A6%E5%8A%A0%E9%80%9F%E6%99%AE%E5%8F%8A-%E7%9F%B3%E6%B2%B9%E9%9C%80%E6%B1%82%E5%B0%86%E5%9C%A82030%E5%B9%B4%E4%B9%8B%E5%89%8D%E8%A7%81%E9%A1%B6-6c66781a" text:style-name="Internet_20_link" text:visited-style-name="Visited_20_Internet_20_Link">
https://cn.wsj.com/articles/%E5%9B%BD%E9%99%85%E8%83%BD%E6%BA%90%E7%BD%B2-%E9%9A%8F%E7%9D%80%E7%94%B5%E5%8A%A8%E6%B1%BD%E8%BD%A6%E5%8A%A0%E9%80%9F%E6%99%AE%E5%8F%8A-%E7%9F%B3%E6%B2%B9%E9%9C%80%E6%B1%82%E5%B0%86%E5%9C%A82030%E5%B9%B4%E4%B9%8B%E5%89%8D%E8%A7%81%E9%A1%B6-6c66781a</text:a>
</text:p>
      <!--NEWS-->
      <text:h text:style-name="P10" text:outline-level="1">
<text:span text:style-name="T4">
白宫称斯托尔滕贝格表现杰出 拜登未决定新北约秘书长人选</text:span>
</text:h>
      <text:p text:style-name="P4">
Author: 联合早报 (Person)</text:p>
      <text:p text:style-name="P4">
Publisher: 联合早报 (Organization)</text:p>
      <text:p text:style-name="P4">
Published Time: 2023-06-14T09:39</text:p>
      <text:p text:style-name="P4">
Modified Time: 2023-06-14T09:58</text:p>
      <text:p text:style-name="P4">
Description: 美国总统拜登星期二（6月13日）在白宫与北约秘书长斯托尔滕贝格会面时强调，美国对北约的支持坚如磐石，但他没有对下一任北约秘书长的人选做任何表态。路透社报道，在斯托尔滕贝格访问白宫之...</text:p>
      <text:p text:style-name="P4">
Videos: []</text:p>
      <text:p text:style-name="P4">
Audios: []</text:p>
      <text:p text:style-name="P4">
Images: []</text:p>
      <text:p text:style-name="P4">
Type: NewsArticle</text:p>
      <text:p text:style-name="P4">
Breadcrumbs: ['即时', '国际']</text:p>
      <text:p text:style-name="P4">
Keywords: ['美国', '北约', '拜登', '乌克兰', '白宫', '北大西洋公约组织']</text:p>
      <!--METADATA-->
      <text:p text:style-name="P4">
美国总统拜登星期二（6月13日）在白宫与北约秘书长斯托尔滕贝格会面时强调，美国对北约的支持坚如磐石，但他没有对下一任北约秘书长的人选做任何表态。</text:p>
      <text:p text:style-name="P4">
路透社报道，在斯托尔滕贝格访问白宫之时，有关他是否会延长任期备受关注。斯托尔滕贝格担任北约秘书长已经九年，今年2月他表明计划在9月 <text:a xlink:type="simple" xlink:href="https://www.zaobao.com/realtime/world/story20230212-1362425" text:style-name="Internet_20_link" text:visited-style-name="Visited_20_Internet_20_Link">
 任期结束后离职</text:a>
 。</text:p>
      <text:p text:style-name="P4">
目前关于谁会接掌北约秘书长的职位仍未有共识。</text:p>
      <text:p text:style-name="P4">
白宫说，拜登还没有对新北约秘书长的人选做出决定，并称斯托尔滕贝格是一位杰出的北约秘书长。</text:p>
      <text:p text:style-name="P4">
白宫发言人让-皮埃尔说，斯托尔滕贝格“在这个缔造历史时期的表现非常优异，令人激赏，并指北约展现的团结是前所未见的”。</text:p>
      <text:p text:style-name="P4">
斯托尔滕贝格星期二在椭圆形办公室时说，乌克兰对俄罗斯入侵者的反攻行动取得了进展，预计北约领导人7月召开峰会时，将增加对基辅的军事援助。</text:p>
      <text:p text:style-name="P4">
美国政府同日宣布向乌克兰提供3.25亿美元（约4.36亿新元）的新军事援助。</text:p>
      <text:p text:style-name="P4">
Source: <text:a xlink:type="simple" xlink:href="https://www.zaobao.com.sg/realtime/world/story20230614-1404104" text:style-name="Internet_20_link" text:visited-style-name="Visited_20_Internet_20_Link">
https://www.zaobao.com.sg/realtime/world/story20230614-1404104</text:a>
</text:p>
      <!--NEWS-->
      <text:h text:style-name="P10" text:outline-level="1">
<text:span text:style-name="T4">
中国"拆墙运动"发起人乔鑫鑫老挝失联　美国务院关切</text:span>
</text:h>
      <text:p text:style-name="P4">
Author: None</text:p>
      <text:p text:style-name="P4">
Publisher: Radio Free Asia (Organization)</text:p>
      <text:p text:style-name="P4">
Published Time: 2023-06-14T09:40:00-04:00</text:p>
      <text:p text:style-name="P4">
Modified Time: 2023-06-14T09:46: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5.1927in" draw:z-index="0">
<draw:image xlink:href="../Images/rfamandarin/2023-06-14T09-40-00-04-00/000000.png" xlink:type="simple" xlink:show="embed" xlink:actuate="onLoad" draw:mime-type="image/png"/>
</draw:frame>
 "拆墙运动"发起人乔鑫鑫在老挝失联已经10天左右维权网截图  中国"拆墙运动"发起人、自由记者乔鑫鑫在老挝失联已有10天左右，引发外界广泛关注。据本台日前报道，事件可能涉及中国公安跨境执法。6月13日，美国国务院发言人在回复自由亚洲电台的电子邮件中，首先表示担心乔鑫鑫的安全，并回应说：我们继续谴责中华人民共和国在其境外威胁、骚扰和绑架批评其政府及其扼杀个人言论自由的努力的个人。参与跨国镇压的有关政府公然无视美国和其他国家的主权和法治。我们再次呼吁中国政府停止对中国境内外的宗教和精神实践者、少数民族成员、持不同政见者、人权捍卫者、记者、劳工组织者、民间社会组织者和和平抗议者的持续镇压。我们呼吁老挝政府尊重不驱回原则，履行《禁止酷刑和残忍、不人道或有辱人格的待遇或处罚公约》规定的义务，包括避免将任何人遣返到有充分理由相信他们会遭受酷刑的国家。（责编：梒青）</text:p>
      <text:p text:style-name="P4">
Source: <text:a xlink:type="simple" xlink:href="https://www.rfa.org/mandarin/Xinwen/01-06142023093654.html" text:style-name="Internet_20_link" text:visited-style-name="Visited_20_Internet_20_Link">
https://www.rfa.org/mandarin/Xinwen/01-06142023093654.html</text:a>
</text:p>
      <!--NEWS-->
      <text:h text:style-name="P10" text:outline-level="1">
<text:span text:style-name="T4">
乌克兰最新进展：北约说西方对乌克兰的援助“发挥了重要作用”</text:span>
</text:h>
      <text:p text:style-name="P4">
Author: chinese@voanews.com (美国之音)</text:p>
      <text:p text:style-name="P4">
Publisher: 美国之音中文网 (Type: NewsMediaOrganization)</text:p>
      <text:p text:style-name="P4">
Published Time: 2023-06-14T09:41:27+08:00</text:p>
      <text:p text:style-name="P4">
Modified Time: 2023-06-14 01:41:27Z</text:p>
      <text:p text:style-name="P4">
Description: 北约秘书长斯托尔滕贝格星期二说，乌克兰开始反攻后，北约对乌克兰的支持“目前正在战场上发挥重要作用。”</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nato-says-western-aid-makes-a-difference-20230613/7136227.html" text:style-name="Internet_20_link" text:visited-style-name="Visited_20_Internet_20_Link">
https://www.voachinese.com/a/nato-says-western-aid-makes-a-difference-20230613/7136227.html</text:a>
</text:p>
      <!--NEWS-->
      <text:h text:style-name="P10" text:outline-level="1">
<text:span text:style-name="T4">
中国酝酿出台宽松政策以刺激复苏 (Free Version)</text:span>
</text:h>
      <text:p text:style-name="P4">
Authors: ['Leng', '李若瑟']</text:p>
      <text:p text:style-name="P4">
Publisher: 英国《金融时报》</text:p>
      <text:p text:style-name="P4">
Time: 2023-06-14T09:44:36+00:00</text:p>
      <text:p text:style-name="P4">
Published Time: 2023-06-13T12:00:99+08:00</text:p>
      <text:p text:style-name="P4">
Modified Time: 2023-06-14T05:41:99+08:00</text:p>
      <text:p text:style-name="P4">
Description: 预计中国将在周四下调MLF利率，但经济学家认为，还需要采取更大胆的行动才能重振经济增长。</text:p>
      <text:p text:style-name="P4">
Images: ["<text:a xlink:type="simple" xlink:href="https://thumbor.ftacademy.cn/unsafe/picture/4/000184334_piclink.jpg" text:style-name="Internet_20_link" text:visited-style-name="Visited_20_Internet_20_Link">
000184334_pic...</text:a>
"]</text:p>
      <text:p text:style-name="P4">
Themes: ['中国经济', '关注']</text:p>
      <text:p text:style-name="P4">
Keywords: ['中国经济', '货币政策', '中国央行']</text:p>
      <text:p text:style-name="P4">
Type: Article</text:p>
      <!--METADATA-->
      <text:p text:style-name="P4">
<draw:frame draw:style-name="fr1" draw:name="Image128" text:anchor-type="as-char" svg:width="6.9236in" svg:height="3.894525in" draw:z-index="0">
<draw:image xlink:href="../Images/FT Chinese Free Version/2023-06-14T09-44-36-00-00/000184334_piclink.jpg" xlink:type="simple" xlink:show="embed" xlink:actuate="onLoad" draw:mime-type="image/jpeg"/>
</draw:frame>
</text:p>
      <text:p text:style-name="P4">
通过出台一系列税收减免政策并释放信号暗示将向小企业提供更多贷款，中国政府规划者本周开始回应一个许多消费者和投资者已经感觉到的问题：这个世界第二大经济体遇到麻烦了。</text:p>
      <text:p text:style-name="P4">
在经历了数据令人失望的数月之后，经济学家和交易员预计，中国政府将在周四下调中期借贷便利(MLF)利率，这将是近一年来的首次。</text:p>
      <text:p text:style-name="P4">
Source: <text:a xlink:type="simple" xlink:href="http://www.ftchinese.com/story/001099960" text:style-name="Internet_20_link" text:visited-style-name="Visited_20_Internet_20_Link">
http://www.ftchinese.com/story/001099960</text:a>
</text:p>
      <!--NEWS-->
      <text:h text:style-name="P10" text:outline-level="1">
<text:span text:style-name="T4">
香港《国安法》指定法官被揭“司法抄袭” 98%判词“逐字复制”</text:span>
</text:h>
      <text:p text:style-name="P4">
Author: https://www.facebook.com/bbcworldservice/</text:p>
      <text:p text:style-name="P4">
Publisher: BBC News 中文</text:p>
      <text:p text:style-name="P4">
Published Time: 2023-06-14T09:54:42.000Z</text:p>
      <text:p text:style-name="P4">
Modified Time: 2023-06-14T09:54:42.000Z</text:p>
      <text:p text:style-name="P4">
Description: 陈嘉信法官近日负责审理《愿荣光归香港》禁止令案，抄袭事件引起外界质疑其公信力。</text:p>
      <text:p text:style-name="P4">
Images: ["<text:a xlink:type="simple" xlink:href="https://ichef.bbci.co.uk/news/640/cpsprodpb/12D70/production/_130086177_6fd643d0-aa78-48e2-ae6a-0e00dc95def3.jpg" text:style-name="Internet_20_link" text:visited-style-name="Visited_20_Internet_20_Link">
_130086177_6f...</text:a>
"]</text:p>
      <text:p text:style-name="P4">
Videos: ["<text:a xlink:type="simple" xlink:href="https://www.bbc.com/ws/av-embeds/cps/zhongwen/simp/chinese-news-65902613/p0fsqdtd/zh-hans" text:style-name="Internet_20_link" text:visited-style-name="Visited_20_Internet_20_Link">
zh-hans</text:a>
"]</text:p>
      <text:p text:style-name="P4">
Tags: ['香港版国安法', '逃犯条例', '中國', '香港', '法律']</text:p>
      <text:p text:style-name="P4">
Type: Article</text:p>
      <!--METADATA-->
      <text:h text:style-name="P12" text:outline-level="3">
<text:span text:style-name="T4">
香港《国安法》指定法官被揭“司法抄袭” 98%判词“逐字复制”</text:span>
</text:h>
      <text:p text:style-name="P4">
2023年6月14日上午9点54分<draw:frame draw:style-name="fr1" draw:name="Image129" text:anchor-type="as-char" svg:width="6.9236in" svg:height="3.894525in" draw:z-index="0">
<draw:image xlink:href="../Images/BBC Chinese/2023-06-14T09-54-42.000Z/_130086177_6fd643d0-aa78-48e2-ae6a-0e00dc95def3.jpg" xlink:type="simple" xlink:show="embed" xlink:actuate="onLoad" draw:mime-type="image/jpeg"/>
</draw:frame>
</text:p>
      <text:p text:style-name="P4">
图像来源，  Getty Images</text:p>
      <text:p text:style-name="P4">
图像加注文字，</text:p>
      <text:p text:style-name="P4">
图为2023年1月香港法官出席法律年度开启典礼</text:p>
      <text:p text:style-name="P4">
<text:span text:style-name="T4">
《香港国安法》指定法官、香港高等法院原讼庭法官陈嘉信，近日被揭发在多宗民事案件中的判辞涉“司法抄袭”（judicialcopying）和“广泛整合律师的陈词”（extensive corporation of counsel's submission）。</text:span>
</text:p>
      <text:p text:style-name="P4">
终审法院首席法官张举能表示，抄袭行为绝不能接受，已对陈嘉信作出“严肃训诫”。</text:p>
      <text:p text:style-name="P4">
抄袭情况在香港司法界罕见，事件引起外界质疑其公信力，特别是陈嘉信近日负责审理《愿荣光归香港》歌曲禁制令案。</text:p>
      <text:p text:style-name="P4">
该首“反送中”抗议歌曲在2019年匿名创作，被示威者视为非官方的香港“国歌”。香港律政司司长6月5日向高等法院申请对这首歌曲的禁制令，禁止以任何方式发布、复制、表演及在网上传播。</text:p>
      <text:p text:style-name="P4">
<text:a xlink:type="simple" xlink:href="https://www.bbc.com/zhongwen/simp/chinese-news-65870520" text:style-name="Internet_20_link" text:visited-style-name="Visited_20_Internet_20_Link">
 香港反修例示威歌曲《愿荣光归香港》禁令 法院7月21日审理 </text:a>
  * <text:a xlink:type="simple" xlink:href="https://www.bbc.com/zhongwen/simp/chinese-news-65842285" text:style-name="Internet_20_link" text:visited-style-name="Visited_20_Internet_20_Link">
 香港“反送中”四周年：禁书、禁语、自我审查与香港人被“再教育” </text:a>
  * <text:a xlink:type="simple" xlink:href="https://www.bbc.com/zhongwen/simp/world-65385367" text:style-name="Internet_20_link" text:visited-style-name="Visited_20_Internet_20_Link">
 留日女生被捕 香港国安法“域外适用首案”的诸多细节 </text:a>
  * <text:a xlink:type="simple" xlink:href="https://www.bbc.com/zhongwen/simp/chinese-news-65069676" text:style-name="Internet_20_link" text:visited-style-name="Visited_20_Internet_20_Link">
 香港修例限制聘用海外律师处理国安案件的影响 </text:a>
  * <text:a xlink:type="simple" xlink:href="https://www.bbc.com/zhongwen/simp/chinese-news-65338390" text:style-name="Internet_20_link" text:visited-style-name="Visited_20_Internet_20_Link">
 夏宝龙访港六日全方位“考察”力图传递的政治信号 </text:a>
</text:p>
      <text:h text:style-name="P12" text:outline-level="3">
<text:span text:style-name="T4">
“无一完整句子亲自撰写”</text:span>
</text:h>
      <text:p text:style-name="P4">
</text:p>
      <text:p text:style-name="P4">
图像来源，  Hong Kong Judiciary</text:p>
      <text:p text:style-name="P4">
图像加注文字，</text:p>
      <text:p text:style-name="P4">
陈嘉信身兼《香港国安法》指定法官</text:p>
      <text:p text:style-name="P4">
陈嘉信法官于2021年4月，裁定生产“黄道人双料活络油”的星洲药业等，侵犯“黄道益活络油”商标。</text:p>
      <text:p text:style-name="P4">
被告不服上诉，指陈嘉信法官的判辞超过98%内容均来自原告的书面陈辞，余下的2%也没有一句完整句子是由陈嘉信亲自撰写，质疑陈履行司法职能时欠缺独立思考，没有给予充份理由。</text:p>
      <text:p text:style-name="P4">
上诉庭发现，陈嘉信法官的判辞将原告陈述逐字复制，只有表面改动，例如将英文缩写“P”改为“原告”（the plaintiff）、“Ds”改为“被告”（thedefendants），“背景”（Background）一字改为“引言”（Introduction）。</text:p>
      <text:p text:style-name="P4">
上诉庭最终裁定陈嘉信法官的行为属司法抄袭，批准上诉，下令案件交由另一法官重审，并批评陈嘉信法官全盘抄袭原告一方的陈辞，败诉方自然感不满，觉得陈是在“走捷径”和放弃司法职责。</text:p>
      <text:h text:style-name="P12" text:outline-level="3">
<text:span text:style-name="T4">
影响司法信心</text:span>
</text:h>
      <text:p text:style-name="P4">
</text:p>
      <text:p text:style-name="P4">
图像来源，  Getty Images</text:p>
      <text:p text:style-name="P4">
图像加注文字，</text:p>
      <text:p text:style-name="P4">
图为终审法院首席法官张举能</text:p>
      <text:p text:style-name="P4">
香港司法机构回应指，终审法院首席法官张举能及高等法院首席法官潘兆初已就抄袭一事对陈嘉信法官作出严肃训诫，陈法官表示明白和同意。</text:p>
      <text:p text:style-name="P4">
张举能完全同意上诉法庭判案书中提到，判案书不能抄袭的意见。他认为，抄袭行为对诉讼双方不公平，亦影响到公众对司法的信心，绝不能接受。</text:p>
      <text:p text:style-name="P4">
香港上诉庭6月14日审理另一宗同样由陈嘉信审理的案件，上诉方是鹰君集团罗家么子罗启瑞，答辩方是家族信托受托人汇丰国际信托、HSBC Trustee（HongKong） Ltd、三子罗嘉瑞及KSL Management Ltd。</text:p>
      <text:p text:style-name="P4">
上诉方指，陈嘉信法官在该案判词中广泛覆述汇丰国际信托一方及罗嘉瑞一方的陈词，并一字不漏引用汇丰国际信托一方部分陈词，质疑陈嘉信处理案件时并无独立思考。</text:p>
      <text:p text:style-name="P4">
<text:a xlink:type="simple" xlink:href="https://www.bbc.com/zhongwen/simp/chinese-news-58021799" text:style-name="Internet_20_link" text:visited-style-name="Visited_20_Internet_20_Link">
 香港国安法首案 唐英杰被判九年监禁 </text:a>
  * <text:a xlink:type="simple" xlink:href="https://www.bbc.com/zhongwen/simp/64508812" text:style-name="Internet_20_link" text:visited-style-name="Visited_20_Internet_20_Link">
 香港国安法最大案件：民主派47人初选案开审 多数被告已“未审先囚”两年 </text:a>
  * <text:a xlink:type="simple" xlink:href="https://www.bbc.com/zhongwen/simp/chinese-news-53332916" text:style-name="Internet_20_link" text:visited-style-name="Visited_20_Internet_20_Link">
 香港《国安法》：五张图为你详解法律重点 </text:a>
</text:p>
      <text:h text:style-name="P12" text:outline-level="3">
<text:span text:style-name="T4">
《愿荣光》案主审法官</text:span>
</text:h>
      <text:p text:style-name="P4">
</text:p>
      <text:p text:style-name="P4">
图像来源，  Getty Images</text:p>
      <text:p text:style-name="P4">
图像加注文字，</text:p>
      <text:p text:style-name="P4">
2019年示威者经常在集会上唱《愿荣光归香港》</text:p>
      <text:p text:style-name="P4">
陈嘉信是《香港国安法》指定法官之一，近日负责处理律政司申请禁制歌曲《愿荣光归香港》的案件，该案押後至7月21日正式审理。</text:p>
      <text:p text:style-name="P4">
他曾是民主派47人初选案的三位指定法官之一，但今年初开审前因健康理由退出，由法官李运腾替补。</text:p>
      <text:p text:style-name="P4">
2021年，陈嘉信联同指定法官杜丽冰、彭宝琴审理《国安法》首案，裁定唐英杰“煽动他人分裂国家罪”和“恐怖活动罪”成立，判处他监禁9年。</text:p>
      <text:p text:style-name="P4">
根据《香港国安法》第44条，香港行政长官应当从裁判官、区域法院法官、高等法院原讼法庭法官、上诉法庭法官以及终审法院法官中指定若干名法官，也可从暂委或者特委法官中指定若干名法官，负责处理危害国家安全犯罪案件。</text:p>
      <text:p text:style-name="P4">
该法律又指，行政长官在指定法官前，可征询香港特区维护国家安全委员会和终审法院首席法官的意见。上述指定法官任期一年。凡有危害国家安全言行的，不得被指定为审理危害国家安全犯罪案件的法官。</text:p>
      <text:p text:style-name="P4">
<text:a xlink:type="simple" xlink:href="https://www.bbc.com/ws/av-embeds/cps/zhongwen/simp/chinese-news-65902613/p0fsqdtd/zh-hans" text:style-name="Internet_20_link" text:visited-style-name="Visited_20_Internet_20_Link">
 Video-1-Link：/ws/av-embeds/cps/zhongwen/simp/chinese-news-65902613/p0fsqdtd/zh-hans </text:a>
 <text:span text:style-name="T4">
你的器材不支持播放多媒体材料</text:span>
视频加注文字，</text:p>
      <text:p text:style-name="P4">
香港抗议四周年：“反送中”运动始末回顾</text:p>
      <text:p text:style-name="P4">
Source: <text:a xlink:type="simple" xlink:href="https://www.bbc.com/zhongwen/simp/chinese-news-65902613" text:style-name="Internet_20_link" text:visited-style-name="Visited_20_Internet_20_Link">
https://www.bbc.com/zhongwen/simp/chinese-news-65902613</text:a>
</text:p>
      <!--NEWS-->
      <text:h text:style-name="P10" text:outline-level="1">
<text:span text:style-name="T4">
奈及利亚船只翻覆 100多人丧命</text:span>
</text:h>
      <text:p text:style-name="P4">
Publisher: 法新社</text:p>
      <text:p text:style-name="P4">
Published Time: 2023-06-14T1:32:08+00:00</text:p>
      <text:p text:style-name="P4">
Modified Time: 2023-06-14T12:05:04+00:00</text:p>
      <text:p text:style-name="P4">
Description: （法新社奈及利亚卡诺13日综合外电报导）警方与地方当局今天表示，一艘船只在奈及利亚中北部发生翻覆意外，超过100人丧命。这艘船当时载着刚参加完婚礼的亲友返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617581in" draw:z-index="0">
<draw:image xlink:href="../Images/rficn/2023-06-14T1-32-08-00-00/000000.png" xlink:type="simple" xlink:show="embed" xlink:actuate="onLoad" draw:mime-type="image/png"/>
</draw:frame>
</text:p>
      <text:p text:style-name="P4">
法新社报导，瓜拉州（Kwara State）这起意外是奈及利亚最新发生的船难。由于超载、安全程序松散和雨季洪水泛滥，奈及利亚常发生船只翻覆事件。</text:p>
      <text:p text:style-name="P4">
州警和州长办公室表示，这艘船载着从邻州尼日州（Niger State）参加婚礼的宾客返回瓜拉州时翻覆。州警和州长办公室并未说明翻船原因。</text:p>
      <text:p text:style-name="P4">
瓜拉州警方告诉法新社：「目前为止有103人死亡，100多人获救。搜救仍在进行，伤亡人数可能攀升。」</text:p>
      <text:p text:style-name="P4">
瓜拉州州长办公室并未公布死伤数字，仅表示亲友刚参加完婚礼，准备返回瓜拉州。</text:p>
      <text:p text:style-name="P4">
上月西北部索科多州（Sokoto State）发生一起船只翻覆事件，有15名儿童溺水身亡，另25人失踪，事故原因是船只超载。（译者：郑诗韵/核稿：严思祺）</text:p>
      <text:p text:style-name="P4">
Source: <text:a xlink:type="simple" xlink:href="https://www.rfi.fr/cn/%E5%9B%BD%E9%99%85%E6%8A%A5%E9%81%93/20230614-%E5%A5%88%E5%8F%8A%E5%88%A9%E4%BA%9A%E8%88%B9%E5%8F%AA%E7%BF%BB%E8%A6%86-100%E5%A4%9A%E4%BA%BA%E4%B8%A7%E5%91%BD" text:style-name="Internet_20_link" text:visited-style-name="Visited_20_Internet_20_Link">
https://www.rfi.fr/cn/%E5%9B%BD%E9%99%85%E6%8A%A5%E9%81%93/20230614-%E5%A5%88%E5%8F%8A%E5%88%A9%E4%BA%9A%E8%88%B9%E5%8F%AA%E7%BF%BB%E8%A6%86-100%E5%A4%9A%E4%BA%BA%E4%B8%A7%E5%91%BD</text:a>
</text:p>
      <!--NEWS-->
      <text:h text:style-name="P10" text:outline-level="1">
<text:span text:style-name="T4">
北韩仿冒南韩入口网站NAVER 发动钓鱼攻击窃个资</text:span>
</text:h>
      <text:p text:style-name="P4">
Publisher: 法新社</text:p>
      <text:p text:style-name="P4">
Published Time: 2023-06-14T10:02:07+00:00</text:p>
      <text:p text:style-name="P4">
Modified Time: 2023-06-14T09:50:01+00:00</text:p>
      <text:p text:style-name="P4">
Description: （法新社首尔14日电） 南韩国家情报院（国情院）今天表示，北韩模仿南韩最大入口网站NAVER，制作了一个钓鱼网站来窃取个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617581in" draw:z-index="0">
<draw:image xlink:href="../Images/rficn/2023-06-14T10-02-07-00-00/000000.png" xlink:type="simple" xlink:show="embed" xlink:actuate="onLoad" draw:mime-type="image/png"/>
</draw:frame>
</text:p>
      <text:p text:style-name="P4">
北韩制作的钓鱼网站网址为www.naverportal.com，网站首页的即时新闻等版面设计跟真实网站雷同，目的是窃取南韩NAVER用户的帐号密码，让平壤当局获得珍贵的个人资料。</text:p>
      <text:p text:style-name="P4">
国情院在声明中说：「北韩骇客对我国人民的攻击手法愈来愈精细，我们吁请民众提高警觉。」声明并称当局已对南韩用户封锁该钓鱼网站。</text:p>
      <text:p text:style-name="P4">
声明提醒：「若您看到非NAVER标准网域的网页，请立即停止连线。」</text:p>
      <text:p text:style-name="P4">
NAVER是南韩最大科技公司之一，提供类似于Google（谷歌）地图、ApplePay的服务，以及人气部落格与聊天论坛等多种功能，许多南韩人每天都会使用NAVER。</text:p>
      <text:p text:style-name="P4">
南韩外交部今天也宣布，为强化因应北韩网路活动，外交部决定与美国网路安全公司麦迪安（Mandiant）加强合作。麦迪安是Google的子公司。</text:p>
      <text:p text:style-name="P4">
南韩外交部在声明中表示，「北韩对全世界发动全方位网路攻击，例如窃取加密货币、侵骇敏感资讯等」，这类活动「不只导致无辜个人与企业面临财产损失，也对全球整体资讯科技（IT）生态系统构成严重威胁」。</text:p>
      <text:p text:style-name="P4">
根据南韩、日本与美国政府的说法，平壤当局光是去年就窃走价值多达17亿美元（约新台币522亿元）的加密货币，并透过「网路恶意活动」搜集资讯等手段，来支持自身的武器计画。</text:p>
      <text:p text:style-name="P4">
Source: <text:a xlink:type="simple" xlink:href="https://www.rfi.fr/cn/%E5%9B%BD%E9%99%85%E6%8A%A5%E9%81%93/20230614-%E5%8C%97%E9%9F%A9%E4%BB%BF%E5%86%92%E5%8D%97%E9%9F%A9%E5%85%A5%E5%8F%A3%E7%BD%91%E7%AB%99naver-%E5%8F%91%E5%8A%A8%E9%92%93%E9%B1%BC%E6%94%BB%E5%87%BB%E7%AA%83%E4%B8%AA%E8%B5%84" text:style-name="Internet_20_link" text:visited-style-name="Visited_20_Internet_20_Link">
https://www.rfi.fr/cn/%E5%9B%BD%E9%99%85%E6%8A%A5%E9%81%93/20230614-%E5%8C%97%E9%9F%A9%E4%BB%BF%E5%86%92%E5%8D%97%E9%9F%A9%E5%85%A5%E5%8F%A3%E7%BD%91%E7%AB%99naver-%E5%8F%91%E5%8A%A8%E9%92%93%E9%B1%BC%E6%94%BB%E5%87%BB%E7%AA%83%E4%B8%AA%E8%B5%84</text:a>
</text:p>
      <!--NEWS-->
      <text:h text:style-name="P10" text:outline-level="1">
<text:span text:style-name="T4">
迪士尼再推小美人鱼卡通 爱丽儿为非裔</text:span>
</text:h>
      <text:p text:style-name="P4">
Publisher: 法新社</text:p>
      <text:p text:style-name="P4">
Published Time: 2023-06-14T10:02:08+00:00</text:p>
      <text:p text:style-name="P4">
Modified Time: 2023-06-14T09:50:02+00:00</text:p>
      <text:p text:style-name="P4">
Description: （法新社法国安锡13日电） 迪士尼（Disney）今天宣布将以1989年的动画电影「小美人鱼」为灵感，推出全新系列儿童卡通，并比照上个月上映的真人版电影以非裔爱丽儿为主角。</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617581in" draw:z-index="0">
<draw:image xlink:href="../Images/rficn/2023-06-14T10-02-08-00-00/000000.png" xlink:type="simple" xlink:show="embed" xlink:actuate="onLoad" draw:mime-type="image/png"/>
</draw:frame>
</text:p>
      <text:p text:style-name="P4">
迪士尼已着手制作幼儿音乐剧系列「迪士尼幼幼版爱丽儿」，片中描绘8岁的美人鱼公主爱丽儿（Ariel）和小比目鱼等朋友们，在童话般、以加勒比海为灵感的亚特兰提卡（Atlantica）王国里展开海底冒险，预计明年开播。</text:p>
      <text:p text:style-name="P4">
迪士尼电视品牌总裁戴维斯（AyoDavis）说：「我对爱丽儿感到超级兴奋，我当然没想过我们会在学前游戏的世界中，拥有像爱丽儿这样受欢迎的角色…我也很高兴能有一个让我女儿能感同身受，并从中看见自己的角色。」</text:p>
      <text:p text:style-name="P4">
对迪士尼而言，以非裔种族作为主角爱丽儿的人设并非小问题。</text:p>
      <text:p text:style-name="P4">
迪士尼在最近翻拍的真人版「小美人鱼」电影中，选择让流行歌手荷莉贝利（HalleBailey）出演爱丽儿，而非比照原着由白人女演员扮演，在网路上引发种族主义者的强烈反弹。</text:p>
      <text:p text:style-name="P4">
Source: <text:a xlink:type="simple" xlink:href="https://www.rfi.fr/cn/%E7%BC%A4%E7%BA%B7%E4%B8%96%E7%95%8C/20230614-%E8%BF%AA%E5%A3%AB%E5%B0%BC%E5%86%8D%E6%8E%A8%E5%B0%8F%E7%BE%8E%E4%BA%BA%E9%B1%BC%E5%8D%A1%E9%80%9A-%E7%88%B1%E4%B8%BD%E5%84%BF%E4%B8%BA%E9%9D%9E%E8%A3%94" text:style-name="Internet_20_link" text:visited-style-name="Visited_20_Internet_20_Link">
https://www.rfi.fr/cn/%E7%BC%A4%E7%BA%B7%E4%B8%96%E7%95%8C/20230614-%E8%BF%AA%E5%A3%AB%E5%B0%BC%E5%86%8D%E6%8E%A8%E5%B0%8F%E7%BE%8E%E4%BA%BA%E9%B1%BC%E5%8D%A1%E9%80%9A-%E7%88%B1%E4%B8%BD%E5%84%BF%E4%B8%BA%E9%9D%9E%E8%A3%94</text:a>
</text:p>
      <!--NEWS-->
      <text:h text:style-name="P10" text:outline-level="1">
<text:span text:style-name="T4">
特朗普：若当选总统 将委任特别检察官调查拜登</text:span>
</text:h>
      <text:p text:style-name="P4">
Author: 联合早报 (Person)</text:p>
      <text:p text:style-name="P4">
Publisher: 联合早报 (Organization)</text:p>
      <text:p text:style-name="P4">
Published Time: 2023-06-14T10:03</text:p>
      <text:p text:style-name="P4">
Modified Time: 2023-06-14T20:16</text:p>
      <text:p text:style-name="P4">
Description: 路透社报道，美国前总统特朗普说，如果他再次当选总统，他将委任一名特别检察官起诉现任总统拜登。特朗普星期二（6月13日）下午到迈阿密联邦地方法院出席机密文件案的首次聆讯，他对卸任后不...</text:p>
      <text:p text:style-name="P4">
Videos: []</text:p>
      <text:p text:style-name="P4">
Audios: []</text:p>
      <text:p text:style-name="P4">
Images: []</text:p>
      <text:p text:style-name="P4">
Type: NewsArticle</text:p>
      <text:p text:style-name="P4">
Breadcrumbs: ['即时', '国际']</text:p>
      <text:p text:style-name="P4">
Keywords: ['特朗普', '拜登', '起诉', '美国总统选举', '美国']</text:p>
      <!--METADATA-->
      <text:p text:style-name="P4">
路透社报道，美国前总统特朗普说，如果他再次当选总统，他将委任一名特别检察官起诉现任总统拜登。</text:p>
      <text:p text:style-name="P4">
特朗普星期二（6月13日）下午到迈阿密联邦地方法院 <text:a xlink:type="simple" xlink:href="https://www.zaobao.com/realtime/world/story20230614-1404080" text:style-name="Internet_20_link" text:visited-style-name="Visited_20_Internet_20_Link">
 出席机密文件案的首次聆讯</text:a>
，他对卸任后不当处理绝密机密信息和妨碍司法公正等 <text:a xlink:type="simple" xlink:href="https://www.zaobao.com/realtime/world/story20230610-1402905" text:style-name="Internet_20_link" text:visited-style-name="Visited_20_Internet_20_Link">
 37项联邦刑事罪名</text:a>
 拒不认罪。</text:p>
      <text:p text:style-name="P4">
特朗普返回新泽西州后，于当天晚上8时45分（新加坡时间星期三早上8时45分）发表讲话。</text:p>
      <text:p text:style-name="P4">
特朗普在贝德明斯特（Bedminster）的高尔夫俱乐部告诉支持者：“我们今天目睹了我们国家历史上最邪恶和令人发指的滥用权力，今天是最被世人唾弃的一天。 ”</text:p>
      <text:p text:style-name="P4">
特朗普誓言，他再次入主白宫后，就会委任一名特别检察官调查拜登。</text:p>
      <text:p text:style-name="P4">
美国司法部长加兰去年11月1宣布委任特别检察官史密斯（Jack Smith）接手特朗普涉及的两起重大刑事案件，包括特朗普在2021年1月6日 <text:a xlink:type="simple" xlink:href="https://www.zaobao.com/keywords/mei-guo-guo-hui-da-sha-sao-luan" text:style-name="Internet_20_link" text:visited-style-name="Visited_20_Internet_20_Link">
国会大厦骚乱事件 </text:a>
中扮演的角色，以及他在卸任后对政府机密文件的处理。</text:p>
      <text:p text:style-name="P4">
由佛罗里达州南区公民组成的一个大陪审团投票通过对特朗普提出起诉，史密斯上星期五（9日）公布特朗普的起诉书。</text:p>
      <text:p text:style-name="P4">
特朗普被控31项《间谍法》下故意保留国防资料罪，另外六项罪名为妨碍司法公正、作虚假陈述、串谋和隐瞒罪等。</text:p>
      <text:p text:style-name="P4">
史密斯为战争罪专家，曾任美国代理联邦检察官和纽约州检察官，为国际刑事法院负责调查科索沃战争罪行的首席检察官。</text:p>
      <text:p text:style-name="P4">
Source: <text:a xlink:type="simple" xlink:href="https://www.zaobao.com.sg/realtime/world/story20230614-1404107" text:style-name="Internet_20_link" text:visited-style-name="Visited_20_Internet_20_Link">
https://www.zaobao.com.sg/realtime/world/story20230614-1404107</text:a>
</text:p>
      <!--NEWS-->
      <text:h text:style-name="P10" text:outline-level="1">
<text:span text:style-name="T4">
欧盟在关键科研项目中资助华为 (Free Version)</text:span>
</text:h>
      <text:p text:style-name="P4">
Authors: ['哈维尔•埃斯皮诺萨']</text:p>
      <text:p text:style-name="P4">
Publisher: 英国《金融时报》</text:p>
      <text:p text:style-name="P4">
Time: 2023-06-14T10:13:08+00:00</text:p>
      <text:p text:style-name="P4">
Published Time: 2023-06-13T12:00:99+08:00</text:p>
      <text:p text:style-name="P4">
Modified Time: 2023-06-14T06:12:99+08:00</text:p>
      <text:p text:style-name="P4">
Description: 华为是欧盟旗舰研究与创新计划“地平线欧洲”11个项目的参与者，这些项目涉及从AI、6G到云计算等敏感技术领域。</text:p>
      <text:p text:style-name="P4">
Images: ["<text:a xlink:type="simple" xlink:href="https://thumbor.ftacademy.cn/unsafe/picture/1/000184321_piclink.jpg" text:style-name="Internet_20_link" text:visited-style-name="Visited_20_Internet_20_Link">
000184321_pic...</text:a>
"]</text:p>
      <text:p text:style-name="P4">
Themes: ['华为', '关注']</text:p>
      <text:p text:style-name="P4">
Keywords: ['华为', '5G', '欧盟', '科研']</text:p>
      <text:p text:style-name="P4">
Type: Article</text:p>
      <!--METADATA-->
      <text:p text:style-name="P4">
<draw:frame draw:style-name="fr1" draw:name="Image137" text:anchor-type="as-char" svg:width="6.9236in" svg:height="3.894525in" draw:z-index="0">
<draw:image xlink:href="../Images/FT Chinese Free Version/2023-06-14T10-13-08-00-00/000184321_piclink.jpg" xlink:type="simple" xlink:show="embed" xlink:actuate="onLoad" draw:mime-type="image/jpeg"/>
</draw:frame>
</text:p>
      <text:p text:style-name="P4">
欧盟正资助华为(Huawei)开展有关下一代通信系统的前沿研究，尽管数个欧洲国家政府已禁止这家中国科技集团参与本国的电信网络。</text:p>
      <text:p text:style-name="P4">
华为正参与欧盟境内的数个敏感项目，涉及从人工智能(AI)到6G和云计算等领域，尽管布鲁塞尔方面出于安全担忧要求对该公司实施更严格的限制。</text:p>
      <text:p text:style-name="P4">
Source: <text:a xlink:type="simple" xlink:href="http://www.ftchinese.com/story/001099961" text:style-name="Internet_20_link" text:visited-style-name="Visited_20_Internet_20_Link">
http://www.ftchinese.com/story/001099961</text:a>
</text:p>
      <!--NEWS-->
      <text:h text:style-name="P10" text:outline-level="1">
<text:span text:style-name="T4">
NHK：数名日本自卫队员疑遭枪击</text:span>
</text:h>
      <text:p text:style-name="P4">
Author: 联合早报 (Person)</text:p>
      <text:p text:style-name="P4">
Publisher: 联合早报 (Organization)</text:p>
      <text:p text:style-name="P4">
Published Time: 2023-06-14T10:15</text:p>
      <text:p text:style-name="P4">
Modified Time: 2023-06-14T13:43</text:p>
      <text:p text:style-name="P4">
Description: 日本放送协会（NHK）星期三（6月14日）报道，日本中部岐阜市一个军事射击场疑似发生枪击，数名日本自卫队员可能已经死亡。另据NHK引述的多名未具名消息人士说，一人开枪，造成至少三人...</text:p>
      <text:p text:style-name="P4">
Videos: []</text:p>
      <text:p text:style-name="P4">
Audios: []</text:p>
      <text:p text:style-name="P4">
Images: []</text:p>
      <text:p text:style-name="P4">
Type: NewsArticle</text:p>
      <text:p text:style-name="P4">
Breadcrumbs: ['即时', '国际']</text:p>
      <text:p text:style-name="P4">
Keywords: ['日本', '枪击', '枪击案']</text:p>
      <!--METADATA-->
      <text:p text:style-name="P4">
日本放送协会（NHK）星期三（6月14日）报道，日本中部岐阜市一个军事射击场疑似 <text:a xlink:type="simple" xlink:href="https://www.zaobao.com/realtime/world/story20230614-1404138" text:style-name="Internet_20_link" text:visited-style-name="Visited_20_Internet_20_Link">
 发生枪击</text:a>
，数名日本自卫队员可能已经死亡。</text:p>
      <text:p text:style-name="P4">
另据NHK引述的多名未具名消息人士说，一人开枪，造成至少三人受伤。伤者的伤势仍不清楚。</text:p>
      <text:p text:style-name="P4">
目前未有枪击导致平民伤亡的报告。</text:p>
      <text:p text:style-name="P4">
在日本，枪击事件极为罕见，而且枪支所有权在日本受到严格监管，任何想拥有枪支的人都必须经过严格的审查程序。</text:p>
      <text:p text:style-name="P4">
Source: <text:a xlink:type="simple" xlink:href="https://www.zaobao.com.sg/realtime/world/story20230614-1404110" text:style-name="Internet_20_link" text:visited-style-name="Visited_20_Internet_20_Link">
https://www.zaobao.com.sg/realtime/world/story20230614-1404110</text:a>
</text:p>
      <!--NEWS-->
      <text:h text:style-name="P10" text:outline-level="1">
<text:span text:style-name="T4">
特朗普对机密文件案指控作无罪抗辩</text:span>
</text:h>
      <text:p text:style-name="P4">
Creator: 《纽约时报》</text:p>
      <text:p text:style-name="P4">
Publisher: https://www.facebook.com/nytimeschinese</text:p>
      <text:p text:style-name="P4">
Published Time: 2023-06-14T10:20:57+08:00</text:p>
      <text:p text:style-name="P4">
Description: 特朗普在迈阿密出席首次传讯，对他在离开白宫后非法保留并阻挠政府收回机密国家安全文件的刑事指控表示不认罪。他面临联邦特别检察官提出的37项指控。 Doug Mills/The New York Times 特朗普周二在迈阿密联邦法院出庭后，在迈阿密小哈瓦那街区的一家餐厅向支持者致意。</text:p>
      <text:p text:style-name="P4">
Images: ["<text:a xlink:type="simple" xlink:href="https://static01.nyt.com/images/2023/06/13/multimedia/13trump-docs-indictment0header-7pm-mwjz/13trump-docs-indictment0header-7pm-mwjz-master1050.jpg" text:style-name="Internet_20_link" text:visited-style-name="Visited_20_Internet_20_Link">
13trump-docs-...</text:a>
"]</text:p>
      <text:p text:style-name="P4">
Category: 美国</text:p>
      <text:p text:style-name="P4">
Type: Article</text:p>
      <!--METADATA-->
      <text:p text:style-name="P4">
<draw:frame draw:style-name="fr1" draw:name="Image138" text:anchor-type="as-char" svg:width="6.9236in" svg:height="4.615733in" draw:z-index="0">
<draw:image xlink:href="../Images/cnnytimes/2023-06-14T10-20-57-08-00/13trump-docs-indictment0header-7pm-mwjz-master1050.jpg" xlink:type="simple" xlink:show="embed" xlink:actuate="onLoad" draw:mime-type="image/jpeg"/>
</draw:frame>
</text:p>
      <text:p text:style-name="P4">
周二，在迈阿密联邦法院，前总统唐纳德·特朗普对他存在泄露国防机密的风险以及阻挠政府收回他离任时携带的机密文件的刑事指控表示不认罪。</text:p>
      <text:p text:style-name="P4">
法庭上，特朗普身着深色西装、打着红色领带、双手交叉坐在辩护席上。负责监督听证会的治安法官简述了起诉书内容。特朗普的律师之一代其进行了答辩。</text:p>
      <text:p text:style-name="P4">
“我们肯定会提出无罪抗辩，”他说。</text:p>
      <text:p text:style-name="P4">
离开白宫将近两年半，特朗普两次被弹劾，此前在纽约的另一起案件中受到指控，仍然在接受有关2020年大选失利后其所作所为的调查。如今，作为2024年共和党总统候选人提名的领跑者，他又面临特别检察官杰克·史密斯就“文件门”对他提出的37项指控。</text:p>
      <text:p text:style-name="P4">
特朗普的私人助理沃尔特·诺塔被控向调查人员撒谎，并与特朗普合谋向联邦调查局和联邦检察官隐瞒装有机密文件的箱子。他当天也出现在法庭上，但没有做出有关认罪的声明。诺塔的律师要求延期两周。</text:p>
      <text:p text:style-name="P4">
监督听证会的治安法官命令特朗普不得与诺塔或任何证人讨论此案——这是刑事案件中的常见限制。法官表示，他理解两人因为工作必须每天沟通，但表示任何与案件有关的事情都必须经由他们的律师。</text:p>
      <text:p text:style-name="P4">
特朗普在周二的法庭上由前佛罗里达州总检察长克里斯托弗·M·基斯和纽约著名辩护律师布兰奇代理。他的法律团队一直在变动。另外两名代表他的律师在起诉书公布后不久辞职。</text:p>
      <text:p text:style-name="P4">
特别检察官史密斯也出席了听证会。</text:p>
      <text:p text:style-name="P4">
离开法院后，特朗普在迈阿密著名的凡尔赛宫古巴餐厅短暂停留，并向一群支持者致意。他计划返回他位于新泽西州贝德明斯特的高尔夫俱乐部，并在周二晚间发表声明。</text:p>
      <text:p text:style-name="P4">
Source: <text:a xlink:type="simple" xlink:href="https://cn.nytimes.com/usa/20230614/here-is-the-latest-on-the-trumps-court-appearance/" text:style-name="Internet_20_link" text:visited-style-name="Visited_20_Internet_20_Link">
https://cn.nytimes.com/usa/20230614/here-is-the-latest-on-the-trumps-court-appearance/</text:a>
</text:p>
      <!--NEWS-->
      <text:h text:style-name="P10" text:outline-level="1">
<text:span text:style-name="T4">
中美外长通话 秦刚暗指双边关系困难责任在美方</text:span>
</text:h>
      <text:p text:style-name="P4">
Author: None (Language: zh)</text:p>
      <text:p text:style-name="P4">
Publisher: None</text:p>
      <text:p text:style-name="P4">
Time: 2023-06-14T10:38:00Z</text:p>
      <text:p text:style-name="P4">
Description: 在美国国务卿布林肯预计很快访华之际，两国外长通了电话。秦刚呼吁美国“停止以竞争为名损害中方主权安全发展利益”；而布林肯则强调了双方保持沟通渠道畅通，以避免发生误判和冲突的重要性。</text:p>
      <text:p text:style-name="P4">
Videos: []</text:p>
      <text:p text:style-name="P4">
Images: []</text:p>
      <text:p text:style-name="P4">
Subject: 时政风云</text:p>
      <text:p text:style-name="P4">
Subjects: ['南希·佩洛西', '专题报道：习近平访美']</text:p>
      <text:p text:style-name="P4">
Keywords: ['中美关系', '布林肯', '秦刚', '气球风波', '台湾问题']</text:p>
      <text:p text:style-name="P4">
ID: 65910231</text:p>
      <!--METADATA-->
      <text:p text:style-name="P4">
<text:a xlink:type="simple" xlink:href="https://www.dw.com/zh/overlay/image/article/65910231/65908158" text:style-name="Internet_20_link" text:visited-style-name="Visited_20_Internet_20_Link">
 </text:a>
</text:p>
      <text:p text:style-name="P4">
布林肯和秦刚周三通了电话</text:p>
      <text:p text:style-name="P4">
（德国之声中文网）美国国务卿布林肯和中国外长秦刚周三进行的电话会谈，是两个大国在近期 <text:a xlink:type="simple" xlink:href="https://www.dw.com/zh/zh/認中國在古巴設監聽站-白宮無礙布林肯訪華/a-65887038" text:style-name="Internet_20_link" text:visited-style-name="Visited_20_Internet_20_Link">
 一系列外交摩擦</text:a>
 背景之下进行的最高级别对话。</text:p>
      <text:p text:style-name="P4">
<text:a xlink:type="simple" xlink:href="https://www.dw.com/zh/zh/布林肯预计18日访华-着眼管控风险/a-65878688" text:style-name="Internet_20_link" text:visited-style-name="Visited_20_Internet_20_Link">
 布林肯预计在本周日抵达北京 </text:a>
，此次访问原本应该在2月进行，但是因为所谓的“间谍气球”风波而推迟。</text:p>
      <text:p text:style-name="P4">
不过在北京时间周三进行的这次通话中，秦刚强调，年初以来，中美关系遭遇新的困难和挑战，“责任是清楚的”。他表示，中方始终遵循相互尊重、和平共处、合作共赢原则看待和处理中美关系。</text:p>
      <text:p text:style-name="P4">
根据中国外交部发布的通告，秦刚就台湾问题等中方核心关切“阐明了严正立场”，强调“美方应予尊重，停止干涉中国内政，停止以竞争为名损害中方主权安全发展利益”。</text:p>
      <text:p text:style-name="P4">
秦刚还呼吁美方“采取实际行动，落实两国元首巴厘岛会晤重要共识及美方有关承诺，同中方相向而行，有效管控分歧、促进交流合作，推动中美关系止跌企稳，重回健康稳定发展轨道”。</text:p>
      <text:p text:style-name="P4">
<text:a xlink:type="simple" xlink:href="https://www.dw.com/zh/zh/客座评论中国对付美国的双轨策略/a-65868848" text:style-name="Internet_20_link" text:visited-style-name="Visited_20_Internet_20_Link">
 相关阅读：客座评论：中国对付美国的双轨策略 </text:a>
</text:p>
      <text:p text:style-name="P4">
美国国务卿布林肯在推特上发文表示，在与中国国务委员、外长秦刚通了电话，“讨论了保持开放沟通渠道的持续努力以及双边和全球问题”。</text:p>
      <text:p text:style-name="P4">
国务院发言人米勒（Matthew Miller）表示，布林肯在会谈中强调了“保持沟通渠道畅通，从而负有责任地处理对华关系以避免误判和冲突发生”的重要性。</text:p>
      <text:p text:style-name="P4">
米勒还透露，布林肯也在对话中清楚地表明，美方将会继续利用外交行动来“提出怀有顾虑的领域以及存在合作可能的领域”。</text:p>
      <text:p text:style-name="P4">
一名美国官员上周匿名透露，布林肯预计18日赴京访问，这将是继2018年10月前国务卿蓬配奥之后到访中国的最高级别美国官员。</text:p>
      <text:p text:style-name="P4">
</text:p>
      <text:p text:style-name="P4">
拜登和习近平11月在巴厘岛会晤</text:p>
      <text:p text:style-name="P4">
去年11月，美国总统拜登和中国国家主席习近平在巴厘岛举行了会晤，就努力缓和紧张的双边关系以避免局势失控达成了共识，而派遣布林肯访华也是两国元首达成协议的一部分。</text:p>
      <text:p text:style-name="P4">
2月初，美国宣布在其领空监测到中国探测气球——并在之后将其击落，此事在美国议员中激起愤怒，尽管北京否认那是间谍气球，而坚称只是用于气象研究。布林肯随即取消了访问中国的行程。</text:p>
      <text:h text:style-name="P12" text:outline-level="3">
<text:span text:style-name="T4">
专访：美国是时候表明有对话的意愿</text:span>
</text:h>
      <text:p text:style-name="P4">
不过最近一段时间以来，中美双方似乎重新开始寻求控制紧张局势，包括上个月 <text:a xlink:type="simple" xlink:href="https://www.dw.com/zh/zh/中美關係解凍沙利文與王毅坦率長談8小時/a-65597495" text:style-name="Internet_20_link" text:visited-style-name="Visited_20_Internet_20_Link">
 白宫安全顾问苏利文（JakeSullivan）和中共外事办主任王毅在奥地利进行的闭门会议</text:a>
 。</text:p>
      <text:p text:style-name="P4">
近几年来，这两个世界最大经济体之间的紧张关系不断升级，其中最主要的摩擦点之一就是台湾问题。</text:p>
      <text:p text:style-name="P4">
中国视台湾为其领土的一部分，反对西方国家与台北政府进行官方往来，并且表示不排除“武统”选项。美国高级官员对台湾的访问每每引起北京方面的强烈不满和抗议，而华盛顿及其西方盟友也多次强调，反对任何以武力改变台海现状的努力。</text:p>
      <text:p text:style-name="P4">
不过，与前任特朗普在任末期采取的完全敌对立场不同，拜登政府近来也在寻求与中国在有限的领域保持合作，比如气候保护等。</text:p>
      <text:h text:style-name="P12" text:outline-level="3">
<text:span text:style-name="T4">
中美军舰相遇台湾海峡</text:span>
</text:h>
      <text:p text:style-name="P4">
（法新社、路透社）</text:p>
      <text:p text:style-name="P4">
Source: <text:a xlink:type="simple" xlink:href="https://www.dw.com/zh/中美外长通话-秦刚暗指双边关系困难责任在美方/a-65910231" text:style-name="Internet_20_link" text:visited-style-name="Visited_20_Internet_20_Link">
https://www.dw.com/zh/中美外长通话-秦刚暗指双边关系困难责任在美方/a-65910231?maca=chi-rss-chi-all-1127-rdf</text:a>
</text:p>
      <!--NEWS-->
      <text:h text:style-name="P10" text:outline-level="1">
<text:span text:style-name="T4">
涉俄报道被篡改 新西兰广播电台调查</text:span>
</text:h>
      <text:p text:style-name="P4">
Author: None (Language: zh)</text:p>
      <text:p text:style-name="P4">
Publisher: None</text:p>
      <text:p text:style-name="P4">
Time: 2023-06-14T10:43:00Z</text:p>
      <text:p text:style-name="P4">
Description: 新西兰广播电台在其网页上发表的一系列内容，包括有关俄罗斯侵略乌克兰的报道，被指在经过篡改后，包含了不实成分。该媒体称，已展开独立的调查，审视内部的编辑流程。</text:p>
      <text:p text:style-name="P4">
Videos: []</text:p>
      <text:p text:style-name="P4">
Images: []</text:p>
      <text:p text:style-name="P4">
Subject: 时政风云</text:p>
      <text:p text:style-name="P4">
Subjects: ['全球媒体论坛', '明镜周刊', '新西兰']</text:p>
      <text:p text:style-name="P4">
Keywords: ['新西兰', '公共广播', '新闻报道', '编辑', '媒体', '亲俄', '不实信息']</text:p>
      <text:p text:style-name="P4">
ID: 65910181</text:p>
      <!--METADATA-->
      <text:p text:style-name="P4">
<text:a xlink:type="simple" xlink:href="https://www.dw.com/zh/overlay/image/article/65910181/61339808" text:style-name="Internet_20_link" text:visited-style-name="Visited_20_Internet_20_Link">
 </text:a>
</text:p>
      <text:p text:style-name="P4">
对乌克兰发生的一些事件，总是会有带亲俄立场的解读</text:p>
      <text:p text:style-name="P4">
（德国之声中文网）新西兰公共广播机构--新西兰广播电台（Radio NewZealand）表示，至本周三（6月14日）已修正了其网页上发表的22篇报道，原因是这些2022年4月以来发表的文章"编辑不当"。新西兰广播电台是官方出资运营的媒体，但编辑工作不受政府的干预。</text:p>
      <text:p text:style-name="P4">
该媒体于上周五首次披露了这一事件，称董事会决定，有必要进行独立调查。电台发布的一份声明表示，调查小组将审视编辑流程，"检查导致在国际新闻报道中因多次编辑加入不当内容的各种因素和警示信号"。</text:p>
      <text:p text:style-name="P4">
新西兰广播电台公布的此次修改的22篇报道的清单显示，其中21篇报道的来源是路透社，一篇源自英国广播公司BBC。该电台称，至周三，已审核了250篇报道。</text:p>
      <text:p text:style-name="P4">
最新修正内容中的大多数显示，之前的编辑更改了原文，以致把一些对在乌克兰发生事件做出的亲俄罗斯的解读作为事实来呈现。此外，涉及另一些议题--包括台海关系以及中东问题的一些报道也做了修正。</text:p>
      <text:h text:style-name="P12" text:outline-level="3">
<text:span text:style-name="T4">
在德俄语社区的人们怎样看战争？</text:span>
</text:h>
      <text:p text:style-name="P4">
新西兰广播电台CEO和主编汤普森（PaulThompson）称这些违规修改的内容为"亲克里姆林宫的垃圾"，对出现这一情况"感到震惊"。该电台在声明中表示，将继续审核其网站上发表的报道，并在发现问题时，将文本复原到初始的状态。</text:p>
      <text:p text:style-name="P4">
新西兰广播电台董事会主席吉姆·马特（JimMather）表示，相关调查将由3位独立专家来进行，这样做"有助于实现和保持新西兰广播电台新闻报道的高标准"。他说，"我们将聚焦于重建公众对我们的信任。"</text:p>
      <text:p text:style-name="P4">
调查小组将由三人组成，包括新西兰媒体法律专家威利·埃克尔（Willy Akel），公共法律专家、前记者琳达·克拉克（LindaClark）和澳大利亚广播公司前编辑规范主管阿兰·桑德兰（Alan Sunderland）。</text:p>
      <text:p text:style-name="P4">
新西兰广播电台称，于上周五（6月9日）发现了编辑方面的问题，并立即开展了调查。一名工作人员在调查期间被停职，且无法再进入公司的电脑系统。</text:p>
      <text:p text:style-name="P4">
（路透社、新西兰广播公司）</text:p>
      <text:p text:style-name="P4">
Source: <text:a xlink:type="simple" xlink:href="https://www.dw.com/zh/涉俄报道被篡改-新西兰广播电台调查/a-65910181" text:style-name="Internet_20_link" text:visited-style-name="Visited_20_Internet_20_Link">
https://www.dw.com/zh/涉俄报道被篡改-新西兰广播电台调查/a-65910181?maca=chi-rss-chi-all-1127-rdf</text:a>
</text:p>
      <!--NEWS-->
      <text:h text:style-name="P10" text:outline-level="1">
<text:span text:style-name="T4">
钱多好办事：沙特王储如何从国际“弃儿”变座上宾</text:span>
</text:h>
      <text:p text:style-name="P4">
Creator: BEN HUBBARD</text:p>
      <text:p text:style-name="P4">
Publisher: https://www.facebook.com/nytimeschinese</text:p>
      <text:p text:style-name="P4">
Published Time: 2023-06-14T10:57:08+08:00</text:p>
      <text:p text:style-name="P4">
Description: 利用沙特的财富、对石油市场的影响力，以及在阿拉伯和伊斯兰世界的重要性，穆罕默德王储摆脱了国际孤立的威胁。随着与美国关系下降，沙特深化了与中国的关系。 Bandar Al-Jaloud/Saudi Press Agency, via Agence France-Presse — Getty Images 沙特国家新闻媒体发布的照片显示，穆罕默德·本·萨勒曼王储去年12月出席了在利雅得举行的第43届海湾阿拉伯国家合作委员会首脑会议，并在期间主持了中国－海湾阿拉伯国家合作委员会峰会</text:p>
      <text:p text:style-name="P4">
Images: ["<text:a xlink:type="simple" xlink:href="https://static01.nyt.com/images/2023/06/10/multimedia/10saudi-evolution-1-zqhv/10saudi-evolution-1-zqhv-master1050.jpg" text:style-name="Internet_20_link" text:visited-style-name="Visited_20_Internet_20_Link">
10saudi-evolu...</text:a>
"]</text:p>
      <text:p text:style-name="P4">
Category: 国际</text:p>
      <text:p text:style-name="P4">
Type: Article</text:p>
      <!--METADATA-->
      <text:p text:style-name="P4">
<draw:frame draw:style-name="fr1" draw:name="Image142" text:anchor-type="as-char" svg:width="6.9236in" svg:height="4.675078in" draw:z-index="0">
<draw:image xlink:href="../Images/cnnytimes/2023-06-14T10-57-08-08-00/10saudi-evolution-1-zqhv-master1050.jpg" xlink:type="simple" xlink:show="embed" xlink:actuate="onLoad" draw:mime-type="image/jpeg"/>
</draw:frame>
</text:p>
      <text:p text:style-name="P4">
拜登总统在参加大选时曾誓言，要让杀害并肢解一名异见人士的沙特王储穆罕默德·本·萨勒曼成为“ <text:a xlink:type="simple" xlink:href="https://www.nytimes.com/2021/02/24/us/politics/biden-jamal-khashoggi-saudi-arabia.html" text:style-name="Internet_20_link" text:visited-style-name="Visited_20_Internet_20_Link">
 弃</text:a>
 <text:a xlink:type="simple" xlink:href="https://www.nytimes.com/2021/02/24/us/politics/biden-jamal-khashoggi-saudi-arabia.html" text:style-name="Internet_20_link" text:visited-style-name="Visited_20_Internet_20_Link">
 儿 </text:a>
 ”。去年秋天，拜登再次发出威胁，如果王储在石油政策上违背美国意愿的话，会遭受“后果”。</text:p>
      <text:p text:style-name="P4">
在这个石油储量丰富的王国，穆罕默德王储是实际统治者，共和党参议员林赛·格雷厄姆曾称他为“破坏者”，“永远不是世界舞台上的领导人”。世界头号高尔夫巡回赛PGA的负责人杰伊·莫纳汉曾暗示，球员加入沙特支持的竞争对手联赛是对“9·11”恐怖袭击遇难者的背叛（制造那次恐怖袭击的劫机者大都是沙特公民）。</text:p>
      <text:p text:style-name="P4">
现在，他们这些听起来像是空话。</text:p>
      <text:p text:style-name="P4">
去年访问沙特阿拉伯时，拜登与穆罕默德王储见了面，两人还 <text:a xlink:type="simple" xlink:href="https://www.nytimes.com/2022/07/15/world/middleeast/biden-mbs-saudi-visit.html" text:style-name="Internet_20_link" text:visited-style-name="Visited_20_Internet_20_Link">
 击拳致意</text:a>
 。拜登经常派官员去见穆罕默德王储，包括 <text:a xlink:type="simple" xlink:href="https://www.nytimes.com/2023/06/08/us/politics/blinken-saudi-arabia-crown-prince-biden.html" text:style-name="Internet_20_link" text:visited-style-name="Visited_20_Internet_20_Link">
 上周的国务卿布林肯</text:a>
 。参议员格雷厄姆今年4月访问沙特阿拉伯时， <text:a xlink:type="simple" xlink:href="https://www.spa.gov.sa/w1887405" text:style-name="Internet_20_link" text:visited-style-name="Visited_20_Internet_20_Link">
 露着笑脸</text:a>
 与人称MBS的王储合影。就在本周，莫纳汉宣布PGA与沙特支持的新贵LIV高尔夫联盟 <text:a xlink:type="simple" xlink:href="https://www.nytimes.com/2023/06/06/sports/golf/pga-tour-liv-merger-saudi-arabia.html" text:style-name="Internet_20_link" text:visited-style-name="Visited_20_Internet_20_Link">
建立合作伙伴关系的计划 </text:a>
 ，震惊了职业高尔夫界，并突然赋予了沙特王国对这项运动的巨大全球影响力。</text:p>
      <text:p text:style-name="P4">
广告</text:p>
      <text:p text:style-name="P4">
“这只是在告诉人们财大气就粗，因为这个人拥有石油和所有这些钱，所以他基本上可以用钱解决一切，”总部设在华盛顿的权利倡导组织“自由倡议”的沙特主任、沙特君主制直言不讳的反对者阿卜杜拉·阿拉乌德说。</text:p>
      <text:p text:style-name="P4">
在权力崛起的八年里，现年37岁的穆罕默德王储一次又一次地打破了人们对其统治受到威胁的预测，他利用沙特王国的财富、对石油市场的影响力，以及沙特在阿拉伯和伊斯兰世界的重要性，多次逃脱了使其在国际上受到孤立的惩罚威胁。</text:p>
      <text:p text:style-name="P4">
分析人士和官员们表示，与此同时，穆罕默德王储不仅强化了经济不断增长、政治影响力越来越大的沙特作为自信的区域大国的未来，而且还从他的挫折中吸取教训，改进了实现目标的方法。</text:p>
      <text:p text:style-name="P4">
至少现在，他似乎获得了成功。</text:p>
      <text:p text:style-name="P4">
</text:p>
      <text:p text:style-name="P4">
美国国务卿布林肯上周抵达利雅得。  Pool photo by Ahmed Yosri</text:p>
      <text:p text:style-name="P4">
近年来强劲的石油需求让沙特的国库充盈。沙特收购了一家英国足球俱乐部，斥巨资引进了罗纳尔多加入沙特国家联赛，并且还在 <text:a xlink:type="simple" xlink:href="https://www.nytimes.com/2023/06/02/sports/soccer/saudi-soccer-messi-benzema-ronaldo.html" text:style-name="Internet_20_link" text:visited-style-name="Visited_20_Internet_20_Link">
 努力招募其他的国际球星</text:a>
 。</text:p>
      <text:p text:style-name="P4">
如果前面提到的高尔夫合作伙伴关系达成的话，穆罕默德王储的一名亲密助手将成为该运动最有影响力的人士之一，并为沙特阿拉伯提供另一个重塑国际形象的重要平台。</text:p>
      <text:p text:style-name="P4">
广告</text:p>
      <text:p text:style-name="P4">
近年来，从土耳其到美国，曾唾弃穆罕默德王储的国家元首们纷纷将他作为沙特阿拉伯的未来予以接受。他还加深了沙特与中国的关系，后者曾帮助促成了沙特与伊朗这两个长期的区域竞争对手<text:a xlink:type="simple" xlink:href="https://www.nytimes.com/2023/03/10/world/middleeast/saudi-arabia-iran-reestablish-ties.html" text:style-name="Internet_20_link" text:visited-style-name="Visited_20_Internet_20_Link">
 取得外交突破 </text:a>
 。</text:p>
      <text:p text:style-name="P4">
这一切都标志着这名年轻王子取得的重大进步，2015年他父亲成为国王后，人们曾普遍把穆罕默德王储视为一个危险的自命不凡者。</text:p>
      <text:p text:style-name="P4">
就在那年，他对也门发动军事干预，导致 <text:a xlink:type="simple" xlink:href="https://www.nytimes.com/2018/08/15/world/middleeast/saudi-yemen-bomb-bus-children.html" text:style-name="Internet_20_link" text:visited-style-name="Visited_20_Internet_20_Link">
 大量平民死亡</text:a>
 并陷入困境。之后，他 <text:a xlink:type="simple" xlink:href="https://www.nytimes.com/2017/12/24/world/middleeast/saudi-arabia-saad-hariri-mohammed-bin-salman-lebanon.html" text:style-name="Internet_20_link" text:visited-style-name="Visited_20_Internet_20_Link">
 绑架黎巴嫩总理</text:a>
 ，震惊了外交界。他还将数百名富有的沙特人连续数周关在 <text:a xlink:type="simple" xlink:href="https://www.nytimes.com/2018/03/11/world/middleeast/saudi-arabia-corruption-mohammed-bin-salman.html" text:style-name="Internet_20_link" text:visited-style-name="Visited_20_Internet_20_Link">
 一家豪华酒店</text:a>
 里，据说那是反腐运动的一部分，震惊了商界。</text:p>
      <text:p text:style-name="P4">
他的国际地位在2018年急剧下降，因为一个沙特杀手小组在沙特驻伊斯坦布尔领事馆内 <text:a xlink:type="simple" xlink:href="https://www.nytimes.com/video/world/middleeast/100000006154117/khashoggi-istanbul-death-saudi-consulate.html" text:style-name="Internet_20_link" text:visited-style-name="Visited_20_Internet_20_Link">
 杀害并肢解了</text:a>
异见沙特记者贾迈勒·卡舒吉。穆罕默德王储否认事先知道该阴谋，但美国中央情报局得出的结论是，他很可能下令进行了这次行动。</text:p>
      <text:p text:style-name="P4">
</text:p>
      <text:p text:style-name="P4">
2018年，在伊斯坦布尔一座清真寺举行的象征性葬礼祈祷上的贾马尔·卡舒吉的照片，这名异见记者被沙特特工杀害。  Bulent Kilic/AgenceFrance-Presse — Getty Images</text:p>
      <text:p text:style-name="P4">
那也许是他的最低点。</text:p>
      <text:p text:style-name="P4">
但在那之后的几年里，穆罕默德王储已在他的国家可观的财富和影响力的帮助下恢复了大部分名声。</text:p>
      <text:p text:style-name="P4">
广告</text:p>
      <text:p text:style-name="P4">
他曾在掌权的早期排挤对手，巩固了自己对国内的控制。他推动的社会变革，例如允许女性开车、在这个曾经禁止电影院的国家扩大人们的娱乐选择等，为他在沙特年轻人中赢得了粉丝。</text:p>
      <text:p text:style-name="P4">
他也知道，作为君主制的王储，他能做长远打算。他永远不需要竞选连任，他已与三任美国总统打过交道，将来还会经历好几任美国总统，而他将一直掌握权力。</text:p>
      <text:p text:style-name="P4">
他最终从卡舒吉事件恢复这件事表明钱多好办事，而且无论西方政府如何谈论人权，其他利益最终优先。</text:p>
      <text:p text:style-name="P4">
“海湾阿拉伯国家都认为这是个笑话，”国际危机组织中东和北非高级顾问迪娜·埃斯凡迪亚里谈到批评人权问题时说。“他们确实知道自己作为合作伙伴、作为能源生产国、作为有经济实力的国家对西方世界的价值，所以他们说，‘我们能对付这种空洞的威胁，因为那只是关系的一部分。’”</text:p>
      <text:p text:style-name="P4">
卡舒吉被杀后，时任美国总统的特朗普曾坚定地 <text:a xlink:type="simple" xlink:href="https://www.nytimes.com/2019/06/23/us/politics/trump-khashoggi-killing-saudi-arabia.html" text:style-name="Internet_20_link" text:visited-style-name="Visited_20_Internet_20_Link">
 为穆罕默德王储辩护</text:a>
 ，称沙特的军火采购对美国有利。</text:p>
      <text:p text:style-name="P4">
</text:p>
      <text:p text:style-name="P4">
2018年卡舒吉被杀前几个月，时任总统的特朗普在白宫会见了穆罕默德·本·萨勒曼。  Doug Mills/The New York Times</text:p>
      <text:p text:style-name="P4">
来自南卡罗来纳州的参议员格雷厄姆在卡舒吉被杀后曾表示，穆罕默德王储不适合领导国家。但在今年4月访问沙特阿拉伯时，格雷厄姆反而称赞了他，当时，格雷厄姆对沙特阿拉伯购买美国喷气式飞机表示感谢。</text:p>
      <text:p text:style-name="P4">
“你们购买了价值370亿美元的飞机，这些飞机是在我的州和我的国家制造的。我认为以后还有更多，”格雷厄姆 <text:a xlink:type="simple" xlink:href="https://www.arabnews.com/node/2288386/saudi-arabia" text:style-name="Internet_20_link" text:visited-style-name="Visited_20_Internet_20_Link">
 对沙特阿拉伯的Al Arabiya电视台</text:a>
说。“因此，作为美国参议员，我保留改变看法的权利。”</text:p>
      <text:p text:style-name="P4">
广告</text:p>
      <text:p text:style-name="P4">
土耳其总统雷杰普·塔伊普·埃尔多安的政府为削弱穆罕默德王储的形象泄露了卡舒吉被杀的细节，但最终也把对此事的不满放在了一边。去年，一个土耳其法庭 <text:a xlink:type="simple" xlink:href="https://www.nytimes.com/2022/04/07/world/middleeast/khashoggi-murder-trial-turkey-saudi-arabia.html" text:style-name="Internet_20_link" text:visited-style-name="Visited_20_Internet_20_Link">
将针对杀害卡舒吉凶手的案件移交给了</text:a>
沙特阿拉伯，结束了追究犯罪责任的最后一起案件。不久后，沙特王国帮助支撑土耳其的财政，将50亿美元存进了土耳其中央银行。</text:p>
      <text:p text:style-name="P4">
PGA也做出了类似的大转变。</text:p>
      <text:p text:style-name="P4">
几个月来，美国职业高尔夫球巡赛主席莫纳汉一直在批评沙特阿拉伯，甚至问那些考虑加入跟PGA存在竞争关系的巡回赛的球员：“你们可曾为参加PGA巡赛而不得不道歉吗？”</text:p>
      <text:p text:style-name="P4">
近年来，影响穆罕默德王储诸多决定的因素是——沙特国内越来越多的人认为，美国不再是一个可靠的伙伴。</text:p>
      <text:p text:style-name="P4">
</text:p>
      <text:p text:style-name="P4">
PGA巡回赛与沙特支持的LIV高尔夫联赛达成意外协议，突显了沙特王国的金钱和影响力在克服人权问题上的力量。  Doug Mills/The New YorkTimes</text:p>
      <text:p text:style-name="P4">
穆罕默德王储已经与来自民主党和共和党的三位美国总统打过交道，这几位总统都想缩减美国在中东的参与。对沙特阿拉伯来说，美国退避的风险在2019年变得很明显，当时，<text:a xlink:type="simple" xlink:href="https://www.nytimes.com/2019/09/14/world/middleeast/saudi-arabia-refineries-drone-attack.html" text:style-name="Internet_20_link" text:visited-style-name="Visited_20_Internet_20_Link">
 沙特的石油设施 </text:a>
 遭到了无人机和导弹袭击，导致该国约一半的产量暂停，美国指责伊朗策划了袭击。</text:p>
      <text:p text:style-name="P4">
特朗普总统拒绝做出直接回应，这让穆罕默德王储和阿拉伯联合酋长国的领导人们得出结论，认为美国不再支持他们，他们必须留心防备自己的国家安全。</text:p>
      <text:p text:style-name="P4">
广告</text:p>
      <text:p text:style-name="P4">
“现在，一个想法已深深地铭刻在他们心中：‘我们不能指望华盛顿来保护我们，所以我们必须自己保护自己’，”国际危机组织的埃斯凡迪亚里说。“这导致了他们对外交政策的某些方面进行调整。”</text:p>
      <text:p text:style-name="P4">
这也降低了沙特阿拉伯不假思索地答应美国要求的可能性。</text:p>
      <text:p text:style-name="P4">
俄罗斯入侵乌克兰后，穆罕默德王储不仅拒绝加入孤立普京总统的西方制裁，后来反而加大了对价格被压低的俄罗斯石油产品的进口。</text:p>
      <text:p text:style-name="P4">
拜登去年7月在沙特阿拉伯与穆罕默德王储见面后，美国政府曾要求沙特维持石油产量，从而帮助美国在11月的中期选举前降低国内天然气的价格。但去年10月，沙特与被称为“欧佩克+”的石油输出国组织的其他成员国达成协议，为保持油价上涨减少石油产量。</text:p>
      <text:p text:style-name="P4">
这激怒了拜登，白宫官员指责沙特阿拉伯违背了协议。几个月后，当石油需求确实降低时，沙特坚称他们抵制政治压力减产的做法是正确的。</text:p>
      <text:p text:style-name="P4">
拜登威胁的“后果”从未兑现，这清楚地表明，就连美国都认为与沙特的经济关系至关重要，不能中断。</text:p>
      <text:p text:style-name="P4">
对于美国正在退出中东事务的看法迫使穆罕默德王储扩大外交关系，尤其是与中国的关系，中国是沙特王国最重要的贸易伙伴，也是沙特石油的最大消费国。</text:p>
      <text:p text:style-name="P4">
</text:p>
      <text:p text:style-name="P4">
沙特王宫发布的照片显示，去年7月，穆罕默德王储在沙特阿拉伯吉达与拜登总统击拳致意。  Bandar Al-Jaloud/Saudi RoyalPalace, via Associated Press</text:p>
      <text:p text:style-name="P4">
近年来，王储已在与中国国家主席习近平建立关系，在2022年12月利雅得举行的中阿峰会上招待了后者。在那次会议上，这两位领导人讨论了中国在减少沙特与伊朗冲突方面的斡旋者作用。</text:p>
      <text:p text:style-name="P4">
几个月后，沙特和伊朗的关系取得了令人惊讶的外交突破，两国宣布 <text:a xlink:type="simple" xlink:href="https://www.nytimes.com/2023/03/10/world/middleeast/saudi-arabia-iran-reestablish-ties.html" text:style-name="Internet_20_link" text:visited-style-name="Visited_20_Internet_20_Link">
 恢复正常外交关系</text:a>
 。</text:p>
      <text:p text:style-name="P4">
这对穆罕默德王储来说可谓一石二鸟。通过达成一项协议，他既减少了与自己的主要区域对手发生冲突的可能性，又让美国之外的世界大国在协议的达成中获得重大利益。</text:p>
      <text:p text:style-name="P4">
沙特官员已表示，他们更愿意将美国作为主要盟友，但美国承诺的缺失意味着他们需要扩大盟友的范围。而且由于美国自己与德黑兰关系紧张，美国无法促成沙特与伊朗恢复外交关系。</text:p>
      <text:p text:style-name="P4">
</text:p>
      <text:p text:style-name="P4">
沙特王宫发布的照片显示，穆罕默德王储去年12月在利雅得欢迎到访的中国最高领导人习近平。  Bandar Al-Jaloud/Saudi RoyalCourt, via Reuters</text:p>
      <text:p text:style-name="P4">
Source: <text:a xlink:type="simple" xlink:href="https://cn.nytimes.com/world/20230614/saudi-leader-prince-mohammed/" text:style-name="Internet_20_link" text:visited-style-name="Visited_20_Internet_20_Link">
https://cn.nytimes.com/world/20230614/saudi-leader-prince-mohammed/</text:a>
</text:p>
      <!--NEWS-->
      <text:h text:style-name="P10" text:outline-level="1">
<text:span text:style-name="T4">
美国财长耶伦：试图与中国脱钩将是“灾难性的”</text:span>
</text:h>
      <text:p text:style-name="P4">
Creator: ALAN RAPPEPORT</text:p>
      <text:p text:style-name="P4">
Publisher: https://www.facebook.com/nytimeschinese</text:p>
      <text:p text:style-name="P4">
Published Time: 2023-06-14T10:58:55+08:00</text:p>
      <text:p text:style-name="P4">
Description: 耶伦表示，美国只想“降低”两国关系风险，无意对中国造成经济伤害。但她也提出了与中国官员会面时可能出现的分歧，包括因新疆问题对中国实施额外制裁等。 Kenny Holston/The New York Times 财政部长耶伦周二在国会山作证。</text:p>
      <text:p text:style-name="P4">
Images: ["<text:a xlink:type="simple" xlink:href="https://static01.nyt.com/images/2023/06/13/multimedia/dc-yellen-china-lwvk/dc-yellen-china-lwvk-master1050.jpg" text:style-name="Internet_20_link" text:visited-style-name="Visited_20_Internet_20_Link">
dc-yellen-chi...</text:a>
"]</text:p>
      <text:p text:style-name="P4">
Category: 美国</text:p>
      <text:p text:style-name="P4">
Type: Article</text:p>
      <!--METADATA-->
      <text:p text:style-name="P4">
<draw:frame draw:style-name="fr1" draw:name="Image149" text:anchor-type="as-char" svg:width="6.9236in" svg:height="4.615733in" draw:z-index="0">
<draw:image xlink:href="../Images/cnnytimes/2023-06-14T10-58-55-08-00/dc-yellen-china-lwvk-master1050.jpg" xlink:type="simple" xlink:show="embed" xlink:actuate="onLoad" draw:mime-type="image/jpeg"/>
</draw:frame>
</text:p>
      <text:p text:style-name="P4">
美国财长耶伦周二表示，美国试图与中国“脱钩”将是一个错误，并呼吁深化世界两大经济体之间的经济联系。</text:p>
      <text:p text:style-name="P4">
发表上述评论之际，拜登政府一直在寻求改善对华关系，但在今年，一个飞越美国的中国监视气球被人发现，让这一努力遭到挫败。国务卿布林肯 <text:a xlink:type="simple" xlink:href="https://cn.nytimes.com/usa/20230612/china-spy-base-cuba/" text:style-name="Internet_20_link" text:visited-style-name="Visited_20_Internet_20_Link">
 计划下周前往北京</text:a>
 ，耶伦也希望尽快访华。</text:p>
      <text:p text:style-name="P4">
耶伦周二在 <text:a xlink:type="simple" xlink:href="https://financialservices.house.gov/calendar/eventsingle.aspx" text:style-name="Internet_20_link" text:visited-style-name="Visited_20_Internet_20_Link">
 众议院金融服务委员会的听证会</text:a>
上明确表示，她认为与中国的经济关系至关重要。</text:p>
      <text:p text:style-name="P4">
“我认为，我们和中国都能从尽可能开放的贸易和投资中获益，如果我们试图与中国脱钩，那将是灾难性的，”耶伦说。</text:p>
      <text:p text:style-name="P4">
广告</text:p>
      <text:p text:style-name="P4">
美国维持特朗普政府对价值数十亿美元的中国进口商品征收的关税，而拜登政府正在制定新措施，限制美国公司在中国的投资方式。但耶伦表示，美国只是想“去风险”，无意对中国造成经济伤害。</text:p>
      <text:p text:style-name="P4">
“我当然不认为扼杀中国人民的经济发展符合我们的利益，”耶伦说。“中国已经成功地让数亿人摆脱了贫困，我认为这是我们应该赞扬的事情。”</text:p>
      <text:p text:style-name="P4">
尽管耶伦措辞温和，但她也提出了与中国相关官员会面时可能出现的担忧。</text:p>
      <text:p text:style-name="P4">
她说，出于国家安全考虑，政府正在考虑限制美国私募股权公司投资与中国军方有联系的中国公司。她还表示，财政部正在考虑对中国实施额外制裁，以此回应新疆维吾尔人在人权上受到的侵犯。</text:p>
      <text:p text:style-name="P4">
近几个月来，美国一直在加大向中国施压，要求其减免赞比亚和其他发展中国家的债务。耶伦感叹，尽管有迹象表明中国愿意合作并帮助贫穷国家避免违约，但做得还不够。她强调，最脆弱的经济体越来越需要世界银行和国际货币基金组织等国际金融机构的帮助。</text:p>
      <text:p text:style-name="P4">
“这些机构反映了美国的价值观，”耶伦说。“它可以作为砝码制衡来自中国等其他国家的不透明、不可持续的贷款。”</text:p>
      <text:p text:style-name="P4">
在周二被问及耶伦的评论时，中国外交部发言人汪文斌对IMF或世界银行旨在促进美国利益的观点表达了反对。</text:p>
      <text:p text:style-name="P4">
“国际货币基金组织不是‘美国国际货币基金组织’，世界银行也不是‘美国世界银行’。”他说。</text:p>
      <text:p text:style-name="P4">
广告</text:p>
      <text:p text:style-name="P4">
Source: <text:a xlink:type="simple" xlink:href="https://cn.nytimes.com/usa/20230614/janet-yellen-china/" text:style-name="Internet_20_link" text:visited-style-name="Visited_20_Internet_20_Link">
https://cn.nytimes.com/usa/20230614/janet-yellen-china/</text:a>
</text:p>
      <!--NEWS-->
      <text:h text:style-name="P10" text:outline-level="1">
<text:span text:style-name="T4">
共军训练舰戚继光号访问菲律宾</text:span>
</text:h>
      <text:p text:style-name="P4">
Publisher: 法新社</text:p>
      <text:p text:style-name="P4">
Published Time: 2023-06-14T11:02:07+00:00</text:p>
      <text:p text:style-name="P4">
Modified Time: 2023-06-14T10:35:02+00:00</text:p>
      <text:p text:style-name="P4">
Description: （法新社马尼拉14日电） 菲律宾与中国正在南海（South China Sea）争夺礁石和海域之际，中国海军训练舰「戚继光」号今天停靠菲律宾进行罕见的港口访问，也是菲律宾总统小马可仕上任后首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3.617581in" draw:z-index="0">
<draw:image xlink:href="../Images/rficn/2023-06-14T11-02-07-00-00/000000.png" xlink:type="simple" xlink:show="embed" xlink:actuate="onLoad" draw:mime-type="image/png"/>
</draw:frame>
</text:p>
      <text:p text:style-name="P4">
舞龙舞狮及铜管乐团在马尼拉迎接165公尺长的「戚继光」号，作为戚继光号这趟东南亚巡回之旅继越南、泰国及汶莱后的最终站。</text:p>
      <text:p text:style-name="P4">
中国驻菲律宾大使黄溪连向记者表示：「这是一次亲善访问。」但未透露更多细节。</text:p>
      <text:p text:style-name="P4">
「戚继光」号船员发给游客的传单上写着，这艘船舰自2017年起开始服役，「传递关于中国和平发展、相互信任的理念」。</text:p>
      <text:p text:style-name="P4">
这艘「戚继光」号比任何菲律宾军舰或海岸防卫队的船舰还大，也是小马可仕（Ferdinand MarcosJr）去年当选菲律宾总统以来，第一艘访问菲律宾的中国海军舰艇。</text:p>
      <text:p text:style-name="P4">
小马可仕曾矢言，随着中国海上动作频频，南海地区动荡情势加剧，但马尼拉当局「一寸（领土）都不会丢失」。</text:p>
      <text:p text:style-name="P4">
他上周表示，菲律宾和中国的关系「逐步演变」，但否认他正在远离北京当局。</text:p>
      <text:p text:style-name="P4">
小马可仕还说：「至于中国和菲律宾之间的差异，它们确实存在，但这不会决定我们的关系。」</text:p>
      <text:p text:style-name="P4">
Source: <text:a xlink:type="simple" xlink:href="https://www.rfi.fr/cn/%E5%9B%BD%E9%99%85%E6%8A%A5%E9%81%93/20230614-%E5%85%B1%E5%86%9B%E8%AE%AD%E7%BB%83%E8%88%B0%E6%88%9A%E7%BB%A7%E5%85%89%E5%8F%B7%E8%AE%BF%E9%97%AE%E8%8F%B2%E5%BE%8B%E5%AE%BE" text:style-name="Internet_20_link" text:visited-style-name="Visited_20_Internet_20_Link">
https://www.rfi.fr/cn/%E5%9B%BD%E9%99%85%E6%8A%A5%E9%81%93/20230614-%E5%85%B1%E5%86%9B%E8%AE%AD%E7%BB%83%E8%88%B0%E6%88%9A%E7%BB%A7%E5%85%89%E5%8F%B7%E8%AE%BF%E9%97%AE%E8%8F%B2%E5%BE%8B%E5%AE%BE</text:a>
</text:p>
      <!--NEWS-->
      <text:h text:style-name="P10" text:outline-level="1">
<text:span text:style-name="T4">
揭秘高盛内讧：为何CEO苏德巍遭受合伙人抨击 (Free Version)</text:span>
</text:h>
      <text:p text:style-name="P4">
Author: AnnaMaria Andriotis</text:p>
      <text:p text:style-name="P4">
Publisher: 华尔街日报中文网</text:p>
      <text:p text:style-name="P4">
Published Time: 2023-06-14T11:05:00.000Z</text:p>
      <text:p text:style-name="P4">
Modified Time: 2023-06-14T11:05:00.000Z</text:p>
      <text:p text:style-name="P4">
Created Time: 2023-06-14T06:24:00.000Z</text:p>
      <text:p text:style-name="P4">
Description: 高盛首席执行官苏德巍遭到部分合伙人抨击，他们对奖金、公司发展战略和苏德巍在夜店和音乐节上做DJ的行为大发牢骚。</text:p>
      <text:p text:style-name="P4">
Images: []</text:p>
      <text:p text:style-name="P4">
Categories: ['金融市场']</text:p>
      <text:p text:style-name="P4">
Keywords: SYND,LINK:EN|WP-WSJ-0000973690</text:p>
      <text:p text:style-name="P4">
Type: Article</text:p>
      <!--METADATA-->
      <text:p text:style-name="P4">
今年2月，高盛集团(Goldman Sachs, GS)的合伙人齐聚迈阿密滩参加该行的高层领导年度座谈会时， <text:a xlink:type="simple" xlink:href="https://cn.wsj.com/articles/CN-BIZ-20180312075510" text:style-name="Internet_20_link" text:visited-style-name="Visited_20_Internet_20_Link">
 前首席执行官</text:a>
 劳尔德·贝兰克梵(LloydBlankfein)抢尽了风头。</text:p>
      <text:p text:style-name="P4">
Source: <text:a xlink:type="simple" xlink:href="https://cn.wsj.com/articles/%E9%AB%98%E7%9B%9B%E5%90%88%E4%BC%99%E4%BA%BA%E5%AF%B9ceo%E8%8B%8F%E5%BE%B7%E5%B7%8D%E4%B8%8D%E6%BB%A1-%E5%BC%95%E5%8F%91%E9%9B%86%E5%9B%A2%E5%86%85%E8%AE%A7-c246bb87" text:style-name="Internet_20_link" text:visited-style-name="Visited_20_Internet_20_Link">
https://cn.wsj.com/articles/%E9%AB%98%E7%9B%9B%E5%90%88%E4%BC%99%E4%BA%BA%E5%AF%B9ceo%E8%8B%8F%E5%BE%B7%E5%B7%8D%E4%B8%8D%E6%BB%A1-%E5%BC%95%E5%8F%91%E9%9B%86%E5%9B%A2%E5%86%85%E8%AE%A7-c246bb87</text:a>
</text:p>
      <!--NEWS-->
      <text:h text:style-name="P10" text:outline-level="1">
<text:span text:style-name="T4">
通胀降温为美联储提供回旋空间 (Free Version)</text:span>
</text:h>
      <text:p text:style-name="P4">
Author: Justin Lahart</text:p>
      <text:p text:style-name="P4">
Publisher: 华尔街日报中文网</text:p>
      <text:p text:style-name="P4">
Published Time: 2023-06-14T11:10:00.000Z</text:p>
      <text:p text:style-name="P4">
Modified Time: 2023-06-14T11:10:00.000Z</text:p>
      <text:p text:style-name="P4">
Created Time: 2023-06-14T01:16:00.000Z</text:p>
      <text:p text:style-name="P4">
Description: 周二的美国消费者价格数据进一步显示通胀可能会以足够快的速度降温，从而让美联储可能会选择仅仅再加息一次，或者可能不再加息。</text:p>
      <text:p text:style-name="P4">
Images: []</text:p>
      <text:p text:style-name="P4">
Categories: ['金融市场', '股闻天下']</text:p>
      <text:p text:style-name="P4">
Keywords: SYND,LINK:EN|WP-WSJ-0000976951</text:p>
      <text:p text:style-name="P4">
Type: Article</text:p>
      <!--METADATA-->
      <text:p text:style-name="P4">
美联储可能转为观望立场，至少暂时是这样。尽管最新的 <text:a xlink:type="simple" xlink:href="https://cn.wsj.com/articles/CN-ECB-20230614071817" text:style-name="Internet_20_link" text:visited-style-name="Visited_20_Internet_20_Link">
 美国消费者价格数据 </text:a>
对美联储来说仍然太高，并不在其舒适区间内，但周二的消费者价格数据进一步支持这样一种可能性，即通胀可能会以足够快的速度降温，从而让决策者可能会选择仅仅再加息一次，或者可能不再加息。</text:p>
      <text:p text:style-name="P4">
Source: <text:a xlink:type="simple" xlink:href="https://cn.wsj.com/articles/%E9%80%9A%E8%83%80%E9%99%8D%E6%B8%A9%E4%B8%BA%E7%BE%8E%E8%81%94%E5%82%A8%E6%8F%90%E4%BE%9B%E5%9B%9E%E6%97%8B%E7%A9%BA%E9%97%B4-c46d7724" text:style-name="Internet_20_link" text:visited-style-name="Visited_20_Internet_20_Link">
https://cn.wsj.com/articles/%E9%80%9A%E8%83%80%E9%99%8D%E6%B8%A9%E4%B8%BA%E7%BE%8E%E8%81%94%E5%82%A8%E6%8F%90%E4%BE%9B%E5%9B%9E%E6%97%8B%E7%A9%BA%E9%97%B4-c46d7724</text:a>
</text:p>
      <!--NEWS-->
      <text:h text:style-name="P10" text:outline-level="1">
<text:span text:style-name="T4">
分析师：美联储6月料暂停加息</text:span>
</text:h>
      <text:p text:style-name="P4">
Author: 周岳翔 (Person)</text:p>
      <text:p text:style-name="P4">
Publisher: 联合早报 (Organization)</text:p>
      <text:p text:style-name="P4">
Published Time: 2023-06-14T11:10</text:p>
      <text:p text:style-name="P4">
Modified Time: 2023-06-14T11:13</text:p>
      <text:p text:style-name="P4">
Description: 美国联邦储备局为期两天的货币政策会议在当地时间星期二（6月13日）正式开始。随着美国通货膨胀放缓，分析师预期美联储在这一轮会议结束后很有可能按兵不动，宣布暂停加息，但仍保留7月或9...</text:p>
      <text:p text:style-name="P4">
Videos: []</text:p>
      <text:p text:style-name="P4">
Audios: []</text:p>
      <text:p text:style-name="P4">
Images: []</text:p>
      <text:p text:style-name="P4">
Type: NewsArticle</text:p>
      <text:p text:style-name="P4">
Breadcrumbs: ['即时', '国际']</text:p>
      <text:p text:style-name="P4">
Keywords: ['财经即时', '美国联邦储备局', '加息', '货币政策', '通货膨胀', '利率', '鲍威尔']</text:p>
      <!--METADATA-->
      <text:p text:style-name="P4">
美国联邦储备局为期两天的货币政策会议在当地时间星期二（6月13日）正式开始。随着美国通货膨胀放缓，分析师预期美联储在这一轮会议结束后很有可能按兵不动，宣布暂停加息，但仍保留7月或9月再次加息的选项。</text:p>
      <text:p text:style-name="P4">
星展集团策略师廖裕铭认为美国最新通胀数据足以让美联储暂停加息，“这为美联储提供更多时间来评估即将公布的数据，并衡量未来几个月收紧货币政策对实体经济的影响程度”。</text:p>
      <text:p text:style-name="P4">
不过他在最新报告中强调，这将是“具有鹰派倾向的暂停加息”，因为美联储仍强调加息周期可能不会结束，当局是否转向将取决于接下来经济数据。</text:p>
      <text:p text:style-name="P4">
美联储从6月13日起一连两日召开货币政策会议，当局将在新加坡时间星期四（15日）凌晨公布利率决策和经济展望，美联储主席鲍威尔随后举行新闻发布会。</text:p>
      <text:p text:style-name="P4">
鲍威尔曾表态，美联储领导层宁愿等待以评估过去升息对经济的影响，以及近期一些银行倒闭对信用情况的影响。在通胀仍显著高出目标超过两倍的情况下，美联储可能会强调将保留在7月或9月再次加息的选项。</text:p>
      <text:p text:style-name="P4">
根据美国劳工统计局公布最新数据，美国5月份消费者价格指数（CPI）同比增长4%，处于两年来最低水平，但仍显著高于美联储目标2%。基于汽油价格下跌，5月整体CPI环比上涨0.1%。</text:p>
      <text:p text:style-name="P4">
对冲基金Point72资产管理公司首席经济学家马基（DeanMaki）告诉彭博社，对于鲍威尔而言，这将是比较棘手的新闻发布会之一，他的目标应该是让7月加息的可能性保持在合理的高位。</text:p>
      <text:p text:style-name="P4">
Source: <text:a xlink:type="simple" xlink:href="https://www.zaobao.com.sg/realtime/world/story20230614-1404117" text:style-name="Internet_20_link" text:visited-style-name="Visited_20_Internet_20_Link">
https://www.zaobao.com.sg/realtime/world/story20230614-1404117</text:a>
</text:p>
      <!--NEWS-->
      <text:h text:style-name="P10" text:outline-level="1">
<text:span text:style-name="T4">
澳前少将科幻小说　预示2028年中国入侵台湾</text:span>
</text:h>
      <text:p text:style-name="P4">
Author: None</text:p>
      <text:p text:style-name="P4">
Publisher: Radio Free Asia (Organization)</text:p>
      <text:p text:style-name="P4">
Published Time: 2023-06-14T11:11:00-04:00</text:p>
      <text:p text:style-name="P4">
Modified Time: 2023-06-14T12:55:37-04:00</text:p>
      <text:p text:style-name="P4">
Description: None</text:p>
      <text:p text:style-name="P4">
Videos: []</text:p>
      <text:p text:style-name="P4">
Audios: ["<text:a xlink:type="simple" xlink:href="https://www.rfa.org/mandarin/yataibaodao/junshiwaijiao/cl-061420231044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40474in" draw:z-index="0">
<draw:image xlink:href="../Images/rfamandarin/2023-06-14T11-11-00-04-00/000000.png" xlink:type="simple" xlink:show="embed" xlink:actuate="onLoad" draw:mime-type="image/png"/>
</draw:frame>
 澳大利亚退役陆军少将莱恩(MickRyan)发表科技惊悚小说（techno-thriller）《白日战争：前进台湾》（White Sun War: The Campaign forTaiwan）。 <text:a xlink:type="simple" xlink:href="https://www.rfa.org/mandarin/yataibaodao/junshiwaijiao/cl-06142023104430.html/@@images/image" text:style-name="Internet_20_link" text:visited-style-name="Visited_20_Internet_20_Link">
 </text:a>
美军战争学院(U.S. Army War College)官网截图  <text:a xlink:type="simple" xlink:href="https://www.rfa.org/mandarin/yataibaodao/junshiwaijiao/cl-06142023104430.html/@@stream" text:style-name="Internet_20_link" text:visited-style-name="Visited_20_Internet_20_Link">
Audio-1-Link：https://www.rfa.org/mandarin/yataibaodao/junshiwaijiao/cl-06142023104430.html/@@stream</text:a>
</text:p>
      <text:p text:style-name="P4">
澳大利亚退役陆军少将莱恩(Mick Ryan)发表科技惊悚小说（techno-thriller）《白日战争：前进台湾》（White Sun War: TheCampaign forTaiwan）；故事设定在2028年，前任中国领导人遇刺身亡，新任中国领导人必须转移视线以便稳定政局；于是趁着美国忙于迎接总统大选和对付天灾的时候，挥军攻打台湾。有智库专家提醒，该书所假设的台海战争情况，是有可能发生的。</text:p>
      <ul>
        <li>
<text:span text:style-name="T4">
<text:a xlink:type="simple" xlink:href="https://www.rfa.org/mandarin/Xinwen/2-05302023105952.html" text:style-name="Internet_20_link" text:visited-style-name="Visited_20_Internet_20_Link">
 封控中国海洋活动？ 日美澳菲四国防长拟首次会晤 </text:a>
 </text:span>
  * <text:span text:style-name="T4">
<text:a xlink:type="simple" xlink:href="https://www.rfa.org/mandarin/Xinwen/5-05252023142735.html" text:style-name="Internet_20_link" text:visited-style-name="Visited_20_Internet_20_Link">
 澳洲欲摆脱中国依赖 重塑锂矿业 </text:a>
 </text:span>
  * <text:span text:style-name="T4">
<text:a xlink:type="simple" xlink:href="https://www.rfa.org/mandarin/yataibaodao/junshiwaijiao/my-05022023100004.html" text:style-name="Internet_20_link" text:visited-style-name="Visited_20_Internet_20_Link">
 国防专家：澳大利亚军队可能在中国冲突中举步维艰 </text:a>
 </text:span>
</li>
      </ul>
      <text:p text:style-name="P4">
曾经在澳大利亚国防军服役长达35年的莱恩，目前为美国智库「战略与国际研究中心」（Center for Strategic and InternationalStudies,CSIS）兼任研究员。他向本台表示，以科幻小说预告台海战争，是要唤起人们关注中国可能武力犯台，对印太地区造成安全风险的问题。他说：“借着科幻，我们可以设想未来的情况，同时又能避免让那些要面对有关情况的政府机构感到受威胁。。”<text:span text:style-name="T4">
全新战争形式将临</text:span>
 莱恩在小说里，提到即将出现的全新战争形式；例如，利用可变换轨道的人造卫星，在太空上进行轨道战（orbitalwarfare），就是其中之一。 “美国和中国已经有能力操作卫星变换轨道；故此故事里提到的轨道战（orbital warfare），其实不是臆测。”其他全新作战形式，还包括大量无人作战机器将会和人类并肩作战。他说：“将会是配合精密演算法，进而调度大量的机器人遥距作战；又例如在空中调度数以百计或千计的‘蜂群’（drones） 无人机投入作战。”莱恩提醒，人类和机器人之间的关系，也将会改变。他说：“人类将会采取新的战术和编制，以便让人类和机器人合作，有别于目前由人类操作机器人的做法。”</text:p>
      <text:p text:style-name="P4">
 澳大利亚退役陆军少将莱恩(MickRyan)。(网络截图)  <text:a xlink:type="simple" xlink:href="https://www.rfa.org/mandarin/yataibaodao/junshiwaijiao/cl-06142023104430.html/majgen_mick_ryan.png" text:style-name="Internet_20_link" text:visited-style-name="Visited_20_Internet_20_Link">
 </text:a>
</text:p>
      <text:p text:style-name="P4">
<text:span text:style-name="T4">
台海战事并非幻想</text:span>
 澳大利亚战略分析研究所（Strategic AnalysisAustralia；strategicanalysis.org/）总监休布瑞吉（MichaelShoebridge）向本台指出，他认为不应该将莱恩的小说当成是科幻作品，因为当中所假设的台海战争情节，其实并非幻想。休布瑞吉说：“故事里想像的情况，超出了目前很多人提出的假设情况；但它其实是有可能发生的。”休布瑞吉又认为，莱恩的小说，值得受到军事和战略专家所重视。他说：“现时有很多政府官员、分析员、评论员，甚至政府部长和国家领导人，他们都在假设故事里的科技和情节不会发生；这阻碍了他们的评估工作。”休布瑞吉提到，除了莱恩的作品之外，有些科幻小说是有助于了解中国政治情势和社会环境的。休布瑞吉说：“有些中国的科幻小说是很有说服力的；那些作者生活于中国政治模式之下所累积的人生经验，让他们能够拥有独特创意，进而设想未来世界。”</text:p>
      <text:p text:style-name="P4">
 澳大利亚战略分析研究所（StrategicAnalysis Australia；strategicanalysis.org/）总监休布瑞吉（MichaelShoebridge）。(休布瑞吉推特截图)  <text:a xlink:type="simple" xlink:href="https://www.rfa.org/mandarin/yataibaodao/junshiwaijiao/cl-06142023104430.html/6c6pwdqd_400x400.jpg" text:style-name="Internet_20_link" text:visited-style-name="Visited_20_Internet_20_Link">
 </text:a>
</text:p>
      <text:p text:style-name="P4">
在莱恩的小说中，当中国对台动武时，美国、日本和澳大利亚均毫不迟疑地驰援台湾；对此，他说：“支援台湾，是直接符合澳大利亚的国家利益；不仅是要在冲突发生时提供支援，而且要在未有冲突之前就应该协助吓阻，以便避免爆发冲突。”莱恩认为，在现实世界中，澳大利亚更应该要尽力吓阻中国军事扩张，阻止台海战事爆发。</text:p>
      <text:p text:style-name="P4">
记者：丘德真 责编：嘉远 网编：何足</text:p>
      <text:p text:style-name="P4">
Source: <text:a xlink:type="simple" xlink:href="https://www.rfa.org/mandarin/yataibaodao/junshiwaijiao/cl-06142023104430.html" text:style-name="Internet_20_link" text:visited-style-name="Visited_20_Internet_20_Link">
https://www.rfa.org/mandarin/yataibaodao/junshiwaijiao/cl-06142023104430.html</text:a>
</text:p>
      <!--NEWS-->
      <text:h text:style-name="P10" text:outline-level="1">
<text:span text:style-name="T4">
内蒙古牧民阻止草场被卖　一人被推土机撞伤送医</text:span>
</text:h>
      <text:p text:style-name="P4">
Author: None</text:p>
      <text:p text:style-name="P4">
Publisher: Radio Free Asia (Organization)</text:p>
      <text:p text:style-name="P4">
Published Time: 2023-06-14T11:12:00-04:00</text:p>
      <text:p text:style-name="P4">
Modified Time: 2023-06-14T12:54:49-04:00</text:p>
      <text:p text:style-name="P4">
Description: None</text:p>
      <text:p text:style-name="P4">
Videos: []</text:p>
      <text:p text:style-name="P4">
Audios: ["<text:a xlink:type="simple" xlink:href="https://www.rfa.org/mandarin/yataibaodao/shaoshuminzu/gt3-061420231014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5.583548in" draw:z-index="0">
<draw:image xlink:href="../Images/rfamandarin/2023-06-14T11-12-00-04-00/000000.png" xlink:type="simple" xlink:show="embed" xlink:actuate="onLoad" draw:mime-type="image/png"/>
</draw:frame>
 施工方人员驾驶推土机撞向抗议的牧民 <text:a xlink:type="simple" xlink:href="https://www.rfa.org/mandarin/yataibaodao/shaoshuminzu/gt3-06142023101440.html/@@images/image" text:style-name="Internet_20_link" text:visited-style-name="Visited_20_Internet_20_Link">
</text:a>
视频截图/古亭提供  <text:a xlink:type="simple" xlink:href="https://www.rfa.org/mandarin/yataibaodao/shaoshuminzu/gt3-06142023101440.html/@@stream" text:style-name="Internet_20_link" text:visited-style-name="Visited_20_Internet_20_Link">
Audio-1-Link：https://www.rfa.org/mandarin/yataibaodao/shaoshuminzu/gt3-06142023101440.html/@@stream</text:a>
</text:p>
      <text:p text:style-name="P4">
内蒙古扎鲁特旗阿日昆都楞镇牧民不满该镇种畜场官员将草场出售给商人，本周二在草场上抗议。买家雇佣的工程人员开着推土机直接冲撞抗议者，导致一名牧民受伤被送医院救治。</text:p>
      <text:p text:style-name="P4">
<text:a xlink:type="simple" xlink:href="https://www.rfa.org/mandarin/yataibaodao/shaoshuminzu/ql2-05072018101303.html" text:style-name="Internet_20_link" text:visited-style-name="Visited_20_Internet_20_Link">
 <text:span text:style-name="T4">
草场遭强占 内蒙乌拉特牧民旗政府抗议</text:span>
 </text:a>
  * <text:span text:style-name="T4">
<text:a xlink:type="simple" xlink:href="https://www.rfa.org/mandarin/yataibaodao/shaoshuminzu/ql1-07192018100311.html" text:style-name="Internet_20_link" text:visited-style-name="Visited_20_Internet_20_Link">
 牧民抗议草原遭破坏 政府雇黑大打出手 </text:a>
 </text:span>
 <text:a xlink:type="simple" xlink:href="https://www.rfa.org/mandarin/yataibaodao/shehui/gt-04282023032947.html" text:style-name="Internet_20_link" text:visited-style-name="Visited_20_Internet_20_Link">
 **** </text:a>
</text:p>
      <text:p text:style-name="P4">
扎鲁特旗阿日昆都楞镇本周一（12日）发生牧民抗议集体草场在未经同意的情况下，被官员非法出让，一牧民被汉族工程人员撞伤事件。现场视频中，一辆推土机快速冲向牧场人群，现场不断传出牧民的喊叫声音。</text:p>
      <text:p text:style-name="P4">
旅居日本的蒙古族维权人士忽必斯本周二晚间告诉本台事发的大概情况。他说：6月12日，在内蒙古通辽市扎鲁特旗阿日昆都楞镇发生了蒙古族牧民们为了保护自己的草场，受到重击、镇压的事件。事件的缘由是该镇的种畜场领导班子，未与牧民协商及获得同意，单方面将草场卖给了汉人。当这些自称已经买下牧场的汉人要强行进入牧场的时候，牧民们反对，遭到买方用重型机器撞压牧民事件，导致一人重伤。”</text:p>
      <text:p text:style-name="P4">
现场视频显示，一辆黄色推土机冲开人群，撞向前方的多辆摩托车，骑在摩托车上的人慌忙弃车逃离，其中一人被推土机前置的铲斗撞倒，在众人大声呼叫下，推土机停下，十多人上前围住受伤的牧民，并致电急救车将伤者送医院。</text:p>
      <text:p text:style-name="Quotations">

<text:p text:style-name="P4">
【内蒙古牧民阻止草场被卖】  &gt;
  【 一人被推土机撞伤】 <text:a xlink:type="simple" xlink:href="https://twitter.com/hashtag/%E5%86%85%E8%92%99%E5%8F%A4" text:style-name="Internet_20_link" text:visited-style-name="Visited_20_Internet_20_Link">
 #内蒙古&gt;
 </text:a>
&gt;
 <text:a xlink:type="simple" xlink:href="https://twitter.com/hashtag/%E6%89%8E%E9%B2%81%E7%89%B9%E6%97%97" text:style-name="Internet_20_link" text:visited-style-name="Visited_20_Internet_20_Link">
 #扎鲁特旗&gt;
 </text:a>
&gt;
 <text:a xlink:type="simple" xlink:href="https://twitter.com/hashtag/%E9%98%BF%E6%97%A5%E6%98%86%E9%83%BD%E6%A5%9E%E9%95%87" text:style-name="Internet_20_link" text:visited-style-name="Visited_20_Internet_20_Link">
 #阿日昆都楞镇&gt;
 </text:a>
&gt;
 牧民，不满该镇种畜场官员将 <text:a xlink:type="simple" xlink:href="https://twitter.com/hashtag/%E8%8D%89%E5%9C%BA" text:style-name="Internet_20_link" text:visited-style-name="Visited_20_Internet_20_Link">
 #草场&gt;
 </text:a>
&gt;
 出售给商人，本周二在草场上抗议，买家雇佣的工程人员开着 <text:a xlink:type="simple" xlink:href="https://twitter.com/hashtag/%E6%8E%A8%E5%9C%9F%E6%9C%BA" text:style-name="Internet_20_link" text:visited-style-name="Visited_20_Internet_20_Link">
 #推土机&gt;
 </text:a>
&gt;
 ，直接冲撞抗议者，导致一名牧民受伤，被送医院救治。 <text:a xlink:type="simple" xlink:href="https://t.co/jHtjAQEwFt" text:style-name="Internet_20_link" text:visited-style-name="Visited_20_Internet_20_Link">
 pic.twitter.com/jHtjAQEwFt&gt;
 </text:a>
&gt;
&gt;
 — 自由亚洲电台 (@RFA_Chinese) <text:a xlink:type="simple" xlink:href="https://twitter.com/RFA_Chinese/status/1669012150004879360" text:style-name="Internet_20_link" text:visited-style-name="Visited_20_Internet_20_Link">
 June 14, 2023&gt;
 </text:a>
</text:p>

</text:p>
      <text:p text:style-name="P4">
<text:span text:style-name="T4">
种畜厂未与牧民协商出售草场</text:span>
</text:p>
      <text:p text:style-name="P4">
据牧民发消息说，属于集体所有制的镇种畜场将其中一片草场，以200万元人民币的价格出让给内地的汉族商人，但是遭到牧民们强烈反对。本台记者周二及周三连续两天致电当地两位知情牧民，但对方始终未接电话。</text:p>
      <text:p text:style-name="P4">
记者致电阿日昆都楞镇政府官员，对方并未否认此事，要求记者向该镇宣传部查询，但拒绝提供相关电话：</text:p>
      <text:p text:style-name="P4">
记者：“被推土机撞伤的牧民，现在伤势怎么样？</text:p>
      <text:p text:style-name="P4">
官员：“我不清楚，你去问管宣传的”</text:p>
      <text:p text:style-name="P4">
记者：你们去现场了吗？你们在处理这件事吗？</text:p>
      <text:p text:style-name="P4">
对方立即挂断电话，记者转向阿日昆都楞派出所查询，但电话始终无人接听。</text:p>
      <text:p text:style-name="P4">
海外“南蒙古大呼拉尔泰”组织主席席海明对本台表示，内蒙古牧民为保护草场与政府一方曾发生多次纠纷，包括引发大规模抗议，其中十年前的莫日根事件最引人关注。他说，重型车辆在草场上行驶可造成数十年寸草不生：“这对蒙古牧业民族来说是一个很大的伤害。他们说压死蒙古族人，无非给个几十万元赔偿，当时（莫日根被压死）蒙古人愤怒了。今天报道的这件事，长期以来，陆陆续续的不断在发生，这次不同的是中国官方说放牧，令草场负荷太大，加速了草原的退化，甚至沙化。”</text:p>
      <text:p text:style-name="P4">
 牧民腿部受伤（网络图片/古亭提供）  <text:a xlink:type="simple" xlink:href="https://www.rfa.org/mandarin/yataibaodao/shaoshuminzu/gt3-06142023101440.html/m0614-gt2p1.jpg" text:style-name="Internet_20_link" text:visited-style-name="Visited_20_Internet_20_Link">
</text:a>
</text:p>
      <text:p text:style-name="P4">
<text:span text:style-name="T4">
蒙古族人数千年放羊为生如今被禁</text:span>
</text:p>
      <text:p text:style-name="P4">
席海明说，蒙古族人在那片土地上有数千年的放牧历史，但被当局禁止。最近几年，当局在内蒙古大兴养猪，大量污水渗入地下，严重污染草场。</text:p>
      <text:p text:style-name="P4">
2016年4月9日，阿日昆都楞镇相邻的霍林河铝厂十余年来，持续排放毒水、毒气污染周边环境，导致牧民饲养的牛羊大量生病死亡。数百名牧民聚集阿日昆都楞镇准备游行前往霍林河铝厂，要求该厂立即停止污染。示威活动随即遭到大批警察的拦截和镇压。4月11日，一百多位牧民前往旗政府抗议。</text:p>
      <text:p text:style-name="P4">
记者：古亭 责编：许书婷、嘉远 网编：洪伟</text:p>
      <text:p text:style-name="P4">
Source: <text:a xlink:type="simple" xlink:href="https://www.rfa.org/mandarin/yataibaodao/shaoshuminzu/gt3-06142023101440.html" text:style-name="Internet_20_link" text:visited-style-name="Visited_20_Internet_20_Link">
https://www.rfa.org/mandarin/yataibaodao/shaoshuminzu/gt3-06142023101440.html</text:a>
</text:p>
      <!--NEWS-->
      <text:h text:style-name="P10" text:outline-level="1">
<text:span text:style-name="T4">
台湾外长到访捷克 呼吁欧洲盟友共促台海和平</text:span>
</text:h>
      <text:p text:style-name="P4">
Author: None (Language: zh)</text:p>
      <text:p text:style-name="P4">
Publisher: None</text:p>
      <text:p text:style-name="P4">
Time: 2023-06-14T11:18:00Z</text:p>
      <text:p text:style-name="P4">
Description: 正在出访捷克首都布拉格的台湾外长吴钊燮周三表示，台湾希望同中国共享台湾海峡的和平稳定，并希望获得欧洲各国的支持。</text:p>
      <text:p text:style-name="P4">
Videos: []</text:p>
      <text:p text:style-name="P4">
Images: []</text:p>
      <text:p text:style-name="P4">
Subject: 新闻广角</text:p>
      <text:p text:style-name="P4">
Subjects: ['捷克', '岛屿主权争端', '马英九', '专题报道：全景观看“习马会”', '专题报道：2016年台湾大选', '台湾', '俄罗斯入侵乌克兰']</text:p>
      <text:p text:style-name="P4">
Keywords: ['台湾', '台海局势', '吴钊燮', '捷克', '俄乌战争', '一中政策']</text:p>
      <text:p text:style-name="P4">
ID: 65911033</text:p>
      <!--METADATA-->
      <text:p text:style-name="P4">
<text:a xlink:type="simple" xlink:href="https://www.dw.com/zh/overlay/image/article/65911033/64226259" text:style-name="Internet_20_link" text:visited-style-name="Visited_20_Internet_20_Link">
 </text:a>
</text:p>
      <text:p text:style-name="P4">
（德国之声中文网）台湾外长吴钊燮在布拉格的一次会议上表示："为了让台湾保持强大的抗压能力，并继续推行维持现状的政策，我们需要欧洲盟友的帮助。"</text:p>
      <text:p text:style-name="P4">
中国视台湾为其领土的一部分，也从未承诺解决台湾问题时不会付诸武力。台湾则坚决反对中国提出的主权诉求，认为只有台湾民众才有权决定台湾的未来。  吴钊燮表示，吸取了乌克兰遭俄罗斯侵略的教训，台湾要加强针对PRC的抵御能力。吴钊燮在讲话中使用了中国的官方名称"中华人民共和国"的英文首字母（People'sRepublic of China)。</text:p>
      <text:p text:style-name="P4">
吴钊燮说："对世界很多观察家来说，（中国军队）对台湾的进攻并非迫在眉睫，也不是不可避免的。而台湾及其盟友则在努力避免战争的发生。但中国采用的则是孙子兵法里'不战而屈人之兵'的策略。就在我们现在展开讨论的时刻，中华人民共和国却正在炫耀武力，向台海中线派出大量战舰和军机。"</text:p>
      <text:p text:style-name="P4">
除梵蒂冈之外，台湾在欧洲并没有正式的邦交国。但台湾同很多欧洲国家维持着内容广泛的非正式双边关系。尤其是在俄乌战争爆发后，尽管北京表示强烈不满， <text:a xlink:type="simple" xlink:href="https://www.dw.com/zh/zh/赴台立法院演说-捷克议长与台湾同舟共济/a-65133024" text:style-name="Internet_20_link" text:visited-style-name="Visited_20_Internet_20_Link">
但许多中东欧国家还是进一步加强了对台湾的支持力度，以帮助台湾摆脱国际孤 </text:a>
 立。</text:p>
      <text:p text:style-name="P4">
</text:p>
      <text:p text:style-name="P4">
今年三月， 捷克众议院议长阿达莫娃率大型代表图访问台湾。</text:p>
      <text:p text:style-name="P4">
台湾外长吴钊燮是在布拉格一个智库举行的会议上发表上述讲话的，此前， <text:a xlink:type="simple" xlink:href="https://www.dw.com/zh/zh/捷克新總統帕維爾台灣總統主動邀請通話/a-64587924" text:style-name="Internet_20_link" text:visited-style-name="Visited_20_Internet_20_Link">
 捷克总统帕维尔为本次会议发表了开幕演说。</text:a>
</text:p>
      <text:p text:style-name="P4">
继2001年之后，吴钊燮已是第二次到访欧盟和北约成员国捷克。周二，吴钊燮同捷克参议院议长韦德齐（MilosVystrcil）举行了会晤。韦德齐是捷克政界主张加强对台关系的领军人物，曾在2020年率团访台。</text:p>
      <text:p text:style-name="P4">
两个不愿透露姓名的消息来源对路透社表示，吴钊燮还将到访布鲁塞尔欧盟总部。</text:p>
      <text:p text:style-name="P4">
上周五，中国外交部敦促欧洲各国，不应同台湾开展官方往来，更不应对"台独"势力提供支持。北京指责以蔡英文为首的台湾政府在谋求独立，而蔡英文本人则承诺会努力维持台海的和平与稳定。</text:p>
      <text:p text:style-name="P4">
（路透社）</text:p>
      <text:p text:style-name="P4">
Source: <text:a xlink:type="simple" xlink:href="https://www.dw.com/zh/台湾外长到访捷克-呼吁欧洲盟友共促台海和平/a-65911033" text:style-name="Internet_20_link" text:visited-style-name="Visited_20_Internet_20_Link">
https://www.dw.com/zh/台湾外长到访捷克-呼吁欧洲盟友共促台海和平/a-65911033?maca=chi-rss-chi-all-1127-rdf</text:a>
</text:p>
      <!--NEWS-->
      <text:h text:style-name="P10" text:outline-level="1">
<text:span text:style-name="T4">
专栏 | 劳工通讯：福建晋江佳信轻工发展有限公司关厂，不付拖欠工资 (九)</text:span>
</text:h>
      <text:p text:style-name="P4">
Author: None</text:p>
      <text:p text:style-name="P4">
Publisher: Radio Free Asia (Organization)</text:p>
      <text:p text:style-name="P4">
Published Time: 2023-06-14T11:25:28-04:00</text:p>
      <text:p text:style-name="P4">
Modified Time: 2023-06-14T11:25:28-04:00</text:p>
      <text:p text:style-name="P4">
Description: None</text:p>
      <text:p text:style-name="P4">
Videos: []</text:p>
      <text:p text:style-name="P4">
Audios: ["<text:a xlink:type="simple" xlink:href="https://www.rfa.org/mandarin/zhuanlan/laogongtongxun/hdf-061420230955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4.634345in" draw:z-index="0">
<draw:image xlink:href="../Images/rfamandarin/2023-06-14T11-25-28-04-00/000000.png" xlink:type="simple" xlink:show="embed" xlink:actuate="onLoad" draw:mime-type="image/png"/>
</draw:frame>
 <text:a xlink:type="simple" xlink:href="https://www.rfa.org/mandarin/zhuanlan/laogongtongxun/hdf-06142023095509.html/@@images/image" text:style-name="Internet_20_link" text:visited-style-name="Visited_20_Internet_20_Link">
</text:a>
Photo: RFA  <text:a xlink:type="simple" xlink:href="https://www.rfa.org/mandarin/zhuanlan/laogongtongxun/hdf-06142023095509.html/@@stream" text:style-name="Internet_20_link" text:visited-style-name="Visited_20_Internet_20_Link">
Audio-1-Link：https://www.rfa.org/mandarin/zhuanlan/laogongtongxun/hdf-06142023095509.html/@@stream</text:a>
</text:p>
      <text:p text:style-name="P4">
今年五一劳动节长假后，福建晋江佳信轻工发展有限公司工人回厂上班第一天，便被厂方告知 <text:a xlink:type="simple" xlink:href="https://maps.clb.org.hk/" text:style-name="Internet_20_link" text:visited-style-name="Visited_20_Internet_20_Link">
 企业关闭</text:a>
。厂方还违法要求工人必须签自愿辞职信，才发此前拖欠的3月份工资。</text:p>
      <text:p text:style-name="P4">
工人不满厂方的做法，在厂门口聚集与管理方对峙。有工人在抖音发出对峙现场 <text:a xlink:type="simple" xlink:href="https://www.douyin.com/user/MS4wLjABAAAA1p7MwZLcIxN-nQUiu8yogLIDKf2PS7Cxw7e6pYJABIY" text:style-name="Internet_20_link" text:visited-style-name="Visited_20_Internet_20_Link">
 视频</text:a>
。</text:p>
      <text:p text:style-name="P4">
有网友在视频后面评论说，佳信厂曾是一家很难进去的好厂。</text:p>
      <text:p text:style-name="P4">
有网友留言说，前几天五里工业区361旁边一家厂也是，厂里自己要解散，却喊员工写辞职书，工资只给百分之70。还有网友留言，说最近刷到几个晋江的厂都解散了，为什么啊？</text:p>
      <text:p text:style-name="P4">
是该问一些为什么了！</text:p>
      <text:p text:style-name="P4">
明明是关厂，可厂方为逃避支付解除劳动合同补偿金，竟然敢违法要求工人签自愿离职信。为什么呢？</text:p>
      <text:p text:style-name="P4">
佳信厂早于2012年前便成立了“中共晋江市佳信轻工发展有限 <text:a xlink:type="simple" xlink:href="http://www.jinjiang.gov.cn/xxgk/gsgg/201007/t20100721_919497.htm" text:style-name="Internet_20_link" text:visited-style-name="Visited_20_Internet_20_Link">
 公司支部委员会</text:a>
”。既然有党支部，也就应该有厂工会。厂方这些违法行为就发生在党支部和工会的眼皮底下，那么工会在哪里呢？而就在工人出于本能已经行动起来维权之际，为什么还是看不到工会的影子呢？</text:p>
      <text:p text:style-name="P4">
今年3月14日，也就是佳信厂突然宣布停业并要求工人签自愿离职信前6个星期，中工网曾发过一篇 <text:a xlink:type="simple" xlink:href="https://www.toutiao.com/article/7210329932277383692/" text:style-name="Internet_20_link" text:visited-style-name="Visited_20_Internet_20_Link">
 报道</text:a>
，说晋江市总工会持续探索如何更好地利用集体协商，维护职工权益、推动企业发展。</text:p>
      <text:p text:style-name="P4">
我们有理由怀疑，佳信厂的党支部和工会有名无实，对保障本厂工人权利未曾发挥过任何作用。中工网报道晋江市总工会对集体协商的持续探索，也仅是为完成宣传任务，按部就班轮流刊登各地工会上报的所谓正能量罢了。</text:p>
      <text:p text:style-name="P4">
而现实中，真正有意义的集体协商和集体谈判，从未进入过任何企业。否则，佳信这家27年老厂，而且曾是工人心目中难进的好厂，厂方怎么就成了如今这般为逃避向工人支付解除劳动合同经济补偿，违法要求工人签自愿离职信这种无良雇主了呢？</text:p>
      <text:p text:style-name="P4">
带着这些问题，我试着四处寻找晋江当地工会在那里，并试图说服工会进入劳资对峙现场，代表工人跟厂方协商谈判。过程可谓一波三折。</text:p>
      <text:p text:style-name="P4">
原来，在习近平曾做过省长的福建，时至今日，村级工作人员明知发生了劳资对峙却不愿意去现场了解情况，原因仅是“没收到投诉”。所谓网格化工作则更可怕，如果劳资对峙不在分配给工会工作人员的那个格子里，工会便不能越格到现场代表工人与企业协商。</text:p>
      <text:p text:style-name="P4">
而早在4年前，2019年，曾经的福建省长现在的总书记 <text:a xlink:type="simple" xlink:href="https://news.sina.cn/gn/2019-07-18/detail-ihytcerm4577324.d.html" text:style-name="Internet_20_link" text:visited-style-name="Visited_20_Internet_20_Link">
 习近平便曾痛斥</text:a>
饱食终日、怠惰无为的懒官。</text:p>
      <text:p text:style-name="P4">
正所谓，你让我走阳关道，我却只爱独木桥。比照4年前，现在的懒官们居然给自己度身定做了一层层“茧“，并以“作茧自缚”，成功的合理化了尸位素餐、怠惰无为。</text:p>
      <text:p text:style-name="P4">
更有甚者，在晋江，乡镇一级仍有规定，不能向寻找镇工会的人提供工会主席电话号码。如此规定，不知是否为了确保包括工会主席在内的有编制的领导们，能躲在那些些很可能连编制都没有的接听电话的工作人员后面，继续“庸庸碌碌守摊子、平平安安占位子、浑浑噩噩混日子”呢？</text:p>
      <text:p text:style-name="P4">
今年2月11日，也就是佳信厂违法要求工人签自愿离职信前10个星期，中工网曾 <text:a xlink:type="simple" xlink:href="https://www.toutiao.com/article/7210329932277383692/" text:style-name="Internet_20_link" text:visited-style-name="Visited_20_Internet_20_Link">
 报道</text:a>
说，福建泉州工会根据全总、省总“县级工会加强年”专项工作部署，各市、县工会迅速行动，建立专班，制定方案，围绕政治引领，筑强县级工会这个“桥头堡”，上下联动、稳步推进。</text:p>
      <text:p text:style-name="P4">
可在今次佳信关厂事件中，根本找不到晋江工会这个桥头堡的专班、方案、联动和推进。</text:p>
      <text:p text:style-name="P4">
中工网这篇报道说，泉州市总工会每名班子成员挂钩联系1至2个县级工会、2至3家基层工会，常态化沟通联系。</text:p>
      <text:p text:style-name="P4">
那么，佳信厂作为一家大厂，是由泉州市总工会哪位班子成员挂钩联系、常态沟通的呢？</text:p>
      <text:p text:style-name="P4">
中工网这篇报道还说，泉州各区县工会尊重基层首创精神，通过自选动作自主创新，目标是提炼一批可复制可推广的好经验、好做法。晋江工会还要根据职工实际需求打造一个2.0版机制。</text:p>
      <text:p text:style-name="P4">
看起来，也许中工网负责发稿的那些人，恰恰就是些“庸庸碌碌守摊子、平平安安占位子、浑浑噩噩混日子”的人。这些人只顾发稿，并不在乎在佳信关厂这类活生生的事件中，工会缺位失踪的问题，不在乎自己所发报道中，那些夸张的成就到底有没有发生过。</text:p>
      <text:p text:style-name="P4">
中工网今年3月2日还发过的另一篇报道，题目是“ <text:a xlink:type="simple" xlink:href="http://acftu.people.com.cn/n1/2023/0302/c67502-32634812.html" text:style-name="Internet_20_link" text:visited-style-name="Visited_20_Internet_20_Link">
 福建晋江市总工会建模式重实效让县级工会活力满满</text:a>
”。报道说晋江工会围绕政治引领强、组织功能强、服务阵地强、制度机制强、作用发挥强的“五强”目标，把工作重心放到基层，充分发挥党联系职工群众的桥梁纽带作用，努力在基层一线凝聚职工群众、积极履职尽责、勇于担当作为。</text:p>
      <text:p text:style-name="P4">
可在现实中，佳信厂关厂过程中违法侵害工人权益，当地工会工作人员却不愿走出去到现场代表工人，而是坐等工人自己找上门来，否则，工会连在电话里调解都不能做。</text:p>
      <text:p text:style-name="P4">
也就是说，中工网报道里所说的“五强”，以及重心放到基层、在基层一线凝聚职工群众、积极履职尽责、勇于担当作为，这些用排比句夸张出来的成就，不但从没发生过，甚至从来都只是一堆用来糊弄党的“照本宣科、有口无心”的空口号。</text:p>
      <text:p text:style-name="P4">
中工网在这篇报道里，还堆砌了一串串新名词，比如：晋江工会创新“分级定档、分类管理”模式，梯次递进抓示范，形成“培育、提升、示范”循序渐进的企业工会建设机制，等等，云山雾罩令人眼花缭乱。</text:p>
      <text:p text:style-name="P4">
报道还列出一堆数字，说2022年度确定工建规范化单位91个，其中 “A级”7个、“B级”82个，“C级”2个，呈现了“一企一亮点、一企一特色”的良好态势。</text:p>
      <text:p text:style-name="P4">
报道还特别提到一堆不知所云的实效，包括：打造晋江经济开发区职工法律服务一体化基地，构建“工会搭台、部门共建、职工共享”的工作格局，整合工会、司法、调解等力量，形成“一中心、一站、两点、两庭、三室”服务格局，实现矛盾调处、劳动仲裁、司法裁决的无缝链接，做到化解矛盾“全响应”。</text:p>
      <text:p text:style-name="P4">
看着这些名词和数字，我想到的却是安徒生童话“皇帝的新衣”里那两个骗子裁缝。</text:p>
      <text:p text:style-name="P4">
对骗子来说，只要钱到手就行，至于说皇帝光着屁股上街出丑，那是他自己的事。</text:p>
      <text:p text:style-name="P4">
中工网所报道的各地工会那些梦幻般的成就，全总领导们和中共党的领导们是否看得懂我不知道，反正我看不懂。</text:p>
      <text:p text:style-name="P4">
其实，只需把中工网报道中造出来的这些名词和数字，跟佳信关厂非法要求工人签自愿离职信，而工会却对此无所作为，把这两件事放在一起，那些整天忙忙碌碌做新衣的骗子裁缝的真面目，就无所遁形了。</text:p>
      <text:p text:style-name="P4">
请听我就福建晋江佳信轻工发展有限公司关厂过程中违法侵害工人权益事件，四处寻找工会的谈话。听完后，告诉我你的感受。</text:p>
      <text:p text:style-name="P4">
Source: <text:a xlink:type="simple" xlink:href="https://www.rfa.org/mandarin/zhuanlan/laogongtongxun/hdf-06142023095509.html" text:style-name="Internet_20_link" text:visited-style-name="Visited_20_Internet_20_Link">
https://www.rfa.org/mandarin/zhuanlan/laogongtongxun/hdf-06142023095509.html</text:a>
</text:p>
      <!--NEWS-->
      <text:h text:style-name="P10" text:outline-level="1">
<text:span text:style-name="T4">
709案律师持续受打压　李和平一家三口成都遭边控</text:span>
</text:h>
      <text:p text:style-name="P4">
Author: None</text:p>
      <text:p text:style-name="P4">
Publisher: Radio Free Asia (Organization)</text:p>
      <text:p text:style-name="P4">
Published Time: 2023-06-14T11:27:00-04:00</text:p>
      <text:p text:style-name="P4">
Modified Time: 2023-06-14T12:59:06-04:00</text:p>
      <text:p text:style-name="P4">
Description: None</text:p>
      <text:p text:style-name="P4">
Videos: []</text:p>
      <text:p text:style-name="P4">
Audios: ["<text:a xlink:type="simple" xlink:href="https://www.rfa.org/mandarin/yataibaodao/renquanfazhi/gf-0614202311163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5.896227in" draw:z-index="0">
<draw:image xlink:href="../Images/rfamandarin/2023-06-14T11-27-00-04-00/000000.png" xlink:type="simple" xlink:show="embed" xlink:actuate="onLoad" draw:mime-type="image/png"/>
</draw:frame>
2023年6月9日，律师李和平和妻子王峭岭在成都被限制出境。 <text:a xlink:type="simple" xlink:href="https://www.rfa.org/mandarin/yataibaodao/renquanfazhi/gf-06142023111631.html/@@images/image" text:style-name="Internet_20_link" text:visited-style-name="Visited_20_Internet_20_Link">
</text:a>
王峭岭独家提供  <text:a xlink:type="simple" xlink:href="https://www.rfa.org/mandarin/yataibaodao/renquanfazhi/gf-06142023111631.html/@@stream" text:style-name="Internet_20_link" text:visited-style-name="Visited_20_Internet_20_Link">
Audio-1-Link：https://www.rfa.org/mandarin/yataibaodao/renquanfazhi/gf-06142023111631.html/@@stream</text:a>
</text:p>
      <text:p text:style-name="P4">
中国709案受害律师李和平持续受到当局打压，除了北京的寓所被人恶意破坏 ，当局更以可能危害国家安全为由，限制他和家人出境。另一709案涉案律师王全璋在迁入新居后，仍被公安上门滋扰。</text:p>
      <text:p text:style-name="P4">
<text:a xlink:type="simple" xlink:href="https://www.rfa.org/mandarin/yataibaodao/renquanfazhi/gf-05152023075209.html" text:style-name="Internet_20_link" text:visited-style-name="Visited_20_Internet_20_Link">
 <text:span text:style-name="T4">
维权律师北京难栖身 公安背后撑腰？</text:span>
 </text:a>
  * <text:span text:style-name="T4">
<text:a xlink:type="simple" xlink:href="https://www.rfa.org/mandarin/video" text:style-name="Internet_20_link" text:visited-style-name="Visited_20_Internet_20_Link">
 维权律师李和平的家属被疑似公安车辆跟踪 </text:a>
 </text:span>
</text:p>
      <text:p text:style-name="P4">
维权律师李和平一家三口原定上周在成都天府机场搭乘航班到泰国，却在出境时被警察拦截。</text:p>
      <text:p text:style-name="P4">
李和平妻子王峭岭表示，警察在现场宣读通知，解释为何对三人实施边控。</text:p>
      <text:p text:style-name="P4">
王峭岭：“他说，‘你们不被允许出境。现在有一份通知，我要向你们宣读。李和平王峭岭因为有危害国家安全的因素，根据中华人民共和国出境管理法第几条，不让你们出境。”</text:p>
      <text:p text:style-name="P4">
除了被限制出境，李和平在迁入北京通州区宋庄小堡村的寓所后，多次被房东以破坏手段逼迁，首先是砸毁窗户，其后更连大门也搬走。</text:p>
      <text:p text:style-name="P4">
王峭岭：“他说是房东，然后二话不说就过来拆门。他说，我们就是毁约。我们现在就是想把房子收回来。”</text:p>
      <text:p text:style-name="P4">
 2023年6月9日，律师李和平在成都天府机场排队过边检。（王峭岭独家提供）  <text:a xlink:type="simple" xlink:href="https://www.rfa.org/mandarin/yataibaodao/renquanfazhi/gf-06142023111631.html/m0614gf-2.jpg" text:style-name="Internet_20_link" text:visited-style-name="Visited_20_Internet_20_Link">
</text:a>
</text:p>
      <text:p text:style-name="P4">
<text:span text:style-name="T4">
公安指王全璋非法入侵他人住宅</text:span>
</text:p>
      <text:p text:style-name="P4">
同样面对北京当局逼迁压力的律师王全璋，自4月以来一直居无定所。为了逃避当局监控，他和妻儿日前低姿态搬进昌平的新居，最终行踪未能保密。</text:p>
      <text:p text:style-name="P4">
王全璋：“顺义的那帮警察和保安公司的人追踪到我们的新住处，报告了辖区的派出所。我们的困难在于，我们找新的房子的过程当中，顺义的这些警察和保安公司的人一直在跟着我们，警察说我们‘非法侵入他人住宅’。网络披露以后，警察的骚扰就没有了，但是，他们安排的本地保安仍然在楼底下看着我们。”</text:p>
      <text:p text:style-name="P4">
王全璋说，他们只求在北京安稳生活，但看来往后还会不断遇到新的挑战。</text:p>
      <text:p text:style-name="P4">
王全璋：“他们在研究各种各样的办法。全国各地不光我们这个家庭，很多基督徒的家庭都遭到逼迫、驱逐，如果我们想要安定的生活难度是很大的。”</text:p>
      <text:p text:style-name="P4">
最近几个月，北京当局进一步加强维稳力度，709案受害律师成为重点打压目标。709案家属王峭岭说，当局采取的手段毫无法理依据，只会引起反效果。</text:p>
      <text:p text:style-name="P4">
王峭岭：“因为大家都在关注，关注一个律师怎么会完全没有依照法律程序来对待。你撵出北京又怎样呢？李和平的影响力会因为被撵出北京就没有了吗？这种做法不是很聪明、不是很智慧、某种意义上比较愚蠢。”</text:p>
      <text:p text:style-name="P4">
有分析认为，不少备受外界关注的异议人士都以北京为家，当局可能相信，把他们逐一驱赶到外地，足以破坏维权人士的凝聚力。</text:p>
      <text:p text:style-name="P4">
记者：高锋 责编：许书婷、嘉远 网编：洪伟</text:p>
      <text:p text:style-name="P4">
Source: <text:a xlink:type="simple" xlink:href="https://www.rfa.org/mandarin/yataibaodao/renquanfazhi/gf-06142023111631.html" text:style-name="Internet_20_link" text:visited-style-name="Visited_20_Internet_20_Link">
https://www.rfa.org/mandarin/yataibaodao/renquanfazhi/gf-06142023111631.html</text:a>
</text:p>
      <!--NEWS-->
      <text:h text:style-name="P10" text:outline-level="1">
<text:span text:style-name="T4">
联准会连10次升息后6月料暂停 但7月或仍为选项</text:span>
</text:h>
      <text:p text:style-name="P4">
Publisher: 法新社</text:p>
      <text:p text:style-name="P4">
Published Time: 2023-06-14T11:32:07+00:00</text:p>
      <text:p text:style-name="P4">
Modified Time: 2023-06-14T11:05:02+00:00</text:p>
      <text:p text:style-name="P4">
Description: （法新社华盛顿14日电） 美国联邦准备理事会将在今天宣布，是否继续推动连续第11次升息，以因应高通膨；或者这次将跳过升息，让决策者有更多时间来评估美国经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617581in" draw:z-index="0">
<draw:image xlink:href="../Images/rficn/2023-06-14T11-32-07-00-00/000000.png" xlink:type="simple" xlink:show="embed" xlink:actuate="onLoad" draw:mime-type="image/png"/>
</draw:frame>
</text:p>
      <text:p text:style-name="P4">
法新社报导，分析师和投资人普遍预估，联邦公开市场委员会（FOMC）将投票维持利率不变，但也保留7月若有必要时再度升息的空间。</text:p>
      <text:p text:style-name="P4">
高盛（GoldmanSachs）经济学家在最近给客户的报告中写道，联邦准备理事会（Fed）领导阶层已释出讯息，认为暂停升息是谨慎的做法，因为已实施升息的滞后效应以及银行信贷收紧所造成影响两项因素带来的不确定性，增加意外过度紧缩的风险。</text:p>
      <text:p text:style-name="P4">
尽管通货膨胀率仍高于联准会的2%长期目标，但近几个月来有所放缓，这导致一些联邦公开市场委员会成员呼吁今天暂停升息。</text:p>
      <text:p text:style-name="P4">
联准会理事杰佛森（PhilipJefferson）上个月底说：「在即将召开的会议跳过一次升息，将让联邦公开市场委员会能看到更多数据，再决定额外紧缩政策的程度。」</text:p>
      <text:p text:style-name="P4">
即将升任联准会副主席的杰佛森指出，这样的作法「不应该被解读为我们已经达到这个（升息）周期的最高利率」。</text:p>
      <text:p text:style-name="P4">
联准会自2022年3月开始升息对抗通膨以来，已将基准放款利率提高5个百分点。</text:p>
      <text:p text:style-name="P4">
从那以后，通货膨胀似乎已经达到高点，而经济则显出放缓的迹象，尽管劳动力市场仍然保持惊人的韧性。（译者：林沂锋/核稿：林治平）</text:p>
      <text:p text:style-name="P4">
Source: <text:a xlink:type="simple" xlink:href="https://www.rfi.fr/cn/%E8%B4%A2%E7%BB%8F%E5%BF%AB%E8%AE%AF/20230614-%E8%81%94%E5%87%86%E4%BC%9A%E8%BF%9E10%E6%AC%A1%E5%8D%87%E6%81%AF%E5%90%8E6%E6%9C%88%E6%96%99%E6%9A%82%E5%81%9C-%E4%BD%867%E6%9C%88%E6%88%96%E4%BB%8D%E4%B8%BA%E9%80%89%E9%A1%B9" text:style-name="Internet_20_link" text:visited-style-name="Visited_20_Internet_20_Link">
https://www.rfi.fr/cn/%E8%B4%A2%E7%BB%8F%E5%BF%AB%E8%AE%AF/20230614-%E8%81%94%E5%87%86%E4%BC%9A%E8%BF%9E10%E6%AC%A1%E5%8D%87%E6%81%AF%E5%90%8E6%E6%9C%88%E6%96%99%E6%9A%82%E5%81%9C-%E4%BD%867%E6%9C%88%E6%88%96%E4%BB%8D%E4%B8%BA%E9%80%89%E9%A1%B9</text:a>
</text:p>
      <!--NEWS-->
      <text:h text:style-name="P10" text:outline-level="1">
<text:span text:style-name="T4">
香港612抗争四周年特别报道之一：海外离散港人如何凝聚向心力？</text:span>
</text:h>
      <text:p text:style-name="P4">
Author: None</text:p>
      <text:p text:style-name="P4">
Publisher: Radio Free Asia (Organization)</text:p>
      <text:p text:style-name="P4">
Published Time: 2023-06-14T11:34:00-04:00</text:p>
      <text:p text:style-name="P4">
Modified Time: 2023-06-14T12:58:32-04:00</text:p>
      <text:p text:style-name="P4">
Description: None</text:p>
      <text:p text:style-name="P4">
Videos: []</text:p>
      <text:p text:style-name="P4">
Audios: ["<text:a xlink:type="simple" xlink:href="https://www.rfa.org/mandarin/yataibaodao/gangtai/ec-061420231056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4.634345in" draw:z-index="0">
<draw:image xlink:href="../Images/rfamandarin/2023-06-14T11-34-00-04-00/000000.png" xlink:type="simple" xlink:show="embed" xlink:actuate="onLoad" draw:mime-type="image/png"/>
</draw:frame>
2019年6月12日，大批香港示威者包围立法会，遭港警以催泪瓦斯、橡胶子弹武力镇压。 路透社图片  <text:a xlink:type="simple" xlink:href="https://www.rfa.org/mandarin/yataibaodao/gangtai/ec-06142023105656.html/@@stream" text:style-name="Internet_20_link" text:visited-style-name="Visited_20_Internet_20_Link">
Audio-1-Link：https://www.rfa.org/mandarin/yataibaodao/gangtai/ec-06142023105656.html/@@stream</text:a>
</text:p>
      <text:p text:style-name="P4">
香港反送中运动已经过去四年了，离散各地以及仍留在香港的港人，如何维持初心不变？本台将通过系列报道，探讨港人在多变环境下如何自处。首集先探讨香港经历反送中后，离散港人遍布全球多国，对于那些移居美澳加和台湾的港人来说，当地的港人团体会遇到什么困难和挑战？又将如何应对呢？</text:p>
      <text:p text:style-name="P4">
<text:a xlink:type="simple" xlink:href="https://www.rfa.org/mandarin/yataibaodao/gangtai/al-06092023100550.html" text:style-name="Internet_20_link" text:visited-style-name="Visited_20_Internet_20_Link">
 <text:span text:style-name="T4">
反送中运动四周年: 海外港人街头抗争以外的深耕细作</text:span>
 </text:a>
  * <text:span text:style-name="T4">
<text:a xlink:type="simple" xlink:href="https://www.rfa.org/mandarin/Xinwen/al-06112023152417.html" text:style-name="Internet_20_link" text:visited-style-name="Visited_20_Internet_20_Link">
 反送中运动四周年 全英港人团结抗赤化 </text:a>
 </text:span>
</text:p>
      <text:p text:style-name="P4">
2020年《国安法》在香港实施后，连续三年每年有数以万计的港人，移居海外，除英国，台湾、美加和澳大利亚，均是港人移居的热门地点，不少离散港人团体相继在当地成立，继续倡议香港议题。</text:p>
      <text:p text:style-name="P4">
在美港人团体"香港民主委员会"执行总监郭凤仪表示，美国国会和政界至今都非常关注香港议题，也曾通过不同的支持港人法案。但她表示，在美国复杂多变的政治环境下，争取香港议题的关注有一定难度。</text:p>
      <text:p text:style-name="P4">
郭凤仪："因为我们最主要是希望可以通过一些真的能帮助香港人的法案，还有一些可以令香港有自己自主权的一些法案通过。在美国政局多变的时候，我们也要经常留意那些变化，然后做出最好的策略，令到香港的议案更容易通过。不过，可是正因为美国的香港人不够多，还有不够热衷于政治投入，所以这一方面就会可能有一点难度。"</text:p>
      <text:p text:style-name="P4">
郭凤仪表示，美国政界至今均非常关注香港的情况和议题。（受访者提供）  <text:a xlink:type="simple" xlink:href="https://www.rfa.org/mandarin/yataibaodao/gangtai/ec-06142023105656.html/90ed51e44eea8868793a-7f8e56fd653f754c81f34eca5747975e5e3851736ce899996e2f768460c551b5548c8bae98983002-53d78bbf800563d04f9b.jpeg" text:style-name="Internet_20_link" text:visited-style-name="Visited_20_Internet_20_Link">
</text:a>
</text:p>
      <text:p text:style-name="P4">
<text:span text:style-name="T4">
在澳港人倡议者把中港议题融合 提高当地政界对香港情况关注度</text:span>
</text:p>
      <text:p text:style-name="P4">
移居澳大利亚的香港前民主派立法会议员许智峰表示，澳大利亚的移民港人分散在不同省份，举办活动时，难以聚集大批港人，一同为香港发声，又说，港人在当地占比不算高，香港议题关注相对英美为低，他们需要花更多功夫，向当地的政界游说和解说。</text:p>
      <text:p text:style-name="P4">
许智峰："虽然香港议题在澳大利亚政界不是很大的议题，但对华政策和贸易，对澳洲人来说是很重要，他们很关注印亚太的区域安全，以及中国的软实力渗透。所以我们的做法是，在倡议层面，要把香港人争取民主自由的过程，与澳洲对华政策有紧扣的关系，如何通过香港的情况，看到中共和港共政权的真正本质，从而让澳洲政界反思用那种态度，对华做贸易和建立关系。"</text:p>
      <text:p text:style-name="P4">
许智峰表示，澳大利亚港人不算多，香港议题关注度相对英美为低。（受访者提供）  <text:a xlink:type="simple" xlink:href="https://www.rfa.org/mandarin/yataibaodao/gangtai/ec-06142023105656.html/8bb8667a5cf08868793a-6fb3592752294e9a6e2f4eba4e0d7b97591a-99996e2f8bae989851736ce85ea676f85bf982f17f8e4e3a4f4e3002-53d78bbf800563d04f9b.jpeg" text:style-name="Internet_20_link" text:visited-style-name="Visited_20_Internet_20_Link">
</text:a>
</text:p>
      <text:p text:style-name="P4">
<text:span text:style-name="T4">
港人同时关注台港议题 在台港人团体政策倡议角色需转化</text:span>
</text:p>
      <text:p text:style-name="P4">
在台港人团体"边城青年"秘书长冯诏天表示，台湾相对澳美，举办港人活动较容易累积人气，但在反送中后，不少港人移居台湾，经历四年，这批在台港人关注点，已从只留意香港，变成也关注台湾事务，在台港人团体要改变配合。</text:p>
      <text:p text:style-name="P4">
冯诏天："我们之前有过一个调查，大家普遍是非常支持那些政治庇护者。可是如果是讲到台湾内部的事情，譬如说可能定居或是工作相关的劳工议题，甚至是一些投票权的议题时候，必须要经过很长远的一个社会沟通，才能有一个效果。从2019年、从香港本土的政治的议题，慢慢转成是台湾本土议题的时候，中间需要一个漫长的转换的过程。所以其实我们组织的工作上也有改变，从过去说明香港状况以外，可能开始的工作内容也是会转换，就是台湾内部一些跟香港相关的政策。"</text:p>
      <text:p text:style-name="P4">
冯诏天表示，因应反送中后，不少港人移居台湾，经历四年，在台港人团体要作改变配合港人关注点。（记者陈子非摄）  <text:a xlink:type="simple" xlink:href="https://www.rfa.org/mandarin/yataibaodao/gangtai/ec-06142023105656.html/51af8bcf59298868793a-56e05e9453cd90014e2d540e-4e0d5c116e2f4eba79fb5c4553f06e7e-7ecf538656db5e74-572853f06e2f4eba56e24f5389814f5c653953d8914d54086e2f4eba51736ce870b93002-96485b50975e6444.jpeg" text:style-name="Internet_20_link" text:visited-style-name="Visited_20_Internet_20_Link">
</text:a>
</text:p>
      <text:p text:style-name="P4">
冯诏天表示，虽然反送中的议题，看似结束，但中共针对香港的行动，并没有停止，会继续举办游行，凝聚港人反抗力量，提醒公众关注。</text:p>
      <text:p text:style-name="P4">
记者：陈子非 责编：许书婷、嘉远 网编：洪伟</text:p>
      <text:p text:style-name="P4">
Source: <text:a xlink:type="simple" xlink:href="https://www.rfa.org/mandarin/yataibaodao/gangtai/ec-06142023105656.html" text:style-name="Internet_20_link" text:visited-style-name="Visited_20_Internet_20_Link">
https://www.rfa.org/mandarin/yataibaodao/gangtai/ec-06142023105656.html</text:a>
</text:p>
      <!--NEWS-->
      <text:h text:style-name="P10" text:outline-level="1">
<text:span text:style-name="T4">
走红网络的中国贵州“村超”足球赛</text:span>
</text:h>
      <text:p text:style-name="P4">
Author: https://www.facebook.com/bbcworldservice/</text:p>
      <text:p text:style-name="P4">
Publisher: BBC News 中文</text:p>
      <text:p text:style-name="P4">
Published Time: 2023-06-14T11:43:35.000Z</text:p>
      <text:p text:style-name="P4">
Modified Time: 2023-06-14T11:43:35.000Z</text:p>
      <text:p text:style-name="P4">
Description: 中国贵州榕江县“和美乡村足球超级联赛”近期走红网络，精彩的赛事及独特的少数民族啦啦队，吸引了众多远道而来的球迷。</text:p>
      <text:p text:style-name="P4">
Images: []</text:p>
      <text:p text:style-name="P4">
Videos: ["<text:a xlink:type="simple" xlink:href="https://www.bbc.com/ws/av-embeds/cps/zhongwen/simp/chinese-news-65904101/p0fv2hlx/zh-hans" text:style-name="Internet_20_link" text:visited-style-name="Visited_20_Internet_20_Link">
zh-hans</text:a>
"]</text:p>
      <text:p text:style-name="P4">
Tags: ['体育', '中國', '农业', '足球', '年轻人']</text:p>
      <text:p text:style-name="P4">
Type: Article</text:p>
      <!--METADATA-->
      <text:h text:style-name="P12" text:outline-level="3">
<text:span text:style-name="T4">
走红网络的中国贵州“村超”足球赛</text:span>
</text:h>
      <text:p text:style-name="P4">
<text:a xlink:type="simple" xlink:href="https://www.bbc.com/ws/av-embeds/cps/zhongwen/simp/chinese-news-65904101/p0fv2hlx/zh-hans" text:style-name="Internet_20_link" text:visited-style-name="Visited_20_Internet_20_Link">
 Video-1-Link：/ws/av-embeds/cps/zhongwen/simp/chinese-news-65904101/p0fv2hlx/zh-hans </text:a>
 <text:span text:style-name="T4">
你的器材不支持播放多媒体材料</text:span>
<text:span text:style-name="T4">
走红网络的中国贵州“村超”足球赛</text:span>
 2023年6月14日中午11点43分</text:p>
      <text:p text:style-name="P4">
近期，中国贵州榕江县的“村超”足球比赛走红网络。“村超”全名为贵州榕江“和美乡村足球超级联赛”，由当地村民自发组织。</text:p>
      <text:p text:style-name="P4">
20支参赛队伍以村为单位，球员由鱼贩、挖掘机司机、教师等不同行业人员组成，年龄在15岁至40岁不等。</text:p>
      <text:p text:style-name="P4">
除了精彩的球技比拼，比赛间隙还穿插有少数民族歌舞表演。火热的赛场气氛，吸引了众多远道而来的球迷。</text:p>
      <text:p text:style-name="P4">
Source: <text:a xlink:type="simple" xlink:href="https://www.bbc.com/zhongwen/simp/chinese-news-65904101" text:style-name="Internet_20_link" text:visited-style-name="Visited_20_Internet_20_Link">
https://www.bbc.com/zhongwen/simp/chinese-news-65904101</text:a>
</text:p>
      <!--NEWS-->
      <text:h text:style-name="P10" text:outline-level="1">
<text:span text:style-name="T4">
获提名美国驻马大使 看好扩大与马关键矿产合作潜力</text:span>
</text:h>
      <text:p text:style-name="P4">
Author: 联合早报 (Person)</text:p>
      <text:p text:style-name="P4">
Publisher: 联合早报 (Organization)</text:p>
      <text:p text:style-name="P4">
Published Time: 2023-06-14T11:45</text:p>
      <text:p text:style-name="P4">
Modified Time: 2023-06-14T11:45</text:p>
      <text:p text:style-name="P4">
Description: 获提名为美国驻马来西亚新大使的卡根，看到美国在稀土和其他关键矿产供应链多元化方面，扩大与马来西亚合作的潜力。路透社报道，现为白宫国家安全委员会东亚事务高级官员的卡根（Edgard ...</text:p>
      <text:p text:style-name="P4">
Videos: []</text:p>
      <text:p text:style-name="P4">
Audios: []</text:p>
      <text:p text:style-name="P4">
Images: []</text:p>
      <text:p text:style-name="P4">
Type: NewsArticle</text:p>
      <text:p text:style-name="P4">
Breadcrumbs: ['即时', '国际']</text:p>
      <text:p text:style-name="P4">
Keywords: ['美国', '马来西亚', '稀土', '供应链']</text:p>
      <!--METADATA-->
      <text:p text:style-name="P4">
获提名为美国驻马来西亚新大使的卡根，看到美国在稀土和其他关键矿产供应链多元化方面，扩大与马来西亚合作的潜力。</text:p>
      <text:p text:style-name="P4">
路透社报道，现为白宫国家安全委员会东亚事务高级官员的卡根（EdgardKagan），星期二（6月13日）在参议院提名确认听证会说，开发关键矿产的新资源以确保供应链可靠，是拜登政府的最重要任务之一。</text:p>
      <text:p text:style-name="P4">
他是在参议员范霍伦（Chris Van Hollen）提到马来西亚是中国以外最大的稀土加工厂所在地时，作此表示。</text:p>
      <text:p text:style-name="P4">
范霍伦指近期的报道显示，马来西亚还拥有其他战略和关键矿产，包括锡矿。</text:p>
      <text:p text:style-name="P4">
对此，卡根说：“与我们有良好关系的国家进行这方面的合作，是绝对至关重要的。我认为，像马来西亚等国家就具有这方面的潜力。”</text:p>
      <text:p text:style-name="P4">
他还说：“我希望与美国私人企业、美国政府的不同部门，以及马来西亚政府紧密合作，以确保我们能够继续扩大这方面的合作领域，以支持资源开发。”</text:p>
      <text:p text:style-name="P4">
卡根说，美国与马来西亚的合作“可以采用可持续和促进我们价值观的方式”进行，但他没有进一步说明合作的具体形式。</text:p>
      <text:p text:style-name="P4">
中国为全球稀土资源最丰富的国家，而稀土为绿色革命工业包括电动汽车和风力发电机，以及导弹生产等国防应用提供燃料。与中国的战略竞争日益激烈之际，美国和盟友一直在寻求供应来源多元化。</text:p>
      <text:p text:style-name="P4">
澳大利亚莱纳斯稀土有限公司（Lynas Rare Earths Ltd）在马来西亚设有稀土分离厂，据称为全球最大、最现代化的稀土分离设施之一。</text:p>
      <text:p text:style-name="P4">
马来西亚政府近期对莱纳斯的稀土精矿分解与洗涤程序产生的辐射性尘埃废料感到担忧。安华政府6月同意延长莱纳斯稀土精矿分解与洗涤厂的营运执照六个月，至明年1月为止。</text:p>
      <text:p text:style-name="P4">
Source: <text:a xlink:type="simple" xlink:href="https://www.zaobao.com.sg/realtime/world/story20230614-1404131" text:style-name="Internet_20_link" text:visited-style-name="Visited_20_Internet_20_Link">
https://www.zaobao.com.sg/realtime/world/story20230614-1404131</text:a>
</text:p>
      <!--NEWS-->
      <text:h text:style-name="P10" text:outline-level="1">
<text:span text:style-name="T4">
日本自卫队员疑向同僚开八枪 两人死亡</text:span>
</text:h>
      <text:p text:style-name="P4">
Author: 联合早报 (Person)</text:p>
      <text:p text:style-name="P4">
Publisher: 联合早报 (Organization)</text:p>
      <text:p text:style-name="P4">
Published Time: 2023-06-14T12:09</text:p>
      <text:p text:style-name="P4">
Modified Time: 2023-06-14T16:29</text:p>
      <text:p text:style-name="P4">
Description: 日本一名自卫队队员星期三（6月14日）疑向同僚开枪后试图自杀，枪击导致至少两人死亡，一名自卫队员被捕。日本放送协会（NHK）报道，日本国防部说，一名18岁自卫队员用一支自动步枪向三...</text:p>
      <text:p text:style-name="P4">
Videos: []</text:p>
      <text:p text:style-name="P4">
Audios: []</text:p>
      <text:p text:style-name="P4">
Images: []</text:p>
      <text:p text:style-name="P4">
Type: NewsArticle</text:p>
      <text:p text:style-name="P4">
Breadcrumbs: ['即时', '国际']</text:p>
      <text:p text:style-name="P4">
Keywords: ['日本', '枪击', '死亡', '枪击案']</text:p>
      <!--METADATA-->
      <text:p text:style-name="P4">
日本一名自卫队队员星期三（6月14日）疑向同僚开枪后试图自杀，枪击导致至少两人死亡，一名自卫队员被捕。</text:p>
      <text:p text:style-name="P4">
日本放送协会（NHK）报道，日本国防部说，一名18岁自卫队员用一支自动步枪向三名自卫队员开枪，其中两人送院后伤重不治。</text:p>
      <text:p text:style-name="P4">
NTV早前报道，其中两名受害者已无生命体征。</text:p>
      <text:p text:style-name="P4">
这起事件发生在星期三早上9时左右（新加坡时间星期三早上8时左右），地点是日本中部岐阜县日野市的自卫队射击场。</text:p>
      <text:p text:style-name="P4">
日本陆上自卫队总参谋长森下泰臣在记者会上说：“我们将调查事发原因，并确保它不再发生。”</text:p>
      <text:p text:style-name="P4">
自卫队发言人说，嫌疑人共开了八枪。</text:p>
      <text:p text:style-name="P4">
NHK称，遇难者包括一名五十多岁男性和两名二十多岁男性，目前未有平民伤亡报告。</text:p>
      <text:p text:style-name="P4">
在日本，枪击事件极为罕见，而且枪支所有权在日本受到严格监管，任何想拥有枪支的人都必须经过严格的审查程序。</text:p>
      <text:p text:style-name="P4">
根据路透社报道，日本警察厅的统计显示，去年日本发生四起致命枪击事件，其中一起的受害者为 <text:a xlink:type="simple" xlink:href="https://www.zaobao.com/realtime/world/story20220708-1290932" text:style-name="Internet_20_link" text:visited-style-name="Visited_20_Internet_20_Link">
 日本前首相安倍晋三</text:a>
 。</text:p>
      <text:p text:style-name="P4">
涉嫌枪杀安倍晋三的 <text:a xlink:type="simple" xlink:href="https://www.zaobao.com/realtime/world/story20220709-1291246" text:style-name="Internet_20_link" text:visited-style-name="Visited_20_Internet_20_Link">
 42岁男子山上彻也</text:a>
曾是海上自卫队员，他当时使用的是一把自制手枪。</text:p>
      <text:p text:style-name="P4">
Source: <text:a xlink:type="simple" xlink:href="https://www.zaobao.com.sg/realtime/world/story20230614-1404138" text:style-name="Internet_20_link" text:visited-style-name="Visited_20_Internet_20_Link">
https://www.zaobao.com.sg/realtime/world/story20230614-1404138</text:a>
</text:p>
      <!--NEWS-->
      <text:h text:style-name="P10" text:outline-level="1">
<text:span text:style-name="T4">
德国出台首份国家安全战略 中国是对手也是伙伴</text:span>
</text:h>
      <text:p text:style-name="P4">
Author: None (Language: zh)</text:p>
      <text:p text:style-name="P4">
Publisher: None</text:p>
      <text:p text:style-name="P4">
Time: 2023-06-14T12:10:00Z</text:p>
      <text:p text:style-name="P4">
Description: 经过了执政党之间长时间的争执与博弈，德国终于出台首份国家安全战略。在这份安全战略中，联邦政府阐述了未来将如何应对来自外部和内部的威胁，将中国定义为“合作伙伴、竞争者和系统性对手”。</text:p>
      <text:p text:style-name="P4">
Videos: []</text:p>
      <text:p text:style-name="P4">
Images: []</text:p>
      <text:p text:style-name="P4">
Subject: 时政风云</text:p>
      <text:p text:style-name="P4">
Subjects: ['德中关系', '欧债危机', '欧盟', '岛屿主权争端', '专题报道：全景观看“习马会”', '德国', '中国', '留学德国', '中共十九大', '留学德国']</text:p>
      <text:p text:style-name="P4">
Keywords: ['德国', '国家安全战略', '中国']</text:p>
      <text:p text:style-name="P4">
ID: 65912004</text:p>
      <!--METADATA-->
      <text:p text:style-name="P4">
<text:a xlink:type="simple" xlink:href="https://www.dw.com/zh/overlay/image/article/65912004/65909787" text:style-name="Internet_20_link" text:visited-style-name="Visited_20_Internet_20_Link">
 </text:a>
</text:p>
      <text:p text:style-name="P4">
德国首份国家安全战略出炉</text:p>
      <text:p text:style-name="P4">
（德国之声中文网）本周三（6月14日）德国联邦总理肖尔茨与外交部长贝尔博克、内政部长费泽尔、国防部长皮斯托里乌斯以及财政部长林德纳共同出席记者会，介绍40多页长的德国首份<text:a xlink:type="simple" xlink:href="https://www.dw.com/zh/zh/德国即将发布安全战略-对中国言辞将更尖锐/a-65904142" text:style-name="Internet_20_link" text:visited-style-name="Visited_20_Internet_20_Link">
 国家安全战略 </text:a>
。此前三个执政党之间就这份安全战略的内容进行了长达数月的争执与博弈。</text:p>
      <text:p text:style-name="P4">
<text:a xlink:type="simple" xlink:href="https://www.dw.com/zh/zh/肖尔茨欧盟不应成为美中之外的第三强权/a-65564276" text:style-name="Internet_20_link" text:visited-style-name="Visited_20_Internet_20_Link">
 总理肖尔茨 </text:a>
在记者会上表示：“这份安全战略的目标十分明确：捍卫国民的安全，同时为确保欧洲的安全做出我们的贡献。”</text:p>
      <text:p text:style-name="P4">
肖尔茨说：“没有安全就没有自由，也就没有稳定和繁荣。”他强调，德国安全政策的核心仍然是“立足于欧盟和跨大西洋联盟”。他还具体提到了“我们与法国的深厚友谊和与美国的密切伙伴关系”。</text:p>
      <text:p text:style-name="P4">
这份国家安全战略澄清了一些基本问题，例如哪些属于德国的安全利益，谁应该作为行为参与者解决这些问题等等。</text:p>
      <text:p text:style-name="P4">
《战略》将9项议题列为德国安全的核心挑战：国家和联盟防御、民防和公民保护、国际危机处理和发展政策、防范外国影响和间谍活动、技术和关键基础设施的保护、网络和太空安全、原材料和能源安全、应对气候危机和大流行病以及食品安全。</text:p>
      <text:h text:style-name="P12" text:outline-level="3">
<text:span text:style-name="T4">
德国公布二战后首部安全战略</text:span>
</text:h>
      <text:h text:style-name="P12" text:outline-level="3">
<text:span text:style-name="T4">
中国是“合作伙伴、竞争者和系统性对手”</text:span>
</text:h>
      <text:p text:style-name="P4">
在谈到中国议题时，肖尔茨说，德国政府会在其中国战略中保持一种平衡。他说，联邦政府内部取得一致并强调，德国谋求的不是脱钩，而是将风险降到最低。</text:p>
      <text:p text:style-name="P4">
肖尔茨说，中国经济还会继续增长，也应该继续增长。“中国融入世界贸易和全球经济的进程不应受到影响。但与此同时，安全问题也必须得到解决。”肖尔茨说。</text:p>
      <text:p text:style-name="P4">
他还对下周即将举行的德中政府磋商会议明确表示欢迎。</text:p>
      <text:p text:style-name="P4">
在德国国家安全战略中，中国被定义为“ <text:a xlink:type="simple" xlink:href="https://www.dw.com/zh/zh/欧盟希望重新校准对中国立场/a-65612520" text:style-name="Internet_20_link" text:visited-style-name="Visited_20_Internet_20_Link">
 合作伙伴、竞争者和系统性对手</text:a>
”，这和欧盟的表述方式一致。《战略》中指出：“我们注意到，近些年来竞争和对手的成分在不断增加。”但中国依旧是一个合作伙伴，“缺少了中国，许多具有紧迫性的全球挑战就无法得到解决”。</text:p>
      <text:p text:style-name="P4">
外交部长 <text:a xlink:type="simple" xlink:href="https://www.dw.com/zh/zh/德国外交政策-要价值观还是要利益/a-65529553" text:style-name="Internet_20_link" text:visited-style-name="Visited_20_Internet_20_Link">
 贝尔博克 </text:a>
也强调，在与北京打交道时，不存在非黑即白的思维方式。德国在民主等问题上与中国存在根本分歧，但在应对气候变化方面也需要与中国合作。她还说：“我们也在不断协调与伙伴国家的合作。”</text:p>
      <text:h text:style-name="P12" text:outline-level="3">
<text:span text:style-name="T4">
德国的对华政策将驶向何方？</text:span>
</text:h>
      <text:p text:style-name="P4">
《战略》中还提到，“中国正在以各种方式试图重塑现有的基于规则的国际秩序，越来越积极地要求获得区域优势，并一再采取与我们的利益和价值观相抵触的行动”。“地区稳定和国际安全日益承受压力，人权也遭到漠视。中国正在利用其经济实力来实现政治目标。”</text:p>
      <text:p text:style-name="P4">
柏林政府原计划在今年2月举行的慕尼黑安全峰会上介绍这份国家安全战略，然而当时政府内部尚无法对战略中的所有内容和表述达成一致。</text:p>
      <text:p text:style-name="P4">
Source: <text:a xlink:type="simple" xlink:href="https://www.dw.com/zh/德国出台首份国家安全战略-中国是对手也是伙伴/a-65912004" text:style-name="Internet_20_link" text:visited-style-name="Visited_20_Internet_20_Link">
https://www.dw.com/zh/德国出台首份国家安全战略-中国是对手也是伙伴/a-65912004?maca=chi-rss-chi-all-1127-rdf</text:a>
</text:p>
      <!--NEWS-->
      <text:h text:style-name="P10" text:outline-level="1">
<text:span text:style-name="T4">
中国军舰罕见访问菲律宾</text:span>
</text:h>
      <text:p text:style-name="P4">
Author: None (Language: zh)</text:p>
      <text:p text:style-name="P4">
Publisher: None</text:p>
      <text:p text:style-name="P4">
Time: 2023-06-14T12:22:00Z</text:p>
      <text:p text:style-name="P4">
Description: 搭载数百名海军学员和官兵的中国海军训练舰 「戚继光」号周三抵达菲律宾马尼拉港。这是北京方面为修补地区关系，对越南、泰国、文莱和菲律宾四国进行友好访问的最后一站。</text:p>
      <text:p text:style-name="P4">
Videos: []</text:p>
      <text:p text:style-name="P4">
Images: []</text:p>
      <text:p text:style-name="P4">
Subject: 时政风云</text:p>
      <text:p text:style-name="P4">
Subjects: ['专题报道：习近平访美', '岛屿主权争端', '南中国海主权争端', '菲律宾']</text:p>
      <text:p text:style-name="P4">
Keywords: ['戚继光舰', '菲律宾', '南海', '主权争议', '南中国海']</text:p>
      <text:p text:style-name="P4">
ID: 65911323</text:p>
      <!--METADATA-->
      <text:p text:style-name="P4">
<text:a xlink:type="simple" xlink:href="https://www.dw.com/zh/overlay/image/article/65911323/65911928" text:style-name="Internet_20_link" text:visited-style-name="Visited_20_Internet_20_Link">
 </text:a>
</text:p>
      <text:p text:style-name="P4">
中国海军训练舰 「戚继光」号周三（6月14日）抵达菲律宾首都马尼拉</text:p>
      <text:p text:style-name="P4">
（德国之声中文网）中国海军训练舰「戚继光」号周三（6月14日）抵达菲律宾首都马尼拉，船上搭载476名海军学员和官兵。穿着白色海军制服的学员们在「戚继光」号甲板上肃立，菲律宾军方官员则在港口迎接中国海军训练舰到访。当地艺术家表演传统舞蹈，旁观者挥舞着中菲两国国旗。</text:p>
      <text:p text:style-name="P4">
中国驻菲律宾大使黄溪连出席了欢迎式。但黄溪连和菲律宾官员皆未对媒体发表任何评论。</text:p>
      <text:p text:style-name="P4">
这是中国海军军舰罕见访问菲律宾，也是戚继光舰首次到访该国。菲律宾新政府在马科斯二世的领导下，不断与美国加强关系，包括扩大联合军事演习，并在2月 <text:a xlink:type="simple" xlink:href="https://www.dw.com/zh/zh/最新协议菲律宾将增加四个军事基地供美军使用/a-64590207" text:style-name="Internet_20_link" text:visited-style-name="Visited_20_Internet_20_Link">
同意增加四个军事基地供美军使用 </text:a>
 。</text:p>
      <text:p text:style-name="P4">
与此同时，中国越来越强硬地对南中国海提出广泛主权主张，因此与菲律宾、越南、马来西亚、台湾和文莱发生摩擦。</text:p>
      <text:p text:style-name="P4">
今年二月，中国海警船在存在主权争议的岛礁附近使用「军用级别激光」照射一艘菲律宾船只，导致部分船员短暂失明，该起事件促使菲律宾加强在南中国海的巡逻。</text:p>
      <text:p text:style-name="P4">
就在戚继光舰到访菲律宾的一周前，美国、日本和菲律 <text:a xlink:type="simple" xlink:href="https://www.dw.com/zh/zh/南海情勢升溫-美日菲將首次舉行海防聯合演習/a-65766653" text:style-name="Internet_20_link" text:visited-style-name="Visited_20_Internet_20_Link">
 南海情勢升溫 美日菲將首次舉行海防聯合演習</text:a>
宾海岸警卫队在该地区举行了联合执法演习。</text:p>
      <text:p text:style-name="P4">
</text:p>
      <text:p text:style-name="P4">
「戚继光」抵达菲律宾后将向公众开放参观</text:p>
      <text:h text:style-name="P12" text:outline-level="3">
<text:span text:style-name="T4">
在菲律宾参观戚继光舰</text:span>
</text:h>
      <text:p text:style-name="P4">
拜登政府一直致力于加强印太地区联盟以抗衡中国的广泛海洋主张，包括对民主台湾的威胁。</text:p>
      <text:p text:style-name="P4">
中国解放军吨位最大的训练舰戚继光舰将在菲律宾港口停留至6月17日。这是该舰近40日航行的最后一站。</text:p>
      <text:p text:style-name="P4">
戚继光舰在5月中旬从辽宁大连启航时，中国官媒在报道中并未提及 <text:a xlink:type="simple" xlink:href="https://www.dw.com/zh/zh/中菲承诺深化关系-马尼拉-不只着眼于南海分歧/a-65405915" text:style-name="Internet_20_link" text:visited-style-name="Visited_20_Internet_20_Link">
 中国卷入与的各种领土争端</text:a>
，仅报道称戚继光号执行远海海域实习访问任务，这是海军学员参观外国军舰、院校及训练设施，「加深与到访国人民之间的友谊」的机会。</text:p>
      <text:p text:style-name="P4">
美联社报道称，周三只有中菲社区的成员被允许登上戚继光舰，但周四和周五将会向更多民众开放。</text:p>
      <text:p text:style-name="P4">
据中新网报道，戚继光舰访问菲律宾期间，出访官兵将参观菲律宾海军舰艇，并与菲律宾海军代表举行交流活动。</text:p>
      <text:p text:style-name="P4">
（美联社）</text:p>
      <text:p text:style-name="P4">
Source: <text:a xlink:type="simple" xlink:href="https://www.dw.com/zh/中国军舰罕见访问菲律宾/a-65911323" text:style-name="Internet_20_link" text:visited-style-name="Visited_20_Internet_20_Link">
https://www.dw.com/zh/中国军舰罕见访问菲律宾/a-65911323?maca=chi-rss-chi-all-1127-rdf</text:a>
</text:p>
      <!--NEWS-->
      <text:h text:style-name="P10" text:outline-level="1">
<text:span text:style-name="T4">
德国首份国安战略报告 称北京行径违反柏林利益</text:span>
</text:h>
      <text:p text:style-name="P4">
Publisher: 法新社</text:p>
      <text:p text:style-name="P4">
Published Time: 2023-06-14T12:32:08+00:00</text:p>
      <text:p text:style-name="P4">
Modified Time: 2023-06-14T12:05:05+00:00</text:p>
      <text:p text:style-name="P4">
Description: （法新社柏林14日电） 德国今天首度发表国家安全战略报告，称中国是「伙伴、竞争者和敌对体制」，批评北京当局试图重塑全球秩序，一再采取违反德国利益的行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3.617581in" draw:z-index="0">
<draw:image xlink:href="../Images/rficn/2023-06-14T12-32-08-00-00/000000.png" xlink:type="simple" xlink:show="embed" xlink:actuate="onLoad" draw:mime-type="image/png"/>
</draw:frame>
</text:p>
      <text:p text:style-name="P4">
德国在首份战略报告中称：「中国正试图以各种方式重塑现有以规则为基础的国际秩序，以愈来愈大的力道确立区域主导地位，一次又一次与我们的利益和价值观背道而驰。」</text:p>
      <text:p text:style-name="P4">
这份由德国总理萧兹（Olaf Scholz）领导的三党联合政府发表的国安战略报告，抨击北京当局置区域稳定和国际安全于日增的压力下，并且漠视人权。</text:p>
      <text:p text:style-name="P4">
与此同时，德国也坦承中国「依然是伙伴，在解决诸多国际挑战和危机方面，是不可或缺的一员」。</text:p>
      <text:p text:style-name="P4">
报告中说：「这正是何以我们特别要把握在这些领域合作的选项和机会。」</text:p>
      <text:p text:style-name="P4">
德国发表这份外界期待已久战略报告的时间点，就在中国国务院总理李强预定访问柏林的前几天。</text:p>
      <text:p text:style-name="P4">
在被询及这份报告传达给北京什么样的讯息时，萧兹说：「重点是中国在经济上将继续成长，以及中国和世界贸易与世界经济关系的整合不应受到影响。」</text:p>
      <text:p text:style-name="P4">
萧兹指出：「但与此同时衍生的安全议题，我们必须纳入考量。」萧兹指出，德国「不想要脱勾，我们希望去风险」。</text:p>
      <text:p text:style-name="P4">
Source: <text:a xlink:type="simple" xlink:href="https://www.rfi.fr/cn/%E5%9B%BD%E9%99%85%E6%8A%A5%E9%81%93/20230614-%E5%BE%B7%E5%9B%BD%E9%A6%96%E4%BB%BD%E5%9B%BD%E5%AE%89%E6%88%98%E7%95%A5%E6%8A%A5%E5%91%8A-%E7%A7%B0%E5%8C%97%E4%BA%AC%E8%A1%8C%E5%BE%84%E8%BF%9D%E5%8F%8D%E6%9F%8F%E6%9E%97%E5%88%A9%E7%9B%8A" text:style-name="Internet_20_link" text:visited-style-name="Visited_20_Internet_20_Link">
https://www.rfi.fr/cn/%E5%9B%BD%E9%99%85%E6%8A%A5%E9%81%93/20230614-%E5%BE%B7%E5%9B%BD%E9%A6%96%E4%BB%BD%E5%9B%BD%E5%AE%89%E6%88%98%E7%95%A5%E6%8A%A5%E5%91%8A-%E7%A7%B0%E5%8C%97%E4%BA%AC%E8%A1%8C%E5%BE%84%E8%BF%9D%E5%8F%8D%E6%9F%8F%E6%9E%97%E5%88%A9%E7%9B%8A</text:a>
</text:p>
      <!--NEWS-->
      <text:h text:style-name="P10" text:outline-level="1">
<text:span text:style-name="T4">
义大利前总理贝鲁斯柯尼国葬 预计数千人参与追悼</text:span>
</text:h>
      <text:p text:style-name="P4">
Publisher: 法新社</text:p>
      <text:p text:style-name="P4">
Published Time: 2023-06-14T12:32:09+00:00</text:p>
      <text:p text:style-name="P4">
Modified Time: 2023-06-14T12:05:03+00:00</text:p>
      <text:p text:style-name="P4">
Description: （法新社米兰14日电） 义大利今天将告别前总理贝鲁斯柯尼，预计将有数千人参加在米兰为这位亿万富翁举行的国葬仪式。</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3.617581in" draw:z-index="0">
<draw:image xlink:href="../Images/rficn/2023-06-14T12-32-09-00-00/000000.png" xlink:type="simple" xlink:show="embed" xlink:actuate="onLoad" draw:mime-type="image/png"/>
</draw:frame>
</text:p>
      <text:p text:style-name="P4">
贝鲁斯柯尼（Silvio Berlusconi）12日去世，享寿86岁，他的葬礼将在哥德式的米兰大教堂（Duomo）举行，并在广场的萤幕直播。</text:p>
      <text:p text:style-name="P4">
义大利人对贝鲁斯柯尼又崇拜又憎恨，他已经生病好几年，但仍然是右派义大利前进党（Forza Italia）的领导人。前进党是总理梅洛尼（GiorgiaMeloni）联合政府的成员。</text:p>
      <text:p text:style-name="P4">
前总理马伦齐（Matteo Renzi）今天说：「不管是爱他还是恨他，你都必须承认他是一种自然的力量。」他说：「一切都不再一样了。」</text:p>
      <text:p text:style-name="P4">
义大利总统马达雷拉（Sergio Mattarella）、总理梅洛尼和极右派联盟党（League）党魁萨尔维尼（MatteoSalvini）预计将参加葬礼，而欧盟将由经济执行委员简提洛尼（Paolo Gentiloni）代表。</text:p>
      <text:p text:style-name="P4">
米兰大教堂前摆放着义大利国旗颜色的大型花圈，仪式将于下午3时开始，由米兰大主教德尔皮尼（Monsignor Mario Delpini）主持。</text:p>
      <text:p text:style-name="P4">
目前还不清楚哪些现任或前任世界领导人将出席葬礼。（译者：林沂锋/核稿：林治平）</text:p>
      <text:p text:style-name="P4">
Source: <text:a xlink:type="simple" xlink:href="https://www.rfi.fr/cn/%E5%9B%BD%E9%99%85%E6%8A%A5%E9%81%93/20230614-%E4%B9%89%E5%A4%A7%E5%88%A9%E5%89%8D%E6%80%BB%E7%90%86%E8%B4%9D%E9%B2%81%E6%96%AF%E6%9F%AF%E5%B0%BC%E5%9B%BD%E8%91%AC-%E9%A2%84%E8%AE%A1%E6%95%B0%E5%8D%83%E4%BA%BA%E5%8F%82%E4%B8%8E%E8%BF%BD%E6%82%BC" text:style-name="Internet_20_link" text:visited-style-name="Visited_20_Internet_20_Link">
https://www.rfi.fr/cn/%E5%9B%BD%E9%99%85%E6%8A%A5%E9%81%93/20230614-%E4%B9%89%E5%A4%A7%E5%88%A9%E5%89%8D%E6%80%BB%E7%90%86%E8%B4%9D%E9%B2%81%E6%96%AF%E6%9F%AF%E5%B0%BC%E5%9B%BD%E8%91%AC-%E9%A2%84%E8%AE%A1%E6%95%B0%E5%8D%83%E4%BA%BA%E5%8F%82%E4%B8%8E%E8%BF%BD%E6%82%BC</text:a>
</text:p>
      <!--NEWS-->
      <text:h text:style-name="P10" text:outline-level="1">
<text:span text:style-name="T4">
尼日利亚发生沉船事故 已致103人丧生</text:span>
</text:h>
      <text:p text:style-name="P4">
Author: 联合早报 (Person)</text:p>
      <text:p text:style-name="P4">
Publisher: 联合早报 (Organization)</text:p>
      <text:p text:style-name="P4">
Published Time: 2023-06-14T12:34</text:p>
      <text:p text:style-name="P4">
Modified Time: 2023-06-14T16:40</text:p>
      <text:p text:style-name="P4">
Description: 尼日利亚中部夸拉州发生一起重大沉船事故，造成至少103人死亡，另有多人失踪。综合法新社和新华社报道，夸拉州（Kwara State）警方发言人说，一艘满载乘客的船只星期二（6月13...</text:p>
      <text:p text:style-name="P4">
Videos: []</text:p>
      <text:p text:style-name="P4">
Audios: []</text:p>
      <text:p text:style-name="P4">
Images: []</text:p>
      <text:p text:style-name="P4">
Type: NewsArticle</text:p>
      <text:p text:style-name="P4">
Breadcrumbs: ['即时', '国际']</text:p>
      <text:p text:style-name="P4">
Keywords: ['尼日利亚', '沉船事故']</text:p>
      <!--METADATA-->
      <text:p text:style-name="P4">
尼日利亚中部夸拉州发生一起重大沉船事故，造成至少103人死亡，另有多人失踪。</text:p>
      <text:p text:style-name="P4">
综合法新社和新华社报道，夸拉州（Kwara State）警方发言人说，一艘满载乘客的船只星期二（6月13日）凌晨在帕泰吉区一条河流上航行时沉没。</text:p>
      <text:p text:style-name="P4">
搜救人员救起约100名落水人员，并找到103具遇难者遗体。警方发言人说，搜救工作还在进行，死亡人数预计还会上升。</text:p>
      <text:p text:style-name="P4">
夸拉州政府发表声明说，船上乘客在参加完婚礼返程途中遭遇沉船事故。</text:p>
      <text:p text:style-name="P4">
这是尼日利亚近期发生的船难之一，超载、安全程序松懈，加上雨季洪水泛滥，船只倾覆频繁发生。</text:p>
      <text:p text:style-name="P4">
Source: <text:a xlink:type="simple" xlink:href="https://www.zaobao.com.sg/realtime/world/story20230614-1404147" text:style-name="Internet_20_link" text:visited-style-name="Visited_20_Internet_20_Link">
https://www.zaobao.com.sg/realtime/world/story20230614-1404147</text:a>
</text:p>
      <!--NEWS-->
      <text:h text:style-name="P10" text:outline-level="1">
<text:span text:style-name="T4">
放行四名中国客偷渡　台湾海巡官遭法办</text:span>
</text:h>
      <text:p text:style-name="P4">
Author: None</text:p>
      <text:p text:style-name="P4">
Publisher: Radio Free Asia (Organization)</text:p>
      <text:p text:style-name="P4">
Published Time: 2023-06-14T12:47:00-04:00</text:p>
      <text:p text:style-name="P4">
Modified Time: 2023-06-14T13:09:10-04:00</text:p>
      <text:p text:style-name="P4">
Description: None</text:p>
      <text:p text:style-name="P4">
Videos: []</text:p>
      <text:p text:style-name="P4">
Audios: ["<text:a xlink:type="simple" xlink:href="https://www.rfa.org/mandarin/yataibaodao/gangtai/hx-061420231225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3" text:anchor-type="as-char" svg:width="6.9236in" svg:height="3.573471in" draw:z-index="0">
<draw:image xlink:href="../Images/rfamandarin/2023-06-14T12-47-00-04-00/000000.png" xlink:type="simple" xlink:show="embed" xlink:actuate="onLoad" draw:mime-type="image/png"/>
</draw:frame>
中国抖音平台近日流传这支约4分钟视频，4名中国籍、1名美国籍游客搭游艇，在未持有入台签证下，马公商港安检所林姓副所长竟放行5人上岸“自由行”9天。5人拍下视频上传小红书炫耀，引发争议。<text:a xlink:type="simple" xlink:href="https://www.rfa.org/mandarin/yataibaodao/gangtai/hx-06142023122525.html/@@images/image" text:style-name="Internet_20_link" text:visited-style-name="Visited_20_Internet_20_Link">
 </text:a>
台湾海巡署提供  <text:a xlink:type="simple" xlink:href="https://www.rfa.org/mandarin/yataibaodao/gangtai/hx-06142023122525.html/@@stream" text:style-name="Internet_20_link" text:visited-style-name="Visited_20_Internet_20_Link">
Audio-1-Link：https://www.rfa.org/mandarin/yataibaodao/gangtai/hx-06142023122525.html/@@stream</text:a>
</text:p>
      <text:p text:style-name="P4">
台湾海巡官员私自"放行"四名中国观光客非法入境离岛澎湖"自由行"九天，遭拔官和移送法办，总统蔡英文视察空军时则出现中国解放军广播声，在野党立委称国家安全不容儿戏。军事学者呼吁加强敌我意识教育训练，增强警觉性。</text:p>
      <ul>
        <li>
<text:span text:style-name="T4">
<text:a xlink:type="simple" xlink:href="https://www.rfa.org/mandarin/yataibaodao/gangtai/hx-05032021112902.html" text:style-name="Internet_20_link" text:visited-style-name="Visited_20_Internet_20_Link">
 大陆男子称驾艇横穿台湾海峡"投奔自由"引舆论质疑 </text:a>
 </text:span>
  * <text:span text:style-name="T4">
<text:a xlink:type="simple" xlink:href="https://www.rfa.org/mandarin/yataibaodao/gangtai/hcm-04242018100509.html" text:style-name="Internet_20_link" text:visited-style-name="Visited_20_Internet_20_Link">
 江苏下岗男子驾艇偷渡 争取长期居留台湾 </text:a>
 </text:span>
</li>
      </ul>
      <text:p text:style-name="P4">
“我们现在是环球旅行的第一站，中国台湾省的澎湖，因为我们没有入台证，但是我们还想到岸上品尝美食，欣赏美景，我们到底能不能登陆呢？请看中国台湾海巡署的小哥怎么说？”</text:p>
      <text:p text:style-name="P4">
中国抖音平台近日流传这支约4分钟视频，4名中国籍、1名美国籍游客搭乘“圣克里斯多福籍AHAMOMENT”游艇，从福建出发，原订第一站日本冲绳。5月27日因躲避台风，台湾航港局核淮同意进港，泊靠台湾离岛澎湖的马公第一渔港亚果游艇码头。</text:p>
      <text:p text:style-name="P4">
在未持有入台签证下，马公商港安检所林姓副所长竟放行5人上岸“自由行”9天。5人甚至拍下在台吃喝玩乐视频上传小红书炫耀，引发争议。</text:p>
      <text:p text:style-name="P4">
中客释出视频录下对话，林副所长先是说，航港局同意进港，但假使要上岸须移民署同意，要上岸购买东西则须海关同意。</text:p>
      <text:p text:style-name="P4">
林副所长接着说：“我知道你们今天上午有跑掉了，以我的角色，我来点名的时候你们要到，就酱。”</text:p>
      <text:p text:style-name="P4">
中国客：“好。”</text:p>
      <text:p text:style-name="P4">
林副所长：“你们自己跑掉，你们被抓到你们要自己负责，我一定会说我有去管制你们，是你们自己跑掉的。”</text:p>
      <text:p text:style-name="P4">
中国客：“对对对，跟你没关系。”</text:p>
      <text:p text:style-name="P4">
林副所长：“这个责任要先划分。”</text:p>
      <text:p text:style-name="P4">
中国客：“不会给您添麻烦。”</text:p>
      <text:p text:style-name="P4">
林副所长：“我只是跟你讲，假如你们要去，自己小心一点。当然我知道，你们船上也需要买东西，去买一买就回来了，不要在那边逗留，因为假如被其他的单位看到你们又很麻烦。”</text:p>
      <text:p text:style-name="P4">
中国客：“明白。”</text:p>
      <text:p text:style-name="P4">
林副所长：“我们就互相。”</text:p>
      <text:p text:style-name="P4">
中国客还伸手跟林副所长握手。彼此约好6月5日离境检查时间，林副所长脱口说，台湾移民署官员“很懒”，常“东摸西摸”。</text:p>
      <text:p text:style-name="P4">
中客在视频最后称“达成默契，除了海巡署小哥每天的点名时间，其余的时间我们就可以上网品尝澎湖美食和菊岛美景了。”</text:p>
      <text:p text:style-name="P4">
海巡署金马澎分署13日将林副所长调离主管职。海洋委员会主委管碧玲13日脸书发文痛批，“这个天兵嘻嘻哈哈搞笑执法，我怎么能不怒？！”除了拔官、严惩，必须以“入出国移民法”中未经许可入国罪的帮助犯，将林副所长及非法入境者移送法办。</text:p>
      <text:p text:style-name="P4">
 台湾海洋委员会主委管碧玲脸书（管碧玲脸书）  <text:a xlink:type="simple" xlink:href="https://www.rfa.org/mandarin/yataibaodao/gangtai/hx-06142023122525.html/56db.png" text:style-name="Internet_20_link" text:visited-style-name="Visited_20_Internet_20_Link">
</text:a>
</text:p>
      <text:p text:style-name="P4">
台湾基进党14日召开记者会质疑“第二海军沦第一破口”，为何偷渡中客影片出现台南永乐市场，是否放任全台走？海巡署秘书室科长黄琮博14日答覆自由亚洲电台，经查与永乐市场街景不符，另报请澎湖地检署指挥侦办。</text:p>
      <text:p text:style-name="P4">
台湾基进党立委拟参选人林意评表示，海巡具司法警察身分，包括海域、海岸有关国家安全的情报、反情报、反渗透工作等与情报资讯业务事项；战时则身负“第二海军”的平战转换重责，负责协助海军抵抗敌军。立院院应尽速立《代理人法》提升心防。</text:p>
      <text:p text:style-name="P4">
台湾基进党主席王兴焕表示，若中国占领澎湖，等于钳制进出台湾海峡的咽喉，放任中国人入岛入户是渎职、敌我不分。</text:p>
      <text:p text:style-name="P4">
台湾基进党14日召开记者会质疑“第二海军沦第一破口”，为何偷渡中客影片出现台南永乐市场，是否放任全台走？（台湾基进党提供）  <text:a xlink:type="simple" xlink:href="https://www.rfa.org/mandarin/yataibaodao/gangtai/hx-06142023122525.html/4e94.jpg" text:style-name="Internet_20_link" text:visited-style-name="Visited_20_Internet_20_Link">
</text:a>
</text:p>
      <text:p text:style-name="P4">
台湾国防安全研究院所长沈明室在接受自由亚洲电台采访时指出，林副所长可能认为中国客只是上岸玩。</text:p>
      <text:p text:style-name="P4">
沈明室说：“有没有收人家红包不知？警觉性不够，澎湖人那么多，军队布署武器系统，若被渗透、破坏，会造成国安漏洞。在这方面警觉跟训练，海巡署应要加强。”</text:p>
      <text:p text:style-name="P4">
<text:span text:style-name="T4">
蔡英文视察空军战管中心</text:span>
 <text:span text:style-name="T4">
出现中国空军广播</text:span>
</text:p>
      <text:p text:style-name="P4">
此外，总统蔡英文9日到高雄空军南部区域作战管制中心慰劳，跟飞行员战备通话时，出现解放军广播：“注意，我是中国空军，你已侵入我中国领空，严重侵犯我国主权。”</text:p>
      <text:p text:style-name="P4">
总统蔡英文9日到高雄空军南部区域作战管制中心慰劳，跟飞行员战备通话时，出现解放军广播：“注意，我是中国空军，你已侵入我中国领空，严重侵犯我国主权。”（台湾总统府提供）<text:a xlink:type="simple" xlink:href="https://www.rfa.org/mandarin/yataibaodao/gangtai/hx-06142023122525.html/516d.jpg" text:style-name="Internet_20_link" text:visited-style-name="Visited_20_Internet_20_Link">
 </text:a>
</text:p>
      <text:p text:style-name="P4">
台湾行政院长陈建仁12日表示，总统采战备专线的通话，中国则用国际紧急开放的频率来广播，两者系统并不相同，总统也没有受到影响，这个实况显示国军捍卫空防每日面对各种挑战。</text:p>
      <text:p text:style-name="P4">
相关视频被中国网民疯传，有台湾退役空军将领质疑总统行程恐怕被中共充分掌握。</text:p>
      <text:p text:style-name="P4">
沈明室分析，总统视察监听中心，自然收听到周边各国飞行员讲话。不是解放军广播插了蔡总统的话，当关掉解放军干扰，空军仍可跟总统讲话。可见台海动态复杂，平时不同国家会切换国际民用、公用频道，作战时防电子作战会采跳频系统，确保通讯不受干扰。国民党籍立委陈以信接受自由亚洲电台采访强调，国家安全不容儿戏，第一线前线人员螺丝不能松，三军统帅、国安高层、总统本人也不可把国安当作作秀的舞台，轻忽国家安全的重要性。”</text:p>
      <text:p text:style-name="P4">
记者：夏小华 责编： 许书婷、梒青 网编：洪伟</text:p>
      <text:p text:style-name="P4">
Source: <text:a xlink:type="simple" xlink:href="https://www.rfa.org/mandarin/yataibaodao/gangtai/hx-06142023122525.html" text:style-name="Internet_20_link" text:visited-style-name="Visited_20_Internet_20_Link">
https://www.rfa.org/mandarin/yataibaodao/gangtai/hx-06142023122525.html</text:a>
</text:p>
      <!--NEWS-->
      <text:h text:style-name="P10" text:outline-level="1">
<text:span text:style-name="T4">
美中双方确认布林肯将于6月18、19日访华</text:span>
</text:h>
      <text:p text:style-name="P4">
Author: None</text:p>
      <text:p text:style-name="P4">
Publisher: Radio Free Asia (Organization)</text:p>
      <text:p text:style-name="P4">
Published Time: 2023-06-14T12:57:00-04:00</text:p>
      <text:p text:style-name="P4">
Modified Time: 2023-06-14T16:06:01-04:00</text:p>
      <text:p text:style-name="P4">
Description: None</text:p>
      <text:p text:style-name="P4">
Videos: []</text:p>
      <text:p text:style-name="P4">
Audios: ["<text:a xlink:type="simple" xlink:href="https://www.rfa.org/mandarin/Xinwen/kw-061420231255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5.1927in" draw:z-index="0">
<draw:image xlink:href="../Images/rfamandarin/2023-06-14T12-57-00-04-00/000000.png" xlink:type="simple" xlink:show="embed" xlink:actuate="onLoad" draw:mime-type="image/png"/>
</draw:frame>
美中双方周三（14日）分别宣布了美国国务卿布林肯将于18、19日访华的消息。 <text:a xlink:type="simple" xlink:href="https://www.rfa.org/mandarin/Xinwen/kw-06142023125508.html/@@images/image" text:style-name="Internet_20_link" text:visited-style-name="Visited_20_Internet_20_Link">
</text:a>
法新社图片  <text:a xlink:type="simple" xlink:href="https://www.rfa.org/mandarin/Xinwen/kw-06142023125508.html/@@stream" text:style-name="Internet_20_link" text:visited-style-name="Visited_20_Internet_20_Link">
Audio-1-Link：https://www.rfa.org/mandarin/Xinwen/kw-06142023125508.html/@@stream</text:a>
</text:p>
      <text:p text:style-name="P4">
美中双方周三（14日）分别宣布了美国国务卿布林肯将于18、19日访华的消息。</text:p>
      <text:p text:style-name="P4">
美国国务院14日发声明说，国务卿布林肯将于 6 月 16 日至 21日访问中华人民共和国（中国）北京和英国伦敦。声明指出，在北京期间，布林肯国务卿将与中国高级官员会面，讨论保持开放沟通渠道以负责任地管理美中关系的重要性。他还将提出双边关切的问题、全球和地区事务，以及在应对共同的跨国挑战上的潜在合作。不过，美方并未提供日程安排的更多详情。</text:p>
      <text:p text:style-name="P4">
中国官媒央视新闻则在14日晚间快讯中说，中国外交部发言人汪文斌宣布,经中美双方商定，美国国务卿布林肯将于6月18日至19日访华。不过稍早，汪文斌在当天外交部的例行记者会上回答相关问题时，依然称关于这次访问，“目前没有可以提供的消息”。</text:p>
      <text:p text:style-name="P4">
美国白宫国安会印太事务协调员坎贝尔（Kurt Campbell）和国务院东亚及太平洋事务助理国务卿康达（Daniel J.Kritenbrink）周三早上在媒体电话简报会上，讨论了布林肯即将展开的出访。其中，康达指出，布林肯访华有三大目标，即希望确保高层沟通渠道畅通，以减少误判的风险；同时，表达并捍卫美国的利益和价值观；以及寻求符合彼此利益的潜在合作领域。</text:p>
      <text:p text:style-name="P4">
康达强调，美方希望与中国进行“坦诚、直接和建设性的讨论”和“实质性对话”，以便能够负责任地管理两国之间的竞争。但他不寄望会谈会有“突破或转变”及可交付的成果。他说：“我们带着现实、自信的态度和真诚的愿望来到北京，以尽可能最负责任的方式管理我们的竞争”。</text:p>
      <text:p text:style-name="P4">
布林肯访华，预计将和秦刚等中国高官会面，也可能和中国国家主席习近平会晤。但简报会上，康达和坎贝尔均未透露布林肯的具体行程安排。</text:p>
      <text:p text:style-name="P4">
对于布林肯本次访华在管控两岸紧张局势方面可以做些什么，康达回应说，两岸问题一直是美中之间最重要、最具挑战性和最敏感的问题之一。预料布林肯将会重申，维护台海和平与稳定是美国的持久利益。双方还将讨论乌克兰议题。</text:p>
      <text:p text:style-name="P4">
两国关系的一个令人担忧的方面是军事对话。坎贝尔表示:“我相信布林肯国务卿将强烈主张这些沟通渠道是必要的。它们是成熟、强大的军队互动的方式，而避免这些关键沟通渠道的风险太高了。”</text:p>
      <text:p text:style-name="P4">
坎贝尔也强调，美国正在与中国竞争，但美方不寻求冲突、对抗或新冷战。美国想要的是负责任地管理竞争。</text:p>
      <text:p text:style-name="P4">
康达还谈到，这次是布林肯首次以国务卿身份到访中国，也是自2018年以来，美国国务卿的首次访华。同时，这也是自 2019年以来，美国政府内阁成员首次访华，而“面对面会面是无可替代的”。</text:p>
      <text:p text:style-name="P4">
中国外交部长秦刚14日稍早应约与布林肯通了电话，双方就美中关系、台湾议题进行了讨论。据双方各自发布的消息，布林肯表达了美中保持沟通渠道畅通的重要性，以及为双边和全球问题所做的持续努力。中国外交部则指出，秦刚就台湾问题等中方核心关切阐明了“严正立场”，强调美方应予尊重，停止干涉中国内政，停止以竞争为名损害中方主权安全发展利益。</text:p>
      <text:p text:style-name="P4">
《华尔街日报》上周引述一名美国官员披露，中国正在对古巴进行新的间谍活动。布林肯则在访中前表示，“拜登政府已经采取了外交措施，减缓了中国在全球投射军事力量”。</text:p>
      <text:p text:style-name="P4">
布林肯原订于今年2月访问北京，但因爆发中国气球事件而推迟。此后，美中关系持续紧张。美方虽然持续释放访中意愿，但北京方面则多次表示，美中沟通关键在于美方不能“说一套做一套”。</text:p>
      <text:p text:style-name="P4">
记者：凯迪</text:p>
      <text:p text:style-name="P4">
Source: <text:a xlink:type="simple" xlink:href="https://www.rfa.org/mandarin/Xinwen/kw-06142023125508.html" text:style-name="Internet_20_link" text:visited-style-name="Visited_20_Internet_20_Link">
https://www.rfa.org/mandarin/Xinwen/kw-06142023125508.html</text:a>
</text:p>
      <!--NEWS-->
      <text:h text:style-name="P10" text:outline-level="1">
<text:span text:style-name="T4">
日本18岁「自卫官候补生」持枪扫射同袍 酿2死1伤</text:span>
</text:h>
      <text:p text:style-name="P4">
Publisher: 法新社</text:p>
      <text:p text:style-name="P4">
Published Time: 2023-06-14T13:02:08+00:00</text:p>
      <text:p text:style-name="P4">
Modified Time: 2023-06-14T12:50:02+00:00</text:p>
      <text:p text:style-name="P4">
Description: （法新社东京14日电） 日本陆上自卫队表示，位于岐阜市的陆上自卫队射击场今天上午进行实弹射击训练时，发生18岁「自卫官候补生」持枪扫射3名同袍事件，造成2人死亡，另有1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3.617581in" draw:z-index="0">
<draw:image xlink:href="../Images/rficn/2023-06-14T13-02-08-00-00/000000.png" xlink:type="simple" xlink:show="embed" xlink:actuate="onLoad" draw:mime-type="image/png"/>
</draw:frame>
</text:p>
      <text:p text:style-name="P4">
据报导，犯嫌稍早已遭警方依杀人未遂罪嫌逮捕。岐阜县警方表示，犯嫌身分为「自卫官候补生」，也就是为了成为自卫官正接受训练的自卫队员。</text:p>
      <text:p text:style-name="P4">
陆上自卫队表示，今天上午9时左右，陆上自卫队位于岐阜市的日野基本射击场正在实施新队员教育的实弹射击训练，18岁自卫官候补生持枪朝3名队员扫射。</text:p>
      <text:p text:style-name="P4">
3名中弹队员虽然被送往医院救治，但其中2人宣告不治。消防单位表示，3名中弹队员为50多岁男性及2名20多岁男性。</text:p>
      <text:p text:style-name="P4">
岐阜县警方表示，犯嫌坦承犯行。</text:p>
      <text:p text:style-name="P4">
事发现场距JR岐阜站约5公里，附近也有住宅区。陆上自卫队1984年也发生过类似事件，当时在山口驻屯地射击场实施实弹射击训练时，有队员持自动步枪扫射造成人员死伤。</text:p>
      <text:p text:style-name="P4">
Source: <text:a xlink:type="simple" xlink:href="https://www.rfi.fr/cn/%E5%9B%BD%E9%99%85%E6%8A%A5%E9%81%93/20230614-%E6%97%A5%E6%9C%AC18%E5%B2%81-%E8%87%AA%E5%8D%AB%E5%AE%98%E5%80%99%E8%A1%A5%E7%94%9F-%E6%8C%81%E6%9E%AA%E6%89%AB%E5%B0%84%E5%90%8C%E8%A2%8D-%E9%85%BF2%E6%AD%BB1%E4%BC%A4" text:style-name="Internet_20_link" text:visited-style-name="Visited_20_Internet_20_Link">
https://www.rfi.fr/cn/%E5%9B%BD%E9%99%85%E6%8A%A5%E9%81%93/20230614-%E6%97%A5%E6%9C%AC18%E5%B2%81-%E8%87%AA%E5%8D%AB%E5%AE%98%E5%80%99%E8%A1%A5%E7%94%9F-%E6%8C%81%E6%9E%AA%E6%89%AB%E5%B0%84%E5%90%8C%E8%A2%8D-%E9%85%BF2%E6%AD%BB1%E4%BC%A4</text:a>
</text:p>
      <!--NEWS-->
      <text:h text:style-name="P10" text:outline-level="1">
<text:span text:style-name="T4">
加拿大警方调查百余宗外国干预案　包括众议员庄文浩被威胁案</text:span>
</text:h>
      <text:p text:style-name="P4">
Author: None</text:p>
      <text:p text:style-name="P4">
Publisher: Radio Free Asia (Organization)</text:p>
      <text:p text:style-name="P4">
Published Time: 2023-06-14T13:18:00-04:00</text:p>
      <text:p text:style-name="P4">
Modified Time: 2023-06-14T15:56:27-04:00</text:p>
      <text:p text:style-name="P4">
Description: None</text:p>
      <text:p text:style-name="P4">
Videos: []</text:p>
      <text:p text:style-name="P4">
Audios: ["<text:a xlink:type="simple" xlink:href="https://www.rfa.org/mandarin/yataibaodao/junshiwaijiao/lf-061420231000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3.662808in" draw:z-index="0">
<draw:image xlink:href="../Images/rfamandarin/2023-06-14T13-18-00-04-00/000000.png" xlink:type="simple" xlink:show="embed" xlink:actuate="onLoad" draw:mime-type="image/png"/>
</draw:frame>
 加拿大皇家骑警总监杜赫姆（MikeDuheme）和副总监弗林（Mark Flynn）证实启动外国干预调查。 <text:a xlink:type="simple" xlink:href="https://www.rfa.org/mandarin/yataibaodao/junshiwaijiao/lf-06142023100037.html/@@images/image" text:style-name="Internet_20_link" text:visited-style-name="Visited_20_Internet_20_Link">
</text:a>
(视频会议截图)  <text:a xlink:type="simple" xlink:href="https://www.rfa.org/mandarin/yataibaodao/junshiwaijiao/lf-06142023100037.html/@@stream" text:style-name="Internet_20_link" text:visited-style-name="Visited_20_Internet_20_Link">
Audio-1-Link：https://www.rfa.org/mandarin/yataibaodao/junshiwaijiao/lf-06142023100037.html/@@stream</text:a>
</text:p>
      <text:p text:style-name="P4">
加拿大皇家骑警针对外国干预案，启动百余项调查，包括众议员庄文浩疑因批评北京而遭中方威胁一案。不少曾受中国骚扰的人士呼吁，需要独立的公开聆讯，让全国朝野正视问题并拿出解决方案。</text:p>
      <ul>
        <li>
<text:span text:style-name="T4">
<text:a xlink:type="simple" xlink:href="https://www.rfa.org/mandarin/yataibaodao/zhengzhi/lf-05252023123102.html" text:style-name="Internet_20_link" text:visited-style-name="Visited_20_Internet_20_Link">
 加拿大报告证实中国广泛干预加拿大事务 </text:a>
 </text:span>
  * <text:span text:style-name="T4">
<text:a xlink:type="simple" xlink:href="https://www.rfa.org/mandarin/yataibaodao/junshiwaijiao/lf-05152023094332.html" text:style-name="Internet_20_link" text:visited-style-name="Visited_20_Internet_20_Link">
 加拿大担心有更多政客被中国政府锁定 </text:a>
 </text:span>
  * <text:span text:style-name="T4">
<text:a xlink:type="simple" xlink:href="https://www.rfa.org/mandarin/yataibaodao/junshiwaijiao/lf-05052023100443.html" text:style-name="Internet_20_link" text:visited-style-name="Visited_20_Internet_20_Link">
 加拿大议员遭威胁 加国召见中国大使 </text:a>
 </text:span>
  * <text:span text:style-name="T4">
<text:a xlink:type="simple" xlink:href="https://www.rfa.org/mandarin/yataibaodao/junshiwaijiao/lf-04242023093357.html" text:style-name="Internet_20_link" text:visited-style-name="Visited_20_Internet_20_Link">
 加拿大设外国代理人登记是歧视华人吗？ </text:a>
 </text:span>
</li>
      </ul>
      <text:p text:style-name="P4">
加拿大皇家骑警总监杜赫姆（Mike Duheme）和副总监弗林（MarkFlynn）周二在众议院程序与事务委员会的听证会上作证，称警方正在就保守党议员庄文浩及在香港的亲人被中国政府盯上一事进行调查。</text:p>
      <text:p text:style-name="P4">
杜赫姆说：“当我们知道後，我们主动接触庄文浩先生，开始进行调查。还有其他国会议员也受到中共的干扰，我们也在了解情况。”</text:p>
      <text:p text:style-name="P4">
杜赫姆指的是对前保守党党魁奥图尔（Erin O'Toole）和新民主党议员关慧贞受到威胁的案件，正与加拿大选举委员会合作调查。</text:p>
      <text:p text:style-name="P4">
以上三名议员都曾严厉批评中国人权纪录。其中庄文浩因於2021年发起谴责中国对待维吾尔少数民族的手段是种族灭绝的议案而遭中国制裁。</text:p>
      <text:p text:style-name="P4">
杜赫姆还说，他们不仅重视民选议员被中国政府骚扰案件，还有其他100多宗涉及外国干预的调查都在进行中。他举例提到魁北克水力发电公司（Hydro-Quebec）一名工人涉及为中国从事间谍活动，称外国干预对加拿大安全构成多种复杂的威胁。</text:p>
      <text:p text:style-name="P4">
“人们关注民意代表被外国干预，但其实问题层面更广，我们的调查还涉及经济上的盗窃丶基础建设的破坏丶跨国性的镇压等多种情况。”</text:p>
      <text:p text:style-name="P4">
反对党指控总理杜鲁道(Justin Trudeau)对中国的态度太过软弱，要求针对外国干预事件的公开聆讯。</text:p>
      <text:p text:style-name="P4">
先前接受总理杜鲁道委任而担任外国干预调查的特别报告员约翰斯顿（DavidJohnston）认为不需要启动公开聆讯，但他个人与中国和杜鲁道家族都有牵扯，引发不少争议，最终约翰斯顿主动於上星期辞职。</text:p>
      <text:p text:style-name="P4">
 加拿大前总督约翰斯顿(DavidJohnston)担任外国干预特别报告员，调查中国干预问题。(视频截图)</text:p>
      <text:p text:style-name="P4">
加拿大西藏委员会(Canada Tibet Committee)主席喜饶塔青(SherapTherchin)说早在十几年前开始，他们就不断控诉遭到中国威胁骚扰，多年来没有人关注，好不容易现在被重视。</text:p>
      <text:p text:style-name="P4">
“我们是外国干预事件中第一线的受害者，所以我们希望有独立的公开聆讯，透过透明又严谨的过程，好让公众知道整个问题的严重性。”</text:p>
      <text:p text:style-name="P4">
港加联主席冯玉兰也说，普通调查会有信息保密的顾虑，有法官主导的公开聆讯，才能让更多真相曝光，配合国会立法和司法检调，拿出实际行动解决问题。</text:p>
      <text:p text:style-name="P4">
记者 ：柳飞 责编：嘉远 网编：何足</text:p>
      <text:p text:style-name="P4">
Source: <text:a xlink:type="simple" xlink:href="https://www.rfa.org/mandarin/yataibaodao/junshiwaijiao/lf-06142023100037.html" text:style-name="Internet_20_link" text:visited-style-name="Visited_20_Internet_20_Link">
https://www.rfa.org/mandarin/yataibaodao/junshiwaijiao/lf-06142023100037.html</text:a>
</text:p>
      <!--NEWS-->
      <text:h text:style-name="P10" text:outline-level="1">
<text:span text:style-name="T4">
北京增强政治管控　富豪"润"出中国成趋势</text:span>
</text:h>
      <text:p text:style-name="P4">
Author: None</text:p>
      <text:p text:style-name="P4">
Publisher: Radio Free Asia (Organization)</text:p>
      <text:p text:style-name="P4">
Published Time: 2023-06-14T13:25:00-04:00</text:p>
      <text:p text:style-name="P4">
Modified Time: 2023-06-14T16:02:42-04:00</text:p>
      <text:p text:style-name="P4">
Description: None</text:p>
      <text:p text:style-name="P4">
Videos: []</text:p>
      <text:p text:style-name="P4">
Audios: ["<text:a xlink:type="simple" xlink:href="https://www.rfa.org/mandarin/yataibaodao/shehui/tj1-061420231305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4.131826in" draw:z-index="0">
<draw:image xlink:href="../Images/rfamandarin/2023-06-14T13-25-00-04-00/000000.png" xlink:type="simple" xlink:show="embed" xlink:actuate="onLoad" draw:mime-type="image/png"/>
</draw:frame>
乘船游览新加坡的中国游客。预计今年中国将流失一万三千五百名富人。 <text:a xlink:type="simple" xlink:href="https://www.rfa.org/mandarin/yataibaodao/shehui/tj1-06142023130553.html/@@images/image" text:style-name="Internet_20_link" text:visited-style-name="Visited_20_Internet_20_Link">
</text:a>
Getty Images  <text:a xlink:type="simple" xlink:href="https://www.rfa.org/mandarin/yataibaodao/shehui/tj1-06142023130553.html/@@stream" text:style-name="Internet_20_link" text:visited-style-name="Visited_20_Internet_20_Link">
Audio-1-Link：https://www.rfa.org/mandarin/yataibaodao/shehui/tj1-06142023130553.html/@@stream</text:a>
</text:p>
      <text:p text:style-name="P4">
一份移民谘询公司公布的最新报告显示，基于中国经济成长停滞以及政府扩大政治管控，有越来越多的中国富豪移民离开中国。</text:p>
      <text:p text:style-name="P4">
<text:a xlink:type="simple" xlink:href="https://www.rfa.org/mandarin/Xinwen/3-12082022093910.html" text:style-name="Internet_20_link" text:visited-style-name="Visited_20_Internet_20_Link">
 <text:span text:style-name="T4">
全民都想"润"？中国民众单日搜寻"移民"再破一亿次</text:span>
 </text:a>
  * <text:span text:style-name="T4">
<text:a xlink:type="simple" xlink:href="https://www.rfa.org/mandarin/yataibaodao/huanjing/kw-12272022140923.html" text:style-name="Internet_20_link" text:visited-style-name="Visited_20_Internet_20_Link">
 中国放宽出境护照限制 全民"润"潮会再起吗？ </text:a>
 </text:span>
</text:p>
      <text:p text:style-name="P4">
据日经亚洲报道，近日，移民谘询公司Henley &amp;Partners发布一份报告，该报告推估2023年，中国会流失13,500位富有人口，延续近十年来，中国流失百万富翁的趋势。尽管中国有约823,800名百万富翁，但是这样的移民趋势还是会使中国损失数百万美元，恐怕将导致中国已经减缓的经济发展更加停滞。</text:p>
      <text:p text:style-name="P4">
<text:span text:style-name="T4">
富翁们"润"出中国以求政治稳定</text:span>
</text:p>
      <text:p text:style-name="P4">
该报告指出，在新冠疫情限制解除后，东亚客户的移民咨询数量激增，比2019年的最高谘询数还增加了15%。而全球富翁在今年的移民数量也超过2019年高点，达到122,000人。Henley&amp; Partner的香港董事丹尼丝（DeniseNg）分析，这些富翁选择移民的主因为：希望透过护照免签证，以提升流动性；希望得到更好的医疗资源；以及希望有更高的政治稳定。</text:p>
      <text:p text:style-name="P4">
该报告谈到，中国当局在2023年突击搜查了多家外国谘询公司，此外也加强了对金融以及科技业的控制，再加上中国在过去3年实施严苛的新冠封控政策，上述都导致中国富翁们在这两年大量外移。而富翁们移居的热点之一是新加坡，光是在2022年，就有10,800位中国百万富翁移民至新加坡，这也导致新加坡的房价以及物价上涨。</text:p>
      <text:p text:style-name="P4">
除了中国大陆，香港在今年也有1000位富豪移出，这可能会打乱香港当局企图吸引富豪、并让这些富豪在香港经营家族企业的计划。</text:p>
      <text:p text:style-name="P4">
该报告还分析到，印度是仅次于中国的有最多百万富翁外移的国家。不过，印度的富豪淨流出值只有6,500，和往年人数相比并不高，这是因为印度不断有新的人成为百万富豪，和中国自2017年起便不太有富豪数增长的情况不同。</text:p>
      <text:p text:style-name="P4">
记者：唐缘媛 责编：梒青 网编：洪伟</text:p>
      <text:p text:style-name="P4">
Source: <text:a xlink:type="simple" xlink:href="https://www.rfa.org/mandarin/yataibaodao/shehui/tj1-06142023130553.html" text:style-name="Internet_20_link" text:visited-style-name="Visited_20_Internet_20_Link">
https://www.rfa.org/mandarin/yataibaodao/shehui/tj1-06142023130553.html</text:a>
</text:p>
      <!--NEWS-->
      <text:h text:style-name="P10" text:outline-level="1">
<text:span text:style-name="T4">
在英港人接连遇袭　外相继续筹划访华</text:span>
</text:h>
      <text:p text:style-name="P4">
Author: None</text:p>
      <text:p text:style-name="P4">
Publisher: Radio Free Asia (Organization)</text:p>
      <text:p text:style-name="P4">
Published Time: 2023-06-14T13:30:00-04:00</text:p>
      <text:p text:style-name="P4">
Modified Time: 2023-06-14T16:35:55-04:00</text:p>
      <text:p text:style-name="P4">
Description: None</text:p>
      <text:p text:style-name="P4">
Videos: []</text:p>
      <text:p text:style-name="P4">
Audios: ["<text:a xlink:type="simple" xlink:href="https://www.rfa.org/mandarin/yataibaodao/gangtai/al-061420231241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3.204957in" draw:z-index="0">
<draw:image xlink:href="../Images/rfamandarin/2023-06-14T13-30-00-04-00/000000.png" xlink:type="simple" xlink:show="embed" xlink:actuate="onLoad" draw:mime-type="image/png"/>
</draw:frame>
 保安大臣图根达特（TomTugendhat）在推特转截相关报道，形容事件极其严重，警方正在调查，强调不能容忍灭声行为。 <text:a xlink:type="simple" xlink:href="https://www.rfa.org/mandarin/yataibaodao/gangtai/al-06142023124117.html/@@images/image" text:style-name="Internet_20_link" text:visited-style-name="Visited_20_Internet_20_Link">
</text:a>
路透社图片/Tom Tugendhat推特截图/RFA组图  <text:a xlink:type="simple" xlink:href="https://www.rfa.org/mandarin/yataibaodao/gangtai/al-06142023124117.html/@@stream" text:style-name="Internet_20_link" text:visited-style-name="Visited_20_Internet_20_Link">
Audio-1-Link：https://www.rfa.org/mandarin/yataibaodao/gangtai/al-06142023124117.html/@@stream</text:a>
</text:p>
      <text:p text:style-name="P4">
在英港人周日（11日）被疑似中国留学生殴打，英国保安国务大臣图根达特（TomTugendhat）终于开腔回应，形容事件严重，并强调英国不能容忍向强权发声者被灭声。不过施袭者怀疑已返回中国。与此同时，有媒体报道说，英国外相或于七月底访华，中共高官也将在下周访英。英国对华态度软化，会否令香港议题边缘化呢？</text:p>
      <ul>
        <li>
<text:span text:style-name="T4">
<text:a xlink:type="simple" xlink:href="https://www.rfa.org/mandarin/Xinwen/al2-06112023191031.html" text:style-name="Internet_20_link" text:visited-style-name="Visited_20_Internet_20_Link">
 在英港人集会后被疑似中国学生殴打 </text:a>
 </text:span>
  * <text:span text:style-name="T4">
<text:a xlink:type="simple" xlink:href="https://www.rfa.org/mandarin/yataibaodao/gangtai/al1-06122023092700.html" text:style-name="Internet_20_link" text:visited-style-name="Visited_20_Internet_20_Link">
 “抵抗英国赤化” 反送中运动四周年 在英港人街头重聚 </text:a>
 </text:span>
  * <text:span text:style-name="T4">
<text:a xlink:type="simple" xlink:href="https://www.rfa.org/mandarin/yataibaodao/gangtai/al-04132023124051.html" text:style-name="Internet_20_link" text:visited-style-name="Visited_20_Internet_20_Link">
 三年来港府高官首次访英 港人拟发起抗议"打对台" </text:a>
 </text:span>
</li>
      </ul>
      <text:p text:style-name="P4">
几名港人周日（11日）在英格兰南部南安普敦市（Southampton）参与集会后，被疑似中国留学生袭击，引起在英港人群体关注。流亡英国的前香港立法会议员罗冠聪，和一直关注香港议题的英国工党议员韦斯特（CatherineWest），都促请英国保安国务大臣图根达特（Tom Tugendhat）彻查事件。</text:p>
      <text:p text:style-name="P4">
<text:span text:style-name="T4">
保安大臣事隔两日发声 施袭者却可能已回中国</text:span>
</text:p>
      <text:p text:style-name="P4">
袭击发生后第三日，图根达特（TomTugendhat）终于开腔回应。他在推特转截相关报道，形容事件极其严重，警方正在调查，强调不能容忍灭声行为：“言论自由是我们国家的根本。我们不能容忍那些向强权说真话的人被企图压制、恐吓或伤害。”</text:p>
      <text:p text:style-name="P4">
不过有网民找到其中两名涉嫌施袭中国留学生的微信，帖文显示，他们极可能已启程回中国。本台再向汉普郡（Hampshire）警方求证，警方表示正继续调查，现阶段未有新的资讯。而警方日前的回覆表示，事件涉及“仇恨袭击”（hate-relatedassault），造成两人轻伤，但未交代是否有人被捕。</text:p>
      <text:p text:style-name="P4">
翻查资料，在英港人已不是第一次因示威抗议而被袭击。去年10月，港人BobChan在曼彻斯特抗议中共“二十大”时，被多名中国驻曼城外交官拖入使馆范围内施袭。而在2021年11月，一批香港示威者在伦敦唐人街抗议，反对华人团体借“反歧视”集会为中共“洗白”，被10多名华人袭击。有港人被打至头破血流，然而事件其后不了了之。</text:p>
      <text:p text:style-name="P4">
<text:span text:style-name="T4">
议员关注港人安全 外相拒绝正面回应</text:span>
</text:p>
      <text:p text:style-name="P4">
在周二（13日）的英国国会会议上，工党议员韦斯特就在英港人的安全问题，追问外相克莱弗利（JamesCleverly）：“香港群体仍然感到非常恐惧，他们能感觉到，中国政府可以在英国逍遥法外。你今天会否在议会作出承诺，你会和政府同仁合作，紧急处理香港人的安全疑虑？这也是你去年向我承诺的。”</text:p>
      <text:p text:style-name="P4">
然而克莱弗利回应时，只表示已向中国政府确认，在英国的“中国海外警局” 已没有再运作，未有正面回应港人的安全问题。</text:p>
      <text:p text:style-name="Quotations">

<text:p text:style-name="P4">
“There is still a significant fear felt by the Hong Kong community and a&gt;
 sense that the Chinese Government can act with relative impunity here in the&gt;
 UK.” <text:a xlink:type="simple" xlink:href="https://twitter.com/CatherineWest1" text:style-name="Internet_20_link" text:visited-style-name="Visited_20_Internet_20_Link">
 @CatherineWest1&gt;
 </text:a>
 calls on Foreign&gt;
 Secretary <text:a xlink:type="simple" xlink:href="https://twitter.com/JamesCleverly" text:style-name="Internet_20_link" text:visited-style-name="Visited_20_Internet_20_Link">
 @JamesCleverly&gt;
 </text:a>
 to urgently address&gt;
 the security fears faced by <text:a xlink:type="simple" xlink:href="https://twitter.com/hashtag/Hongkongers" text:style-name="Internet_20_link" text:visited-style-name="Visited_20_Internet_20_Link">
 #Hongkongers&gt;
 </text:a>
 . <text:a xlink:type="simple" xlink:href="https://t.co/caSzWjiqBV" text:style-name="Internet_20_link" text:visited-style-name="Visited_20_Internet_20_Link">
&gt;
 pic.twitter.com/caSzWjiqBV </text:a>
&gt;
&gt;
 — Hong Kong Watch (@hk_watch) <text:a xlink:type="simple" xlink:href="https://twitter.com/hk_watch/status/1668602478542180352" text:style-name="Internet_20_link" text:visited-style-name="Visited_20_Internet_20_Link">
 June 13, 2023&gt;
 </text:a>
</text:p>

</text:p>
      <text:p text:style-name="P4">
<text:span text:style-name="T4">
英中高层将互访</text:span>
</text:p>
      <text:p text:style-name="P4">
克莱弗利的暧昧态度，并不是没有原因。政治新闻媒体《政客》（Politico）旗下的《伦敦晨间电邮通讯》（LondonPlaybook）报道，克莱弗利已正式获中方邀请访问中国。外交部官员透露或将于七月底成行，使克莱弗利成为五年来首位访华的英国外相。报道也引述消息，表示中共中央对外联络部部长刘建超，也将于下周访问英国，并和议员会面。</text:p>
      <text:p text:style-name="P4">
英中两国的高层互访，印证英国的对华态度转向。而日前在伦敦国会广场举行的反送中运动4周年集会，也是以“抵抗英国赤化”为主题，反映在英港人的忧虑。</text:p>
      <text:p text:style-name="P4">
<text:span text:style-name="T4">
分析：港人声音暂未能左右英国对华政策</text:span>
</text:p>
      <text:p text:style-name="P4">
移居英国的香港国际关系学者黄伟国接受本台访问，表示其实不只是英国外相，美国国务卿布林肯也即将访问中国。他认为英、美国家虽然在科技等关键领域仍对华强硬，却不想在姿态上和中国过于敌对。</text:p>
      <text:p text:style-name="P4">
在这个背景下，加上大部分英国本地民众未切身感受中国渗透带来的影响，国内舆论未能形成足够强大的压力，因此港人声音也难以动摇英国政府的对华政策。</text:p>
      <text:p text:style-name="P4">
黄伟国说：“暂时在英国国内的舆论，中国问题、中国的渗透并非主题，很难单靠香港人的声音去影响英国政府的态度。来英国的香港人虽然数目不少，但在这几年内，仍未变成一个重要声音，足以影响英国政府的外交政策，甚至对华政策的态度 。我们也要承认有一个这样的客观限制。”</text:p>
      <text:p text:style-name="P4">
他认为在英港人组织及倡议者或可调整策略，以新冠疫情等例子，向英国本地民众解释中国政权对全世界人民带来的切身影响，才能有望突破英国的舆论环境。</text:p>
      <text:p text:style-name="P4">
记者：吕熙（伦敦） 责编：嘉远 网编：何足</text:p>
      <text:p text:style-name="P4">
Source: <text:a xlink:type="simple" xlink:href="https://www.rfa.org/mandarin/yataibaodao/gangtai/al-06142023124117.html" text:style-name="Internet_20_link" text:visited-style-name="Visited_20_Internet_20_Link">
https://www.rfa.org/mandarin/yataibaodao/gangtai/al-06142023124117.html</text:a>
</text:p>
      <!--NEWS-->
      <text:h text:style-name="P10" text:outline-level="1">
<text:span text:style-name="T4">
美国务卿布林肯18日出访中国 以「负责任地处理」双方紧张关系</text:span>
</text:h>
      <text:p text:style-name="P4">
Publisher: 法新社</text:p>
      <text:p text:style-name="P4">
Published Time: 2023-06-14T13:32:09+00:00</text:p>
      <text:p text:style-name="P4">
Modified Time: 2023-06-14T13:20:02+00:00</text:p>
      <text:p text:style-name="P4">
Description: （法新社华盛顿14日电） 美国国务院今天宣布，国务卿布林肯将于18日至19日重启年初因中国侦察气球延后的的访中行。届时他将会晤中国资深官员，谈论维系美中沟通管道畅通的重要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3.617581in" draw:z-index="0">
<draw:image xlink:href="../Images/rficn/2023-06-14T13-32-09-00-00/000000.png" xlink:type="simple" xlink:show="embed" xlink:actuate="onLoad" draw:mime-type="image/png"/>
</draw:frame>
</text:p>
      <text:p text:style-name="P4">
根据美国国务院，布林肯（Antony Blinken）预计18至19日访问中国。</text:p>
      <text:p text:style-name="P4">
在中国期间，布林肯将会晤中国资深官员，谈论维系美中沟通管道畅通的重要性，且预计会提及双方关切议题、全球与区域议题，以及双方在跨国挑战上潜在合作。</text:p>
      <text:p text:style-name="P4">
布林肯原定2月5日至6日访问中国，但出发前夕爆发中国侦察气球飞越美国上空事件，先前曾出现缓和迹象的美中关系再度恶化，因此延期访问。</text:p>
      <text:p text:style-name="P4">
Source: <text:a xlink:type="simple" xlink:href="https://www.rfi.fr/cn/%E5%9B%BD%E9%99%85%E6%8A%A5%E9%81%93/20230614-%E7%BE%8E%E5%9B%BD%E5%8A%A1%E5%8D%BF%E5%B8%83%E6%9E%97%E8%82%AF18%E6%97%A5%E5%87%BA%E8%AE%BF%E4%B8%AD%E5%9B%BD-%E4%BB%A5-%E8%B4%9F%E8%B4%A3%E4%BB%BB%E5%9C%B0%E5%A4%84%E7%90%86-%E5%8F%8C%E6%96%B9%E7%B4%A7%E5%BC%A0%E5%85%B3%E7%B3%BB" text:style-name="Internet_20_link" text:visited-style-name="Visited_20_Internet_20_Link">
https://www.rfi.fr/cn/%E5%9B%BD%E9%99%85%E6%8A%A5%E9%81%93/20230614-%E7%BE%8E%E5%9B%BD%E5%8A%A1%E5%8D%BF%E5%B8%83%E6%9E%97%E8%82%AF18%E6%97%A5%E5%87%BA%E8%AE%BF%E4%B8%AD%E5%9B%BD-%E4%BB%A5-%E8%B4%9F%E8%B4%A3%E4%BB%BB%E5%9C%B0%E5%A4%84%E7%90%86-%E5%8F%8C%E6%96%B9%E7%B4%A7%E5%BC%A0%E5%85%B3%E7%B3%BB</text:a>
</text:p>
      <!--NEWS-->
      <text:h text:style-name="P10" text:outline-level="1">
<text:span text:style-name="T4">
维权律师李和平一家遭边控  欲前往泰国被拦截</text:span>
</text:h>
      <text:p text:style-name="P4">
Author: None</text:p>
      <text:p text:style-name="P4">
Publisher: Radio Free Asia (Organization)</text:p>
      <text:p text:style-name="P4">
Published Time: 2023-06-14T13:46:31-04:00</text:p>
      <text:p text:style-name="P4">
Modified Time: 2023-06-14T13:46: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4.50034in" draw:z-index="0">
<draw:image xlink:href="../Images/rfamandarin/2023-06-14T13-46-31-04-00/000000.png" xlink:type="simple" xlink:show="embed" xlink:actuate="onLoad" draw:mime-type="image/png"/>
</draw:frame>
 2023年6月9日，律师李和平在成都天府机场排队过边检。 <text:a xlink:type="simple" xlink:href="https://www.rfa.org/mandarin/Xinwen/1-06142023134550.html/@@images/image" text:style-name="Internet_20_link" text:visited-style-name="Visited_20_Internet_20_Link">
 </text:a>
（王峭岭独家提供）  中国维权律师李和平及妻子、女儿9日欲前往泰国，却在机场遭到警察拦截。此前，他们一直被中国当局强力逼迁。李和平的妻子王峭岭14日在推特发布一段视频并推文说，6月9日上午9点，他们一家三口购买了去泰国的机票，在成都天府国际机场出境被拦截。她还表示，边检警察叫来一名女警，拿走了他们全家的护照和机票，要他们在黄线外等着。半小时后，一名员警宣读了限制出境的通知，并说有问题给北京市公安局韩警官打电话。她事后依警察提供的电话号码打过去，语音提示为空号。王峭岭提供的视频显示，一名警察向李和平一家宣读了限制出境通知书，并表示因为出境“可能危害国家安全”，根据入出境管理法，国务院相关部门（公安部）决定，暂不给两位出境。不过，王峭岭推文中并未说明前往泰国的目的为何。李和平一家居住在北京，近期一直被中国当局强力逼迁。709同案被判刑获释的维权律师王全璋一家最近也持续遭到当局强力逼迁。评论认为，中国当局正试图逼迫异议人士离开北京，以阻断他们与西方国家外交官接触。责编：凯迪</text:p>
      <text:p text:style-name="P4">
Source: <text:a xlink:type="simple" xlink:href="https://www.rfa.org/mandarin/Xinwen/1-06142023134550.html" text:style-name="Internet_20_link" text:visited-style-name="Visited_20_Internet_20_Link">
https://www.rfa.org/mandarin/Xinwen/1-06142023134550.html</text:a>
</text:p>
      <!--NEWS-->
      <text:h text:style-name="P10" text:outline-level="1">
<text:span text:style-name="T4">
中阿关系不断深化 美国忧心忡忡</text:span>
</text:h>
      <text:p text:style-name="P4">
Author: None (Language: zh)</text:p>
      <text:p text:style-name="P4">
Publisher: None</text:p>
      <text:p text:style-name="P4">
Time: 2023-06-14T13:51:00Z</text:p>
      <text:p text:style-name="P4">
Description: 中国与阿拉伯在“中阿合作论坛”召开首日签署了100亿美元投资协议，涵盖採礦、技術和可再生能源等领域。华盛顿对于北京与美国最紧密的中东盟国的关系不断加深感到不安。</text:p>
      <text:p text:style-name="P4">
Videos: []</text:p>
      <text:p text:style-name="P4">
Images: []</text:p>
      <text:p text:style-name="P4">
Subject: 时政风云</text:p>
      <text:p text:style-name="P4">
Subjects: []</text:p>
      <text:p text:style-name="P4">
Keywords: ['叙利亚', '中东', '金砖国家', '中美关系']</text:p>
      <text:p text:style-name="P4">
ID: 65913364</text:p>
      <!--METADATA-->
      <text:p text:style-name="P4">
<text:a xlink:type="simple" xlink:href="https://www.dw.com/zh/overlay/image/article/65913364/65886554" text:style-name="Internet_20_link" text:visited-style-name="Visited_20_Internet_20_Link">
 </text:a>
</text:p>
      <text:p text:style-name="P4">
中阿商业合作论坛首日，中国和阿拉伯宣布了价值100亿美元的投资协议。</text:p>
      <text:p text:style-name="P4">
（德国之声中文网）本周在沙特首都利雅得举行的 <text:a xlink:type="simple" xlink:href="https://www.dw.com/zh/zh/無視西方擔憂-沙中開啟新商業合作/a-65886571" text:style-name="Internet_20_link" text:visited-style-name="Visited_20_Internet_20_Link">
 中阿商业合作论坛 </text:a>
 ，短短两日间便显现出中东权力平衡发生变化的迹象。论坛首日，中国和阿拉伯宣布了价值100亿美元的投资协议。</text:p>
      <text:p text:style-name="P4">
沙特通讯社（SPA）报道称，双方在技术、可再生能源、农业、房地产、矿业、旅游和医疗等多个领域签署了30项协议。</text:p>
      <text:p text:style-name="P4">
报道形容中阿合作论坛第十届企业家大会是来自超过26个国家约3500名商业领袖、创新者和决策者云集的大型聚会，其中包括史上最大规模的中国代表团。</text:p>
      <text:p text:style-name="P4">
迄今为止，沙特阿拉伯一直是美国在中东地区的主要合作伙伴，而这些新近与中国达成的交易再度证明 <text:a xlink:type="simple" xlink:href="https://www.dw.com/zh/zh/为何美元在中东的主导地位出现衰退/a-65706009" text:style-name="Internet_20_link" text:visited-style-name="Visited_20_Internet_20_Link">
 美国在该地区影响力减弱</text:a>
 。  三个月之前，中国促成长期敌对的 <text:a xlink:type="simple" xlink:href="https://www.dw.com/zh/zh/沙特和伊朗外长在北京签署恢复邦交声明/a-65251448" text:style-name="Internet_20_link" text:visited-style-name="Visited_20_Internet_20_Link">
 沙特和伊朗达成和解</text:a>
 。</text:p>
      <text:h text:style-name="P12" text:outline-level="3">
<text:span text:style-name="T4">
电动汽车合作</text:span>
</text:h>
      <text:p text:style-name="P4">
在新的中沙投资资金中，逾半数资金将用于让中国电动车制造商华人运通（Human Horizons）在沙特建立新的汽车生产线。</text:p>
      <text:p text:style-name="P4">
沙特能源大臣阿卜杜勒阿齐兹·本·萨勒曼王子（Prince Abdulaziz binSalman）对中国代表表示：“我们不必与中国竞争，而是要与中国合作。”</text:p>
      <text:p text:style-name="P4">
他淡化了西方对北京和利雅得之间日益紧密关系的猜疑称：“我实际上忽略了这一点，因为作为商人，你会去抓住到来的机会。”</text:p>
      <text:p text:style-name="P4">
数天前，美国国务卿布林肯对沙特外交大臣表示， <text:a xlink:type="simple" xlink:href="https://www.dw.com/zh/zh/中國接待巴勒斯坦總統-深化中東外交/a-65904007" text:style-name="Internet_20_link" text:visited-style-name="Visited_20_Internet_20_Link">
 华盛顿没有强迫沙特在美中之间选边站</text:a>
 。</text:p>
      <text:p text:style-name="P4">
沙特领导层曾表示希望避免零和游戏，这意指美中之间的地缘政治竞争。一些分析人士认为，沙特可以利用这种竞争为自己谋求利益。  美国国家战争学院国际安全研究副教授瑞黎明（Dr. Dawn C. Murphy）对德国之声表示：“中国的影响力给与中东国家更多与美国讨价还价的余地。”</text:p>
      <text:p text:style-name="P4">
“但我不认为这些国家期望中国会提供与美国相同的安全保障......这确实是一种经济和政治存在。”</text:p>
      <text:p text:style-name="P4">
</text:p>
      <text:p text:style-name="P4">
由中国铁建建造的麦加轻轨系统让数十万朝圣者能在圣城内穿梭。</text:p>
      <text:h text:style-name="P12" text:outline-level="3">
<text:span text:style-name="T4">
从能源贸易到2030愿景</text:span>
</text:h>
      <text:p text:style-name="P4">
由于中国对沙特石油的强烈需求，中沙两国几十年来一直保持着强而有力的经济联系。根据沙特政府数据，2022年两国之间的贸易价值超过1060亿美元，比前一年增长30%。相比之下，美国和沙特的贸易额为550亿美元。</text:p>
      <text:p text:style-name="P4">
中国从中东进口一半的石油，是沙特阿拉伯和伊朗的最大石油买家。如今沙特正试图通过2030年愿景计划实现能源生产以外的经济多元化，中国企业将受益于从该国取得的巨额基础设施合同。</text:p>
      <text:p text:style-name="P4">
由中国铁建建造的麦加轻轨系统让数十万朝圣者能在圣城内穿梭。这条长18公里的线路设有九个车站，是中国公司在中东建造的第一条线路。</text:p>
      <text:p text:style-name="P4">
在其他正在进行的交易中，一家中国建筑公司赢得了建造一条28公里高速铁路隧道的合同，该隧道通往沙特正在红海上建设的智慧城市“新未来城”（NEOM）。</text:p>
      <text:p text:style-name="P4">
一些中东国家已签署了与中国“一带一路 ”倡议相关的基础设施项目。该倡议又被称为新丝绸之路，旨在促进亚洲与世界其他地区的贸易。</text:p>
      <text:h text:style-name="P12" text:outline-level="3">
<text:span text:style-name="T4">
伊朗沙特和解：一个转折点</text:span>
</text:h>
      <text:p text:style-name="P4">
今年三月，在沙特与伊朗断交关系七年后，中国出人意料地促成了沙特和伊朗的和解。这显示出中国在中东日益增长的影响力。</text:p>
      <text:p text:style-name="P4">
敌对关系的终结还推动沙特阿拉伯与叙利亚恢复了关系，美国对此则提出批评。</text:p>
      <text:p text:style-name="P4">
更令美国感到尴尬的是，巴勒斯坦领导人阿巴斯目前正在北京访问。此前中国表示愿意帮助促进以色列和巴勒斯坦之间长期处于僵局的和平谈判。</text:p>
      <text:p text:style-name="P4">
2018年，美国居民、持不同政见的沙特流亡记者卡舒吉在沙特驻伊斯坦布尔领事馆内被杀害后，美沙关系恶化。</text:p>
      <text:p text:style-name="P4">
随着美国总统拜登于2021年初上任，双边关系进一步恶化。拜登政府发布了一份美国情报评估报告称，沙特王储穆罕默德-本-萨勒曼(Mohammed binSalman)批准了对卡舒吉的杀害，但沙特王储予以否认。</text:p>
      <text:p text:style-name="P4">
其他争议还包括沙特干涉也门冲突、人权问题和油价等。</text:p>
      <text:p text:style-name="P4">
</text:p>
      <text:p text:style-name="P4">
沙特领导人表示愿意接受北京以人民币支付石油费用。</text:p>
      <text:h text:style-name="P12" text:outline-level="3">
<text:span text:style-name="T4">
金砖国家竞争、去美元化的呼声</text:span>
</text:h>
      <text:p text:style-name="P4">
随着沙特阿拉伯、阿联酋、埃及、巴林和伊朗准备加入由中国领导的金砖国家地缘政治集团，美国在该地区面临进一步竞争。目前的金砖成员国包括中国、俄罗斯、印度、巴西和南非。</text:p>
      <text:p text:style-name="P4">
西方因莫斯科入侵乌克兰而对俄罗斯实施的制裁，包括冻结俄罗斯中央银行约3000亿美元的外汇储备，许多富裕的非西方国家因此开始减少对美元和美国银行体系的依赖。</text:p>
      <text:p text:style-name="P4">
<text:a xlink:type="simple" xlink:href="https://www.dw.com/zh/zh/金磚五國覓替代貨幣-籲重新平衡世界秩序/a-65800252" text:style-name="Internet_20_link" text:visited-style-name="Visited_20_Internet_20_Link">
 金砖国家 </text:a>
已经建立了自己的SWIFT银行支付系统，目前正考虑替代货币。</text:p>
      <text:p text:style-name="P4">
与此同时，沙特领导人也表示愿意接受北京以人民币支付石油费用。</text:p>
      <text:p text:style-name="P4">
尽管许多分析人士认为这一举措将进一步削弱美国的霸权地位，但美国国家战争学院的瑞黎明淡化了此事的分量，原因是人民币不能与国际货币自由兑换。她告诉德国之声：“由于中沙之间的贸易相对平衡且规模庞大……他们没有那么多风险，这向中国传递了一个积极信息，即沙特阿拉伯更广泛地重视这种关系。”</text:p>
      <text:p text:style-name="P4">
Source: <text:a xlink:type="simple" xlink:href="https://www.dw.com/zh/中阿关系不断深化-美国忧心忡忡/a-65913364" text:style-name="Internet_20_link" text:visited-style-name="Visited_20_Internet_20_Link">
https://www.dw.com/zh/中阿关系不断深化-美国忧心忡忡/a-65913364?maca=chi-rss-chi-all-1127-rdf</text:a>
</text:p>
      <!--NEWS-->
      <text:h text:style-name="P10" text:outline-level="1">
<text:span text:style-name="T4">
因言获罪？江西九江“四君子”案当事人获刑</text:span>
</text:h>
      <text:p text:style-name="P4">
Author: None</text:p>
      <text:p text:style-name="P4">
Publisher: Radio Free Asia (Organization)</text:p>
      <text:p text:style-name="P4">
Published Time: 2023-06-14T13:58:00-04:00</text:p>
      <text:p text:style-name="P4">
Modified Time: 2023-06-14T15:41: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7.459621in" draw:z-index="0">
<draw:image xlink:href="../Images/rfamandarin/2023-06-14T13-58-00-04-00/000000.png" xlink:type="simple" xlink:show="embed" xlink:actuate="onLoad" draw:mime-type="image/png"/>
</draw:frame>
江西九江公民陈公安因涉嫌“寻衅滋事罪”于2022年9月7日遭中共当局抓捕 <text:a xlink:type="simple" xlink:href="https://www.rfa.org/mandarin/Xinwen/2-06142023134727.html/@@images/image" text:style-name="Internet_20_link" text:visited-style-name="Visited_20_Internet_20_Link">
</text:a>
维权网推特截图  据“维权网”信息中心6月14日消息，因涉嫌“寻衅滋事罪”于2022年9月7日遭中共当局抓捕的江西九江公民陈公安日前获刑1年6个月,李玉荣、王林安各获刑1年,柯有斌获刑的具体刑期暂不详。据报道，因与当地多名民主维权公民经常聚集聊天议事，并积极在微信群里发时政性贴文及视频讯息，陈公安与王林安、李玉荣和柯有斌等名民主维权好友于2022年9月7日，分别被九江地区国保警方传唤带走，次日均被以涉嫌“寻衅滋事罪”刑事拘留；同年10月，其案被提交到当地武宁县检察院，4人被检察院以涉嫌“寻衅滋事罪”正式批捕。截至目前，4人被抓之后的各种具体信息均称不详，亦不知有否律师介入；与其熟识的网友指称，其被逮捕，应与中共二十大召开之际其等网络言论令当局不安有关，故而因言获罪。责编：凯迪</text:p>
      <text:p text:style-name="P4">
Source: <text:a xlink:type="simple" xlink:href="https://www.rfa.org/mandarin/Xinwen/2-06142023134727.html" text:style-name="Internet_20_link" text:visited-style-name="Visited_20_Internet_20_Link">
https://www.rfa.org/mandarin/Xinwen/2-06142023134727.html</text:a>
</text:p>
      <!--NEWS-->
      <text:h text:style-name="P10" text:outline-level="1">
<text:span text:style-name="T4">
强烈气旋直扑印度巴基斯坦 当局已撤离逾10万人</text:span>
</text:h>
      <text:p text:style-name="P4">
Publisher: 法新社</text:p>
      <text:p text:style-name="P4">
Published Time: 2023-06-14T14:02:09+00:00</text:p>
      <text:p text:style-name="P4">
Modified Time: 2023-06-14T13:50:02+00:00</text:p>
      <text:p text:style-name="P4">
Description: （法新社印度曼德维14日综合外电报导）强烈气旋比颇杰直扑印度和巴基斯坦而来，当局已撤离气旋侵袭路径上的逾10万居民。气象预报员今天警告，气旋威力可能会破坏房屋并吹断电线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3.617581in" draw:z-index="0">
<draw:image xlink:href="../Images/rficn/2023-06-14T14-02-09-00-00/000000.png" xlink:type="simple" xlink:show="embed" xlink:actuate="onLoad" draw:mime-type="image/png"/>
</draw:frame>
</text:p>
      <text:p text:style-name="P4">
政府气象监测人员说，强烈气旋比颇杰（Biparjoy）正在穿越阿拉伯海，预计将在明天晚上以「非常严重的气旋风暴」之姿登陆。比颇杰在孟加拉文的意思是「灾难」。</text:p>
      <text:p text:style-name="P4">
预计强风、风暴潮和暴雨将冲击印度古茶拉底省（Gujarat）的曼德维（Mandvi）和巴基斯坦大城喀拉蚩（Karachi）之间325公里长的海岸地带。</text:p>
      <text:p text:style-name="P4">
印度气象部门预测，这场风暴将于明天晚间侵袭印度雅考港（Jakhau）附近，并警告传统的泥土和茅草房屋将被「彻底摧毁」。</text:p>
      <text:p text:style-name="P4">
气象预报员说，比颇杰在海上的风速已经来到每小时180公里。</text:p>
      <text:p text:style-name="P4">
当这个强烈气旋登陆时，预计风速将达到每小时125到135公里，阵风高达每小时150公里。</text:p>
      <text:p text:style-name="P4">
负责古茶拉底省救援行动的官员巴特尔（C.C. Patel）说：「超过4万7000人已经从沿海和低洼地区撤离到避难所。」</text:p>
      <text:p text:style-name="P4">
预计今天整天将有更多人被转移到内陆。</text:p>
      <text:p text:style-name="P4">
印度气象学家警告，热带气旋来袭有可能造成「广泛的破坏」，包括农作物的破坏，「电线杆折断或被连根拔起」以及铁路和公路中断。</text:p>
      <text:p text:style-name="P4">
Source: <text:a xlink:type="simple" xlink:href="https://www.rfi.fr/cn/%E5%9B%BD%E9%99%85%E6%8A%A5%E9%81%93/20230614-%E5%BC%BA%E7%83%88%E6%B0%94%E6%97%8B%E7%9B%B4%E6%89%91%E5%8D%B0%E5%BA%A6%E5%B7%B4%E5%9F%BA%E6%96%AF%E5%9D%A6-%E5%BD%93%E5%B1%80%E5%B7%B2%E6%92%A4%E7%A6%BB%E9%80%BE10%E4%B8%87%E4%BA%BA" text:style-name="Internet_20_link" text:visited-style-name="Visited_20_Internet_20_Link">
https://www.rfi.fr/cn/%E5%9B%BD%E9%99%85%E6%8A%A5%E9%81%93/20230614-%E5%BC%BA%E7%83%88%E6%B0%94%E6%97%8B%E7%9B%B4%E6%89%91%E5%8D%B0%E5%BA%A6%E5%B7%B4%E5%9F%BA%E6%96%AF%E5%9D%A6-%E5%BD%93%E5%B1%80%E5%B7%B2%E6%92%A4%E7%A6%BB%E9%80%BE10%E4%B8%87%E4%BA%BA</text:a>
</text:p>
      <!--NEWS-->
      <text:h text:style-name="P10" text:outline-level="1">
<text:span text:style-name="T4">
吉兰丹州议会6月22日解散</text:span>
</text:h>
      <text:p text:style-name="P4">
Author: 联合早报 (Person)</text:p>
      <text:p text:style-name="P4">
Publisher: 联合早报 (Organization)</text:p>
      <text:p text:style-name="P4">
Published Time: 2023-06-14T14:05</text:p>
      <text:p text:style-name="P4">
Modified Time: 2023-06-14T15:01</text:p>
      <text:p text:style-name="P4">
Description: 马来西亚吉兰丹州务大臣阿末耶谷宣布，丹州议会将于6月22日解散，为州选铺路。《南洋商报》报道，阿末耶谷星期三（6月14日）召开最一次州行政会议后，在记者会上宣布州议会解散的日期。他...</text:p>
      <text:p text:style-name="P4">
Videos: []</text:p>
      <text:p text:style-name="P4">
Audios: []</text:p>
      <text:p text:style-name="P4">
Images: []</text:p>
      <text:p text:style-name="P4">
Type: NewsArticle</text:p>
      <text:p text:style-name="P4">
Breadcrumbs: ['即时', '国际']</text:p>
      <text:p text:style-name="P4">
Keywords: ['吉兰丹', '马国六州选举', '州务大臣', '马来西亚']</text:p>
      <!--METADATA-->
      <text:p text:style-name="P4">
马来西亚吉兰丹州务大臣阿末耶谷宣布，丹州议会将于6月22日解散，为州选铺路。</text:p>
      <text:p text:style-name="P4">
《南洋商报》报道，阿末耶谷星期三（6月14日）召开最一次州行政会议后，在记者会上宣布州议会解散的日期。</text:p>
      <text:p text:style-name="P4">
他说，他已觐见丹州苏丹莫哈末五世，并获得御准在上述日期解散州议会。</text:p>
      <text:p text:style-name="P4">
他补充，州政府将致函选举委员会，告知丹州议会解散的日期，由选委会采取进一步行动。</text:p>
      <text:p text:style-name="P4">
马国有六个州属即将举行州选，其中三个由以伊斯兰党为主的国民联盟执政，包括丹州、吉打及登嘉楼。丹州是当中首个宣布解散州议会的州属。</text:p>
      <text:p text:style-name="P4">
2018年大选，伊党在丹州总数45个州议席中赢得37席，巫统拿下七席，土著团结党一席。</text:p>
      <text:p text:style-name="P4">
另外也将选举的州属是希望联盟执政的槟州、雪兰莪及森美兰。上星期，槟州首席部长曹观友宣布， <text:a xlink:type="simple" xlink:href="https://www.zaobao.com/realtime/world/story20230608-1402433" text:style-name="Internet_20_link" text:visited-style-name="Visited_20_Internet_20_Link">
 槟州政府会在6月28日解散州议会</text:a>
，并将觐见州元首阿末弗兹寻求御准。</text:p>
      <text:p text:style-name="P4">
Source: <text:a xlink:type="simple" xlink:href="https://www.zaobao.com.sg/realtime/world/story20230614-1404157" text:style-name="Internet_20_link" text:visited-style-name="Visited_20_Internet_20_Link">
https://www.zaobao.com.sg/realtime/world/story20230614-1404157</text:a>
</text:p>
      <!--NEWS-->
      <text:h text:style-name="P10" text:outline-level="1">
<text:span text:style-name="T4">
上访逾50年补偿不到15万？ 杨秀梅不服信访化解向省领导投诉</text:span>
</text:h>
      <text:p text:style-name="P4">
Author: None</text:p>
      <text:p text:style-name="P4">
Publisher: Radio Free Asia (Organization)</text:p>
      <text:p text:style-name="P4">
Published Time: 2023-06-14T14:07:28-04:00</text:p>
      <text:p text:style-name="P4">
Modified Time: 2023-06-14T14:07: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4.612011in" draw:z-index="0">
<draw:image xlink:href="../Images/rfamandarin/2023-06-14T14-07-28-04-00/000000.png" xlink:type="simple" xlink:show="embed" xlink:actuate="onLoad" draw:mime-type="image/png"/>
</draw:frame>
杨秀梅父亲杨洪柱因为工伤事故而死亡，她从7岁开始陪同母亲孙淑香上访维权，至今已超过50年。 <text:a xlink:type="simple" xlink:href="https://www.rfa.org/mandarin/Xinwen/3-06142023135939.html/@@images/image" text:style-name="Internet_20_link" text:visited-style-name="Visited_20_Internet_20_Link">
</text:a>
维权网截图/RFA组图据“维权网”信息中心14日消息，辽宁省调兵山市晓明镇娘娘庙村村民杨秀梅，因父亲杨洪柱工伤死亡的待遇问题，从7岁开始陪同母亲孙淑香上访维权，至今已超过50年。日前，调兵山市的市委市政府、及政法委、法院等多个部门进行信访化解会议，称按辽宁省规定，给予不到15万人民币的补偿，化解她超过50年的上访。据报道，杨秀梅的父亲杨洪柱作为专职电工，在工作中意外触电身亡，当时留下了4个年幼子女。为了杨洪柱的工伤死亡待遇，孙淑香被迫带着7岁的女儿杨秀梅逐级上访。但多年来，问题不但至今没解决，相反却遭到多种打击、报复、陷害，其中杨秀梅被拘留7次，刑拘1次，劳教3次（共七年）。在杨秀梅父亲杨洪柱的工伤事故死亡事件上，地方法院也曾作出过部分支持的判决，考虑到母亲已经风烛残年，杨秀梅在信访化解会议上只是希望政府实事求是给予一定补偿就可以。她提出的补偿数额只是三线城市一套商品房的价格，但与会的市委市政府领导仍以省里规定为由不答应。为此，杨秀梅不服这样的信访化解方案，故向辽宁省委书记郝鹏、省长李乐成投诉，希望他们能够督促调兵山市的相关部门依法、合情、合理解决自己的诉求。 责编：凯迪</text:p>
      <text:p text:style-name="P4">
Source: <text:a xlink:type="simple" xlink:href="https://www.rfa.org/mandarin/Xinwen/3-06142023135939.html" text:style-name="Internet_20_link" text:visited-style-name="Visited_20_Internet_20_Link">
https://www.rfa.org/mandarin/Xinwen/3-06142023135939.html</text:a>
</text:p>
      <!--NEWS-->
      <text:h text:style-name="P10" text:outline-level="1">
<text:span text:style-name="T4">
"贵州村超"太火 足协传出手？</text:span>
</text:h>
      <text:p text:style-name="P4">
Author: None</text:p>
      <text:p text:style-name="P4">
Publisher: Radio Free Asia (Organization)</text:p>
      <text:p text:style-name="P4">
Published Time: 2023-06-14T14:12:00-04:00</text:p>
      <text:p text:style-name="P4">
Modified Time: 2023-06-14T16:04:25-04:00</text:p>
      <text:p text:style-name="P4">
Description: None</text:p>
      <text:p text:style-name="P4">
Videos: []</text:p>
      <text:p text:style-name="P4">
Audios: ["<text:a xlink:type="simple" xlink:href="https://www.rfa.org/mandarin/yataibaodao/kejiaowen/cm-061320231342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3.88615in" draw:z-index="0">
<draw:image xlink:href="../Images/rfamandarin/2023-06-14T14-12-00-04-00/000000.png" xlink:type="simple" xlink:show="embed" xlink:actuate="onLoad" draw:mime-type="image/png"/>
</draw:frame>
 中国贵州村超比赛现场 <text:a xlink:type="simple" xlink:href="https://www.rfa.org/mandarin/yataibaodao/kejiaowen/cm-06132023134242.html/@@images/image" text:style-name="Internet_20_link" text:visited-style-name="Visited_20_Internet_20_Link">
</text:a>
网络截图/韦贵金摄  <text:a xlink:type="simple" xlink:href="https://www.rfa.org/mandarin/yataibaodao/kejiaowen/cm-06132023134242.html/@@stream" text:style-name="Internet_20_link" text:visited-style-name="Visited_20_Internet_20_Link">
Audio-1-Link：https://www.rfa.org/mandarin/yataibaodao/kejiaowen/cm-06132023134242.html/@@stream</text:a>
</text:p>
      <text:p text:style-name="P4">
近日，由贵州省榕江县足球爱好者自发组织的"贵州村超"风靡全国，这场足球赛事更像一场盛大狂欢节，吸引了无数的球迷和媒体的关注。不过6月13日却传出中国足协下发通知，要对贵州村超"进行调研"。</text:p>
      <text:p text:style-name="P4">
所谓“贵州村超”，是贵州省榕江和美乡村足球超级联赛。这场比赛在贵州省的乡村体育圈内非常火爆，上万球迷前往共襄盛举。现场除了足球赛事之外，还有演唱会、少数民族服饰走秀、民族特色音乐表演，俨然一场盛大的夏季乡村狂欢节。</text:p>
      <text:p text:style-name="P4">
火爆的“贵州村超”不仅吸引球迷、观众、媒体的眼球，也引起了中国足协的关注。中国媒体湖报体育6月13日报道，有传言称，中国足协将前往贵州榕江考察“村超”足球联赛。在此之前，这份疑似足协发放的通知文件就已经在互联网上流传。文件中说，此次调研分三个方面，包括调研“村超”的基本情况，了解创新的做法与有益经验，以及有关工作需求、问题与建议等、调研了解赛事关于带动当地经济社会发展等方面的成果与经验；特别是助力乡村振兴的有关工作成果与经验，以及对足协社会责任工作的建议，包括调研基层足协的建设情况。</text:p>
      <text:p text:style-name="P4">
虽然目前尚未见来自足协官方的确认消息，但这份文件已经在球迷之间流传开来，并引起广泛舆论。一位关注足球赛事的网民以书面方式表示：“坦白来说，就是民间的这种比赛不专业，是业余的，不符合足协的相关规定，这样以后村超联赛也得申报审批，参与踢球要进行注册登记。足协一插手就完了，估计民间的赛事不过几年要黄。”</text:p>
      <text:p text:style-name="P4">
出于人身安全考量，这位网民不愿具名受访，但他并不是唯一发出质疑声音的人，互联网上众多网民为此议论纷纷，称“足协不管就能整挺好”、“中超都没搞明白，还去调研村超”。</text:p>
      <text:p text:style-name="P4">
 观看村超比赛的球迷（网络截图/周光胜摄）  <text:a xlink:type="simple" xlink:href="https://www.rfa.org/mandarin/yataibaodao/kejiaowen/cm-06132023134242.html/cm10.jpg" text:style-name="Internet_20_link" text:visited-style-name="Visited_20_Internet_20_Link">
</text:a>
</text:p>
      <text:p text:style-name="P4">
<text:span text:style-name="T4">
民间赛事火爆的背后</text:span>
</text:p>
      <text:p text:style-name="P4">
被称为“村超”的贵州榕江和美乡村足球超级联赛，是由当地民众自发组织开展的乡村社区体育赛事，由20支当地群众组成的球队参加，参赛球员都是业余的，他们也从事不同职业，有人卖鱼卖猪肉、开挖掘机打零工，也有人是老师或公务员。外界认为，“贵州村超”的自发性、业余性，反而带出民众的热情和付出。</text:p>
      <text:p text:style-name="P4">
贵州财经大学公共管理学院教授张领告诉中国媒体“潮新闻”乡村赛事“出圈”，是因为随着物质生活水平的提高，农民群众对精神文化的需求越来越强烈，另一方面这些爆火的项目是民间孕育的产物，群众基础深厚。</text:p>
      <text:p text:style-name="P4">
旅居德国的前中国国家体育运动队队医薛荫娴的儿子杨伟东担心，中国体育赛事往往和金钱权力捆绑在一起，即使有民间自发性也难逃政府的手。</text:p>
      <text:p text:style-name="P4">
杨伟东：“（中国政府）抛弃了毛泽东说的‘友谊第一、比赛第二’，为了争夺锦标、争夺冠军，就出现了各种问题，（像是）吃兴奋剂得了冠军，奖金全来了，退役后升官发财全来了。只有这个体制离开体育，体育才能自由生长、才会好起来。”</text:p>
      <text:p text:style-name="P4">
目前互联网上有消息传出，贵州村足正式拒绝国家足协的足球技战术指导，虽然本台无法独立核实相关消息，但这个说法让广大球迷松了一口气。有网民在互联网上回顾足协“黑历史”，问道：“不如让村超指导一下足协吧？”</text:p>
      <text:p text:style-name="P4">
记者：陈品洁 责编：梒青 网编：洪伟</text:p>
      <text:p text:style-name="P4">
Source: <text:a xlink:type="simple" xlink:href="https://www.rfa.org/mandarin/yataibaodao/kejiaowen/cm-06132023134242.html" text:style-name="Internet_20_link" text:visited-style-name="Visited_20_Internet_20_Link">
https://www.rfa.org/mandarin/yataibaodao/kejiaowen/cm-06132023134242.html</text:a>
</text:p>
      <!--NEWS-->
      <text:h text:style-name="P10" text:outline-level="1">
<text:span text:style-name="T4">
古巴间谍基地风波未平 美国会外交领袖盼布林肯访中展开“强硬对话”</text:span>
</text:h>
      <text:p text:style-name="P4">
Author: chinese@voanews.com (李逸华)</text:p>
      <text:p text:style-name="P4">
Publisher: 美国之音中文网 (Type: NewsMediaOrganization)</text:p>
      <text:p text:style-name="P4">
Published Time: 2023-06-14T14:23:56+08:00</text:p>
      <text:p text:style-name="P4">
Modified Time: 2023-06-14 16:46:47Z</text:p>
      <text:p text:style-name="P4">
Description: 美国政府上周六（6月10日）证实，中国政府自2019年起就在古巴拥有一个间谍基地。就在华盛顿朝野两党试图掌握更多有关消息之际，据多家媒体报道，国务卿安东尼·布林肯（Antony Blinken）计划最快在下星期访问中国。国会民主党外交领袖表示，希望中国在古巴设立间谍监测站的事件不会对布林肯前往北京的行程构成阻碍，但同时希望布林肯能与中国领导人就此展开面对面“强硬对话”。</text:p>
      <text:p text:style-name="P4">
Videos: []</text:p>
      <text:p text:style-name="P4">
Images: []</text:p>
      <text:p text:style-name="P4">
Categories: ['国会报道', '亚太', '美国', '美中关系']</text:p>
      <text:p text:style-name="P4">
Type: None</text:p>
      <!--METADATA-->
      <text:p text:style-name="P4">
NoneNone</text:p>
      <text:p text:style-name="P4">
Source: <text:a xlink:type="simple" xlink:href="https://www.voachinese.com/a/us-senators-on-blinken-planning-to-visit-china-20230613/7136339.html" text:style-name="Internet_20_link" text:visited-style-name="Visited_20_Internet_20_Link">
https://www.voachinese.com/a/us-senators-on-blinken-planning-to-visit-china-20230613/7136339.html</text:a>
</text:p>
      <!--NEWS-->
      <text:h text:style-name="P10" text:outline-level="1">
<text:span text:style-name="T4">
德语媒体：创纪录的青年失业率令北京头疼</text:span>
</text:h>
      <text:p text:style-name="P4">
Author: None (Language: zh)</text:p>
      <text:p text:style-name="P4">
Publisher: None</text:p>
      <text:p text:style-name="P4">
Time: 2023-06-14T14:31:00Z</text:p>
      <text:p text:style-name="P4">
Description: 大学毕业即失业的现状，令中国很多年轻人感到沮丧。创纪录的青年失业率也引起了中国政府的警觉，毕竟年轻人的不满情绪有可能会引发社会动荡。</text:p>
      <text:p text:style-name="P4">
Videos: []</text:p>
      <text:p text:style-name="P4">
Images: []</text:p>
      <text:p text:style-name="P4">
Subject: 评论分析</text:p>
      <text:p text:style-name="P4">
Subjects: ['德中关系', '薄熙来', '专题报道：习近平访美', '中国共产党', '计划生育', '专题报道：全景观看“习马会”', '中国反腐风暴', '20国集团', '毛泽东', '中国宪法修正案取消国家主席任期限制']</text:p>
      <text:p text:style-name="P4">
Keywords: ['失业率', '青少年', '大学生', '就业市场', '计划生育', '经济', '习近平']</text:p>
      <text:p text:style-name="P4">
ID: 65913772</text:p>
      <!--METADATA-->
      <text:p text:style-name="P4">
<text:a xlink:type="simple" xlink:href="https://www.dw.com/zh/overlay/image/article/65913772/64828174" text:style-name="Internet_20_link" text:visited-style-name="Visited_20_Internet_20_Link">
 </text:a>
</text:p>
      <text:p text:style-name="P4">
（德国之声中文网）奥地利《标准报》发表评论称，为了扭转就业市场的疲软状态，中国政府发起了"百日千万招聘专项行动"。这篇题为《创纪录的青年失业率从何而来》的评论写道：    "青年失业率飙升的一个可能原因是疫情期间的封控措施：当时很多大学生被迫推迟学业，而没有去寻找工作。此外，这也同人们对经济复苏的过高期望密切相关,中国经济虽然恢复了增长，但涨幅却远远低于以往。房地产危机，债务问题以及同美国的地缘政治之争，也遏制了中国经济的增长。凡此种种，使中国就业市场进入了'瓶颈'。    中国的就业市场历来竞争激烈，人员流动也极为频繁。员工就职几个月后就要辞职，因为其他公司给出了更好的薪酬条件，这种情况是外资企业管理层必须面对的问题。企业高管们抱怨称，常常有员工因为几元钱的薪资差额就要跳槽，或者返乡休假后要求长期休假。就在几年前，上海附近一家中型企业就曾表示：'春节过后，平均只有一半员工会返工。'"</text:p>
      <text:p text:style-name="P4">
评论写道，同人员频繁流动的低端就业市场相比， <text:a xlink:type="simple" xlink:href="https://www.dw.com/zh/zh/专访高考制度并非中国内卷的根源/a-65852365" text:style-name="Internet_20_link" text:visited-style-name="Visited_20_Internet_20_Link">
 大学毕业生们更希望找到一份长期稳定的工作，这种倾向也使高端工作岗位"僧多粥少"的局面变得日趋严峻。</text:a>
    "政府希望以胡萝卜加大棒的方式稳住找不到工作的大学生。1989年之后建立起的严格新闻审查系统更是保持高度戒备。几乎听不到任何对领导层的批评，而类似于清零政策后期出现的街头抗议，也会在第一时间遭到禁止。</text:p>
      <text:p text:style-name="P4">
</text:p>
      <text:p text:style-name="P4">
大学毕业生更倾向于找一份长期稳定的工作。</text:p>
      <text:p text:style-name="P4">
但长远来看，人口曲线最终会解决失业问题。几年前，统管一切的中国共产党终于意识到，八十年代开始的一胎化政策弊端远远大于好处。于是政府改变了政策：2016年开始，愿意生三胎的父母在一些城市中甚至会得到奖励。尽管如此，中国的生育愿望仍远远低于党的期待值。中国的人口在不断减少，失业人口当然也会随之减少。"</text:p>
      <text:p text:style-name="P4">
中国创纪录的青年失业率问题，也引起了德国电视二台网站的关注。该网站一篇发自北京的报道写道：</text:p>
      <text:p text:style-name="P4">
"社交媒体里，几天前一首叫做《快乐的孔乙己》的歌曲突然变得火爆。 <text:a xlink:type="simple" xlink:href="https://www.dw.com/zh/zh/青年失业率居高不下-靠孔乙己脱长衫解决/a-65732307" text:style-name="Internet_20_link" text:visited-style-name="Visited_20_Internet_20_Link">
 孔乙己是中国作家鲁迅笔下塑造的人物。</text:a>
歌中唱到，孔乙己作为一个没落书生，宁可饿死，也不肯放下文人身段，去从事普通劳动。一天之内，这首歌曾收获四百多万的点击。但好景不长，这首歌也未能逃过被删除的命运。</text:p>
      <text:p text:style-name="P4">
弥漫在青少年当中的不满情绪可能会对党的统治地位构成危险。但出了祈祷好运，年轻人能做的事情也并不多。在一座喇嘛庙里祈福的一名大学生对记者表示，她会去一家国有企业实习，然后再去找工作。像她这样正在努力找工作的年轻人，今年在中国数不胜数。"</text:p>
      <text:p text:style-name="P4">
<text:span text:style-name="T5">
摘编自其他媒体的内容，不代表德国之声的立场或观点。</text:span>
</text:p>
      <text:p text:style-name="P4">
Source: <text:a xlink:type="simple" xlink:href="https://www.dw.com/zh/德语媒体：创纪录的青年失业率令北京头疼/a-65913772" text:style-name="Internet_20_link" text:visited-style-name="Visited_20_Internet_20_Link">
https://www.dw.com/zh/德语媒体：创纪录的青年失业率令北京头疼/a-65913772?maca=chi-rss-chi-all-1127-rdf</text:a>
</text:p>
      <!--NEWS-->
      <text:h text:style-name="P10" text:outline-level="1">
<text:span text:style-name="T4">
欧洲议会通过未来AI监管计画</text:span>
</text:h>
      <text:p text:style-name="P4">
Publisher: 法新社</text:p>
      <text:p text:style-name="P4">
Published Time: 2023-06-14T14:32:08+00:00</text:p>
      <text:p text:style-name="P4">
Modified Time: 2023-06-14T14:05:01+00:00</text:p>
      <text:p text:style-name="P4">
Description: （法新社史特拉斯堡14日电） 欧洲议会今天表决通过一份重要文本，这项文件形成未来监管人工智慧（AI）系统法律规范基础，同时希望能促进科技创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3.617581in" draw:z-index="0">
<draw:image xlink:href="../Images/rficn/2023-06-14T14-32-08-00-00/000000.png" xlink:type="simple" xlink:show="embed" xlink:actuate="onLoad" draw:mime-type="image/png"/>
</draw:frame>
</text:p>
      <text:p text:style-name="P4">
欧洲议会和欧洲联盟27个成员国之间，针对最终法律条款的磋商将于今天稍晚展开。</text:p>
      <text:p text:style-name="P4">
倘若欧盟于年底前达成协议，这套规范将成为全球首套AI监管法律。</text:p>
      <text:p text:style-name="P4">
欧盟这套AI监管计画可回溯到2021年，但去年ChatGPT大爆发，展现了AI令人眼花撩乱的发展，并凸显可能存在的风险后，监管草案更加迫切。</text:p>
      <text:p text:style-name="P4">
欧美呼吁规范AI的声浪愈来愈大，要求西方政府迅速采取行动的压力也日增，有人甚至形容这是一场人类保卫战。</text:p>
      <text:p text:style-name="P4">
支持派人士赞扬AI科技将改变社会的面貌，包括工作、医疗保健和创造力；反对派则忧心AI对民主的潜在破坏力。</text:p>
      <text:p text:style-name="P4">
即使这项野心勃勃的目标达成，这套法案也得等到2026年才能生效，迫使欧盟推动和科技公司达成自愿性暂时协议。</text:p>
      <text:p text:style-name="P4">
欧洲议会议员图多拉切（DragosTudorache）昨天在议会辩论过程中说：「现在是欧洲对AI制定规范的正确时机？我的答案是绝对肯定。鉴于AI带来的深远影响，现在是正确的时机。」</text:p>
      <text:p text:style-name="P4">
欧盟执行委员会（European Commission）副主席维斯塔哲（MargretheVestager）说：「我们能做的是创造信任、法律确定性，以利AI的正向发展。」</text:p>
      <text:p text:style-name="P4">
Source: <text:a xlink:type="simple" xlink:href="https://www.rfi.fr/cn/%E5%9B%BD%E9%99%85%E6%8A%A5%E9%81%93/20230614-%E6%AC%A7%E6%B4%B2%E8%AE%AE%E4%BC%9A%E9%80%9A%E8%BF%87%E6%9C%AA%E6%9D%A5ai%E7%9B%91%E7%AE%A1%E8%AE%A1%E7%94%BB" text:style-name="Internet_20_link" text:visited-style-name="Visited_20_Internet_20_Link">
https://www.rfi.fr/cn/%E5%9B%BD%E9%99%85%E6%8A%A5%E9%81%93/20230614-%E6%AC%A7%E6%B4%B2%E8%AE%AE%E4%BC%9A%E9%80%9A%E8%BF%87%E6%9C%AA%E6%9D%A5ai%E7%9B%91%E7%AE%A1%E8%AE%A1%E7%94%BB</text:a>
</text:p>
      <!--NEWS-->
      <text:h text:style-name="P10" text:outline-level="1">
<text:span text:style-name="T4">
法国发现大规模虚假信息运动与俄有关</text:span>
</text:h>
      <text:p text:style-name="P4">
Author: 联合早报 (Person)</text:p>
      <text:p text:style-name="P4">
Publisher: 联合早报 (Organization)</text:p>
      <text:p text:style-name="P4">
Published Time: 2023-06-14T14:35</text:p>
      <text:p text:style-name="P4">
Modified Time: 2023-06-14T14:35</text:p>
      <text:p text:style-name="P4">
Description: 法国发现了一个与俄罗斯有关联的大规模虚假信息运动，散布虚假信息的行为者设立假的法国外交部网站，还以其他政府网站为目标、伪装法国知名媒体，抹黑乌克兰和法国的西方盟友。路透社报道，这个...</text:p>
      <text:p text:style-name="P4">
Videos: []</text:p>
      <text:p text:style-name="P4">
Audios: []</text:p>
      <text:p text:style-name="P4">
Images: []</text:p>
      <text:p text:style-name="P4">
Type: NewsArticle</text:p>
      <text:p text:style-name="P4">
Breadcrumbs: ['即时', '国际']</text:p>
      <text:p text:style-name="P4">
Keywords: ['法国', '俄罗斯', '假新闻', '社交媒体', '俄乌战争', '乌克兰']</text:p>
      <!--METADATA-->
      <text:p text:style-name="P4">
法国发现了一个与俄罗斯有关联的大规模虚假信息运动，散布虚假信息的行为者设立假的法国外交部网站，还以其他政府网站为目标、伪装法国知名媒体，抹黑乌克兰和法国的西方盟友。</text:p>
      <text:p text:style-name="P4">
路透社报道，这个名为RNN的大规模虚假信息运动，已经开展了一年多，最初源于俄罗斯用以改变乌克兰论述的多语言事实核查平台“向假新闻宣战”（War onFakes）。</text:p>
      <text:p text:style-name="P4">
法国外交与欧洲事务部长科隆纳星期二（6月13日）发表声明说：“这场运动主要是通过创建虚假网页来冒充国家媒体和政府网站，并在社媒网络创建虚假账号。”</text:p>
      <text:p text:style-name="P4">
科隆纳说，虽然法国不能将虚假信息运动直接归咎于俄罗斯当局，但RNN与俄罗斯大使馆和俄罗斯文化机构有关联。</text:p>
      <text:p text:style-name="P4">
这是法国首次公开承认法国境内出现了与俄罗斯有关联的活动。</text:p>
      <text:p text:style-name="P4">
法国官员说，由于删除此类域名的过程非常耗时，虚假法国外交部网站在线上15天后才被撤下。</text:p>
      <text:p text:style-name="P4">
法国政府还特别指出了俄罗斯在非洲进行的活动，称与莫斯科有关联的行为者试图在西非抹黑法国，指西非的正统媒体和社媒平台充斥了有关法国的虚假信息。</text:p>
      <text:p text:style-name="P4">
西方国家一直非常关注俄罗斯特工利用社交媒体和互联网传播虚假或误导性信息，试图以此制造有利于俄罗斯的舆论，改变世界各国在乌克兰战争中偏向乌克兰的立场。</text:p>
      <text:p text:style-name="P4">
莫斯科一直以来都否认涉及黑客活动。</text:p>
      <text:p text:style-name="P4">
Source: <text:a xlink:type="simple" xlink:href="https://www.zaobao.com.sg/realtime/world/story20230614-1404173" text:style-name="Internet_20_link" text:visited-style-name="Visited_20_Internet_20_Link">
https://www.zaobao.com.sg/realtime/world/story20230614-1404173</text:a>
</text:p>
      <!--NEWS-->
      <text:h text:style-name="P10" text:outline-level="1">
<text:span text:style-name="T4">
美国务院改称“尚未决定”邀请香港特首李家超参与APEC峰会</text:span>
</text:h>
      <text:p text:style-name="P4">
Author: chinese@voanews.com (金谷)</text:p>
      <text:p text:style-name="P4">
Publisher: 美国之音中文网 (Type: NewsMediaOrganization)</text:p>
      <text:p text:style-name="P4">
Published Time: 2023-06-14T15:06:16+08:00</text:p>
      <text:p text:style-name="P4">
Modified Time: 2023-06-14 07:06:16Z</text:p>
      <text:p text:style-name="P4">
Description: 美国国务院周二（6月13日）修改了一份提交给国会的文字说明的部分内容。该文件原称华盛顿将邀请遭到美国制裁的香港特首李家超参加11月的亚太经济合作组织（APEC）领导人会议，并引发多位国会议员反弹。国务院更正表示，那份文件是“错误版本”，并强调目前尚未就邀请作出决定。</text:p>
      <text:p text:style-name="P4">
Videos: []</text:p>
      <text:p text:style-name="P4">
Images: []</text:p>
      <text:p text:style-name="P4">
Categories: ['港澳', '亚太', '美国', '经济·金融·贸易', '中国']</text:p>
      <text:p text:style-name="P4">
Type: None</text:p>
      <!--METADATA-->
      <text:p text:style-name="P4">
NoneNone</text:p>
      <text:p text:style-name="P4">
Source: <text:a xlink:type="simple" xlink:href="https://www.voachinese.com/a/us-apec-hong-kong-chief-executive-20230614/7136543.html" text:style-name="Internet_20_link" text:visited-style-name="Visited_20_Internet_20_Link">
https://www.voachinese.com/a/us-apec-hong-kong-chief-executive-20230614/7136543.html</text:a>
</text:p>
      <!--NEWS-->
      <text:h text:style-name="P10" text:outline-level="1">
<text:span text:style-name="T4">
中资网购平台违反美国法律　偷将新疆产品售至美国</text:span>
</text:h>
      <text:p text:style-name="P4">
Author: None</text:p>
      <text:p text:style-name="P4">
Publisher: Radio Free Asia (Organization)</text:p>
      <text:p text:style-name="P4">
Published Time: 2023-06-14T15:11:00-04:00</text:p>
      <text:p text:style-name="P4">
Modified Time: 2023-06-14T16:15:21-04:00</text:p>
      <text:p text:style-name="P4">
Description: None</text:p>
      <text:p text:style-name="P4">
Videos: []</text:p>
      <text:p text:style-name="P4">
Audios: ["<text:a xlink:type="simple" xlink:href="https://www.rfa.org/mandarin/yataibaodao/jingmao/tj2-061420231330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4.612011in" draw:z-index="0">
<draw:image xlink:href="../Images/rfamandarin/2023-06-14T15-11-00-04-00/000000.png" xlink:type="simple" xlink:show="embed" xlink:actuate="onLoad" draw:mime-type="image/png"/>
</draw:frame>
 一名美国顾客正在登录在线购物网站Temu <text:a xlink:type="simple" xlink:href="https://www.rfa.org/mandarin/yataibaodao/jingmao/tj2-06142023133015.html/@@images/image" text:style-name="Internet_20_link" text:visited-style-name="Visited_20_Internet_20_Link">
</text:a>
Business Wire via AP  <text:a xlink:type="simple" xlink:href="https://www.rfa.org/mandarin/yataibaodao/jingmao/tj2-06142023133015.html/@@stream" text:style-name="Internet_20_link" text:visited-style-name="Visited_20_Internet_20_Link">
Audio-1-Link：https://www.rfa.org/mandarin/yataibaodao/jingmao/tj2-06142023133015.html/@@stream</text:a>
</text:p>
      <text:p text:style-name="P4">
一家全球供应链验证公司近日公布了一项研究报告，报告指出中国线上购物平台拚多多旗下的在线购物网站Temu，违反美国法律，将新疆生产的产品贩卖给美国消费者。</text:p>
      <text:p text:style-name="P4">
<text:a xlink:type="simple" xlink:href="https://www.rfa.org/mandarin/Xinwen/4-06102023120039.html" text:style-name="Internet_20_link" text:visited-style-name="Visited_20_Internet_20_Link">
 <text:span text:style-name="T4">
涉侵犯人权 美再禁两家中国公司产品进口</text:span>
 </text:a>
  * <text:span text:style-name="T4">
<text:a xlink:type="simple" xlink:href="https://www.rfa.org/mandarin/Xinwen/4-05092023140456.html" text:style-name="Internet_20_link" text:visited-style-name="Visited_20_Internet_20_Link">
 报告：新疆棉花收获中持续强化强迫劳动 </text:a>
 </text:span>
</text:p>
      <text:p text:style-name="P4">
由于新疆制造的产品涉及强制劳动等违反人权的问题，美国在近年来禁止新疆产品进口美国。然而，底特律自由新闻（The DetroitNews）近日报道，一家以色列的全球供应链验证公司Ultra InformationSolutions指出，中资线上购物平台Temu至少贩卖10种来自新疆制造的商品，这些商品包含太阳眼镜和凉鞋。</text:p>
      <text:p text:style-name="P4">
Temu是中国电商平台拼多多旗下的公司，主要销售价格极为低廉的服饰以及居家饰品。Temu目前于加拿大、美国、澳洲、以及新西兰运营，而Temu在2022年9月于美国上线后，受到美国民众欢迎，并成为苹果（AppleInc.） 应用商店下载量最高的应用程序。</text:p>
      <text:p text:style-name="P4">
<text:span text:style-name="T4">
制裁新疆强迫劳动 美国于2021年禁止新疆棉进口</text:span>
</text:p>
      <text:p text:style-name="P4">
然而，Ultra Information Solutions的报告指出，Temu会刻意掩盖新疆制品的产地，以系统性违反美国的贸易政策。</text:p>
      <text:p text:style-name="P4">
基于中国当局对新疆维吾尔族人实施强迫劳动等，美国政府在2021年禁止了新疆棉进口美国，并且在2022年基于《防止维吾尔人强迫劳动法》（UyghurForced Labor PreventionAct）将进口禁令扩展至全部新疆产品。根据统计，中国当局将超过一百万名新疆维吾尔人关入再教育营，逼迫他们不断劳动。</text:p>
      <text:p text:style-name="P4">
美国国土安全部指出，透过《防止维吾尔人强迫劳动法》，已经有22家中国公司被美国政府制裁而不能向美国出口商品，这项法案已经审查了4,000批来自中国的货物，总价值13亿美元。</text:p>
      <text:p text:style-name="P4">
<text:span text:style-name="T4">
Shein和Temu透过小额销售规避美国海关</text:span>
</text:p>
      <text:p text:style-name="P4">
底特律自由新闻分析，这些新疆制造的产品能规避美国海关审查而贩卖给美国民众，是因为这些产品的价值低于800美元，因此当卖家直接向消费者从中国邮寄商品时，能绕过美国海关审核。中资服饰网站Shein也使用相近的方法向美国出口新疆棉制成的衣服，这样的作法曾在去年被彭博社（Bloomberg）揭发。</text:p>
      <text:p text:style-name="P4">
对此，美国新泽西州共和党籍众议员克里斯·史密斯（ChrisSmith）等多位美国国会议员都表示，他们将继续审视来自Shein和Temu的产品，以完全达到“停止进口强迫劳动商品至美国”的目标。</text:p>
      <text:p text:style-name="P4">
记者：唐缘媛 责编：梒青 网编：洪伟</text:p>
      <text:p text:style-name="P4">
Source: <text:a xlink:type="simple" xlink:href="https://www.rfa.org/mandarin/yataibaodao/jingmao/tj2-06142023133015.html" text:style-name="Internet_20_link" text:visited-style-name="Visited_20_Internet_20_Link">
https://www.rfa.org/mandarin/yataibaodao/jingmao/tj2-06142023133015.html</text:a>
</text:p>
      <!--NEWS-->
      <text:h text:style-name="P10" text:outline-level="1">
<text:span text:style-name="T4">
布林肯计划访中前先与秦刚通话 中国将双边关系困境归咎美方</text:span>
</text:h>
      <text:p text:style-name="P4">
Author: chinese@voanews.com (杨安)</text:p>
      <text:p text:style-name="P4">
Publisher: 美国之音中文网 (Type: NewsMediaOrganization)</text:p>
      <text:p text:style-name="P4">
Published Time: 2023-06-14T15:25:13+08:00</text:p>
      <text:p text:style-name="P4">
Modified Time: 2023-06-14 07:25:13Z</text:p>
      <text:p text:style-name="P4">
Description: 美国国务卿安东尼·布林肯（Antony Blinken）据信会在6月18日前后抵达北京访问。美东时间周二（6月13日）晚间，布林肯与中国外交部长秦刚通电话，强调双方要保持沟通渠道，负责任管理美中关系；秦刚则是将中美关系遭遇的困难和挑战，一概归咎于美方。</text:p>
      <text:p text:style-name="P4">
Videos: []</text:p>
      <text:p text:style-name="P4">
Images: []</text:p>
      <text:p text:style-name="P4">
Categories: ['美中关系', '美国', '中国']</text:p>
      <text:p text:style-name="P4">
Type: None</text:p>
      <!--METADATA-->
      <text:p text:style-name="P4">
NoneNone</text:p>
      <text:p text:style-name="P4">
Source: <text:a xlink:type="simple" xlink:href="https://www.voachinese.com/a/blinken-talks-with-qin-20230614/7136553.html" text:style-name="Internet_20_link" text:visited-style-name="Visited_20_Internet_20_Link">
https://www.voachinese.com/a/blinken-talks-with-qin-20230614/7136553.html</text:a>
</text:p>
      <!--NEWS-->
      <text:h text:style-name="P10" text:outline-level="1">
<text:span text:style-name="T4">
抑制中国影响力 新西兰和斐济签署防务协议</text:span>
</text:h>
      <text:p text:style-name="P4">
Author: chinese@voanews.com (杨安)</text:p>
      <text:p text:style-name="P4">
Publisher: 美国之音中文网 (Type: NewsMediaOrganization)</text:p>
      <text:p text:style-name="P4">
Published Time: 2023-06-14T15:34:43+08:00</text:p>
      <text:p text:style-name="P4">
Modified Time: 2023-06-14 07:34:43Z</text:p>
      <text:p text:style-name="P4">
Description: 新西兰和斐济周三（6月14日）签署了一项防卫协议，将加强军事训练和海上安全，并增进两国在灾难与人道主义上的协调合作。</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new-zealand-fiji-sign-defense-pact--20230614/7136558.html" text:style-name="Internet_20_link" text:visited-style-name="Visited_20_Internet_20_Link">
https://www.voachinese.com/a/new-zealand-fiji-sign-defense-pact--20230614/7136558.html</text:a>
</text:p>
      <!--NEWS-->
      <text:h text:style-name="P10" text:outline-level="1">
<text:span text:style-name="T4">
中共再玩统战  “海峡论坛”台湾逾5000人受邀</text:span>
</text:h>
      <text:p text:style-name="P4">
Author: None</text:p>
      <text:p text:style-name="P4">
Publisher: Radio Free Asia (Organization)</text:p>
      <text:p text:style-name="P4">
Published Time: 2023-06-14T15:35:38-04:00</text:p>
      <text:p text:style-name="P4">
Modified Time: 2023-06-14T15:35: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88615in" draw:z-index="0">
<draw:image xlink:href="../Images/rfamandarin/2023-06-14T15-35-38-04-00/000000.png" xlink:type="simple" xlink:show="embed" xlink:actuate="onLoad" draw:mime-type="image/png"/>
</draw:frame>
台湾的陆委会曾强调，政府禁止中央机关人员参与海峡论坛，也不乐见地方政府派员与会。图为陆委会发言人邱垂正。 记者夏小华摄/RFA资料第15届海峡论坛16日即将登场，论坛大会定于17日上午在中国福建厦门举行，台湾各界逾5000人受邀。中国国台办发言人朱凤莲14日在例行记者会上说明本届海峡论坛筹备情况时称，论坛邀请了国民党、新党、亲民党、无党团结联盟等台湾各界人士共5000余人。国民党副主席夏立言将率团出席。台湾行政院陆委会上周五（9日）曾发表声明，指责海峡论坛是中共主办的重要对台统战平台，借由活动“拉拢及分化台湾”，也将宣传统战操作成果，并批判伤害台湾社会。陆委会还强调，政府禁止中央机关人员参与海峡论坛，也不乐见地方政府派员与会，不得与陆方合作办理论坛相关活动，也不希望台湾人士参与视讯等。据台湾中央社报道，国民党主席朱立伦14日表示，希望透过参加海峡论坛，让两岸相互了解，化解误会，共创双赢，也希望民进党不要继续制造障碍，连这样的民间交流都要不断抹红。海峡论坛是由中共中央国台办指导、中共福建省委省政府以及台湾一些民间团体共同主办，是台海两岸一个民间交流平台。通常，中共方面由全国政协主席出席论坛并致辞，台湾方面则由中国国民党、新党人士率领出席。民进党则明文规定不允许党公职参加海峡论坛。责编：凯迪</text:p>
      <text:p text:style-name="P4">
Source: <text:a xlink:type="simple" xlink:href="https://www.rfa.org/mandarin/Xinwen/4-06142023153146.html" text:style-name="Internet_20_link" text:visited-style-name="Visited_20_Internet_20_Link">
https://www.rfa.org/mandarin/Xinwen/4-06142023153146.html</text:a>
</text:p>
      <!--NEWS-->
      <text:h text:style-name="P10" text:outline-level="1">
<text:span text:style-name="T4">
科威特再次任命艾哈迈德为首相</text:span>
</text:h>
      <text:p text:style-name="P4">
Author: 联合早报 (Person)</text:p>
      <text:p text:style-name="P4">
Publisher: 联合早报 (Organization)</text:p>
      <text:p text:style-name="P4">
Published Time: 2023-06-14T15:36</text:p>
      <text:p text:style-name="P4">
Modified Time: 2023-06-14T16:15</text:p>
      <text:p text:style-name="P4">
Description: 科威特王储米沙勒星期二（6月13日）签署埃米尔令，再次任命艾哈迈德为首相。新华社报道，根据此埃米尔令，艾哈迈德负责组建新内阁，并由他正式通知国民议会。6月6日，科威特选民投票选举第...</text:p>
      <text:p text:style-name="P4">
Videos: []</text:p>
      <text:p text:style-name="P4">
Audios: []</text:p>
      <text:p text:style-name="P4">
Images: []</text:p>
      <text:p text:style-name="P4">
Type: NewsArticle</text:p>
      <text:p text:style-name="P4">
Breadcrumbs: ['即时', '国际']</text:p>
      <text:p text:style-name="P4">
Keywords: ['科威特', '首相']</text:p>
      <!--METADATA-->
      <text:p text:style-name="P4">
科威特王储米沙勒星期二（6月13日）签署埃米尔令，再次任命艾哈迈德为首相。</text:p>
      <text:p text:style-name="P4">
新华社报道，根据此埃米尔令，艾哈迈德负责组建新内阁，并由他正式通知国民议会。</text:p>
      <text:p text:style-name="P4">
6月6日，科威特选民投票选举第17届国民议会。在207名候选人中，共有50人当选。根据科威特宪法，议会选举后，内阁随即辞职。6月20日，国民议会将召开首次会议选举议长。</text:p>
      <text:p text:style-name="P4">
科威特议会实行一院制，每届任期四年。</text:p>
      <text:p text:style-name="P4">
1956年出生的艾哈迈德是埃米尔纳瓦夫的儿子，曾任科威特国民警卫队副指挥官，第一副首相兼内政大臣。去年7月24日，科威特王储米沙勒签署埃米尔令，艾哈迈德首次被任命为首相。</text:p>
      <text:p text:style-name="P4">
Source: <text:a xlink:type="simple" xlink:href="https://www.zaobao.com.sg/realtime/world/story20230614-1404292" text:style-name="Internet_20_link" text:visited-style-name="Visited_20_Internet_20_Link">
https://www.zaobao.com.sg/realtime/world/story20230614-1404292</text:a>
</text:p>
      <!--NEWS-->
      <text:h text:style-name="P10" text:outline-level="1">
<text:span text:style-name="T4">
与吴钊燮同框　捷克总统帕维尔吁各国团结挺台</text:span>
</text:h>
      <text:p text:style-name="P4">
Author: None</text:p>
      <text:p text:style-name="P4">
Publisher: Radio Free Asia (Organization)</text:p>
      <text:p text:style-name="P4">
Published Time: 2023-06-14T15:39:00-04:00</text:p>
      <text:p text:style-name="P4">
Modified Time: 2023-06-14T16:08: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4.612011in" draw:z-index="0">
<draw:image xlink:href="../Images/rfamandarin/2023-06-14T15-39-00-04-00/000000.png" xlink:type="simple" xlink:show="embed" xlink:actuate="onLoad" draw:mime-type="image/png"/>
</draw:frame>
周三在布拉格智库“欧洲价值安全政策中心”（European Values Center for SecurityPolicy）主办的年度安全高峰会上，捷克总统帕维尔发表开幕演讲。当时，吴钊燮正坐在台下。 <text:a xlink:type="simple" xlink:href="https://www.rfa.org/mandarin/Xinwen/5-06142023153839.html/@@images/image" text:style-name="Internet_20_link" text:visited-style-name="Visited_20_Internet_20_Link">
</text:a>
Taiwan Ministry of Foreign Affairs via AP  捷克总统帕维尔（PetrPavel）14日与来访的台湾外交部长吴钊燮同台，并呼吁各国团结起来支持台湾，致力维系和支持台湾的民主，不要让中国的意志强加于台湾。吴钊燮则说，帕维尔的力挺对台湾人来说是一大鼓舞。据台湾中央社报道，周三在布拉格智库“欧洲价值安全政策中心”（European Values Center for SecurityPolicy）主办的年度安全高峰会上，捷克总统帕维尔发表开幕演讲。当时，吴钊燮正坐在台下。吴钊燮紧接着也发表演说 。这也是欧洲非邦交国领袖首次与台湾的外交部长在公开场合同台。吴钊燮演说中指出，威权主义扩张对民主阵营的威胁加剧，并呼吁民主国家支持台湾。他还说，台湾从欧洲得到的声援愈来愈多，帕维尔的力挺对台湾人来说是一大鼓舞。出席这次年度高峰会议的包括捷克、欧盟、瑞典、美国等国逾百名外交和国防专家出席。会议重点是讨论俄乌战争下的欧洲和亚洲局势。 责编：凯迪</text:p>
      <text:p text:style-name="P4">
Source: <text:a xlink:type="simple" xlink:href="https://www.rfa.org/mandarin/Xinwen/5-06142023153839.html" text:style-name="Internet_20_link" text:visited-style-name="Visited_20_Internet_20_Link">
https://www.rfa.org/mandarin/Xinwen/5-06142023153839.html</text:a>
</text:p>
      <!--NEWS-->
      <text:h text:style-name="P10" text:outline-level="1">
<text:span text:style-name="T4">
韩国安首长：不应让韩中关系倒退</text:span>
</text:h>
      <text:p text:style-name="P4">
Author: 联合早报 (Person)</text:p>
      <text:p text:style-name="P4">
Publisher: 联合早报 (Organization)</text:p>
      <text:p text:style-name="P4">
Published Time: 2023-06-14T15:47</text:p>
      <text:p text:style-name="P4">
Modified Time: 2023-06-14T16:25</text:p>
      <text:p text:style-name="P4">
Description: 韩国国家安保室室长赵太庸就中国驻韩大使邢海明涉韩言论引发争议说，不该有不利于韩中关系健康发展、让双边关系倒退的事情。韩联社报道，赵太庸星期三（6月14日）赴日本出席韩美日国安首长会...</text:p>
      <text:p text:style-name="P4">
Videos: []</text:p>
      <text:p text:style-name="P4">
Audios: []</text:p>
      <text:p text:style-name="P4">
Images: []</text:p>
      <text:p text:style-name="P4">
Type: NewsArticle</text:p>
      <text:p text:style-name="P4">
Breadcrumbs: ['即时', '国际']</text:p>
      <text:p text:style-name="P4">
Keywords: ['韩国', '中国', '中韩关系']</text:p>
      <!--METADATA-->
      <text:p text:style-name="P4">
韩国国家安保室室长赵太庸就中国驻韩大使邢海明涉韩言论引发争议说，不该有不利于韩中关系健康发展、让双边关系倒退的事情。</text:p>
      <text:p text:style-name="P4">
韩联社报道，赵太庸星期三（6月14日）赴日本出席韩美日国安首长会议前，在机场接受记者采访时做出上述说明。他说，基于相互尊重精神和共同利益这两个关键词推动韩中关系健康成熟发展是尹锡悦政府的一贯立场。</text:p>
      <text:p text:style-name="P4">
对于要求中方采取有诚意措施的标准，赵太庸只说，他在上述发言中，已清楚地表明政府对韩中关系的原则和立场。</text:p>
      <text:p text:style-name="P4">
就定于年内举行的韩中日领导人会议，赵太庸说，作为轮值主席国，韩方已向中日两国传达了举行韩中日峰会的意向，正通过外交渠道就此进行磋商。韩方一贯坚持推动韩中关系健康成熟发展、促进韩中日协商机制发展的立场。</text:p>
      <text:p text:style-name="P4">
中国驻韩大使邢海明6月8日与韩国最大反对党党首李在明会面时，宣读了约15分钟的发言稿。他说：“有人赌美国赢、赌中国输，现在赌中国输的人今后一定会后悔”，此话立即在韩国引起争议。</text:p>
      <text:p text:style-name="P4">
被问及邢海明争议言论是否会给促成韩中日峰会造成影响时，赵太庸说，作为总管国安事务的首长，他对中国驻韩大使言行评头论足本身就不符合堂堂正正的国格和不卑不亢的外交。他说，期待中日两国响应韩方号召，年内促成三国领导人会议。</text:p>
      <text:p text:style-name="P4">
Source: <text:a xlink:type="simple" xlink:href="https://www.zaobao.com.sg/realtime/world/story20230614-1404295" text:style-name="Internet_20_link" text:visited-style-name="Visited_20_Internet_20_Link">
https://www.zaobao.com.sg/realtime/world/story20230614-1404295</text:a>
</text:p>
      <!--NEWS-->
      <text:h text:style-name="P10" text:outline-level="1">
<text:span text:style-name="T4">
事实查核｜美军印太司令说如果再遭中国军舰拦截，将优先开火？</text:span>
</text:h>
      <text:p text:style-name="P4">
Author: 作者：董喆</text:p>
      <text:p text:style-name="P4">
Publisher: Radio Free Asia (Organization)</text:p>
      <text:p text:style-name="P4">
Published Time: 2023-06-14T15:59:48-04:00</text:p>
      <text:p text:style-name="P4">
Modified Time: 2023-06-14T15:59:48-04:00</text:p>
      <text:p text:style-name="P4">
Description: 作者：董喆</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3.629306in" draw:z-index="0">
<draw:image xlink:href="../Images/rfamandarin/2023-06-14T15-59-48-04-00/000000.png" xlink:type="simple" xlink:show="embed" xlink:actuate="onLoad" draw:mime-type="image/png"/>
</draw:frame>
 <text:a xlink:type="simple" xlink:href="https://www.rfa.org/mandarin/shishi-hecha/hc-06142023155404.html/@@images/image" text:style-name="Internet_20_link" text:visited-style-name="Visited_20_Internet_20_Link">
</text:a>
 自由亚洲电台制图</text:p>
      <text:p text:style-name="P4">
<text:span text:style-name="T4">
标签：错误</text:span>
</text:p>
      <text:p text:style-name="P4">
<text:span text:style-name="T4">
一分钟完读：</text:span>
</text:p>
      <text:p text:style-name="P4">
近日，一则关于所谓“美军印太司令部言论”的文章在推特及中国国内几大社交媒体平台流传。文中指出“在接受英国《卫报》采访时，美国印太司令阿奎利诺表示，如果下次再遭中国军舰拦截，将优先开火攻击中国军舰”。</text:p>
      <text:p text:style-name="P4">
亚洲事实查核实验室查找了英国、美国、澳洲以及国际版《卫报》，皆没有发现上述报导。同时，美国印太司令部告诉实验室，这样的说法并不正确，美国印太司令并未接受《卫报》采访，也未曾发表此言论。</text:p>
      <text:p text:style-name="P4">
<text:span text:style-name="T4">
深度分析：</text:span>
</text:p>
      <text:p text:style-name="P4">
美国海军6月4日发布 <text:a xlink:type="simple" xlink:href="https://www.youtube.com/watch" text:style-name="Internet_20_link" text:visited-style-name="Visited_20_Internet_20_Link">
 一段影片 </text:a>
 ，钟云号（USSChung-Hoon）驱逐舰3日与加拿大巡防舰蒙特利尔号（HMCSMontreal）穿行台湾海峡时，遭中国苏州号驱逐舰越过，彼此最短距离只有150码，美方指这是“不安全互动”。中国军方则斥责美加的联合航行是“故意挑起风险”，外交部发言人<text:a xlink:type="simple" xlink:href="http://mz.china-embassy.gov.cn/fyrth/202306/t20230605_11089966.htm" text:style-name="Internet_20_link" text:visited-style-name="Visited_20_Internet_20_Link">
 汪文斌则回应 </text:a>
，美方滋事挑衅在前，中方依法依规处置在后。</text:p>
      <text:p text:style-name="P4">
网易号王云飞军事评论7日发表“美印太司令放话要优先攻击，在家门口，解放军已做好打赢各种预案”贴文，当中提到，近日美国印太司令阿奎利诺( <text:a xlink:type="simple" xlink:href="https://en.wikipedia.org/wiki/John_C._Aquilino" text:style-name="Internet_20_link" text:visited-style-name="Visited_20_Internet_20_Link">
 John C.Aquilino </text:a>
)接受英国《卫报》采访时表示，“我们将向国防部申请还击授权，获得下一次自由航行中优先攻击对方的权限，反击对方的挑衅行为。”</text:p>
      <text:p text:style-name="P4">
微博平台不少用户转发所谓阿奎利诺接受《卫报》采访相关内容（/亚洲事实查核实验室制图）  <text:a xlink:type="simple" xlink:href="https://www.rfa.org/mandarin/shishi-hecha/hc-06142023155404.html/p1.png" text:style-name="Internet_20_link" text:visited-style-name="Visited_20_Internet_20_Link">
</text:a>
  虽然网易号的说法在9日即遭微博网民反驳是错误解读，但这段言论仍在网上发酵，不单是推特与脸书，在中国微博、网易、抖音及知乎等平台皆有相关贴文，且内容再被简化为“美军印太司令阿奎利诺表示，如果下次再遭中国军舰拦截，将优先开火攻击中国军舰”，并加上“＃美军扬言先开火”的hashtag，直到本文截稿（14）日，仍有相关言论在网上流传。</text:p>
      <text:p text:style-name="P4">
所谓阿奎利诺采访在各社交媒体进一步流传成“美军将先向中国军舰开火”。（/亚洲事实查核实验室 制图）  <text:a xlink:type="simple" xlink:href="https://www.rfa.org/mandarin/shishi-hecha/hc-06142023155404.html/p2.png" text:style-name="Internet_20_link" text:visited-style-name="Visited_20_Internet_20_Link">
</text:a>
</text:p>
      <text:p text:style-name="P4">
亚洲事实查核实验室查找包括英国、美国、澳洲以及国际版《卫报》，并以“Indo-Pacific commandsite:www.theguardian.com”进行搜寻，仅发现一则与此次航行冲突相关的报导，是《卫报》6月5日转载自美联社的报导“ <text:a xlink:type="simple" xlink:href="https://www.theguardian.com/world/2023/jun/05/taiwan-strait-footage-released-of-near-miss-between-chinese-warship-and-us-destroyer" text:style-name="Internet_20_link" text:visited-style-name="Visited_20_Internet_20_Link">
台湾海峡：中国军舰与美国驱逐舰相撞的镜头被公开</text:a>
 。”</text:p>
      <text:p text:style-name="P4">
该则报导中仅引述印太司令部说法，表示中国的行动违反了国际水域安全通行的海事规定。并未有印太司令阿奎利诺的说法，也未提及“直接开火”等用语。</text:p>
      <text:p text:style-name="P4">
亚洲事实查核实验室将中国社交媒体上流传的“开火论”向美国印太司令部求证，美国印太司令部表示，“这些说法不属实。阿奎利诺上将没有接受《卫报》的采访，也没有发表你电子邮件中提到的声明。”</text:p>
      <text:p text:style-name="P4">
<text:span text:style-name="T4">
结论：</text:span>
</text:p>
      <text:p text:style-name="P4">
美国印太司令部表示阿奎利诺上将并未接受《卫报》采访，也未发表“再遭中国军舰拦截，将优先开火攻击中国军舰”的言论，因此网上流传“美军扬言先开火”的说法为错误资讯，英国《卫报》也未发表相关报导。</text:p>
      <text:p text:style-name="P4">
另外有关台湾海峡是否为国际水域，开放给各国船舰、飞行器自由航行、通过？可参阅 <text:a xlink:type="simple" xlink:href="https://www.rfa.org/cantonese/news/factcheck/twstrait-04182023152223.html" text:style-name="Internet_20_link" text:visited-style-name="Visited_20_Internet_20_Link">
 美军主张台湾海峡是“国际水域”，中国反对有理吗？</text:a>
查核报告。</text:p>
      <text:p text:style-name="P4">
<text:span text:style-name="T5">
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afcl@rfa.org寄给亚洲事实查核实验室，由我们为您查证核实。</text:span>
</text:p>
      <text:p text:style-name="P4">
Source: <text:a xlink:type="simple" xlink:href="https://www.rfa.org/mandarin/shishi-hecha/hc-06142023155404.html" text:style-name="Internet_20_link" text:visited-style-name="Visited_20_Internet_20_Link">
https://www.rfa.org/mandarin/shishi-hecha/hc-06142023155404.html</text:a>
</text:p>
      <!--NEWS-->
      <text:h text:style-name="P10" text:outline-level="1">
<text:span text:style-name="T4">
专栏 | 网络博弈：这个六四镇压者名单上都有谁？</text:span>
</text:h>
      <text:p text:style-name="P4">
Author: None</text:p>
      <text:p text:style-name="P4">
Publisher: Radio Free Asia (Organization)</text:p>
      <text:p text:style-name="P4">
Published Time: 2023-06-14T16:06:36-04:00</text:p>
      <text:p text:style-name="P4">
Modified Time: 2023-06-14T16:06:36-04:00</text:p>
      <text:p text:style-name="P4">
Description: None</text:p>
      <text:p text:style-name="P4">
Videos: []</text:p>
      <text:p text:style-name="P4">
Audios: ["<text:a xlink:type="simple" xlink:href="https://www.rfa.org/mandarin/zhuanlan/wangluoboyi/iwar-061420231432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4.187661in" draw:z-index="0">
<draw:image xlink:href="../Images/rfamandarin/2023-06-14T16-06-36-04-00/000000.png" xlink:type="simple" xlink:show="embed" xlink:actuate="onLoad" draw:mime-type="image/png"/>
</draw:frame>
六四记忆.人权博物馆网站列出的六四事件镇压者名单包括前中共高层领导人邓小平、杨尚昆、李鹏、江泽民、陈云、姚依林、李先念、王震、薄一波、陈希同、袁木、刘华清和肖扬13人。<text:a xlink:type="simple" xlink:href="https://www.rfa.org/mandarin/zhuanlan/wangluoboyi/iwar-06142023143258.html/@@images/image" text:style-name="Internet_20_link" text:visited-style-name="Visited_20_Internet_20_Link">
 </text:a>
六四记忆.人权博物馆官网截图  <text:a xlink:type="simple" xlink:href="https://www.rfa.org/mandarin/zhuanlan/wangluoboyi/iwar-06142023143258.html/@@stream" text:style-name="Internet_20_link" text:visited-style-name="Visited_20_Internet_20_Link">
Audio-1-Link：https://www.rfa.org/mandarin/zhuanlan/wangluoboyi/iwar-06142023143258.html/@@stream</text:a>
</text:p>
      <text:p text:style-name="P4">
说到六四事件，谁被看作是八九民运的支持者，谁被看作是镇压者？</text:p>
      <text:p text:style-name="P4">
1989年6月4号，以北京天安门广场为中心的民主运动被中国政府以武力平息，造成至少数百人死亡。这一事件被称为六四事件。</text:p>
      <text:p text:style-name="P4">
上期的《网络博弈》节目里，我们为大家介绍了海外网络博物馆六四记忆.人权博物馆（ <text:a xlink:type="simple" xlink:href="https://8964museum.com/" text:style-name="Internet_20_link" text:visited-style-name="Visited_20_Internet_20_Link">
 https://8964museum.com/</text:a>
 ）有关六四死亡人数的多种统计数据。</text:p>
      <text:p text:style-name="P4">
1989年天安门民主运动中，学生和市民要求惩治腐败官倒、开放新闻自由。在中国高层，当时是哪些领导人决定派军队在天安门清场？哪些领导人表现出支持同情学生的迹象？</text:p>
      <text:p text:style-name="P4">
今天的节目我们请海外的六四记忆.人权博物馆网站学术委员会委员、前八九学运领袖王超华女士介绍六四记忆.人权博物馆网站上的六四事件镇压者和学生抗争支持者名单。详情请点击本网页音频节目链接，收听全部内容。</text:p>
      <text:p text:style-name="P4">
六四记忆.人权博物馆网站列出的六四事件镇压者名单包括前中共高层领导人邓小平、杨尚昆、李鹏、江泽民、陈云、姚依林、李先念、王震、薄一波、陈希同、袁木、刘华清和肖扬13人。这个网站列出的参与镇压的部分军队武警官兵总计超过2000人。</text:p>
      <text:p text:style-name="P4">
由香港支联会创办的网络纪念馆六四记忆.人权博物馆不仅收录了六四受难者的名单，也收录了抗争者、抗争支持者、六四镇压者和镇压支持者的名单。这个网站遭到中国政府封禁，中国民众不能直接登陆。</text:p>
      <text:p text:style-name="P4">
六四这段历史，无论在中国的公共舆论界，还是学术界，都是最敏感的不得谈论的禁区。今天的节目里，我们感谢六四记忆.人权博物馆网站学术委员会委员、前八九学运领袖王超华女士介绍这个网站六四镇压者名单和学生抗争支持者的名单上有关中国高层官员和军队方面的内容。</text:p>
      <text:p text:style-name="P4">
六四记忆.人权博物馆学术委员会委员还包括林培瑞、宋永毅、吴仁华等海外知名学者。</text:p>
      <text:p text:style-name="P4">
《网络博弈》专题节目关注中国网络自由，介绍遭到中国网络封禁的内容。欢迎大家转推我们的节目。</text:p>
      <text:p text:style-name="P4">
主持人小安的社交媒体：</text:p>
      <text:p text:style-name="P4">
推特账号：https://twitter.com/XIAOAN000</text:p>
      <text:p text:style-name="P4">
脸书账号：https://www.facebook.com/pei.an.58</text:p>
      <text:p text:style-name="P4">
Source: <text:a xlink:type="simple" xlink:href="https://www.rfa.org/mandarin/zhuanlan/wangluoboyi/iwar-06142023143258.html" text:style-name="Internet_20_link" text:visited-style-name="Visited_20_Internet_20_Link">
https://www.rfa.org/mandarin/zhuanlan/wangluoboyi/iwar-06142023143258.html</text:a>
</text:p>
      <!--NEWS-->
      <text:h text:style-name="P10" text:outline-level="1">
<text:span text:style-name="T4">
知情人士：比尔·盖茨将于16日会晤习近平</text:span>
</text:h>
      <text:p text:style-name="P4">
Author: None</text:p>
      <text:p text:style-name="P4">
Publisher: Radio Free Asia (Organization)</text:p>
      <text:p text:style-name="P4">
Published Time: 2023-06-14T16:47:00-04:00</text:p>
      <text:p text:style-name="P4">
Modified Time: 2023-06-14T16:53: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4.612011in" draw:z-index="0">
<draw:image xlink:href="../Images/rfamandarin/2023-06-14T16-47-00-04-00/000000.png" xlink:type="simple" xlink:show="embed" xlink:actuate="onLoad" draw:mime-type="image/png"/>
</draw:frame>
资料图片：微软公司创始人比尔·盖茨于2013年4月8日在海南举行的博鳌论坛会前，会晤了中国国家主席习近平。 <text:a xlink:type="simple" xlink:href="https://www.rfa.org/mandarin/Xinwen/6-06142023164709.html/@@images/image" text:style-name="Internet_20_link" text:visited-style-name="Visited_20_Internet_20_Link">
</text:a>
美联社两位知情人士向路透社表示，微软公司创始人比尔·盖茨将于本周五（16日）访华期间，会晤中国国家主席习近平。这将是习近平近年来首次会见外国私营企业家，会面可能是一对一的进行。第三个消息来源也证实他们会见面，但没有提供细节。 至于会谈内容，消息人士没有说明。盖茨周三（14日）在推特上表示，他已抵达北京，也是自 2019年以来的首次访问这里。他很高兴能拜访与盖茨基金会合作应对全球健康和发展挑战超过 15 年的合作伙伴。 盖茨的访问时间点恰好在美国国务卿布林肯将于 6 月18 日至 19 日对中国进行推迟已久的访问之前。布林肯的访问旨在稳定美中两个最大经济体和战略对手之间的关系。与盖茨的会晤也将标志着习近平重启与外国私营企业家和商界领袖长期中断的会面。此前，习近平因疫情期间中国关闭边境而停止出国近三年。自今年年初中国重新开放以来，已有多位外国大企业的首席执行官访问中国，但大多数人主要会见了部长级官员。 今年 3月，中国总理李强会见了包括苹果执行长库克在内的一批外国首席执行官。一位消息人士告诉路透社，特斯拉执行长马斯克上个月会见了中国副总理丁薛祥。另据美国彭博社报道，中国高级官员正在最近召开一系列会议，征求商界领袖、包括外企高管，以及经济学家关于如何振兴经济的建议。与会者形容官员的语气在信心减弱的情况下，显得异常急迫。责编：凯迪</text:p>
      <text:p text:style-name="P4">
Source: <text:a xlink:type="simple" xlink:href="https://www.rfa.org/mandarin/Xinwen/6-06142023164709.html" text:style-name="Internet_20_link" text:visited-style-name="Visited_20_Internet_20_Link">
https://www.rfa.org/mandarin/Xinwen/6-06142023164709.html</text:a>
</text:p>
      <!--NEWS-->
      <text:h text:style-name="P10" text:outline-level="1">
<text:span text:style-name="T4">
抢夺人权问题话语权　习近平致信全球人权治理高端论坛</text:span>
</text:h>
      <text:p text:style-name="P4">
Author: None</text:p>
      <text:p text:style-name="P4">
Publisher: Radio Free Asia (Organization)</text:p>
      <text:p text:style-name="P4">
Published Time: 2023-06-14T16:51:26-04:00</text:p>
      <text:p text:style-name="P4">
Modified Time: 2023-06-14T16:51: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4" text:anchor-type="as-char" svg:width="6.9236in" svg:height="3.863815in" draw:z-index="0">
<draw:image xlink:href="../Images/rfamandarin/2023-06-14T16-51-26-04-00/000000.png" xlink:type="simple" xlink:show="embed" xlink:actuate="onLoad" draw:mime-type="image/png"/>
</draw:frame>
由中国官方主办的全球人权治理高端论坛6月14日至15日在北京举行。 <text:a xlink:type="simple" xlink:href="https://www.rfa.org/mandarin/Xinwen/7-06142023164822.html/@@images/image" text:style-name="Internet_20_link" text:visited-style-name="Visited_20_Internet_20_Link">
</text:a>
全球人权治理高端论坛官网据中国官媒新华社报道，由中国官方主办的全球人权治理高端论坛6月14日至15日在北京举行。中国国家主席习近平向全球人权治理高端论坛致贺信，其中强调，中方主张“以各具特色的现代化之路”保障各国人民公平享有人权；他还说，中国坚持走“适合本国国情的人权发展道路”。据报道，本次论坛由国务院新闻办公室、外交部和国家国际发展合作署共同主办，主题为“平等、合作、发展：《维也纳宣言和行动纲领》通过30周年与全球人权治理”。来自近百个国家和国际组织的300余名中外嘉宾应邀与会。不过香港《南华早报》指出，与会者名单显示，出席论坛的嘉宾主要来自参与“一带一路”倡议的发展中国家。该论坛召开之际，中共领导层正寻求在人权问题上发出更大声音，而中国因其在新疆和香港的侵犯人权行为以及对异见人士的方式而面临西方国家，尤其是美国的批评。论坛上，来自发展中国家的代表也听到了中方对西方人权观念的批评，及指责一些西方国家表现得像“人权教师爷”。乌兹别克斯坦和赤道几内亚的代表也赞扬了北京的记录，但一名联合国代表警告说，人权捍卫者面临的威胁越来越大。 责编：凯迪</text:p>
      <text:p text:style-name="P4">
Source: <text:a xlink:type="simple" xlink:href="https://www.rfa.org/mandarin/Xinwen/7-06142023164822.html" text:style-name="Internet_20_link" text:visited-style-name="Visited_20_Internet_20_Link">
https://www.rfa.org/mandarin/Xinwen/7-06142023164822.html</text:a>
</text:p>
      <!--NEWS-->
      <text:h text:style-name="P10" text:outline-level="1">
<text:span text:style-name="T4">
国际原子能机构总干事推迟访扎波罗热核电站</text:span>
</text:h>
      <text:p text:style-name="P4">
Author: 联合早报 (Person)</text:p>
      <text:p text:style-name="P4">
Publisher: 联合早报 (Organization)</text:p>
      <text:p text:style-name="P4">
Published Time: 2023-06-14T16:59</text:p>
      <text:p text:style-name="P4">
Modified Time: 2023-06-14T16:59</text:p>
      <text:p text:style-name="P4">
Description: 由于乌克兰战事紧张，联合国国际原子能机构总干事格罗西原定星期三（6月14日）到俄罗斯占领的扎波罗热核电站视察，现已推迟至星期四（15日）。路透社报道，一名高级政府官员星期三称，格罗...</text:p>
      <text:p text:style-name="P4">
Videos: []</text:p>
      <text:p text:style-name="P4">
Audios: []</text:p>
      <text:p text:style-name="P4">
Images: []</text:p>
      <text:p text:style-name="P4">
Type: NewsArticle</text:p>
      <text:p text:style-name="P4">
Breadcrumbs: ['即时', '国际']</text:p>
      <text:p text:style-name="P4">
Keywords: ['俄罗斯', '乌克兰', '核电站', '国际原子能机构']</text:p>
      <!--METADATA-->
      <text:p text:style-name="P4">
由于乌克兰战事紧张，联合国国际原子能机构总干事格罗西原定星期三（6月14日）到俄罗斯占领的扎波罗热核电站视察，现已推迟至星期四（15日）。</text:p>
      <text:p text:style-name="P4">
路透社报道，一名高级政府官员星期三称，格罗西正在等待更安全的时候，才到扎波罗热核电站视察。这名官员未说明格罗西何时启程。</text:p>
      <text:p text:style-name="P4">
格罗西星期二（13日）访问基辅，与乌克兰总统泽连斯基举行会谈。他当时说，扎波罗热核电站没有立即的危险，但“情况严重”，并说将亲自前往扎波罗热核电站进行评估。俄新社报道也说，这次访问原定于星期三进行，但现在延迟一天。</text:p>
      <text:p text:style-name="P4">
扎波罗热核电站附近的水库因下游的 <text:a xlink:type="simple" xlink:href="https://www.zaobao.com/realtime/world/story20230606-1401606" text:style-name="Internet_20_link" text:visited-style-name="Visited_20_Internet_20_Link">
 卡霍夫卡水坝被炸</text:a>
，第聂伯河下游水位大幅上涨，造成严重生态和人道主义风险。</text:p>
      <text:p text:style-name="P4">
俄乌双方互相指责破坏 <text:a xlink:type="simple" xlink:href="https://www.zaobao.com/keywords/shui-ba" text:style-name="Internet_20_link" text:visited-style-name="Visited_20_Internet_20_Link">
 水坝 </text:a>
，导致洪水成灾。西方国家表明，它们仍在收集证据，但相信乌克兰没有理由给自己造成这样的灾难。</text:p>
      <text:p text:style-name="P4">
Source: <text:a xlink:type="simple" xlink:href="https://www.zaobao.com.sg/realtime/world/story20230614-1404309" text:style-name="Internet_20_link" text:visited-style-name="Visited_20_Internet_20_Link">
https://www.zaobao.com.sg/realtime/world/story20230614-1404309</text:a>
</text:p>
      <!--NEWS-->
      <text:h text:style-name="P10" text:outline-level="1">
<text:span text:style-name="T4">
莫迪访美前夕 美国促印度推进无人机军购案</text:span>
</text:h>
      <text:p text:style-name="P4">
Author: chinese@voanews.com (杨安)</text:p>
      <text:p text:style-name="P4">
Publisher: 美国之音中文网 (Type: NewsMediaOrganization)</text:p>
      <text:p text:style-name="P4">
Published Time: 2023-06-14T17:09:12+08:00</text:p>
      <text:p text:style-name="P4">
Modified Time: 2023-06-14 09:09:12Z</text:p>
      <text:p text:style-name="P4">
Description: 印度总理纳伦德拉·莫迪（Narendra Modi）六月下旬对美国进行国事访问，《路透社》引述知情人士指出，华盛顿正在敦促新德里推进采购“海上卫士”无人机（MQ-9B SeaGuardian），这项军售案预计达20至30亿美元。</text:p>
      <text:p text:style-name="P4">
Videos: []</text:p>
      <text:p text:style-name="P4">
Images: []</text:p>
      <text:p text:style-name="P4">
Categories: ['亚太', '美国', '军事']</text:p>
      <text:p text:style-name="P4">
Type: None</text:p>
      <!--METADATA-->
      <text:p text:style-name="P4">
NoneNone</text:p>
      <text:p text:style-name="P4">
Source: <text:a xlink:type="simple" xlink:href="https://www.voachinese.com/a/us-reportedly-looks-to-sell-armed-drones-to-india-20230614/7136585.html" text:style-name="Internet_20_link" text:visited-style-name="Visited_20_Internet_20_Link">
https://www.voachinese.com/a/us-reportedly-looks-to-sell-armed-drones-to-india-20230614/7136585.html</text:a>
</text:p>
      <!--NEWS-->
      <text:h text:style-name="P10" text:outline-level="1">
<text:span text:style-name="T4">
日本经处理的核污染水排放试运行进入第3天 中国坚决反对</text:span>
</text:h>
      <text:p text:style-name="P4">
Author: chinese@voanews.com (金谷)</text:p>
      <text:p text:style-name="P4">
Publisher: 美国之音中文网 (Type: NewsMediaOrganization)</text:p>
      <text:p text:style-name="P4">
Published Time: 2023-06-14T17:41:15+08:00</text:p>
      <text:p text:style-name="P4">
Modified Time: 2023-06-14 15:53:52Z</text:p>
      <text:p text:style-name="P4">
Description: 日本东京电力公司周一（6月12日）开始对福岛第一核电站经处理和稀释的核污染水进行排放设备试运行，试运行期间使用淡水代替，预计试运行将持续两周。该计划将处理过的核污染水再用海水稀释后通过海底隧道缓慢排放入海，但遭到一些当地渔业团体和邻国、尤其是中国的强烈反对。</text:p>
      <text:p text:style-name="P4">
Videos: []</text:p>
      <text:p text:style-name="P4">
Images: []</text:p>
      <text:p text:style-name="P4">
Categories: ['生态环境', '亚太', '中国']</text:p>
      <text:p text:style-name="P4">
Type: None</text:p>
      <!--METADATA-->
      <text:p text:style-name="P4">
NoneNone</text:p>
      <text:p text:style-name="P4">
Source: <text:a xlink:type="simple" xlink:href="https://www.voachinese.com/a/japan-fukushima-china-20230614/7136604.html" text:style-name="Internet_20_link" text:visited-style-name="Visited_20_Internet_20_Link">
https://www.voachinese.com/a/japan-fukushima-china-20230614/7136604.html</text:a>
</text:p>
      <!--NEWS-->
      <text:h text:style-name="P10" text:outline-level="1">
<text:span text:style-name="T4">
意台关系“大幅提升” 意大利国会副议长率团访台</text:span>
</text:h>
      <text:p text:style-name="P4">
Author: chinese@voanews.com (金谷)</text:p>
      <text:p text:style-name="P4">
Publisher: 美国之音中文网 (Type: NewsMediaOrganization)</text:p>
      <text:p text:style-name="P4">
Published Time: 2023-06-14T18:05:09+08:00</text:p>
      <text:p text:style-name="P4">
Modified Time: 2023-06-14 10:06:24Z</text:p>
      <text:p text:style-name="P4">
Description: 意大利参议院副议长森蒂纳约（Gian Marco Centinaio）及参议员穆雷利（Elena Murelli）等一行3人于周三（6月14日）抵达台湾进行为期6天的访问。台湾外交部指出，此为意大利新政府上任后，首次有国会议员组团来台，且是意大利国会访台之最高层级。</text:p>
      <text:p text:style-name="P4">
Videos: []</text:p>
      <text:p text:style-name="P4">
Images: []</text:p>
      <text:p text:style-name="P4">
Categories: ['欧洲', '中国', '台湾']</text:p>
      <text:p text:style-name="P4">
Type: None</text:p>
      <!--METADATA-->
      <text:p text:style-name="P4">
NoneNone</text:p>
      <text:p text:style-name="P4">
Source: <text:a xlink:type="simple" xlink:href="https://www.voachinese.com/a/deputy-speaker-of-italy-s-senate-visits-taiwan-20230614/7136633.html" text:style-name="Internet_20_link" text:visited-style-name="Visited_20_Internet_20_Link">
https://www.voachinese.com/a/deputy-speaker-of-italy-s-senate-visits-taiwan-20230614/7136633.html</text:a>
</text:p>
      <!--NEWS-->
      <text:h text:style-name="P10" text:outline-level="1">
<text:span text:style-name="T4">
超强气旋即将登陆 印度巴基斯坦逾10万人疏散</text:span>
</text:h>
      <text:p text:style-name="P4">
Author: 联合早报 (Person)</text:p>
      <text:p text:style-name="P4">
Publisher: 联合早报 (Organization)</text:p>
      <text:p text:style-name="P4">
Published Time: 2023-06-14T18:06</text:p>
      <text:p text:style-name="P4">
Modified Time: 2023-06-14T18:27</text:p>
      <text:p text:style-name="P4">
Description: 超强气旋“比尔乔伊”即将登陆印度和巴基斯坦，气象学家警告，这股气旋将摧毁房屋和破坏电线；当局已疏散超过10万人。法新社报道，政府气象监测人员说，在孟加拉语中意为“灾难“的比尔乔伊（...</text:p>
      <text:p text:style-name="P4">
Videos: []</text:p>
      <text:p text:style-name="P4">
Audios: []</text:p>
      <text:p text:style-name="P4">
Images: []</text:p>
      <text:p text:style-name="P4">
Type: NewsArticle</text:p>
      <text:p text:style-name="P4">
Breadcrumbs: ['即时', '国际']</text:p>
      <text:p text:style-name="P4">
Keywords: ['印度', '巴基斯坦', '风暴']</text:p>
      <!--METADATA-->
      <text:p text:style-name="P4">
超强气旋“比尔乔伊”即将登陆印度和巴基斯坦，气象学家警告，这股气旋将摧毁房屋和破坏电线；当局已疏散超过10万人。</text:p>
      <text:p text:style-name="P4">
法新社报道，政府气象监测人员说，在孟加拉语中意为“灾难“的比尔乔伊（Biparjoy）正在穿越阿拉伯海。这股“非常严重的气旋风暴”预计将于星期四（6月15日）傍晚在印度西部古吉拉特邦（Gujarat）海滨小镇曼德维（Mandvi）和巴基斯坦南部卡拉奇市（Karachi）之间登陆。</text:p>
      <text:p text:style-name="P4">
印度气象部门预测，这股风暴将在星期四较晚时袭击印度雅克豪港附近，并警告说传统的泥土和稻草茅草屋将被“彻底摧毁”。预报员说，比尔乔伊的最大持续风速可达每小时125至135公里，阵风时速可达每小时150公里。</text:p>
      <text:p text:style-name="P4">
负责古吉拉特邦救济行动的官员说，超过4万7000人已从沿海和低洼地区疏散到避难所；预计将有更多人被转移到内陆。</text:p>
      <text:p text:style-name="P4">
印度气象学家警告，这股风暴将造成广泛破坏，包括农作物、电力和通信杆，以及导致铁路和公路服务中断。</text:p>
      <text:p text:style-name="P4">
巴基斯坦气候变化部长雷曼星期三（14日）说，当局已从东南海岸线撤离6万2000人，并在学校设立75个救济营。她说，已建议渔民停止捕鱼作业，而小型飞机已经停飞，并说有2000万人口的卡拉奇大城市可能出现洪水。</text:p>
      <text:p text:style-name="P4">
Source: <text:a xlink:type="simple" xlink:href="https://www.zaobao.com.sg/realtime/world/story20230614-1404337" text:style-name="Internet_20_link" text:visited-style-name="Visited_20_Internet_20_Link">
https://www.zaobao.com.sg/realtime/world/story20230614-1404337</text:a>
</text:p>
      <!--NEWS-->
      <text:h text:style-name="P10" text:outline-level="1">
<text:span text:style-name="T4">
埃尔多安：土耳其未必在7月批准瑞典加入北约</text:span>
</text:h>
      <text:p text:style-name="P4">
Author: 联合早报 (Person)</text:p>
      <text:p text:style-name="P4">
Publisher: 联合早报 (Organization)</text:p>
      <text:p text:style-name="P4">
Published Time: 2023-06-14T18:57</text:p>
      <text:p text:style-name="P4">
Modified Time: 2023-06-14T19:11</text:p>
      <text:p text:style-name="P4">
Description: 土耳其总统埃尔多安说，瑞典期望加入北约，不代表土耳其会如期遵守。法新社报道，土耳其总统办公室星期三（6月14日）发表埃尔多安的声明说：“为了让我们满足这些期望，首先，瑞典必须尽自己...</text:p>
      <text:p text:style-name="P4">
Videos: []</text:p>
      <text:p text:style-name="P4">
Audios: []</text:p>
      <text:p text:style-name="P4">
Images: []</text:p>
      <text:p text:style-name="P4">
Type: NewsArticle</text:p>
      <text:p text:style-name="P4">
Breadcrumbs: ['即时', '国际']</text:p>
      <text:p text:style-name="P4">
Keywords: ['土耳其', '瑞典', '北约', '埃尔多安']</text:p>
      <!--METADATA-->
      <text:p text:style-name="P4">
土耳其总统埃尔多安说，瑞典期望加入北约，不代表土耳其会如期遵守。</text:p>
      <text:p text:style-name="P4">
法新社报道，土耳其总统办公室星期三（6月14日）发表埃尔多安的声明说：“为了让我们满足这些期望，首先，瑞典必须尽自己的一份力量。”</text:p>
      <text:p text:style-name="P4">
土耳其和北约成员国匈牙利今年批准了 <text:a xlink:type="simple" xlink:href="https://www.zaobao.com.sg/news/world/story20230405-1379568" text:style-name="Internet_20_link" text:visited-style-name="Visited_20_Internet_20_Link">
 芬兰加入北约</text:a>
，但两国议会还未批准瑞典的入盟申请。</text:p>
      <text:p text:style-name="P4">
美国总统拜登在 <text:a xlink:type="simple" xlink:href="https://www.zaobao.com.sg/realtime/world/story20230529-1399145" text:style-name="Internet_20_link" text:visited-style-name="Visited_20_Internet_20_Link">
 埃尔多安当选连任</text:a>
后，在电话通话中敦促埃尔多安批准瑞典入盟；北约秘书长斯托尔滕贝格本月初在伊斯坦布尔与埃尔多安讨论了瑞典入盟事宜。</text:p>
      <text:p text:style-name="P4">
埃尔多安指出，斯托尔滕贝格的访问恰逢库尔德人的支持者在斯德哥尔摩举行抗议活动。这一组织被土耳其认定为恐怖组织。</text:p>
      <text:p text:style-name="P4">
埃尔多安说：“宪法赋予（瑞典的）执法部门一些权利。请使用这些权利。如果你不处理它，我们不能在维尔纽斯的首脑会议上（批准瑞典入盟）。”北约将于7月在立陶宛首都维尔纽斯举行峰会。</text:p>
      <text:p text:style-name="P4">
Source: <text:a xlink:type="simple" xlink:href="https://www.zaobao.com.sg/realtime/world/story20230614-1404346" text:style-name="Internet_20_link" text:visited-style-name="Visited_20_Internet_20_Link">
https://www.zaobao.com.sg/realtime/world/story20230614-1404346</text:a>
</text:p>
      <!--NEWS-->
      <text:h text:style-name="P10" text:outline-level="1">
<text:span text:style-name="T4">
周三美市盘前小幅走高 重点谈全球最大家装零售商Home Depot业绩</text:span>
</text:h>
      <text:p text:style-name="P4">
Author: 李可爱 (Person)</text:p>
      <text:p text:style-name="P4">
Publisher: 联合早报 (Organization)</text:p>
      <text:p text:style-name="P4">
Published Time: 2023-06-14T20:00</text:p>
      <text:p text:style-name="P4">
Modified Time: 2023-06-14T20:00</text:p>
      <text:p text:style-name="P4">
Description: ●美国华尔街股市主要股指期货星期三（6月14日）普遍小幅走高。隔夜发布的5月份消费者价格只是小幅上升，显示通胀已经开始缓和，这让许多投资者押注美国联邦储备局星期三不会加息。●在7时...</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今晚美市看什么']</text:p>
      <!--METADATA-->
      <text:p text:style-name="P4">
<text:span text:style-name="T4">
星期三（6月14日）重点：</text:span>
</text:p>
      <text:p text:style-name="P4">
●美国华尔街股市主要股指期货星期三（6月14日）普遍小幅走高。隔夜发布的5月份消费者价格只是小幅上升，显示通胀已经开始缓和，这让许多投资者押注美国联邦储备局星期三不会加息。</text:p>
      <text:p text:style-name="P4">
●在7时截稿时，标准与普尔500指数期货微起6.90点或0.16％，报4375.90点；纳斯达克100指数期货起21.20点或0.14％，报14922.10点；道琼斯指数期货则退低40.50点，报34171.60点。</text:p>
      <text:p text:style-name="P4">
●标准与普尔500指数和纳斯达克指数隔夜（星期二）都达到14个月以来的最高收盘价。标准与普尔500指数隔夜上升30.08点，闭市报4369.01点。重量级的道琼斯指数也起145.79点，闭市报34212.12点。以科技股为主的纳斯达克100指数攀高了0.79％或116.55点，以14900.85点收市。</text:p>
      <text:p text:style-name="P4">
●美国股市隔夜的交易相当活跃，交易所的总成交量是116亿股，比过去20天平均的106亿股多。</text:p>
      <text:p text:style-name="P4">
<text:span text:style-name="T4">
盘前交易重点</text:span>
 ：</text:p>
      <text:p text:style-name="P4">
●超微（Advanced MicroDevices）隔夜发布最新的人工智能晶片MI300X。首席执行官苏姿丰说，客户将在第三季度开始“体验”这个新晶片。公司将在第四季度才提高产量。市场视之为超微对英伟达（Nvidia）在人工智能领域的主导地位做出挑战。超微股价今晚盘前上涨2.33％，截稿时报127.43美元。</text:p>
      <text:p text:style-name="P4">
<draw:frame draw:style-name="fr1" draw:name="Image236" text:anchor-type="as-char" svg:width="6.9236in" svg:height="4.615733in" draw:z-index="0">
<draw:image xlink:href="../Images/zaobao world/2023-06-14T20-00/000000.png" xlink:type="simple" xlink:show="embed" xlink:actuate="onLoad" draw:mime-type="image/png"/>
</draw:frame>
苏姿丰隔夜在美国旧金山举行的活动中介绍了超微最新的MI300X晶片。（路透社）</text:p>
      <text:p text:style-name="P4">
●在标准与普尔500指数成份股当中，隔夜交易量最大的股票是电动车巨头特斯拉（Tesla），盘中交易总额达408亿美元。在连续13天上涨后，特斯拉股价今晚盘前继续是全场焦点，股价上涨5.10美元，截稿时报263.81美元<text:span text:style-name="T4">
。</text:span>
</text:p>
      <text:p text:style-name="P4">
●有报道称，晶片制造商英特尔（Intel）正在与软银集团旗下的科技开发公司Arm进行谈判，以成为Arm首次公开募股计划的主要投资者。英特尔股价在今晚盘前微跌0.06美元，截稿时报33.85美元。</text:p>
      <text:p text:style-name="P4">
●星期三下文我们来看看全球最大的家装零售商家得宝（Home Depot）的最新季度业绩。今晚盘前该股起0.42美元，截稿时报300.50美元。</text:p>
      <text:p text:style-name="P4">
●盘前活跃股按序：特斯拉（Tesla）、Opendoor Technologies、超微、Palantir Technologies和PlugPower。截稿时，除了Palantir Technologies股价下跌之外，其他四只活跃股的股价全部上升。</text:p>
      <text:p text:style-name="P4">
<draw:frame draw:style-name="fr1" draw:name="Image237" text:anchor-type="as-char" svg:width="6.9236in" svg:height="4.615733in" draw:z-index="0">
<draw:image xlink:href="../Images/zaobao world/2023-06-14T20-00/000001.png" xlink:type="simple" xlink:show="embed" xlink:actuate="onLoad" draw:mime-type="image/png"/>
</draw:frame>
在抵押贷款利率上升，以及消费者开始把开支转向服务项目，家得宝过去三年销售额的强劲趋势预料会回调。（路透社）</text:p>
      <text:p text:style-name="P4">
<text:span text:style-name="T4">
家得宝（Home Depot）</text:span>
</text:p>
      <text:p text:style-name="P4">
<text:span text:style-name="T4">
（纽约证券交易所代码：HD）</text:span>
</text:p>
      <text:p text:style-name="P4">
全球最大的家具装修零售商家得宝隔夜发布的季度营业额，令许多投资者大跌眼镜，因为这次的营业额是20年以来最不达预期的一次。不仅如此，家得宝还下调今年全年的业绩预测，可见美国消费者对家居改进和购买烤架等大件商品的兴趣已经大大减低。</text:p>
      <text:p text:style-name="P4">
家得宝还说，寒冷的天气和下跌的木材价格，也影响了集团这个季度的销售额。家得宝上一次是在2002年11月出现如此幅度的季度营业额“失误”。这也是家得宝连续第二个季度未达到华尔街分析师对它营业额定下的目标。</text:p>
      <text:p text:style-name="P4">
根据家得宝截至今年4月底的第一季度业绩报告，集团营业额下降了4.2％至372亿6000万美元。集团净利是38亿7000万美元，每股盈利是3.82美元，较同比的42亿3000万美元或每股4.09美元少了8.5％。而Refinitiv搜集到的分析师平均预测则是营业额382亿8000万美元，每股盈利3.80美元。</text:p>
      <text:p text:style-name="P4">
家得宝说，目前预计本财年销售额和可比销售额将下降2％至5％。这和它之前曾预测的全年销售额大致相同。不过今年的营运盈利率预计将下降到14％至14.3％之间，而之前家得宝曾预测营运盈利率能保持在14.5％。</text:p>
      <text:p text:style-name="P4">
家得宝首席财务官麦克菲尔（RichardMcPhail）说，集团预计2023年会是一个业务表现中庸的一年。美国人在疫情期间对家居装修有着巨大的需求，让集团年销售额已经比三年前增长了约470亿美元。但是在抵押贷款利率上升，以及消费者开始把开支转向服务项目之际，公司销售额的趋势预料也会回调。</text:p>
      <text:p text:style-name="P4">
与去年同期相比，第一季的客户交易量下降近5％，但客户的平均消费额仍保持在91.92美元水平上。</text:p>
      <text:p text:style-name="P4">
在Tipranks的24名分析师中，有14名给予家得宝股“买进”评级，10名给予“持守”评级，一年期限平均目标价是317.36美元。</text:p>
      <text:p text:style-name="P4">
Source: <text:a xlink:type="simple" xlink:href="https://www.zaobao.com.sg/realtime/world/story20230614-1404371" text:style-name="Internet_20_link" text:visited-style-name="Visited_20_Internet_20_Link">
https://www.zaobao.com.sg/realtime/world/story20230614-1404371</text:a>
</text:p>
      <!--NEWS-->
      <text:h text:style-name="P10" text:outline-level="1">
<text:span text:style-name="T4">
乌克兰称在激烈战斗中取得逐步进展</text:span>
</text:h>
      <text:p text:style-name="P4">
Author: 联合早报 (Person)</text:p>
      <text:p text:style-name="P4">
Publisher: 联合早报 (Organization)</text:p>
      <text:p text:style-name="P4">
Published Time: 2023-06-14T20:14</text:p>
      <text:p text:style-name="P4">
Modified Time: 2023-06-14T20:14</text:p>
      <text:p text:style-name="P4">
Description: 乌克兰称，在对俄罗斯军队的激烈反攻中取得了逐步进展。 路透社报道，乌克兰副国防部长马利亚星期三（6月14日）在Telegram应用上说，乌克兰的行动取得部分成功。她说，在过去的一天...</text:p>
      <text:p text:style-name="P4">
Videos: []</text:p>
      <text:p text:style-name="P4">
Audios: []</text:p>
      <text:p text:style-name="P4">
Images: []</text:p>
      <text:p text:style-name="P4">
Type: NewsArticle</text:p>
      <text:p text:style-name="P4">
Breadcrumbs: ['即时', '国际']</text:p>
      <text:p text:style-name="P4">
Keywords: ['乌克兰', '俄罗斯', '俄乌战争']</text:p>
      <!--METADATA-->
      <text:p text:style-name="P4">
乌克兰称，在对俄罗斯军队的激烈反攻中取得了逐步进展。</text:p>
      <text:p text:style-name="P4">
路透社报道，乌克兰副国防部长马利亚星期三（6月14日）在Telegram应用上说，乌克兰的行动取得部分成功。她说，在过去的一天里，乌克兰军队在东部小城巴赫穆特附近的不同地区推进200米至500米，并在东南部城市扎波罗热方向推进300米至350米。</text:p>
      <text:p text:style-name="P4">
马利亚说：“面对极其激烈的战斗以及敌人的空中和大炮优势，我们的部队正在前进。”</text:p>
      <text:p text:style-name="P4">
俄罗斯没有承认乌克兰的任何进展，总统普京星期二（13日）说，目前他认为没有必要重新动员战斗人员。</text:p>
      <text:p text:style-name="P4">
Source: <text:a xlink:type="simple" xlink:href="https://www.zaobao.com.sg/realtime/world/story20230614-1404375" text:style-name="Internet_20_link" text:visited-style-name="Visited_20_Internet_20_Link">
https://www.zaobao.com.sg/realtime/world/story20230614-1404375</text:a>
</text:p>
      <!--NEWS-->
      <text:h text:style-name="P10" text:outline-level="1">
<text:span text:style-name="T4">
美国国务卿布林肯本周末访华</text:span>
</text:h>
      <text:p text:style-name="P4">
Author: 联合早报 (Person)</text:p>
      <text:p text:style-name="P4">
Publisher: 联合早报 (Organization)</text:p>
      <text:p text:style-name="P4">
Published Time: 2023-06-14T20:34</text:p>
      <text:p text:style-name="P4">
Modified Time: 2023-06-14T21:16</text:p>
      <text:p text:style-name="P4">
Description: 美国国务卿布林肯将从星期天（6月18日）至19日访华，以寻求“负责任地管理“美中紧张关系。综合法新社和路透社报道，布林肯将从6月16日至21日访问北京和伦敦。美国国务院发言人米勒星...</text:p>
      <text:p text:style-name="P4">
Videos: []</text:p>
      <text:p text:style-name="P4">
Audios: []</text:p>
      <text:p text:style-name="P4">
Images: []</text:p>
      <text:p text:style-name="P4">
Type: NewsArticle</text:p>
      <text:p text:style-name="P4">
Breadcrumbs: ['即时', '国际']</text:p>
      <text:p text:style-name="P4">
Keywords: ['布林肯', '中国', '英国', '乌克兰']</text:p>
      <!--METADATA-->
      <text:p text:style-name="P4">
美国 <text:a xlink:type="simple" xlink:href="https://www.zaobao.com.sg/realtime/china/story20230614-1404380" text:style-name="Internet_20_link" text:visited-style-name="Visited_20_Internet_20_Link">
 国务卿布林肯将从星期天（6月18日）至19日访华</text:a>
，以寻求“负责任地管理“美中紧张关系。</text:p>
      <text:p text:style-name="P4">
综合法新社和路透社报道，布林肯将从6月16日至21日访问北京和伦敦。美国国务院发言人米勒星期三（6月14日）说：”布林肯将与中国高级官员会面，他将讨论保持开放的沟通渠道，并负责任地管理好美中关系的重要性。”</text:p>
      <text:p text:style-name="P4">
美国官员星期三说，美方没有期望布林肯访华期间可达成多项成果，但希望与北京保持高层沟通渠道畅通，以减少美中竞争转向冲突的风险。</text:p>
      <text:p text:style-name="P4">
美国国务院东亚与太平洋事务助理国务卿康达（DanielKritenbrink）星期三说，美国希望布林肯与中国官员的会面“至少能减少误判的风险，使我们不至于陷入潜在的冲突”。</text:p>
      <text:p text:style-name="P4">
他说，这次访问的议程将是具“实质性”和“富有成效的”, ”但是，我们的目标是专注于这些最重要的目标，而不一定要达到很多成果”。</text:p>
      <text:p text:style-name="P4">
布林肯将在伦敦与英国、乌克兰及其他伙伴和盟友讨论对乌克兰的国际支持。</text:p>
      <text:p text:style-name="P4">
Source: <text:a xlink:type="simple" xlink:href="https://www.zaobao.com.sg/realtime/world/story20230614-1404381" text:style-name="Internet_20_link" text:visited-style-name="Visited_20_Internet_20_Link">
https://www.zaobao.com.sg/realtime/world/story20230614-1404381</text:a>
</text:p>
      <!--NEWS-->
      <text:h text:style-name="P10" text:outline-level="1">
<text:span text:style-name="T4">
台湾外长吴钊燮：台湾需要欧洲朋友协助维护台海现状与和平</text:span>
</text:h>
      <text:p text:style-name="P4">
Author: chinese@voanews.com (松仁)</text:p>
      <text:p text:style-name="P4">
Publisher: 美国之音中文网 (Type: NewsMediaOrganization)</text:p>
      <text:p text:style-name="P4">
Published Time: 2023-06-14T21:44:04+08:00</text:p>
      <text:p text:style-name="P4">
Modified Time: 2023-06-14 15:49:31Z</text:p>
      <text:p text:style-name="P4">
Description: 台湾外交部长吴钊燮星期三（6月14日）表示，台湾希望通过维护台湾海峡现状来确保安全与稳定，而要这么做就需要欧洲国家的支持。</text:p>
      <text:p text:style-name="P4">
Videos: []</text:p>
      <text:p text:style-name="P4">
Images: []</text:p>
      <text:p text:style-name="P4">
Categories: ['台湾', '台海两岸关系']</text:p>
      <text:p text:style-name="P4">
Type: None</text:p>
      <!--METADATA-->
      <text:p text:style-name="P4">
NoneNone</text:p>
      <text:p text:style-name="P4">
Source: <text:a xlink:type="simple" xlink:href="https://www.voachinese.com/a/taiwan-needs-european-friends-to-maintain-status-quo-minister-says-20230614/7136821.html" text:style-name="Internet_20_link" text:visited-style-name="Visited_20_Internet_20_Link">
https://www.voachinese.com/a/taiwan-needs-european-friends-to-maintain-status-quo-minister-says-20230614/7136821.html</text:a>
</text:p>
      <!--NEWS-->
      <text:h text:style-name="P10" text:outline-level="1">
<text:span text:style-name="T4">
消息：英国外长克莱弗利或下月访华</text:span>
</text:h>
      <text:p text:style-name="P4">
Author: 联合早报 (Person)</text:p>
      <text:p text:style-name="P4">
Publisher: 联合早报 (Organization)</text:p>
      <text:p text:style-name="P4">
Published Time: 2023-06-14T21:46</text:p>
      <text:p text:style-name="P4">
Modified Time: 2023-06-14T21:46</text:p>
      <text:p text:style-name="P4">
Description: 彭博社引述消息人士称，英国外交部长克莱弗利考虑下个月访华。据熟悉计划的知情人士称，对于让克莱弗利在7月底访华的讨论正在进行。另一名消息人士证实，相关讨论正在进行，同时强调没有得到任...</text:p>
      <text:p text:style-name="P4">
Videos: []</text:p>
      <text:p text:style-name="P4">
Audios: []</text:p>
      <text:p text:style-name="P4">
Images: []</text:p>
      <text:p text:style-name="P4">
Type: NewsArticle</text:p>
      <text:p text:style-name="P4">
Breadcrumbs: ['即时', '国际']</text:p>
      <text:p text:style-name="P4">
Keywords: ['英国', '中国']</text:p>
      <!--METADATA-->
      <text:p text:style-name="P4">
彭博社引述消息人士称，英国外交部长克莱弗利考虑下个月访华。</text:p>
      <text:p text:style-name="P4">
据熟悉计划的知情人士称，对于让克莱弗利在7月底访华的讨论正在进行。另一名消息人士证实，相关讨论正在进行，同时强调没有得到任何确认。</text:p>
      <text:p text:style-name="P4">
美国媒体Politico星期三（6月14日）较早时报道称，中国已正式邀请克莱弗利访问。</text:p>
      <text:p text:style-name="P4">
克莱弗利此行将凸显英国首相苏纳克试图与中国维持贸易关系。苏纳克和克莱弗利都曾谈到，中国是对英国安全的“划时代挑战”，英国政府最近指责北京在英国设立秘密警察站。</text:p>
      <text:p text:style-name="P4">
Source: <text:a xlink:type="simple" xlink:href="https://www.zaobao.com.sg/realtime/world/story20230614-1404402" text:style-name="Internet_20_link" text:visited-style-name="Visited_20_Internet_20_Link">
https://www.zaobao.com.sg/realtime/world/story20230614-1404402</text:a>
</text:p>
      <!--NEWS-->
      <text:h text:style-name="P10" text:outline-level="1">
<text:span text:style-name="T4">
白宫：国安顾问沙利文将前往东京与日菲韩会谈，讨论抗中办法</text:span>
</text:h>
      <text:p text:style-name="P4">
Author: chinese@voanews.com (木风)</text:p>
      <text:p text:style-name="P4">
Publisher: 美国之音中文网 (Type: NewsMediaOrganization)</text:p>
      <text:p text:style-name="P4">
Published Time: 2023-06-14T22:22:00+08:00</text:p>
      <text:p text:style-name="P4">
Modified Time: 2023-06-14 14:22:00Z</text:p>
      <text:p text:style-name="P4">
Description: 美国白宫国家安全委员会周二（6月13日）宣布，国家安全顾问沙利文将在周四前往东京与日本、菲律宾和韩国的安全官员进行会谈，商讨对抗中国威胁的合作方式。</text:p>
      <text:p text:style-name="P4">
Videos: []</text:p>
      <text:p text:style-name="P4">
Images: []</text:p>
      <text:p text:style-name="P4">
Categories: ['美国', '亚太']</text:p>
      <text:p text:style-name="P4">
Type: None</text:p>
      <!--METADATA-->
      <text:p text:style-name="P4">
NoneNone</text:p>
      <text:p text:style-name="P4">
Source: <text:a xlink:type="simple" xlink:href="https://www.voachinese.com/a/biden-dispatching-sullivan-to-tokyo-for-talks-with-japan-philippines-south-korea-officials-20230614/7136745.html" text:style-name="Internet_20_link" text:visited-style-name="Visited_20_Internet_20_Link">
https://www.voachinese.com/a/biden-dispatching-sullivan-to-tokyo-for-talks-with-japan-philippines-south-korea-officials-20230614/7136745.html</text:a>
</text:p>
      <!--NEWS-->
      <text:h text:style-name="P10" text:outline-level="1">
<text:span text:style-name="T4">
希腊南部海域船只沉没 酿78死</text:span>
</text:h>
      <text:p text:style-name="P4">
Author: 联合早报 (Person)</text:p>
      <text:p text:style-name="P4">
Publisher: 联合早报 (Organization)</text:p>
      <text:p text:style-name="P4">
Published Time: 2023-06-14T22:31</text:p>
      <text:p text:style-name="P4">
Modified Time: 2023-06-14T23:19</text:p>
      <text:p text:style-name="P4">
Description: 一艘非法移民船在希腊西南部海域沉没，造成78人死亡。综合路透社和新华社报道，希腊当局星期三（6月14日）说，救援人员已从沉船上救出104人，目前仍在搜救失踪人员。这是今年希腊海难中...</text:p>
      <text:p text:style-name="P4">
Videos: []</text:p>
      <text:p text:style-name="P4">
Audios: []</text:p>
      <text:p text:style-name="P4">
Images: []</text:p>
      <text:p text:style-name="P4">
Type: NewsArticle</text:p>
      <text:p text:style-name="P4">
Breadcrumbs: ['即时', '国际']</text:p>
      <text:p text:style-name="P4">
Keywords: ['希腊', '船难']</text:p>
      <!--METADATA-->
      <text:p text:style-name="P4">
一艘非法移民船在希腊西南部海域沉没，造成78人死亡。</text:p>
      <text:p text:style-name="P4">
综合路透社和新华社报道，希腊当局星期三（6月14日）说，救援人员已从沉船上救出104人，目前仍在搜救失踪人员。这是今年希腊海难中死亡人数最多的一次。</text:p>
      <text:p text:style-name="P4">
海岸警卫队说，事故发生在希腊伯罗奔尼撒半岛西南部皮洛斯镇附近地中海海域，船上人员没有穿救生衣。有幸存者告诉希腊媒体，这艘船从利比亚出发，目的地是意大利。</text:p>
      <text:p text:style-name="P4">
Source: <text:a xlink:type="simple" xlink:href="https://www.zaobao.com.sg/realtime/world/story20230614-1404412" text:style-name="Internet_20_link" text:visited-style-name="Visited_20_Internet_20_Link">
https://www.zaobao.com.sg/realtime/world/story20230614-1404412</text:a>
</text:p>
      <!--NEWS-->
      <text:h text:style-name="P10" text:outline-level="1">
<text:span text:style-name="T4">
消息：比尔盖茨将在访华期间与习近平会面</text:span>
</text:h>
      <text:p text:style-name="P4">
Author: 联合早报 (Person)</text:p>
      <text:p text:style-name="P4">
Publisher: 联合早报 (Organization)</text:p>
      <text:p text:style-name="P4">
Published Time: 2023-06-14T22:42</text:p>
      <text:p text:style-name="P4">
Modified Time: 2023-06-14T22:52</text:p>
      <text:p text:style-name="P4">
Description: 路透社引述消息人士称，美国微软创办人比尔盖茨将在访华期间于星期五（6月16日）与中国国家主席习近平会面。这将是习近平近年来首次与外国私营企业家会面。两名消息人士称，这次会面可能是一...</text:p>
      <text:p text:style-name="P4">
Videos: []</text:p>
      <text:p text:style-name="P4">
Audios: []</text:p>
      <text:p text:style-name="P4">
Images: []</text:p>
      <text:p text:style-name="P4">
Type: NewsArticle</text:p>
      <text:p text:style-name="P4">
Breadcrumbs: ['即时', '国际']</text:p>
      <text:p text:style-name="P4">
Keywords: ['中国', '比尔盖茨', '习近平']</text:p>
      <!--METADATA-->
      <text:p text:style-name="P4">
路透社引述消息人士称，美国微软创办人比尔盖茨将在访华期间于星期五（6月16日）与中国国家主席习近平会面。</text:p>
      <text:p text:style-name="P4">
这将是习近平近年来首次与外国私营企业家会面。两名消息人士称，这次会面可能是一对一的会面。另一名消息人士证实他们将会面，但没有提供进一步的细节。</text:p>
      <text:p text:style-name="P4">
比尔盖茨星期三（14日）发推文说，这是他自2019年以来首次登陆北京。</text:p>
      <text:p text:style-name="P4">
Source: <text:a xlink:type="simple" xlink:href="https://www.zaobao.com.sg/realtime/world/story20230614-1404414" text:style-name="Internet_20_link" text:visited-style-name="Visited_20_Internet_20_Link">
https://www.zaobao.com.sg/realtime/world/story20230614-1404414</text:a>
</text:p>
      <!--NEWS-->
      <text:h text:style-name="P10" text:outline-level="1">
<text:span text:style-name="T4">
北京大玩统战分化，邀请台湾五千人参加海峡论坛</text:span>
</text:h>
      <text:p text:style-name="P4">
Author: chinese@voanews.com (松仁)</text:p>
      <text:p text:style-name="P4">
Publisher: 美国之音中文网 (Type: NewsMediaOrganization)</text:p>
      <text:p text:style-name="P4">
Published Time: 2023-06-14T23:23:58+08:00</text:p>
      <text:p text:style-name="P4">
Modified Time: 2023-06-14 15:23:58Z</text:p>
      <text:p text:style-name="P4">
Description: 北京国台办发言人朱凤莲星期三（6月14日）表示，一年一度的两岸海峡论坛星期五将拉开帷幕，正式的大会星期六上午在福建省厦门市举行。朱凤莲称，台湾最大的反对党国民党的副主席夏立言将率团与会，其他受到邀请的与会者来自台湾的新党、亲民党、无党团结联盟、民众党等台湾政党代表及民间人士约5000多人。</text:p>
      <text:p text:style-name="P4">
Videos: []</text:p>
      <text:p text:style-name="P4">
Images: []</text:p>
      <text:p text:style-name="P4">
Categories: ['中国', '台湾', '台海两岸关系']</text:p>
      <text:p text:style-name="P4">
Type: None</text:p>
      <!--METADATA-->
      <text:p text:style-name="P4">
NoneNone</text:p>
      <text:p text:style-name="P4">
Source: <text:a xlink:type="simple" xlink:href="https://www.voachinese.com/a/china-invites-5000-taiwanese-to-cross-strait-forum-20230614/7136982.html" text:style-name="Internet_20_link" text:visited-style-name="Visited_20_Internet_20_Link">
https://www.voachinese.com/a/china-invites-5000-taiwanese-to-cross-strait-forum-20230614/7136982.html</text:a>
</text:p>
      <!--NEWS-->
      <text:h text:style-name="P10" text:outline-level="1">
<text:span text:style-name="T4">
丰田汽车的新动作：配备模拟手动变速箱和引擎轰鸣声的电动车 (Free Version)</text:span>
</text:h>
      <text:p text:style-name="P4">
Author: River Davis</text:p>
      <text:p text:style-name="P4">
Publisher: 华尔街日报中文网</text:p>
      <text:p text:style-name="P4">
Published Time: 2023-06-14T6:05:00.000Z</text:p>
      <text:p text:style-name="P4">
Modified Time: 2023-06-14T11:05:00.000Z</text:p>
      <text:p text:style-name="P4">
Created Time: 2023-06-14T06:44:00.000Z</text:p>
      <text:p text:style-name="P4">
Description: 丰田汽车公司的最新工程学壮举是一辆电动汽车，这款电动车开起来像一辆手动挡车，还配有轰油门的声音和模拟换挡功能。</text:p>
      <text:p text:style-name="P4">
Images: []</text:p>
      <text:p text:style-name="P4">
Categories: ['商业']</text:p>
      <text:p text:style-name="P4">
Keywords: SYND</text:p>
      <text:p text:style-name="P4">
Type: Article</text:p>
      <!--METADATA-->
      <text:p text:style-name="P4">
丰田汽车公司(Toyota Motor Corp. ,7203.TO, TM)的最新工程学壮举是一辆 <text:a xlink:type="simple" xlink:href="https://cn.wsj.com/articles/CN-BIZ-20230613160105" text:style-name="Internet_20_link" text:visited-style-name="Visited_20_Internet_20_Link">
 电动汽车</text:a>
，这款电动车开起来像一辆手动挡车，还配有轰油门的声音和模拟换挡功能。</text:p>
      <text:p text:style-name="P4">
Source: <text:a xlink:type="simple" xlink:href="https://cn.wsj.com/articles/%E4%B8%B0%E7%94%B0%E6%B1%BD%E8%BD%A6%E7%9A%84%E6%96%B0%E5%8A%A8%E4%BD%9C-%E9%85%8D%E5%A4%87%E6%A8%A1%E6%8B%9F%E6%89%8B%E5%8A%A8%E5%8F%98%E9%80%9F%E7%AE%B1%E5%92%8C%E5%BC%95%E6%93%8E%E8%BD%B0%E9%B8%A3%E5%A3%B0%E7%9A%84%E7%94%B5%E5%8A%A8%E8%BD%A6-1876fb53" text:style-name="Internet_20_link" text:visited-style-name="Visited_20_Internet_20_Link">
https://cn.wsj.com/articles/%E4%B8%B0%E7%94%B0%E6%B1%BD%E8%BD%A6%E7%9A%84%E6%96%B0%E5%8A%A8%E4%BD%9C-%E9%85%8D%E5%A4%87%E6%A8%A1%E6%8B%9F%E6%89%8B%E5%8A%A8%E5%8F%98%E9%80%9F%E7%AE%B1%E5%92%8C%E5%BC%95%E6%93%8E%E8%BD%B0%E9%B8%A3%E5%A3%B0%E7%9A%84%E7%94%B5%E5%8A%A8%E8%BD%A6-1876fb53</text:a>
</text:p>
      <!--NEWS-->
      <text:h text:style-name="P10" text:outline-level="1">
<text:span text:style-name="T4">
黎巴嫩总统12度难产 真主党与对手歧见难解</text:span>
</text:h>
      <text:p text:style-name="P4">
Publisher: 法新社</text:p>
      <text:p text:style-name="P4">
Published Time: 2023-06-14T7:32:09+00:00</text:p>
      <text:p text:style-name="P4">
Modified Time: 2023-06-14T13:05:03+00:00</text:p>
      <text:p text:style-name="P4">
Description: （法新社贝鲁特14日电） 黎巴嫩国会今天第12度就新总统人选进行投票，却还是没人出线，因为势力强大、获伊朗支持的「真主党」（Hezbollah）与对手的歧见难解，糟蹋了这次投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3.617581in" draw:z-index="0">
<draw:image xlink:href="../Images/rficn/2023-06-14T7-32-09-00-00/000000.png" xlink:type="simple" xlink:show="embed" xlink:actuate="onLoad" draw:mime-type="image/png"/>
</draw:frame>
</text:p>
      <text:p text:style-name="P4">
深陷危机的黎巴嫩已7个多月没有国家元首，上次投票是在1月19日。</text:p>
      <text:p text:style-name="P4">
黎巴嫩总统由国会选出，每届任期6年，不得连选连任。总统权力包括签署法案成为法律、任命新总理，以及在国会表决前先行同意政府的组成等。</text:p>
      <text:p text:style-name="P4">
依照黎巴嫩长期以来的权力分享制度，总统大位保留给马龙派基督徒（Maronite Christian）。这次投票由真主党支持的弗朗吉亚（SleimanFrangieh），对决主要由基督徒和无党派议员支持的财政官员艾祖尔（Jihad Azour）。</text:p>
      <text:p text:style-name="P4">
但两人今天都未获得能够出线的票数，在128席的国会中，艾祖尔得到59票，弗朗吉亚51票。根据选举规定，首轮票数须过128席2/3议员支持的门槛，若无人能过关，第二轮投票则过半议员支持即可。</text:p>
      <text:p text:style-name="P4">
所有议员都出席投票，但很多人把票放进投票箱后就离开议场。在进行只要65票就能胜选的次轮投票前，会场已未达2/3法定开会人数。</text:p>
      <text:p text:style-name="P4">
真主党籍国会议员费德拉拉（HassanFadlallah）说，唯有「共识」能让总统选举成功。他在今日会前告诉记者：「我们不向其他人强推（候选人），也不希望他们勉强我们。」</text:p>
      <text:p text:style-name="P4">
分析家表示，这次表决恐怕会让政坛僵局更加根深柢固，使崩盘3年的黎巴嫩经济好转希望渺茫。</text:p>
      <text:p text:style-name="P4">
分析家毕塔（Karim Bitar）表示：「在这个阶段，长期真空是最有可能的局面。」</text:p>
      <text:p text:style-name="P4">
Source: <text:a xlink:type="simple" xlink:href="https://www.rfi.fr/cn/%E5%9B%BD%E9%99%85%E6%8A%A5%E9%81%93/20230614-%E9%BB%8E%E5%B7%B4%E5%AB%A9%E6%80%BB%E7%BB%9F12%E5%BA%A6%E9%9A%BE%E4%BA%A7-%E7%9C%9F%E4%B8%BB%E5%85%9A%E4%B8%8E%E5%AF%B9%E6%89%8B%E6%AD%A7%E8%A7%81%E9%9A%BE%E8%A7%A3" text:style-name="Internet_20_link" text:visited-style-name="Visited_20_Internet_20_Link">
https://www.rfi.fr/cn/%E5%9B%BD%E9%99%85%E6%8A%A5%E9%81%93/20230614-%E9%BB%8E%E5%B7%B4%E5%AB%A9%E6%80%BB%E7%BB%9F12%E5%BA%A6%E9%9A%BE%E4%BA%A7-%E7%9C%9F%E4%B8%BB%E5%85%9A%E4%B8%8E%E5%AF%B9%E6%89%8B%E6%AD%A7%E8%A7%81%E9%9A%BE%E8%A7%A3</text:a>
</text:p>
      <!--NEWS-->
      <text:h text:style-name="P10" text:outline-level="1">
<text:span text:style-name="T4">
美国曾警告乌克兰不要攻击北溪输气管道 (Free Version)</text:span>
</text:h>
      <text:p text:style-name="P4">
Author: Bojan Pancevski / Drew Hinshaw / Joe Parkinson / Warren P. Strobel</text:p>
      <text:p text:style-name="P4">
Publisher: 华尔街日报中文网</text:p>
      <text:p text:style-name="P4">
Published Time: 2023-06-14T9:10:00.000Z</text:p>
      <text:p text:style-name="P4">
Modified Time: 2023-06-14T11:10:00.000Z</text:p>
      <text:p text:style-name="P4">
Created Time: 2023-06-13T23:30:00.000Z</text:p>
      <text:p text:style-name="P4">
Description: 知情官员说，CIA去年夏天曾警告乌克兰政府不要攻击北溪天然气管道，此前该机构获得了关于乌克兰阴谋破坏俄罗斯和欧洲之间一条主要能源管道的详细情报。</text:p>
      <text:p text:style-name="P4">
Images: []</text:p>
      <text:p text:style-name="P4">
Categories: ['国际']</text:p>
      <text:p text:style-name="P4">
Keywords: SYND</text:p>
      <text:p text:style-name="P4">
Type: Article</text:p>
      <!--METADATA-->
      <text:p text:style-name="P4">
知情官员说，美国中央情报局(CIA)去年夏天曾警告乌克兰政府不要攻击北溪(NordStream)天然气管道，此前该机构获得了关于乌克兰阴谋破坏俄罗斯和欧洲之间一条主要能源管道的详细情报。</text:p>
      <text:p text:style-name="P4">
Source: <text:a xlink:type="simple" xlink:href="https://cn.wsj.com/articles/%E7%BE%8E%E5%9B%BD%E6%9B%BE%E8%AD%A6%E5%91%8A%E4%B9%8C%E5%85%8B%E5%85%B0%E4%B8%8D%E8%A6%81%E6%94%BB%E5%87%BB%E5%8C%97%E6%BA%AA%E8%BE%93%E6%B0%94%E7%AE%A1%E9%81%93-920117b1" text:style-name="Internet_20_link" text:visited-style-name="Visited_20_Internet_20_Link">
https://cn.wsj.com/articles/%E7%BE%8E%E5%9B%BD%E6%9B%BE%E8%AD%A6%E5%91%8A%E4%B9%8C%E5%85%8B%E5%85%B0%E4%B8%8D%E8%A6%81%E6%94%BB%E5%87%BB%E5%8C%97%E6%BA%AA%E8%BE%93%E6%B0%94%E7%AE%A1%E9%81%93-920117b1</text:a>
</text:p>
      <!--NEWS-->
      <text:h text:style-name="P10" text:outline-level="1">
<text:span text:style-name="T4">
北韩炸毁南北韩联络办公室 南韩求偿</text:span>
</text:h>
      <text:p text:style-name="P4">
Publisher: 法新社</text:p>
      <text:p text:style-name="P4">
Published Time: 2023-06-14T9:32:09+00:00</text:p>
      <text:p text:style-name="P4">
Modified Time: 2023-06-14T13:05:02+00:00</text:p>
      <text:p text:style-name="P4">
Description: （法新社首尔14日电） 南韩今天表示，已对北韩提起诉讼，要求北韩就2020年炸毁南北韩联络办公室一事进行赔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617581in" draw:z-index="0">
<draw:image xlink:href="../Images/rficn/2023-06-14T9-32-09-00-00/000000.png" xlink:type="simple" xlink:show="embed" xlink:actuate="onLoad" draw:mime-type="image/png"/>
</draw:frame>
</text:p>
      <text:p text:style-name="P4">
南北韩联络办公室在2018年由南韩出资建设，建于靠近两韩边境的北韩开城工业区，时任南韩总统文在寅积极推动与平壤当局的外交突破。</text:p>
      <text:p text:style-name="P4">
但随着这项进程瓦解，两韩关系恶化，北韩在2020年6月将南北韩联络办公室大楼炸毁。</text:p>
      <text:p text:style-name="P4">
南韩统一部指出：「我们已向首尔中央地方法院（Seoul Central DistrictCourt）提交起诉状，向北韩求偿447亿韩元（约新台币10.7亿元）。」南韩统一部称，将大楼炸毁的行为「明显是非法行动」。</text:p>
      <text:p text:style-name="P4">
南韩统一部强调：「我们将坚定处理北韩侵犯我国政府和人民财产权的行为。」</text:p>
      <text:p text:style-name="P4">
南韩统一部表示，此案件的损害赔偿请求权消灭时效将于16日到期，因此提出诉讼。</text:p>
      <text:p text:style-name="P4">
Source: <text:a xlink:type="simple" xlink:href="https://www.rfi.fr/cn/%E5%9B%BD%E9%99%85%E6%8A%A5%E9%81%93/20230614-%E5%8C%97%E9%9F%A9%E7%82%B8%E6%AF%81%E5%8D%97%E5%8C%97%E9%9F%A9%E8%81%94%E7%BB%9C%E5%8A%9E%E5%85%AC%E5%AE%A4-%E5%8D%97%E9%9F%A9%E6%B1%82%E5%81%BF" text:style-name="Internet_20_link" text:visited-style-name="Visited_20_Internet_20_Link">
https://www.rfi.fr/cn/%E5%9B%BD%E9%99%85%E6%8A%A5%E9%81%93/20230614-%E5%8C%97%E9%9F%A9%E7%82%B8%E6%AF%81%E5%8D%97%E5%8C%97%E9%9F%A9%E8%81%94%E7%BB%9C%E5%8A%9E%E5%85%AC%E5%AE%A4-%E5%8D%97%E9%9F%A9%E6%B1%82%E5%81%BF</text:a>
</text:p>
      <!--NEWS-->
      <text:h text:style-name="P10" text:outline-level="1">
<text:span text:style-name="T4">
中国核武库大幅扩张，日本台湾如何应对？</text:span>
</text:h>
      <text:p text:style-name="P4">
Author: chinese@voanews.com (向凌)</text:p>
      <text:p text:style-name="P4">
Publisher: 美国之音中文网 (Type: NewsMediaOrganization)</text:p>
      <text:p text:style-name="P4">
Published Time: 2023-06-15T00:45:45+08:00</text:p>
      <text:p text:style-name="P4">
Modified Time: 2023-06-14 16:46:24Z</text:p>
      <text:p text:style-name="P4">
Description: 瑞典智库6月12日表示，去年全球多个国家增加核武库存，其中大部分是来自中国。专家表示，中国发展核武将造成东亚地区的安全困境，但是中国的目的不是想对外围国家动武，而是在削减美国的影响力。</text:p>
      <text:p text:style-name="P4">
Videos: []</text:p>
      <text:p text:style-name="P4">
Images: []</text:p>
      <text:p text:style-name="P4">
Categories: ['中国', '军事']</text:p>
      <text:p text:style-name="P4">
Type: None</text:p>
      <!--METADATA-->
      <text:p text:style-name="P4">
NoneNone</text:p>
      <text:p text:style-name="P4">
Source: <text:a xlink:type="simple" xlink:href="https://www.voachinese.com/a/china-s-rapid-nuclear-arsenal-builds-up-tension-in-east-asia-20230614/7137137.html" text:style-name="Internet_20_link" text:visited-style-name="Visited_20_Internet_20_Link">
https://www.voachinese.com/a/china-s-rapid-nuclear-arsenal-builds-up-tension-in-east-asia-20230614/7137137.html</text:a>
</text:p>
      <!--NEWS-->
      <text:h text:style-name="P10" text:outline-level="1">
<text:span text:style-name="T4">
比尔·盖茨抵达北京 预计周五会晤习近平</text:span>
</text:h>
      <text:p text:style-name="P4">
Author: chinese@voanews.com (美国之音)</text:p>
      <text:p text:style-name="P4">
Publisher: 美国之音中文网 (Type: NewsMediaOrganization)</text:p>
      <text:p text:style-name="P4">
Published Time: 2023-06-15T00:55:18+08:00</text:p>
      <text:p text:style-name="P4">
Modified Time: 2023-06-14 16:55:18Z</text:p>
      <text:p text:style-name="P4">
Description: 路透社援引两位知情人士的消息透露，微软（Microsoft）共同创始人比尔·盖茨（Bill Gates）周三（6月14日）抵达北京，预计16日会见中国国家主席习近平。这将是习近平近年首次会见外国私人企业家。</text:p>
      <text:p text:style-name="P4">
Videos: []</text:p>
      <text:p text:style-name="P4">
Images: []</text:p>
      <text:p text:style-name="P4">
Categories: ['中国', '美国', '经济·金融·贸易']</text:p>
      <text:p text:style-name="P4">
Type: None</text:p>
      <!--METADATA-->
      <text:p text:style-name="P4">
NoneNone</text:p>
      <text:p text:style-name="P4">
Source: <text:a xlink:type="simple" xlink:href="https://www.voachinese.com/a/bill-gates-in-china-microsoft-co-founder-to-meet-xi-jinping-20230614/7137118.html" text:style-name="Internet_20_link" text:visited-style-name="Visited_20_Internet_20_Link">
https://www.voachinese.com/a/bill-gates-in-china-microsoft-co-founder-to-meet-xi-jinping-20230614/7137118.html</text:a>
</text:p>
      <!--NEWS-->
      <text:h text:style-name="P10" text:outline-level="1">
<text:span text:style-name="T4">
德国首次发布国家安全战略 称俄罗斯为最大威胁，中国是系统性对手</text:span>
</text:h>
      <text:p text:style-name="P4">
Author: chinese@voanews.com (松仁)</text:p>
      <text:p text:style-name="P4">
Publisher: 美国之音中文网 (Type: NewsMediaOrganization)</text:p>
      <text:p text:style-name="P4">
Published Time: 2023-06-15T01:03:48+08:00</text:p>
      <text:p text:style-name="P4">
Modified Time: 2023-06-14 17:03:48Z</text:p>
      <text:p text:style-name="P4">
Description: 德国联邦政府经过好几个月的内部辩论与协商后，于星期三（6月14日）公布该国首份国家安全战略，不仅将俄罗斯列为欧洲最大的威胁，而且鉴于北京正试图利用其经济实力达成政治目标而呼吁应对与中国越来越大的的角逐。</text:p>
      <text:p text:style-name="P4">
Videos: []</text:p>
      <text:p text:style-name="P4">
Images: []</text:p>
      <text:p text:style-name="P4">
Categories: ['欧洲', '中国']</text:p>
      <text:p text:style-name="P4">
Type: None</text:p>
      <!--METADATA-->
      <text:p text:style-name="P4">
NoneNone</text:p>
      <text:p text:style-name="P4">
Source: <text:a xlink:type="simple" xlink:href="https://www.voachinese.com/a/germany-calls-russia-biggest-threat-in-first-ever-national-security-strategy-20230614/7137086.html" text:style-name="Internet_20_link" text:visited-style-name="Visited_20_Internet_20_Link">
https://www.voachinese.com/a/germany-calls-russia-biggest-threat-in-first-ever-national-security-strategy-20230614/7137086.html</text:a>
</text:p>
      <!--NEWS-->
      <text:h text:style-name="P10" text:outline-level="1">
<text:span text:style-name="T4">
巴丢草华沙画展遭中国官员阻挠，人权组织批干涉他国言论自由又一例</text:span>
</text:h>
      <text:p text:style-name="P4">
Author: chinese@voanews.com (木风)</text:p>
      <text:p text:style-name="P4">
Publisher: 美国之音中文网 (Type: NewsMediaOrganization)</text:p>
      <text:p text:style-name="P4">
Published Time: 2023-06-15T01:23:24+08:00</text:p>
      <text:p text:style-name="P4">
Modified Time: 2023-06-14 17:23:24Z</text:p>
      <text:p text:style-name="P4">
Description: 英国、澳大利亚、波兰、台湾等媒体周三（6月14日）报道了澳大利亚华裔艺术家巴丢草在波兰举办的画展遭到中国驻波兰大使馆阻挠的消息。</text:p>
      <text:p text:style-name="P4">
Videos: []</text:p>
      <text:p text:style-name="P4">
Images: []</text:p>
      <text:p text:style-name="P4">
Categories: ['中国', '文化', '亚太']</text:p>
      <text:p text:style-name="P4">
Type: None</text:p>
      <!--METADATA-->
      <text:p text:style-name="P4">
NoneNone</text:p>
      <text:p text:style-name="P4">
Source: <text:a xlink:type="simple" xlink:href="https://www.voachinese.com/a/chinese-embassy-protests-warsaw-exhibition-of-dissident-artist-badiucao-20230614/7137285.html" text:style-name="Internet_20_link" text:visited-style-name="Visited_20_Internet_20_Link">
https://www.voachinese.com/a/chinese-embassy-protests-warsaw-exhibition-of-dissident-artist-badiucao-20230614/7137285.html</text:a>
</text:p>
      <!--NEWS-->
      <text:h text:style-name="P10" text:outline-level="1">
<text:span text:style-name="T4">
“F-16将使乌克兰空军实力大增”   荷兰确定今夏训练乌飞行员</text:span>
</text:h>
      <text:p text:style-name="P4">
Author: chinese@voanews.com (刘恩民)</text:p>
      <text:p text:style-name="P4">
Publisher: 美国之音中文网 (Type: Organization)</text:p>
      <text:p text:style-name="P4">
Published Time: 2023-06-15T04:10:45+08:00</text:p>
      <text:p text:style-name="P4">
Modified Time: 2023-06-14 20:10:45Z</text:p>
      <text:p text:style-name="P4">
Description: 荷兰国防部长奥朗格伦近日对路透社记者表示，乌克兰飞行员最快将于今年夏天开始使用美制F-16 战机进行训练。北约已经开始研究乌克兰的后勤细节，培训有可能将从两组12名经验丰富的乌克兰飞行员开始。奥朗格伦说，泽连斯基总统知道F-16是一个非常强大的武器系统，但它不会很快派上用场。</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nato-aims-to-begin-ukrainian-f-16-pilot-training-by-summer-20230615/7137515.html" text:style-name="Internet_20_link" text:visited-style-name="Visited_20_Internet_20_Link">
https://www.voachinese.com/a/nato-aims-to-begin-ukrainian-f-16-pilot-training-by-summer-20230615/7137515.html</text:a>
</text:p>
      <!--NEWS-->
      <text:h text:style-name="P10" text:outline-level="1">
<text:span text:style-name="T4">
美国国务卿布林肯周五访华以稳定双边关系</text:span>
</text:h>
      <text:p text:style-name="P4">
Author: chinese@voanews.com (张蓉湘)</text:p>
      <text:p text:style-name="P4">
Publisher: 美国之音中文网 (Type: NewsMediaOrganization)</text:p>
      <text:p text:style-name="P4">
Published Time: 2023-06-15T05:03:30+08:00</text:p>
      <text:p text:style-name="P4">
Modified Time: 2023-06-14 21:58:03Z</text:p>
      <text:p text:style-name="P4">
Description: 美国国务卿安东尼·布林肯(Antony Blinken)将于周五(6月16日)前往中国，此行原定于2月，但由于疑似中国间谍气球飞越美国领空而改期。各界对布林肯此行能重启两国紧张关系的期望很低。</text:p>
      <text:p text:style-name="P4">
Videos: []</text:p>
      <text:p text:style-name="P4">
Images: []</text:p>
      <text:p text:style-name="P4">
Categories: ['美国', '中国', '美中关系']</text:p>
      <text:p text:style-name="P4">
Type: None</text:p>
      <!--METADATA-->
      <text:p text:style-name="P4">
NoneNone</text:p>
      <text:p text:style-name="P4">
Source: <text:a xlink:type="simple" xlink:href="https://www.voachinese.com/a/top-us-diplomat-heading-to-china-to-stabilize-ties-20230614/7137582.html" text:style-name="Internet_20_link" text:visited-style-name="Visited_20_Internet_20_Link">
https://www.voachinese.com/a/top-us-diplomat-heading-to-china-to-stabilize-ties-20230614/7137582.html</text:a>
</text:p>
      <!--NEWS-->
      <text:h text:style-name="P10" text:outline-level="1">
<text:span text:style-name="T4">
加拿大籍高管从“亚投行”辞职，称“共产党代理人”主导该银行</text:span>
</text:h>
      <text:p text:style-name="P4">
Author: chinese@voanews.com (美国之音)</text:p>
      <text:p text:style-name="P4">
Publisher: 美国之音中文网 (Type: NewsMediaOrganization)</text:p>
      <text:p text:style-name="P4">
Published Time: 2023-06-15T05:24:35+08:00</text:p>
      <text:p text:style-name="P4">
Modified Time: 2023-06-14 21:24:35Z</text:p>
      <text:p text:style-name="P4">
Description: 一家中国成立的开发银行的加拿大籍公共关系经理周三（6月14日）在一份声明中宣布辞职，并指责该银行由“共产党代理人”所主导，并表示成为该银行的一员不符合加拿大的利益。</text:p>
      <text:p text:style-name="P4">
Videos: []</text:p>
      <text:p text:style-name="P4">
Images: []</text:p>
      <text:p text:style-name="P4">
Categories: ['亚太', '美洲', '经济·金融·贸易', '中国']</text:p>
      <text:p text:style-name="P4">
Type: None</text:p>
      <!--METADATA-->
      <text:p text:style-name="P4">
NoneNone</text:p>
      <text:p text:style-name="P4">
Source: <text:a xlink:type="simple" xlink:href="https://www.voachinese.com/a/canadian-quits-chinese-founded-development-bank-complains-communist-party-hacks-dominate-it-20230614/7137541.html" text:style-name="Internet_20_link" text:visited-style-name="Visited_20_Internet_20_Link">
https://www.voachinese.com/a/canadian-quits-chinese-founded-development-bank-complains-communist-party-hacks-dominate-it-20230614/7137541.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